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2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1.166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6071in"/>
    </style:style>
    <style:style style:name="co6" style:family="table-column">
      <style:table-column-properties fo:break-before="auto" style:column-width="1.7909in"/>
    </style:style>
    <style:style style:name="co7" style:family="table-column">
      <style:table-column-properties fo:break-before="auto" style:column-width="0.5346in"/>
    </style:style>
    <style:style style:name="co8" style:family="table-column">
      <style:table-column-properties fo:break-before="auto" style:column-width="1.4417in"/>
    </style:style>
    <style:style style:name="co9" style:family="table-column">
      <style:table-column-properties fo:break-before="auto" style:column-width="0.3819in"/>
    </style:style>
    <style:style style:name="co10" style:family="table-column">
      <style:table-column-properties fo:break-before="auto" style:column-width="1.4091in"/>
    </style:style>
    <style:style style:name="co11" style:family="table-column">
      <style:table-column-properties fo:break-before="auto" style:column-width="2.6047in"/>
    </style:style>
    <style:style style:name="co12" style:family="table-column">
      <style:table-column-properties fo:break-before="auto" style:column-width="1.1492in"/>
    </style:style>
    <style:style style:name="co13" style:family="table-column">
      <style:table-column-properties fo:break-before="auto" style:column-width="1.0654in"/>
    </style:style>
    <style:style style:name="co14" style:family="table-column">
      <style:table-column-properties fo:break-before="auto" style:column-width="1.2228in"/>
    </style:style>
    <style:style style:name="co15" style:family="table-column">
      <style:table-column-properties fo:break-before="auto" style:column-width="1.2965in"/>
    </style:style>
    <style:style style:name="co16" style:family="table-column">
      <style:table-column-properties fo:break-before="auto" style:column-width="1.3071in"/>
    </style:style>
    <style:style style:name="co17" style:family="table-column">
      <style:table-column-properties fo:break-before="auto" style:column-width="1.2547in"/>
    </style:style>
    <style:style style:name="co18" style:family="table-column">
      <style:table-column-properties fo:break-before="auto" style:column-width="1.339in"/>
    </style:style>
    <style:style style:name="co19" style:family="table-column">
      <style:table-column-properties fo:break-before="auto" style:column-width="1.3283in"/>
    </style:style>
    <style:style style:name="co20" style:family="table-column">
      <style:table-column-properties fo:break-before="auto" style:column-width="1.3598in"/>
    </style:style>
    <style:style style:name="co21" style:family="table-column">
      <style:table-column-properties fo:break-before="auto" style:column-width="1.4437in"/>
    </style:style>
    <style:style style:name="co22" style:family="table-column">
      <style:table-column-properties fo:break-before="auto" style:column-width="1.2335in"/>
    </style:style>
    <style:style style:name="co23" style:family="table-column">
      <style:table-column-properties fo:break-before="auto" style:column-width="1.2126in"/>
    </style:style>
    <style:style style:name="co24" style:family="table-column">
      <style:table-column-properties fo:break-before="auto" style:column-width="1.1709in"/>
    </style:style>
    <style:style style:name="co25" style:family="table-column">
      <style:table-column-properties fo:break-before="auto" style:column-width="1.1602in"/>
    </style:style>
    <style:style style:name="co26" style:family="table-column">
      <style:table-column-properties fo:break-before="auto" style:column-width="1.202in"/>
    </style:style>
    <style:style style:name="co27" style:family="table-column">
      <style:table-column-properties fo:break-before="auto" style:column-width="1.2756in"/>
    </style:style>
    <style:style style:name="co28" style:family="table-column">
      <style:table-column-properties fo:break-before="auto" style:column-width="1.139in"/>
    </style:style>
    <style:style style:name="co29" style:family="table-column">
      <style:table-column-properties fo:break-before="auto" style:column-width="1.2445in"/>
    </style:style>
    <style:style style:name="co30" style:family="table-column">
      <style:table-column-properties fo:break-before="auto" style:column-width="1.2862in"/>
    </style:style>
    <style:style style:name="co31" style:family="table-column">
      <style:table-column-properties fo:break-before="auto" style:column-width="1.3492in"/>
    </style:style>
    <style:style style:name="co32" style:family="table-column">
      <style:table-column-properties fo:break-before="auto" style:column-width="1.3909in"/>
    </style:style>
    <style:style style:name="co33" style:family="table-column">
      <style:table-column-properties fo:break-before="auto" style:column-width="1.1181in"/>
    </style:style>
    <style:style style:name="co34" style:family="table-column">
      <style:table-column-properties fo:break-before="auto" style:column-width="1.7366in"/>
    </style:style>
    <style:style style:name="co35" style:family="table-column">
      <style:table-column-properties fo:break-before="auto" style:column-width="0.8957in"/>
    </style:style>
    <style:style style:name="ro1" style:family="table-row">
      <style:table-row-properties style:row-height="0.3382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4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weight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 style:data-style-name="N100">
      <style:table-cell-properties fo:border="0.0008in solid #000000" fo:padding-bottom="0.0193in" fo:padding-left="0.0138in" fo:padding-right="0.0138in" fo:padding-top="0.0193in"/>
      <style:text-properties fo:font-weight="bold"/>
    </style:style>
    <style:style style:name="ce4" style:family="table-cell" style:parent-style-name="Default">
      <style:table-cell-properties fo:border="0.0008in solid #000000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5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fo:font-weight="bold"/>
    </style:style>
    <style:style style:name="ce6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7" style:family="table-cell" style:parent-style-name="Default">
      <style:table-cell-properties fo:wrap-option="wrap" fo:border="0.0008in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0" style:family="table-cell" style:parent-style-name="Default">
      <style:table-cell-properties fo:border="0.0008in solid #0066cc" fo:padding-bottom="0.0193in" fo:padding-left="0.0138in" fo:padding-right="0.0138in" fo:padding-top="0.0193in"/>
    </style:style>
    <style:style style:name="ce11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font-name="Arial" fo:font-weight="bold" style:font-name-asian="Arial Unicode MS" style:font-name-complex="Arial Unicode MS"/>
    </style:style>
    <style:style style:name="ce12" style:family="table-cell" style:parent-style-name="Default">
      <style:table-cell-properties fo:border="0.0008in solid #000000"/>
      <style:text-properties fo:language="en" fo:country="US" style:language-asian="en" style:country-asian="US" style:font-size-complex="5.65000009536743pt" style:language-complex="en" style:country-complex="US"/>
    </style:style>
    <style:style style:name="ce13" style:family="table-cell" style:parent-style-name="Default">
      <style:table-cell-properties fo:border="0.0008in solid #000000"/>
      <style:text-properties fo:language="en" fo:country="US" style:language-asian="en" style:country-asian="US" style:language-complex="en" style:country-complex="US"/>
    </style:style>
    <style:style style:name="ce14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language="en" fo:country="US" style:font-size-asian="8pt" style:language-asian="en" style:country-asian="US" style:font-size-complex="4.5pt" style:language-complex="en" style:country-complex="US"/>
    </style:style>
    <style:style style:name="ce15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alculation_results" table:style-name="ta1" table:print="false">
        <table:table-column table:style-name="co1" table:default-cell-style-name="ce2"/>
        <table:table-column table:style-name="co2" table:visibility="collapse" table:default-cell-style-name="ce2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6" table:visibility="collapse" table:default-cell-style-name="ce4"/>
        <table:table-column table:style-name="co7" table:visibility="collapse" table:default-cell-style-name="ce2"/>
        <table:table-column table:style-name="co8" table:default-cell-style-name="ce6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>
            <text:p>Planet</text:p>
          </table:table-cell>
          <table:table-cell table:style-name="ce3" office:value-type="string">
            <text:p>1955-01-01 12:00</text:p>
          </table:table-cell>
          <table:table-cell table:style-name="ce3" office:value-type="string">
            <text:p>2015-12-30 12:00</text:p>
          </table:table-cell>
          <table:table-cell table:style-name="ce1"/>
          <table:table-cell table:style-name="ce1" office:value-type="string">
            <text:p>Number of revolutions:</text:p>
          </table:table-cell>
          <table:table-cell table:style-name="ce1" office:value-type="string">
            <text:p>Number of days elapsed:</text:p>
          </table:table-cell>
          <table:table-cell table:style-name="ce1"/>
          <table:table-cell table:style-name="ce5" office:value-type="string">
            <text:p>Avg # of days for 1 revolution:</text:p>
          </table:table-cell>
          <table:table-cell table:style-name="ce1"/>
          <table:table-cell table:style-name="ce7" office:value-type="string">
            <text:p>Avg # of years for 1 revolution:</text:p>
          </table:table-cell>
        </table:table-row>
        <table:table-row table:style-name="ro2" table:visibility="collapse">
          <table:table-cell office:value-type="string">
            <text:p>G.Moon</text:p>
          </table:table-cell>
          <table:table-cell office:value-type="float" office:value="8.651">
            <text:p>8.651</text:p>
          </table:table-cell>
          <table:table-cell office:value-type="float" office:value="293561.226">
            <text:p>293561.226</text:p>
          </table:table-cell>
          <table:table-cell/>
          <table:table-cell table:formula="of:=([.C2]-[.B2])/360" office:value-type="float" office:value="815.423819444444">
            <text:p>815.4238194444</text:p>
          </table:table-cell>
          <table:table-cell office:value-type="float" office:value="22278">
            <text:p>22278</text:p>
          </table:table-cell>
          <table:table-cell/>
          <table:table-cell table:formula="of:=[.F2]/[.E2]" office:value-type="float" office:value="27.3207618771527">
            <text:p>27.3207618772</text:p>
          </table:table-cell>
          <table:table-cell/>
          <table:table-cell table:formula="of:=[.H2]/365.2425" office:value-type="float" office:value="0.0748017053797208">
            <text:p>0.0748017054</text:p>
          </table:table-cell>
        </table:table-row>
        <table:table-row table:style-name="ro2" table:visibility="collapse">
          <table:table-cell office:value-type="string">
            <text:p>G.Sun</text:p>
          </table:table-cell>
          <table:table-cell office:value-type="float" office:value="280.522">
            <text:p>280.522</text:p>
          </table:table-cell>
          <table:table-cell office:value-type="float" office:value="22238.672">
            <text:p>22238.672</text:p>
          </table:table-cell>
          <table:table-cell/>
          <table:table-cell table:formula="of:=([.C3]-[.B3])/360" office:value-type="float" office:value="60.9948611111111">
            <text:p>60.9948611111</text:p>
          </table:table-cell>
          <table:table-cell office:value-type="float" office:value="22278">
            <text:p>22278</text:p>
          </table:table-cell>
          <table:table-cell/>
          <table:table-cell table:formula="of:=[.F3]/[.E3]" office:value-type="float" office:value="365.243884389168">
            <text:p>365.2438843892</text:p>
          </table:table-cell>
          <table:table-cell/>
          <table:table-cell table:formula="of:=[.H3]/365.2425" office:value-type="float" office:value="1.0000037903288">
            <text:p>1.0000037903</text:p>
          </table:table-cell>
        </table:table-row>
        <table:table-row table:style-name="ro2" table:visibility="collapse">
          <table:table-cell office:value-type="string">
            <text:p>H.Mercury</text:p>
          </table:table-cell>
          <table:table-cell office:value-type="float" office:value="294.302">
            <text:p>294.302</text:p>
          </table:table-cell>
          <table:table-cell office:value-type="float" office:value="91463.453">
            <text:p>91463.453</text:p>
          </table:table-cell>
          <table:table-cell/>
          <table:table-cell table:formula="of:=([.C4]-[.B4])/360" office:value-type="float" office:value="253.247641666667">
            <text:p>253.2476416667</text:p>
          </table:table-cell>
          <table:table-cell office:value-type="float" office:value="22278">
            <text:p>22278</text:p>
          </table:table-cell>
          <table:table-cell/>
          <table:table-cell table:formula="of:=[.F4]/[.E4]" office:value-type="float" office:value="87.9692298549539">
            <text:p>87.969229855</text:p>
          </table:table-cell>
          <table:table-cell/>
          <table:table-cell table:formula="of:=[.H4]/365.2425" office:value-type="float" office:value="0.240851570819261">
            <text:p>0.2408515708</text:p>
          </table:table-cell>
        </table:table-row>
        <table:table-row table:style-name="ro2" table:visibility="collapse">
          <table:table-cell office:value-type="string">
            <text:p>H.Venus</text:p>
          </table:table-cell>
          <table:table-cell office:value-type="float" office:value="128.996">
            <text:p>128.996</text:p>
          </table:table-cell>
          <table:table-cell office:value-type="float" office:value="35822.808">
            <text:p>35822.808</text:p>
          </table:table-cell>
          <table:table-cell/>
          <table:table-cell table:formula="of:=([.C5]-[.B5])/360" office:value-type="float" office:value="99.1494777777778">
            <text:p>99.1494777778</text:p>
          </table:table-cell>
          <table:table-cell office:value-type="float" office:value="22278">
            <text:p>22278</text:p>
          </table:table-cell>
          <table:table-cell/>
          <table:table-cell table:formula="of:=[.F5]/[.E5]" office:value-type="float" office:value="224.691047288533">
            <text:p>224.6910472885</text:p>
          </table:table-cell>
          <table:table-cell/>
          <table:table-cell table:formula="of:=[.H5]/365.2425" office:value-type="float" office:value="0.61518319277886">
            <text:p>0.6151831928</text:p>
          </table:table-cell>
        </table:table-row>
        <table:table-row table:style-name="ro2" table:visibility="collapse">
          <table:table-cell office:value-type="string">
            <text:p>H.Earth</text:p>
          </table:table-cell>
          <table:table-cell office:value-type="float" office:value="100.522">
            <text:p>100.522</text:p>
          </table:table-cell>
          <table:table-cell office:value-type="float" office:value="22058.672">
            <text:p>22058.672</text:p>
          </table:table-cell>
          <table:table-cell/>
          <table:table-cell table:formula="of:=([.C6]-[.B6])/360" office:value-type="float" office:value="60.9948611111111">
            <text:p>60.9948611111</text:p>
          </table:table-cell>
          <table:table-cell office:value-type="float" office:value="22278">
            <text:p>22278</text:p>
          </table:table-cell>
          <table:table-cell/>
          <table:table-cell table:formula="of:=[.F6]/[.E6]" office:value-type="float" office:value="365.243884389168">
            <text:p>365.2438843892</text:p>
          </table:table-cell>
          <table:table-cell/>
          <table:table-cell table:formula="of:=[.H6]/365.2425" office:value-type="float" office:value="1.0000037903288">
            <text:p>1.0000037903</text:p>
          </table:table-cell>
        </table:table-row>
        <table:table-row table:style-name="ro2" table:visibility="collapse">
          <table:table-cell office:value-type="string">
            <text:p>H.Mars</text:p>
          </table:table-cell>
          <table:table-cell office:value-type="float" office:value="30.384">
            <text:p>30.384</text:p>
          </table:table-cell>
          <table:table-cell office:value-type="float" office:value="11693.766">
            <text:p>11693.766</text:p>
          </table:table-cell>
          <table:table-cell/>
          <table:table-cell table:formula="of:=([.C7]-[.B7])/360" office:value-type="float" office:value="32.3982833333333">
            <text:p>32.3982833333</text:p>
          </table:table-cell>
          <table:table-cell office:value-type="float" office:value="22278">
            <text:p>22278</text:p>
          </table:table-cell>
          <table:table-cell/>
          <table:table-cell table:formula="of:=[.F7]/[.E7]" office:value-type="float" office:value="687.629025611954">
            <text:p>687.629025612</text:p>
          </table:table-cell>
          <table:table-cell/>
          <table:table-cell table:formula="of:=[.H7]/365.2425" office:value-type="float" office:value="1.88266432743165">
            <text:p>1.8826643274</text:p>
          </table:table-cell>
        </table:table-row>
        <table:table-row table:style-name="ro2" table:visibility="collapse">
          <table:table-cell office:value-type="string">
            <text:p>H.Jupiter</text:p>
          </table:table-cell>
          <table:table-cell office:value-type="float" office:value="113.749">
            <text:p>113.749</text:p>
          </table:table-cell>
          <table:table-cell office:value-type="float" office:value="1963.047">
            <text:p>1963.047</text:p>
          </table:table-cell>
          <table:table-cell/>
          <table:table-cell table:formula="of:=([.C8]-[.B8])/360" office:value-type="float" office:value="5.13693888888889">
            <text:p>5.1369388889</text:p>
          </table:table-cell>
          <table:table-cell office:value-type="float" office:value="22278">
            <text:p>22278</text:p>
          </table:table-cell>
          <table:table-cell/>
          <table:table-cell table:formula="of:=[.F8]/[.E8]" office:value-type="float" office:value="4336.82402727954">
            <text:p>4336.8240272796</text:p>
          </table:table-cell>
          <table:table-cell/>
          <table:table-cell table:formula="of:=[.H8]/365.2425" office:value-type="float" office:value="11.8738208923648">
            <text:p>11.8738208924</text:p>
          </table:table-cell>
        </table:table-row>
        <table:table-row table:style-name="ro2" table:visibility="collapse">
          <table:table-cell office:value-type="string">
            <text:p>H.Saturn</text:p>
          </table:table-cell>
          <table:table-cell office:value-type="float" office:value="223.896">
            <text:p>223.896</text:p>
          </table:table-cell>
          <table:table-cell office:value-type="float" office:value="968.393">
            <text:p>968.393</text:p>
          </table:table-cell>
          <table:table-cell/>
          <table:table-cell table:formula="of:=([.C9]-[.B9])/360" office:value-type="float" office:value="2.06804722222222">
            <text:p>2.0680472222</text:p>
          </table:table-cell>
          <table:table-cell office:value-type="float" office:value="22278">
            <text:p>22278</text:p>
          </table:table-cell>
          <table:table-cell/>
          <table:table-cell table:formula="of:=[.F9]/[.E9]" office:value-type="float" office:value="10772.4812860226">
            <text:p>10772.4812860226</text:p>
          </table:table-cell>
          <table:table-cell/>
          <table:table-cell table:formula="of:=[.H9]/365.2425" office:value-type="float" office:value="29.494051995654">
            <text:p>29.4940519957</text:p>
          </table:table-cell>
        </table:table-row>
        <table:table-row table:style-name="ro2" table:visibility="collapse">
          <table:table-cell office:value-type="string">
            <text:p>H.Chiron</text:p>
          </table:table-cell>
          <table:table-cell office:value-type="float" office:value="299.015">
            <text:p>299.015</text:p>
          </table:table-cell>
          <table:table-cell office:value-type="float" office:value="710.319">
            <text:p>710.319</text:p>
          </table:table-cell>
          <table:table-cell/>
          <table:table-cell table:formula="of:=([.C10]-[.B10])/360" office:value-type="float" office:value="1.14251111111111">
            <text:p>1.1425111111</text:p>
          </table:table-cell>
          <table:table-cell office:value-type="float" office:value="22278">
            <text:p>22278</text:p>
          </table:table-cell>
          <table:table-cell/>
          <table:table-cell table:formula="of:=[.F10]/[.E10]" office:value-type="float" office:value="19499.1539104896">
            <text:p>19499.1539104896</text:p>
          </table:table-cell>
          <table:table-cell/>
          <table:table-cell table:formula="of:=[.H10]/365.2425" office:value-type="float" office:value="53.3868701218768">
            <text:p>53.3868701219</text:p>
          </table:table-cell>
        </table:table-row>
        <table:table-row table:style-name="ro2" table:visibility="collapse">
          <table:table-cell office:value-type="string">
            <text:p>H.Uranus</text:p>
          </table:table-cell>
          <table:table-cell office:value-type="float" office:value="115.474">
            <text:p>115.474</text:p>
          </table:table-cell>
          <table:table-cell office:value-type="float" office:value="379.363">
            <text:p>379.363</text:p>
          </table:table-cell>
          <table:table-cell/>
          <table:table-cell table:formula="of:=([.C11]-[.B11])/360" office:value-type="float" office:value="0.733025">
            <text:p>0.733025</text:p>
          </table:table-cell>
          <table:table-cell office:value-type="float" office:value="22278">
            <text:p>22278</text:p>
          </table:table-cell>
          <table:table-cell/>
          <table:table-cell table:formula="of:=[.F11]/[.E11]" office:value-type="float" office:value="30391.8693086866">
            <text:p>30391.8693086866</text:p>
          </table:table-cell>
          <table:table-cell/>
          <table:table-cell table:formula="of:=[.H11]/365.2425" office:value-type="float" office:value="83.210111935732">
            <text:p>83.2101119357</text:p>
          </table:table-cell>
        </table:table-row>
        <table:table-row table:style-name="ro2" table:visibility="collapse">
          <table:table-cell office:value-type="string">
            <text:p>H.Neptune</text:p>
          </table:table-cell>
          <table:table-cell office:value-type="float" office:value="206.245">
            <text:p>206.245</text:p>
          </table:table-cell>
          <table:table-cell office:value-type="float" office:value="339.13">
            <text:p>339.13</text:p>
          </table:table-cell>
          <table:table-cell/>
          <table:table-cell table:formula="of:=([.C12]-[.B12])/360" office:value-type="float" office:value="0.369125">
            <text:p>0.369125</text:p>
          </table:table-cell>
          <table:table-cell office:value-type="float" office:value="22278">
            <text:p>22278</text:p>
          </table:table-cell>
          <table:table-cell/>
          <table:table-cell table:formula="of:=[.F12]/[.E12]" office:value-type="float" office:value="60353.538774128">
            <text:p>60353.538774128</text:p>
          </table:table-cell>
          <table:table-cell/>
          <table:table-cell table:formula="of:=[.H12]/365.2425" office:value-type="float" office:value="165.242376706238">
            <text:p>165.2423767062</text:p>
          </table:table-cell>
        </table:table-row>
        <table:table-row table:style-name="ro2" table:visibility="collapse">
          <table:table-cell office:value-type="string">
            <text:p>H.Pluto</text:p>
          </table:table-cell>
          <table:table-cell office:value-type="float" office:value="145.351">
            <text:p>145.351</text:p>
          </table:table-cell>
          <table:table-cell office:value-type="float" office:value="285.199">
            <text:p>285.199</text:p>
          </table:table-cell>
          <table:table-cell/>
          <table:table-cell table:formula="of:=([.C13]-[.B13])/360" office:value-type="float" office:value="0.388466666666667">
            <text:p>0.3884666667</text:p>
          </table:table-cell>
          <table:table-cell office:value-type="float" office:value="22278">
            <text:p>22278</text:p>
          </table:table-cell>
          <table:table-cell/>
          <table:table-cell table:formula="of:=[.F13]/[.E13]" office:value-type="float" office:value="57348.5498541273">
            <text:p>57348.5498541273</text:p>
          </table:table-cell>
          <table:table-cell/>
          <table:table-cell table:formula="of:=[.H13]/365.2425" office:value-type="float" office:value="157.014996486245">
            <text:p>157.0149964862</text:p>
          </table:table-cell>
        </table:table-row>
        <table:table-row table:style-name="ro2" table:visibility="collapse">
          <table:table-cell office:value-type="string">
            <text:p>H.Isis</text:p>
          </table:table-cell>
          <table:table-cell office:value-type="float" office:value="127.856">
            <text:p>127.856</text:p>
          </table:table-cell>
          <table:table-cell office:value-type="float" office:value="150.967">
            <text:p>150.967</text:p>
          </table:table-cell>
          <table:table-cell/>
          <table:table-cell table:formula="of:=([.C14]-[.B14])/360" office:value-type="float" office:value="0.0641972222222223">
            <text:p>0.0641972222</text:p>
          </table:table-cell>
          <table:table-cell office:value-type="float" office:value="22278">
            <text:p>22278</text:p>
          </table:table-cell>
          <table:table-cell/>
          <table:table-cell table:formula="of:=[.F14]/[.E14]" office:value-type="float" office:value="347024.360694042">
            <text:p>347024.360694042</text:p>
          </table:table-cell>
          <table:table-cell/>
          <table:table-cell table:formula="of:=[.H14]/365.2425" office:value-type="float" office:value="950.120428739924">
            <text:p>950.1204287399</text:p>
          </table:table-cell>
        </table:table-row>
        <table:table-row table:style-name="ro2">
          <table:table-cell office:value-type="string">
            <text:p>H.Mercury/H.Venus</text:p>
          </table:table-cell>
          <table:table-cell office:value-type="float" office:value="525.306">
            <text:p>525.306</text:p>
          </table:table-cell>
          <table:table-cell office:value-type="float" office:value="56000.645">
            <text:p>56000.645</text:p>
          </table:table-cell>
          <table:table-cell/>
          <table:table-cell table:formula="of:=([.C15]-[.B15])/360" office:value-type="float" office:value="154.098163888889">
            <text:p>154.0981638889</text:p>
          </table:table-cell>
          <table:table-cell office:value-type="float" office:value="22278">
            <text:p>22278</text:p>
          </table:table-cell>
          <table:table-cell/>
          <table:table-cell table:formula="of:=[.F15]/[.E15]" office:value-type="float" office:value="144.570184600404">
            <text:p>144.5701846004</text:p>
          </table:table-cell>
          <table:table-cell/>
          <table:table-cell table:formula="of:=[.H15]/365.2425" office:value-type="float" office:value="0.395819721419069">
            <text:p>0.3958197214</text:p>
          </table:table-cell>
        </table:table-row>
        <table:table-row table:style-name="ro2">
          <table:table-cell office:value-type="string">
            <text:p>H.Mercury/H.Earth</text:p>
          </table:table-cell>
          <table:table-cell office:value-type="float" office:value="553.78">
            <text:p>553.78</text:p>
          </table:table-cell>
          <table:table-cell office:value-type="float" office:value="69764.781">
            <text:p>69764.781</text:p>
          </table:table-cell>
          <table:table-cell/>
          <table:table-cell table:formula="of:=([.C16]-[.B16])/360" office:value-type="float" office:value="192.252780555556">
            <text:p>192.2527805556</text:p>
          </table:table-cell>
          <table:table-cell office:value-type="float" office:value="22278">
            <text:p>22278</text:p>
          </table:table-cell>
          <table:table-cell/>
          <table:table-cell table:formula="of:=[.F16]/[.E16]" office:value-type="float" office:value="115.878688129363">
            <text:p>115.8786881294</text:p>
          </table:table-cell>
          <table:table-cell/>
          <table:table-cell table:formula="of:=[.H16]/365.2425" office:value-type="float" office:value="0.317265072190018">
            <text:p>0.3172650722</text:p>
          </table:table-cell>
        </table:table-row>
        <table:table-row table:style-name="ro2">
          <table:table-cell office:value-type="string">
            <text:p>H.Mercury/H.Mars</text:p>
          </table:table-cell>
          <table:table-cell office:value-type="float" office:value="623.918">
            <text:p>623.918</text:p>
          </table:table-cell>
          <table:table-cell office:value-type="float" office:value="80129.687">
            <text:p>80129.687</text:p>
          </table:table-cell>
          <table:table-cell/>
          <table:table-cell table:formula="of:=([.C17]-[.B17])/360" office:value-type="float" office:value="220.849358333333">
            <text:p>220.8493583333</text:p>
          </table:table-cell>
          <table:table-cell office:value-type="float" office:value="22278">
            <text:p>22278</text:p>
          </table:table-cell>
          <table:table-cell/>
          <table:table-cell table:formula="of:=[.F17]/[.E17]" office:value-type="float" office:value="100.874189393728">
            <text:p>100.8741893937</text:p>
          </table:table-cell>
          <table:table-cell/>
          <table:table-cell table:formula="of:=[.H17]/365.2425" office:value-type="float" office:value="0.276184149965374">
            <text:p>0.27618415</text:p>
          </table:table-cell>
        </table:table-row>
        <table:table-row table:style-name="ro2">
          <table:table-cell office:value-type="string">
            <text:p>H.Mercury/H.Jupiter</text:p>
          </table:table-cell>
          <table:table-cell office:value-type="float" office:value="540.553">
            <text:p>540.553</text:p>
          </table:table-cell>
          <table:table-cell office:value-type="float" office:value="89860.406">
            <text:p>89860.406</text:p>
          </table:table-cell>
          <table:table-cell/>
          <table:table-cell table:formula="of:=([.C18]-[.B18])/360" office:value-type="float" office:value="248.110702777778">
            <text:p>248.1107027778</text:p>
          </table:table-cell>
          <table:table-cell office:value-type="float" office:value="22278">
            <text:p>22278</text:p>
          </table:table-cell>
          <table:table-cell/>
          <table:table-cell table:formula="of:=[.F18]/[.E18]" office:value-type="float" office:value="89.7905642545113">
            <text:p>89.7905642545</text:p>
          </table:table-cell>
          <table:table-cell/>
          <table:table-cell table:formula="of:=[.H18]/365.2425" office:value-type="float" office:value="0.245838215033878">
            <text:p>0.245838215</text:p>
          </table:table-cell>
        </table:table-row>
        <table:table-row table:style-name="ro2">
          <table:table-cell office:value-type="string">
            <text:p>H.Mercury/H.Chiron</text:p>
          </table:table-cell>
          <table:table-cell office:value-type="float" office:value="355.287">
            <text:p>355.287</text:p>
          </table:table-cell>
          <table:table-cell office:value-type="float" office:value="91113.134">
            <text:p>91113.134</text:p>
          </table:table-cell>
          <table:table-cell/>
          <table:table-cell table:formula="of:=([.C19]-[.B19])/360" office:value-type="float" office:value="252.105130555556">
            <text:p>252.1051305556</text:p>
          </table:table-cell>
          <table:table-cell office:value-type="float" office:value="22278">
            <text:p>22278</text:p>
          </table:table-cell>
          <table:table-cell/>
          <table:table-cell table:formula="of:=[.F19]/[.E19]" office:value-type="float" office:value="88.3678961665981">
            <text:p>88.3678961666</text:p>
          </table:table-cell>
          <table:table-cell/>
          <table:table-cell table:formula="of:=[.H19]/365.2425" office:value-type="float" office:value="0.241943082107362">
            <text:p>0.2419430821</text:p>
          </table:table-cell>
        </table:table-row>
        <table:table-row table:style-name="ro2">
          <table:table-cell office:value-type="string">
            <text:p>H.Mercury/H.Saturn</text:p>
          </table:table-cell>
          <table:table-cell office:value-type="float" office:value="430.406">
            <text:p>430.406</text:p>
          </table:table-cell>
          <table:table-cell office:value-type="float" office:value="90855.06">
            <text:p>90855.06</text:p>
          </table:table-cell>
          <table:table-cell/>
          <table:table-cell table:formula="of:=([.C20]-[.B20])/360" office:value-type="float" office:value="251.179594444444">
            <text:p>251.1795944444</text:p>
          </table:table-cell>
          <table:table-cell office:value-type="float" office:value="22278">
            <text:p>22278</text:p>
          </table:table-cell>
          <table:table-cell/>
          <table:table-cell table:formula="of:=[.F20]/[.E20]" office:value-type="float" office:value="88.6935105109719">
            <text:p>88.693510511</text:p>
          </table:table-cell>
          <table:table-cell/>
          <table:table-cell table:formula="of:=[.H20]/365.2425" office:value-type="float" office:value="0.242834583902399">
            <text:p>0.2428345839</text:p>
          </table:table-cell>
        </table:table-row>
        <table:table-row table:style-name="ro2">
          <table:table-cell office:value-type="string">
            <text:p>H.Mercury/H.Uranus</text:p>
          </table:table-cell>
          <table:table-cell office:value-type="float" office:value="538.828">
            <text:p>538.828</text:p>
          </table:table-cell>
          <table:table-cell office:value-type="float" office:value="91444.09">
            <text:p>91444.09</text:p>
          </table:table-cell>
          <table:table-cell/>
          <table:table-cell table:formula="of:=([.C21]-[.B21])/360" office:value-type="float" office:value="252.514616666667">
            <text:p>252.5146166667</text:p>
          </table:table-cell>
          <table:table-cell office:value-type="float" office:value="22278">
            <text:p>22278</text:p>
          </table:table-cell>
          <table:table-cell/>
          <table:table-cell table:formula="of:=[.F21]/[.E21]" office:value-type="float" office:value="88.2245958435277">
            <text:p>88.2245958435</text:p>
          </table:table-cell>
          <table:table-cell/>
          <table:table-cell table:formula="of:=[.H21]/365.2425" office:value-type="float" office:value="0.241550739148724">
            <text:p>0.2415507391</text:p>
          </table:table-cell>
        </table:table-row>
        <table:table-row table:style-name="ro2">
          <table:table-cell office:value-type="string">
            <text:p>H.Mercury/H.Neptune</text:p>
          </table:table-cell>
          <table:table-cell office:value-type="float" office:value="448.057">
            <text:p>448.057</text:p>
          </table:table-cell>
          <table:table-cell office:value-type="float" office:value="91484.323">
            <text:p>91484.323</text:p>
          </table:table-cell>
          <table:table-cell/>
          <table:table-cell table:formula="of:=([.C22]-[.B22])/360" office:value-type="float" office:value="252.878516666667">
            <text:p>252.8785166667</text:p>
          </table:table-cell>
          <table:table-cell office:value-type="float" office:value="22278">
            <text:p>22278</text:p>
          </table:table-cell>
          <table:table-cell/>
          <table:table-cell table:formula="of:=[.F22]/[.E22]" office:value-type="float" office:value="88.0976379237699">
            <text:p>88.0976379238</text:p>
          </table:table-cell>
          <table:table-cell/>
          <table:table-cell table:formula="of:=[.H22]/365.2425" office:value-type="float" office:value="0.241203140170626">
            <text:p>0.2412031402</text:p>
          </table:table-cell>
        </table:table-row>
        <table:table-row table:style-name="ro2">
          <table:table-cell office:value-type="string">
            <text:p>H.Mercury/H.Pluto</text:p>
          </table:table-cell>
          <table:table-cell office:value-type="float" office:value="508.951">
            <text:p>508.951</text:p>
          </table:table-cell>
          <table:table-cell office:value-type="float" office:value="91538.254">
            <text:p>91538.254</text:p>
          </table:table-cell>
          <table:table-cell/>
          <table:table-cell table:formula="of:=([.C23]-[.B23])/360" office:value-type="float" office:value="252.859175">
            <text:p>252.859175</text:p>
          </table:table-cell>
          <table:table-cell office:value-type="float" office:value="22278">
            <text:p>22278</text:p>
          </table:table-cell>
          <table:table-cell/>
          <table:table-cell table:formula="of:=[.F23]/[.E23]" office:value-type="float" office:value="88.1043766752778">
            <text:p>88.1043766753</text:p>
          </table:table-cell>
          <table:table-cell/>
          <table:table-cell table:formula="of:=[.H23]/365.2425" office:value-type="float" office:value="0.241221590245598">
            <text:p>0.2412215902</text:p>
          </table:table-cell>
        </table:table-row>
        <table:table-row table:style-name="ro2">
          <table:table-cell office:value-type="string">
            <text:p>H.Venus/H.Earth</text:p>
          </table:table-cell>
          <table:table-cell office:value-type="float" office:value="388.474">
            <text:p>388.474</text:p>
          </table:table-cell>
          <table:table-cell office:value-type="float" office:value="14124.136">
            <text:p>14124.136</text:p>
          </table:table-cell>
          <table:table-cell/>
          <table:table-cell table:formula="of:=([.C24]-[.B24])/360" office:value-type="float" office:value="38.1546166666667">
            <text:p>38.1546166667</text:p>
          </table:table-cell>
          <table:table-cell office:value-type="float" office:value="22278">
            <text:p>22278</text:p>
          </table:table-cell>
          <table:table-cell/>
          <table:table-cell table:formula="of:=[.F24]/[.E24]" office:value-type="float" office:value="583.887402005087">
            <text:p>583.8874020051</text:p>
          </table:table-cell>
          <table:table-cell/>
          <table:table-cell table:formula="of:=[.H24]/365.2425" office:value-type="float" office:value="1.59862940924204">
            <text:p>1.5986294092</text:p>
          </table:table-cell>
        </table:table-row>
        <table:table-row table:style-name="ro2">
          <table:table-cell office:value-type="string">
            <text:p>H.Venus/H.Mars</text:p>
          </table:table-cell>
          <table:table-cell office:value-type="float" office:value="458.612">
            <text:p>458.612</text:p>
          </table:table-cell>
          <table:table-cell office:value-type="float" office:value="24489.042">
            <text:p>24489.042</text:p>
          </table:table-cell>
          <table:table-cell/>
          <table:table-cell table:formula="of:=([.C25]-[.B25])/360" office:value-type="float" office:value="66.7511944444445">
            <text:p>66.7511944444</text:p>
          </table:table-cell>
          <table:table-cell office:value-type="float" office:value="22278">
            <text:p>22278</text:p>
          </table:table-cell>
          <table:table-cell/>
          <table:table-cell table:formula="of:=[.F25]/[.E25]" office:value-type="float" office:value="333.746836823145">
            <text:p>333.7468368231</text:p>
          </table:table-cell>
          <table:table-cell/>
          <table:table-cell table:formula="of:=[.H25]/365.2425" office:value-type="float" office:value="0.913767803098338">
            <text:p>0.9137678031</text:p>
          </table:table-cell>
        </table:table-row>
        <table:table-row table:style-name="ro2">
          <table:table-cell office:value-type="string">
            <text:p>H.Venus/H.Jupiter</text:p>
          </table:table-cell>
          <table:table-cell office:value-type="float" office:value="375.247">
            <text:p>375.247</text:p>
          </table:table-cell>
          <table:table-cell office:value-type="float" office:value="34219.761">
            <text:p>34219.761</text:p>
          </table:table-cell>
          <table:table-cell/>
          <table:table-cell table:formula="of:=([.C26]-[.B26])/360" office:value-type="float" office:value="94.0125388888889">
            <text:p>94.0125388889</text:p>
          </table:table-cell>
          <table:table-cell office:value-type="float" office:value="22278">
            <text:p>22278</text:p>
          </table:table-cell>
          <table:table-cell/>
          <table:table-cell table:formula="of:=[.F26]/[.E26]" office:value-type="float" office:value="236.968390209415">
            <text:p>236.9683902094</text:p>
          </table:table-cell>
          <table:table-cell/>
          <table:table-cell table:formula="of:=[.H26]/365.2425" office:value-type="float" office:value="0.648797415989143">
            <text:p>0.648797416</text:p>
          </table:table-cell>
        </table:table-row>
        <table:table-row table:style-name="ro2">
          <table:table-cell office:value-type="string">
            <text:p>H.Venus/H.Chiron</text:p>
          </table:table-cell>
          <table:table-cell office:value-type="float" office:value="189.981">
            <text:p>189.981</text:p>
          </table:table-cell>
          <table:table-cell office:value-type="float" office:value="35472.489">
            <text:p>35472.489</text:p>
          </table:table-cell>
          <table:table-cell/>
          <table:table-cell table:formula="of:=([.C27]-[.B27])/360" office:value-type="float" office:value="98.0069666666667">
            <text:p>98.0069666667</text:p>
          </table:table-cell>
          <table:table-cell office:value-type="float" office:value="22278">
            <text:p>22278</text:p>
          </table:table-cell>
          <table:table-cell/>
          <table:table-cell table:formula="of:=[.F27]/[.E27]" office:value-type="float" office:value="227.310371473592">
            <text:p>227.3103714736</text:p>
          </table:table-cell>
          <table:table-cell/>
          <table:table-cell table:formula="of:=[.H27]/365.2425" office:value-type="float" office:value="0.62235465881871">
            <text:p>0.6223546588</text:p>
          </table:table-cell>
        </table:table-row>
        <table:table-row table:style-name="ro2">
          <table:table-cell office:value-type="string">
            <text:p>H.Venus/H.Saturn</text:p>
          </table:table-cell>
          <table:table-cell office:value-type="float" office:value="265.1">
            <text:p>265.1</text:p>
          </table:table-cell>
          <table:table-cell office:value-type="float" office:value="35214.415">
            <text:p>35214.415</text:p>
          </table:table-cell>
          <table:table-cell/>
          <table:table-cell table:formula="of:=([.C28]-[.B28])/360" office:value-type="float" office:value="97.0814305555556">
            <text:p>97.0814305556</text:p>
          </table:table-cell>
          <table:table-cell office:value-type="float" office:value="22278">
            <text:p>22278</text:p>
          </table:table-cell>
          <table:table-cell/>
          <table:table-cell table:formula="of:=[.F28]/[.E28]" office:value-type="float" office:value="229.477459000269">
            <text:p>229.4774590003</text:p>
          </table:table-cell>
          <table:table-cell/>
          <table:table-cell table:formula="of:=[.H28]/365.2425" office:value-type="float" office:value="0.628287942942756">
            <text:p>0.6282879429</text:p>
          </table:table-cell>
        </table:table-row>
        <table:table-row table:style-name="ro2">
          <table:table-cell office:value-type="string">
            <text:p>H.Venus/H.Uranus</text:p>
          </table:table-cell>
          <table:table-cell office:value-type="float" office:value="373.522">
            <text:p>373.522</text:p>
          </table:table-cell>
          <table:table-cell office:value-type="float" office:value="35803.445">
            <text:p>35803.445</text:p>
          </table:table-cell>
          <table:table-cell/>
          <table:table-cell table:formula="of:=([.C29]-[.B29])/360" office:value-type="float" office:value="98.4164527777778">
            <text:p>98.4164527778</text:p>
          </table:table-cell>
          <table:table-cell office:value-type="float" office:value="22278">
            <text:p>22278</text:p>
          </table:table-cell>
          <table:table-cell/>
          <table:table-cell table:formula="of:=[.F29]/[.E29]" office:value-type="float" office:value="226.364590179888">
            <text:p>226.3645901799</text:p>
          </table:table-cell>
          <table:table-cell/>
          <table:table-cell table:formula="of:=[.H29]/365.2425" office:value-type="float" office:value="0.619765197587598">
            <text:p>0.6197651976</text:p>
          </table:table-cell>
        </table:table-row>
        <table:table-row table:style-name="ro2">
          <table:table-cell office:value-type="string">
            <text:p>H.Venus/H.Neptune</text:p>
          </table:table-cell>
          <table:table-cell office:value-type="float" office:value="282.751">
            <text:p>282.751</text:p>
          </table:table-cell>
          <table:table-cell office:value-type="float" office:value="35843.678">
            <text:p>35843.678</text:p>
          </table:table-cell>
          <table:table-cell/>
          <table:table-cell table:formula="of:=([.C30]-[.B30])/360" office:value-type="float" office:value="98.7803527777778">
            <text:p>98.7803527778</text:p>
          </table:table-cell>
          <table:table-cell office:value-type="float" office:value="22278">
            <text:p>22278</text:p>
          </table:table-cell>
          <table:table-cell/>
          <table:table-cell table:formula="of:=[.F30]/[.E30]" office:value-type="float" office:value="225.530678657505">
            <text:p>225.5306786575</text:p>
          </table:table-cell>
          <table:table-cell/>
          <table:table-cell table:formula="of:=[.H30]/365.2425" office:value-type="float" office:value="0.617482025387257">
            <text:p>0.6174820254</text:p>
          </table:table-cell>
        </table:table-row>
        <table:table-row table:style-name="ro2">
          <table:table-cell office:value-type="string">
            <text:p>H.Venus/H.Pluto</text:p>
          </table:table-cell>
          <table:table-cell office:value-type="float" office:value="343.645">
            <text:p>343.645</text:p>
          </table:table-cell>
          <table:table-cell office:value-type="float" office:value="35897.609">
            <text:p>35897.609</text:p>
          </table:table-cell>
          <table:table-cell/>
          <table:table-cell table:formula="of:=([.C31]-[.B31])/360" office:value-type="float" office:value="98.7610111111111">
            <text:p>98.7610111111</text:p>
          </table:table-cell>
          <table:table-cell office:value-type="float" office:value="22278">
            <text:p>22278</text:p>
          </table:table-cell>
          <table:table-cell/>
          <table:table-cell table:formula="of:=[.F31]/[.E31]" office:value-type="float" office:value="225.574847294102">
            <text:p>225.5748472941</text:p>
          </table:table-cell>
          <table:table-cell/>
          <table:table-cell table:formula="of:=[.H31]/365.2425" office:value-type="float" office:value="0.617602955006884">
            <text:p>0.617602955</text:p>
          </table:table-cell>
        </table:table-row>
        <table:table-row table:style-name="ro2">
          <table:table-cell office:value-type="string">
            <text:p>H.Earth/H.Mars</text:p>
          </table:table-cell>
          <table:table-cell office:value-type="float" office:value="430.138">
            <text:p>430.138</text:p>
          </table:table-cell>
          <table:table-cell office:value-type="float" office:value="10724.906">
            <text:p>10724.906</text:p>
          </table:table-cell>
          <table:table-cell/>
          <table:table-cell table:formula="of:=([.C32]-[.B32])/360" office:value-type="float" office:value="28.5965777777778">
            <text:p>28.5965777778</text:p>
          </table:table-cell>
          <table:table-cell office:value-type="float" office:value="22278">
            <text:p>22278</text:p>
          </table:table-cell>
          <table:table-cell/>
          <table:table-cell table:formula="of:=[.F32]/[.E32]" office:value-type="float" office:value="779.044267923279">
            <text:p>779.0442679233</text:p>
          </table:table-cell>
          <table:table-cell/>
          <table:table-cell table:formula="of:=[.H32]/365.2425" office:value-type="float" office:value="2.13295075990138">
            <text:p>2.1329507599</text:p>
          </table:table-cell>
        </table:table-row>
        <table:table-row table:style-name="ro2">
          <table:table-cell office:value-type="string">
            <text:p>H.Earth/H.Jupiter</text:p>
          </table:table-cell>
          <table:table-cell office:value-type="float" office:value="346.773">
            <text:p>346.773</text:p>
          </table:table-cell>
          <table:table-cell office:value-type="float" office:value="20455.625">
            <text:p>20455.625</text:p>
          </table:table-cell>
          <table:table-cell/>
          <table:table-cell table:formula="of:=([.C33]-[.B33])/360" office:value-type="float" office:value="55.8579222222222">
            <text:p>55.8579222222</text:p>
          </table:table-cell>
          <table:table-cell office:value-type="float" office:value="22278">
            <text:p>22278</text:p>
          </table:table-cell>
          <table:table-cell/>
          <table:table-cell table:formula="of:=[.F33]/[.E33]" office:value-type="float" office:value="398.83330982793">
            <text:p>398.8333098279</text:p>
          </table:table-cell>
          <table:table-cell/>
          <table:table-cell table:formula="of:=[.H33]/365.2425" office:value-type="float" office:value="1.09196851359831">
            <text:p>1.0919685136</text:p>
          </table:table-cell>
        </table:table-row>
        <table:table-row table:style-name="ro2">
          <table:table-cell office:value-type="string">
            <text:p>H.Earth/H.Chiron</text:p>
          </table:table-cell>
          <table:table-cell office:value-type="float" office:value="161.507">
            <text:p>161.507</text:p>
          </table:table-cell>
          <table:table-cell office:value-type="float" office:value="21708.353">
            <text:p>21708.353</text:p>
          </table:table-cell>
          <table:table-cell/>
          <table:table-cell table:formula="of:=([.C34]-[.B34])/360" office:value-type="float" office:value="59.85235">
            <text:p>59.85235</text:p>
          </table:table-cell>
          <table:table-cell office:value-type="float" office:value="22278">
            <text:p>22278</text:p>
          </table:table-cell>
          <table:table-cell/>
          <table:table-cell table:formula="of:=[.F34]/[.E34]" office:value-type="float" office:value="372.215961445123">
            <text:p>372.2159614451</text:p>
          </table:table-cell>
          <table:table-cell/>
          <table:table-cell table:formula="of:=[.H34]/365.2425" office:value-type="float" office:value="1.01909268895357">
            <text:p>1.019092689</text:p>
          </table:table-cell>
        </table:table-row>
        <table:table-row table:style-name="ro2">
          <table:table-cell office:value-type="string">
            <text:p>H.Earth/H.Saturn</text:p>
          </table:table-cell>
          <table:table-cell office:value-type="float" office:value="236.626">
            <text:p>236.626</text:p>
          </table:table-cell>
          <table:table-cell office:value-type="float" office:value="21450.279">
            <text:p>21450.279</text:p>
          </table:table-cell>
          <table:table-cell/>
          <table:table-cell table:formula="of:=([.C35]-[.B35])/360" office:value-type="float" office:value="58.9268138888889">
            <text:p>58.9268138889</text:p>
          </table:table-cell>
          <table:table-cell office:value-type="float" office:value="22278">
            <text:p>22278</text:p>
          </table:table-cell>
          <table:table-cell/>
          <table:table-cell table:formula="of:=[.F35]/[.E35]" office:value-type="float" office:value="378.062184763746">
            <text:p>378.0621847637</text:p>
          </table:table-cell>
          <table:table-cell/>
          <table:table-cell table:formula="of:=[.H35]/365.2425" office:value-type="float" office:value="1.03509910474204">
            <text:p>1.0350991047</text:p>
          </table:table-cell>
        </table:table-row>
        <table:table-row table:style-name="ro2">
          <table:table-cell office:value-type="string">
            <text:p>H.Earth/H.Uranus</text:p>
          </table:table-cell>
          <table:table-cell office:value-type="float" office:value="345.048">
            <text:p>345.048</text:p>
          </table:table-cell>
          <table:table-cell office:value-type="float" office:value="22039.309">
            <text:p>22039.309</text:p>
          </table:table-cell>
          <table:table-cell/>
          <table:table-cell table:formula="of:=([.C36]-[.B36])/360" office:value-type="float" office:value="60.2618361111111">
            <text:p>60.2618361111</text:p>
          </table:table-cell>
          <table:table-cell office:value-type="float" office:value="22278">
            <text:p>22278</text:p>
          </table:table-cell>
          <table:table-cell/>
          <table:table-cell table:formula="of:=[.F36]/[.E36]" office:value-type="float" office:value="369.686711153701">
            <text:p>369.6867111537</text:p>
          </table:table-cell>
          <table:table-cell/>
          <table:table-cell table:formula="of:=[.H36]/365.2425" office:value-type="float" office:value="1.01216783685825">
            <text:p>1.0121678369</text:p>
          </table:table-cell>
        </table:table-row>
        <table:table-row table:style-name="ro2">
          <table:table-cell office:value-type="string">
            <text:p>H.Earth/H.Neptune</text:p>
          </table:table-cell>
          <table:table-cell office:value-type="float" office:value="254.277">
            <text:p>254.277</text:p>
          </table:table-cell>
          <table:table-cell office:value-type="float" office:value="22079.542">
            <text:p>22079.542</text:p>
          </table:table-cell>
          <table:table-cell/>
          <table:table-cell table:formula="of:=([.C37]-[.B37])/360" office:value-type="float" office:value="60.6257361111111">
            <text:p>60.6257361111</text:p>
          </table:table-cell>
          <table:table-cell office:value-type="float" office:value="22278">
            <text:p>22278</text:p>
          </table:table-cell>
          <table:table-cell/>
          <table:table-cell table:formula="of:=[.F37]/[.E37]" office:value-type="float" office:value="367.467703141291">
            <text:p>367.4677031413</text:p>
          </table:table-cell>
          <table:table-cell/>
          <table:table-cell table:formula="of:=[.H37]/365.2425" office:value-type="float" office:value="1.00609239927251">
            <text:p>1.0060923993</text:p>
          </table:table-cell>
        </table:table-row>
        <table:table-row table:style-name="ro2">
          <table:table-cell office:value-type="string">
            <text:p>H.Earth/H.Pluto</text:p>
          </table:table-cell>
          <table:table-cell office:value-type="float" office:value="315.171">
            <text:p>315.171</text:p>
          </table:table-cell>
          <table:table-cell office:value-type="float" office:value="22133.473">
            <text:p>22133.473</text:p>
          </table:table-cell>
          <table:table-cell/>
          <table:table-cell table:formula="of:=([.C38]-[.B38])/360" office:value-type="float" office:value="60.6063944444445">
            <text:p>60.6063944444</text:p>
          </table:table-cell>
          <table:table-cell office:value-type="float" office:value="22278">
            <text:p>22278</text:p>
          </table:table-cell>
          <table:table-cell/>
          <table:table-cell table:formula="of:=[.F38]/[.E38]" office:value-type="float" office:value="367.584975219428">
            <text:p>367.5849752194</text:p>
          </table:table-cell>
          <table:table-cell/>
          <table:table-cell table:formula="of:=[.H38]/365.2425" office:value-type="float" office:value="1.00641347931697">
            <text:p>1.0064134793</text:p>
          </table:table-cell>
        </table:table-row>
        <table:table-row table:style-name="ro2">
          <table:table-cell office:value-type="string">
            <text:p>H.Mars/H.Jupiter</text:p>
          </table:table-cell>
          <table:table-cell office:value-type="float" office:value="276.635">
            <text:p>276.635</text:p>
          </table:table-cell>
          <table:table-cell office:value-type="float" office:value="10090.719">
            <text:p>10090.719</text:p>
          </table:table-cell>
          <table:table-cell/>
          <table:table-cell table:formula="of:=([.C39]-[.B39])/360" office:value-type="float" office:value="27.2613444444444">
            <text:p>27.2613444444</text:p>
          </table:table-cell>
          <table:table-cell office:value-type="float" office:value="22278">
            <text:p>22278</text:p>
          </table:table-cell>
          <table:table-cell/>
          <table:table-cell table:formula="of:=[.F39]/[.E39]" office:value-type="float" office:value="817.201075515555">
            <text:p>817.2010755156</text:p>
          </table:table-cell>
          <table:table-cell/>
          <table:table-cell table:formula="of:=[.H39]/365.2425" office:value-type="float" office:value="2.23742055077258">
            <text:p>2.2374205508</text:p>
          </table:table-cell>
        </table:table-row>
        <table:table-row table:style-name="ro2">
          <table:table-cell office:value-type="string">
            <text:p>H.Mars/H.Chiron</text:p>
          </table:table-cell>
          <table:table-cell office:value-type="float" office:value="91.369">
            <text:p>91.369</text:p>
          </table:table-cell>
          <table:table-cell office:value-type="float" office:value="11343.447">
            <text:p>11343.447</text:p>
          </table:table-cell>
          <table:table-cell/>
          <table:table-cell table:formula="of:=([.C40]-[.B40])/360" office:value-type="float" office:value="31.2557722222222">
            <text:p>31.2557722222</text:p>
          </table:table-cell>
          <table:table-cell office:value-type="float" office:value="22278">
            <text:p>22278</text:p>
          </table:table-cell>
          <table:table-cell/>
          <table:table-cell table:formula="of:=[.F40]/[.E40]" office:value-type="float" office:value="712.764344505966">
            <text:p>712.764344506</text:p>
          </table:table-cell>
          <table:table-cell/>
          <table:table-cell table:formula="of:=[.H40]/365.2425" office:value-type="float" office:value="1.95148249315445">
            <text:p>1.9514824932</text:p>
          </table:table-cell>
        </table:table-row>
        <table:table-row table:style-name="ro2">
          <table:table-cell office:value-type="string">
            <text:p>H.Mars/H.Saturn</text:p>
          </table:table-cell>
          <table:table-cell office:value-type="float" office:value="166.488">
            <text:p>166.488</text:p>
          </table:table-cell>
          <table:table-cell office:value-type="float" office:value="11085.373">
            <text:p>11085.373</text:p>
          </table:table-cell>
          <table:table-cell/>
          <table:table-cell table:formula="of:=([.C41]-[.B41])/360" office:value-type="float" office:value="30.3302361111111">
            <text:p>30.3302361111</text:p>
          </table:table-cell>
          <table:table-cell office:value-type="float" office:value="22278">
            <text:p>22278</text:p>
          </table:table-cell>
          <table:table-cell/>
          <table:table-cell table:formula="of:=[.F41]/[.E41]" office:value-type="float" office:value="734.514558949929">
            <text:p>734.5145589499</text:p>
          </table:table-cell>
          <table:table-cell/>
          <table:table-cell table:formula="of:=[.H41]/365.2425" office:value-type="float" office:value="2.01103255768408">
            <text:p>2.0110325577</text:p>
          </table:table-cell>
        </table:table-row>
        <table:table-row table:style-name="ro2">
          <table:table-cell office:value-type="string">
            <text:p>H.Mars/H.Uranus</text:p>
          </table:table-cell>
          <table:table-cell office:value-type="float" office:value="274.91">
            <text:p>274.91</text:p>
          </table:table-cell>
          <table:table-cell office:value-type="float" office:value="11674.403">
            <text:p>11674.403</text:p>
          </table:table-cell>
          <table:table-cell/>
          <table:table-cell table:formula="of:=([.C42]-[.B42])/360" office:value-type="float" office:value="31.6652583333333">
            <text:p>31.6652583333</text:p>
          </table:table-cell>
          <table:table-cell office:value-type="float" office:value="22278">
            <text:p>22278</text:p>
          </table:table-cell>
          <table:table-cell/>
          <table:table-cell table:formula="of:=[.F42]/[.E42]" office:value-type="float" office:value="703.547078804294">
            <text:p>703.5470788043</text:p>
          </table:table-cell>
          <table:table-cell/>
          <table:table-cell table:formula="of:=[.H42]/365.2425" office:value-type="float" office:value="1.92624647680457">
            <text:p>1.9262464768</text:p>
          </table:table-cell>
        </table:table-row>
        <table:table-row table:style-name="ro2">
          <table:table-cell office:value-type="string">
            <text:p>H.Mars/H.Neptune</text:p>
          </table:table-cell>
          <table:table-cell office:value-type="float" office:value="184.139">
            <text:p>184.139</text:p>
          </table:table-cell>
          <table:table-cell office:value-type="float" office:value="11714.636">
            <text:p>11714.636</text:p>
          </table:table-cell>
          <table:table-cell/>
          <table:table-cell table:formula="of:=([.C43]-[.B43])/360" office:value-type="float" office:value="32.0291583333333">
            <text:p>32.0291583333</text:p>
          </table:table-cell>
          <table:table-cell office:value-type="float" office:value="22278">
            <text:p>22278</text:p>
          </table:table-cell>
          <table:table-cell/>
          <table:table-cell table:formula="of:=[.F43]/[.E43]" office:value-type="float" office:value="695.55371290587">
            <text:p>695.5537129059</text:p>
          </table:table-cell>
          <table:table-cell/>
          <table:table-cell table:formula="of:=[.H43]/365.2425" office:value-type="float" office:value="1.90436138430186">
            <text:p>1.9043613843</text:p>
          </table:table-cell>
        </table:table-row>
        <table:table-row table:style-name="ro2">
          <table:table-cell office:value-type="string">
            <text:p>H.Mars/H.Pluto</text:p>
          </table:table-cell>
          <table:table-cell office:value-type="float" office:value="245.033">
            <text:p>245.033</text:p>
          </table:table-cell>
          <table:table-cell office:value-type="float" office:value="11768.567">
            <text:p>11768.567</text:p>
          </table:table-cell>
          <table:table-cell/>
          <table:table-cell table:formula="of:=([.C44]-[.B44])/360" office:value-type="float" office:value="32.0098166666667">
            <text:p>32.0098166667</text:p>
          </table:table-cell>
          <table:table-cell office:value-type="float" office:value="22278">
            <text:p>22278</text:p>
          </table:table-cell>
          <table:table-cell/>
          <table:table-cell table:formula="of:=[.F44]/[.E44]" office:value-type="float" office:value="695.973995477429">
            <text:p>695.9739954774</text:p>
          </table:table-cell>
          <table:table-cell/>
          <table:table-cell table:formula="of:=[.H44]/365.2425" office:value-type="float" office:value="1.90551207889944">
            <text:p>1.9055120789</text:p>
          </table:table-cell>
        </table:table-row>
        <table:table-row table:style-name="ro2" table:visibility="collapse">
          <table:table-cell office:value-type="string">
            <text:p>H.Jupiter/H.Chiron</text:p>
          </table:table-cell>
          <table:table-cell office:value-type="float" office:value="174.734">
            <text:p>174.734</text:p>
          </table:table-cell>
          <table:table-cell office:value-type="float" office:value="1612.728">
            <text:p>1612.728</text:p>
          </table:table-cell>
          <table:table-cell/>
          <table:table-cell table:formula="of:=([.C45]-[.B45])/360" office:value-type="float" office:value="3.99442777777778">
            <text:p>3.9944277778</text:p>
          </table:table-cell>
          <table:table-cell office:value-type="float" office:value="22278">
            <text:p>22278</text:p>
          </table:table-cell>
          <table:table-cell/>
          <table:table-cell table:formula="of:=[.F45]/[.E45]" office:value-type="float" office:value="5577.26944618684">
            <text:p>5577.2694461868</text:p>
          </table:table-cell>
          <table:table-cell/>
          <table:table-cell table:formula="of:=[.H45]/365.2425" office:value-type="float" office:value="15.2700450965779">
            <text:p>15.2700450966</text:p>
          </table:table-cell>
        </table:table-row>
        <table:table-row table:style-name="ro2" table:visibility="collapse">
          <table:table-cell office:value-type="string">
            <text:p>H.Jupiter/H.Saturn</text:p>
          </table:table-cell>
          <table:table-cell office:value-type="float" office:value="249.853">
            <text:p>249.853</text:p>
          </table:table-cell>
          <table:table-cell office:value-type="float" office:value="1354.654">
            <text:p>1354.654</text:p>
          </table:table-cell>
          <table:table-cell/>
          <table:table-cell table:formula="of:=([.C46]-[.B46])/360" office:value-type="float" office:value="3.06889166666667">
            <text:p>3.0688916667</text:p>
          </table:table-cell>
          <table:table-cell office:value-type="float" office:value="22278">
            <text:p>22278</text:p>
          </table:table-cell>
          <table:table-cell/>
          <table:table-cell table:formula="of:=[.F46]/[.E46]" office:value-type="float" office:value="7259.29828086687">
            <text:p>7259.2982808669</text:p>
          </table:table-cell>
          <table:table-cell/>
          <table:table-cell table:formula="of:=[.H46]/365.2425" office:value-type="float" office:value="19.875283629005">
            <text:p>19.875283629</text:p>
          </table:table-cell>
        </table:table-row>
        <table:table-row table:style-name="ro2" table:visibility="collapse">
          <table:table-cell office:value-type="string">
            <text:p>H.Jupiter/H.Uranus</text:p>
          </table:table-cell>
          <table:table-cell office:value-type="float" office:value="358.275">
            <text:p>358.275</text:p>
          </table:table-cell>
          <table:table-cell office:value-type="float" office:value="1943.684">
            <text:p>1943.684</text:p>
          </table:table-cell>
          <table:table-cell/>
          <table:table-cell table:formula="of:=([.C47]-[.B47])/360" office:value-type="float" office:value="4.40391388888889">
            <text:p>4.4039138889</text:p>
          </table:table-cell>
          <table:table-cell office:value-type="float" office:value="22278">
            <text:p>22278</text:p>
          </table:table-cell>
          <table:table-cell/>
          <table:table-cell table:formula="of:=[.F47]/[.E47]" office:value-type="float" office:value="5058.68201833092">
            <text:p>5058.6820183309</text:p>
          </table:table-cell>
          <table:table-cell/>
          <table:table-cell table:formula="of:=[.H47]/365.2425" office:value-type="float" office:value="13.850200944115">
            <text:p>13.8502009441</text:p>
          </table:table-cell>
        </table:table-row>
        <table:table-row table:style-name="ro2" table:visibility="collapse">
          <table:table-cell office:value-type="string">
            <text:p>H.Jupiter/H.Neptune</text:p>
          </table:table-cell>
          <table:table-cell office:value-type="float" office:value="267.504">
            <text:p>267.504</text:p>
          </table:table-cell>
          <table:table-cell office:value-type="float" office:value="1983.917">
            <text:p>1983.917</text:p>
          </table:table-cell>
          <table:table-cell/>
          <table:table-cell table:formula="of:=([.C48]-[.B48])/360" office:value-type="float" office:value="4.76781388888889">
            <text:p>4.7678138889</text:p>
          </table:table-cell>
          <table:table-cell office:value-type="float" office:value="22278">
            <text:p>22278</text:p>
          </table:table-cell>
          <table:table-cell/>
          <table:table-cell table:formula="of:=[.F48]/[.E48]" office:value-type="float" office:value="4672.58171547291">
            <text:p>4672.5817154729</text:p>
          </table:table-cell>
          <table:table-cell/>
          <table:table-cell table:formula="of:=[.H48]/365.2425" office:value-type="float" office:value="12.7930942195197">
            <text:p>12.7930942195</text:p>
          </table:table-cell>
        </table:table-row>
        <table:table-row table:style-name="ro2" table:visibility="collapse">
          <table:table-cell office:value-type="string">
            <text:p>H.Jupiter/H.Pluto</text:p>
          </table:table-cell>
          <table:table-cell office:value-type="float" office:value="328.398">
            <text:p>328.398</text:p>
          </table:table-cell>
          <table:table-cell office:value-type="float" office:value="2037.848">
            <text:p>2037.848</text:p>
          </table:table-cell>
          <table:table-cell/>
          <table:table-cell table:formula="of:=([.C49]-[.B49])/360" office:value-type="float" office:value="4.74847222222222">
            <text:p>4.7484722222</text:p>
          </table:table-cell>
          <table:table-cell office:value-type="float" office:value="22278">
            <text:p>22278</text:p>
          </table:table-cell>
          <table:table-cell/>
          <table:table-cell table:formula="of:=[.F49]/[.E49]" office:value-type="float" office:value="4691.6142618971">
            <text:p>4691.6142618971</text:p>
          </table:table-cell>
          <table:table-cell/>
          <table:table-cell table:formula="of:=[.H49]/365.2425" office:value-type="float" office:value="12.8452035617353">
            <text:p>12.8452035617</text:p>
          </table:table-cell>
        </table:table-row>
        <table:table-row table:style-name="ro2" table:visibility="collapse">
          <table:table-cell office:value-type="string">
            <text:p>H.Chiron/H.Uranus</text:p>
          </table:table-cell>
          <table:table-cell office:value-type="float" office:value="543.541">
            <text:p>543.541</text:p>
          </table:table-cell>
          <table:table-cell office:value-type="float" office:value="690.956">
            <text:p>690.956</text:p>
          </table:table-cell>
          <table:table-cell/>
          <table:table-cell table:formula="of:=([.C50]-[.B50])/360" office:value-type="float" office:value="0.409486111111111">
            <text:p>0.4094861111</text:p>
          </table:table-cell>
          <table:table-cell office:value-type="float" office:value="22278">
            <text:p>22278</text:p>
          </table:table-cell>
          <table:table-cell/>
          <table:table-cell table:formula="of:=[.F50]/[.E50]" office:value-type="float" office:value="54404.7756334159">
            <text:p>54404.7756334159</text:p>
          </table:table-cell>
          <table:table-cell/>
          <table:table-cell table:formula="of:=[.H50]/365.2425" office:value-type="float" office:value="148.955216420367">
            <text:p>148.9552164204</text:p>
          </table:table-cell>
        </table:table-row>
        <table:table-row table:style-name="ro2" table:visibility="collapse">
          <table:table-cell office:value-type="string">
            <text:p>H.Chiron/H.Neptune</text:p>
          </table:table-cell>
          <table:table-cell office:value-type="float" office:value="452.77">
            <text:p>452.77</text:p>
          </table:table-cell>
          <table:table-cell office:value-type="float" office:value="731.189">
            <text:p>731.189</text:p>
          </table:table-cell>
          <table:table-cell/>
          <table:table-cell table:formula="of:=([.C51]-[.B51])/360" office:value-type="float" office:value="0.773386111111111">
            <text:p>0.7733861111</text:p>
          </table:table-cell>
          <table:table-cell office:value-type="float" office:value="22278">
            <text:p>22278</text:p>
          </table:table-cell>
          <table:table-cell/>
          <table:table-cell table:formula="of:=[.F51]/[.E51]" office:value-type="float" office:value="28805.7927081126">
            <text:p>28805.7927081126</text:p>
          </table:table-cell>
          <table:table-cell/>
          <table:table-cell table:formula="of:=[.H51]/365.2425" office:value-type="float" office:value="78.8675816973999">
            <text:p>78.8675816974</text:p>
          </table:table-cell>
        </table:table-row>
        <table:table-row table:style-name="ro2" table:visibility="collapse">
          <table:table-cell office:value-type="string">
            <text:p>H.Chiron/H.Pluto</text:p>
          </table:table-cell>
          <table:table-cell office:value-type="float" office:value="513.664">
            <text:p>513.664</text:p>
          </table:table-cell>
          <table:table-cell office:value-type="float" office:value="785.12">
            <text:p>785.12</text:p>
          </table:table-cell>
          <table:table-cell/>
          <table:table-cell table:formula="of:=([.C52]-[.B52])/360" office:value-type="float" office:value="0.754044444444445">
            <text:p>0.7540444444</text:p>
          </table:table-cell>
          <table:table-cell office:value-type="float" office:value="22278">
            <text:p>22278</text:p>
          </table:table-cell>
          <table:table-cell/>
          <table:table-cell table:formula="of:=[.F52]/[.E52]" office:value-type="float" office:value="29544.6775904751">
            <text:p>29544.6775904751</text:p>
          </table:table-cell>
          <table:table-cell/>
          <table:table-cell table:formula="of:=[.H52]/365.2425" office:value-type="float" office:value="80.890579794178">
            <text:p>80.8905797942</text:p>
          </table:table-cell>
        </table:table-row>
        <table:table-row table:style-name="ro2" table:visibility="collapse">
          <table:table-cell office:value-type="string">
            <text:p>H.Saturn/H.Uranus</text:p>
          </table:table-cell>
          <table:table-cell office:value-type="float" office:value="468.422">
            <text:p>468.422</text:p>
          </table:table-cell>
          <table:table-cell office:value-type="float" office:value="949.03">
            <text:p>949.03</text:p>
          </table:table-cell>
          <table:table-cell/>
          <table:table-cell table:formula="of:=([.C53]-[.B53])/360" office:value-type="float" office:value="1.33502222222222">
            <text:p>1.3350222222</text:p>
          </table:table-cell>
          <table:table-cell office:value-type="float" office:value="22278">
            <text:p>22278</text:p>
          </table:table-cell>
          <table:table-cell/>
          <table:table-cell table:formula="of:=[.F53]/[.E53]" office:value-type="float" office:value="16687.3626739463">
            <text:p>16687.3626739463</text:p>
          </table:table-cell>
          <table:table-cell/>
          <table:table-cell table:formula="of:=[.H53]/365.2425" office:value-type="float" office:value="45.6884471931562">
            <text:p>45.6884471932</text:p>
          </table:table-cell>
        </table:table-row>
        <table:table-row table:style-name="ro2" table:visibility="collapse">
          <table:table-cell office:value-type="string">
            <text:p>H.Saturn/H.Neptune</text:p>
          </table:table-cell>
          <table:table-cell office:value-type="float" office:value="377.651">
            <text:p>377.651</text:p>
          </table:table-cell>
          <table:table-cell office:value-type="float" office:value="989.263">
            <text:p>989.263</text:p>
          </table:table-cell>
          <table:table-cell/>
          <table:table-cell table:formula="of:=([.C54]-[.B54])/360" office:value-type="float" office:value="1.69892222222222">
            <text:p>1.6989222222</text:p>
          </table:table-cell>
          <table:table-cell office:value-type="float" office:value="22278">
            <text:p>22278</text:p>
          </table:table-cell>
          <table:table-cell/>
          <table:table-cell table:formula="of:=[.F54]/[.E54]" office:value-type="float" office:value="13113.0193652185">
            <text:p>13113.0193652185</text:p>
          </table:table-cell>
          <table:table-cell/>
          <table:table-cell table:formula="of:=[.H54]/365.2425" office:value-type="float" office:value="35.9022276028076">
            <text:p>35.9022276028</text:p>
          </table:table-cell>
        </table:table-row>
        <table:table-row table:style-name="ro2" table:visibility="collapse">
          <table:table-cell office:value-type="string">
            <text:p>H.Saturn/H.Pluto</text:p>
          </table:table-cell>
          <table:table-cell office:value-type="float" office:value="438.545">
            <text:p>438.545</text:p>
          </table:table-cell>
          <table:table-cell office:value-type="float" office:value="1043.194">
            <text:p>1043.194</text:p>
          </table:table-cell>
          <table:table-cell/>
          <table:table-cell table:formula="of:=([.C55]-[.B55])/360" office:value-type="float" office:value="1.67958055555556">
            <text:p>1.6795805556</text:p>
          </table:table-cell>
          <table:table-cell office:value-type="float" office:value="22278">
            <text:p>22278</text:p>
          </table:table-cell>
          <table:table-cell/>
          <table:table-cell table:formula="of:=[.F55]/[.E55]" office:value-type="float" office:value="13264.0259059388">
            <text:p>13264.0259059388</text:p>
          </table:table-cell>
          <table:table-cell/>
          <table:table-cell table:formula="of:=[.H55]/365.2425" office:value-type="float" office:value="36.315669468747">
            <text:p>36.3156694687</text:p>
          </table:table-cell>
        </table:table-row>
        <table:table-row table:style-name="ro2" table:visibility="collapse">
          <table:table-cell office:value-type="string">
            <text:p>H.Uranus/H.Neptune</text:p>
          </table:table-cell>
          <table:table-cell office:value-type="float" office:value="269.229">
            <text:p>269.229</text:p>
          </table:table-cell>
          <table:table-cell office:value-type="float" office:value="400.233">
            <text:p>400.233</text:p>
          </table:table-cell>
          <table:table-cell/>
          <table:table-cell table:formula="of:=([.C56]-[.B56])/360" office:value-type="float" office:value="0.3639">
            <text:p>0.3639</text:p>
          </table:table-cell>
          <table:table-cell office:value-type="float" office:value="22278">
            <text:p>22278</text:p>
          </table:table-cell>
          <table:table-cell/>
          <table:table-cell table:formula="of:=[.F56]/[.E56]" office:value-type="float" office:value="61220.1154163232">
            <text:p>61220.1154163232</text:p>
          </table:table-cell>
          <table:table-cell/>
          <table:table-cell table:formula="of:=[.H56]/365.2425" office:value-type="float" office:value="167.614982966996">
            <text:p>167.614982967</text:p>
          </table:table-cell>
        </table:table-row>
        <table:table-row table:style-name="ro2" table:visibility="collapse">
          <table:table-cell office:value-type="string">
            <text:p>H.Uranus/H.Pluto</text:p>
          </table:table-cell>
          <table:table-cell office:value-type="float" office:value="330.123">
            <text:p>330.123</text:p>
          </table:table-cell>
          <table:table-cell office:value-type="float" office:value="454.164">
            <text:p>454.164</text:p>
          </table:table-cell>
          <table:table-cell/>
          <table:table-cell table:formula="of:=([.C57]-[.B57])/360" office:value-type="float" office:value="0.344558333333333">
            <text:p>0.3445583333</text:p>
          </table:table-cell>
          <table:table-cell office:value-type="float" office:value="22278">
            <text:p>22278</text:p>
          </table:table-cell>
          <table:table-cell/>
          <table:table-cell table:formula="of:=[.F57]/[.E57]" office:value-type="float" office:value="64656.6860957264">
            <text:p>64656.6860957264</text:p>
          </table:table-cell>
          <table:table-cell/>
          <table:table-cell table:formula="of:=[.H57]/365.2425" office:value-type="float" office:value="177.023993910146">
            <text:p>177.0239939101</text:p>
          </table:table-cell>
        </table:table-row>
        <table:table-row table:style-name="ro2">
          <table:table-cell office:value-type="string">
            <text:p>H.☿/H.♀ + H.ⴲ</text:p>
          </table:table-cell>
          <table:table-cell office:value-type="float" office:value="625.828">
            <text:p>625.828</text:p>
          </table:table-cell>
          <table:table-cell office:value-type="float" office:value="78059.317">
            <text:p>78059.317</text:p>
          </table:table-cell>
          <table:table-cell/>
          <table:table-cell table:formula="of:=([.C58]-[.B58])/360" office:value-type="float" office:value="215.093025">
            <text:p>215.093025</text:p>
          </table:table-cell>
          <table:table-cell office:value-type="float" office:value="22278">
            <text:p>22278</text:p>
          </table:table-cell>
          <table:table-cell/>
          <table:table-cell table:formula="of:=[.F58]/[.E58]" office:value-type="float" office:value="103.573790921393">
            <text:p>103.5737909214</text:p>
          </table:table-cell>
          <table:table-cell/>
          <table:table-cell table:formula="of:=[.H58]/365.2425" office:value-type="float" office:value="0.283575407904045">
            <text:p>0.2835754079</text:p>
          </table:table-cell>
        </table:table-row>
        <table:table-row table:style-name="ro2">
          <table:table-cell office:value-type="string">
            <text:p>H.☿/H.♀ + H.♂</text:p>
          </table:table-cell>
          <table:table-cell office:value-type="float" office:value="555.69">
            <text:p>555.69</text:p>
          </table:table-cell>
          <table:table-cell office:value-type="float" office:value="67694.411">
            <text:p>67694.411</text:p>
          </table:table-cell>
          <table:table-cell/>
          <table:table-cell table:formula="of:=([.C59]-[.B59])/360" office:value-type="float" office:value="186.496447222222">
            <text:p>186.4964472222</text:p>
          </table:table-cell>
          <table:table-cell office:value-type="float" office:value="22278">
            <text:p>22278</text:p>
          </table:table-cell>
          <table:table-cell/>
          <table:table-cell table:formula="of:=[.F59]/[.E59]" office:value-type="float" office:value="119.455358704257">
            <text:p>119.4553587043</text:p>
          </table:table-cell>
          <table:table-cell/>
          <table:table-cell table:formula="of:=[.H59]/365.2425" office:value-type="float" office:value="0.32705766361871">
            <text:p>0.3270576636</text:p>
          </table:table-cell>
        </table:table-row>
        <table:table-row table:style-name="ro2">
          <table:table-cell office:value-type="string">
            <text:p>H.♀/H.ⴲ + H.☿</text:p>
          </table:table-cell>
          <table:table-cell office:value-type="float" office:value="682.776">
            <text:p>682.776</text:p>
          </table:table-cell>
          <table:table-cell office:value-type="float" office:value="105587.589">
            <text:p>105587.589</text:p>
          </table:table-cell>
          <table:table-cell/>
          <table:table-cell table:formula="of:=([.C60]-[.B60])/360" office:value-type="float" office:value="291.402258333333">
            <text:p>291.4022583333</text:p>
          </table:table-cell>
          <table:table-cell office:value-type="float" office:value="22278">
            <text:p>22278</text:p>
          </table:table-cell>
          <table:table-cell/>
          <table:table-cell table:formula="of:=[.F60]/[.E60]" office:value-type="float" office:value="76.4510204121902">
            <text:p>76.4510204122</text:p>
          </table:table-cell>
          <table:table-cell/>
          <table:table-cell table:formula="of:=[.H60]/365.2425" office:value-type="float" office:value="0.209315784477957">
            <text:p>0.2093157845</text:p>
          </table:table-cell>
        </table:table-row>
        <table:table-row table:style-name="ro2">
          <table:table-cell office:value-type="string">
            <text:p>H.♀/H.ⴲ + H.♂</text:p>
          </table:table-cell>
          <table:table-cell office:value-type="float" office:value="418.858">
            <text:p>418.858</text:p>
          </table:table-cell>
          <table:table-cell office:value-type="float" office:value="25817.902">
            <text:p>25817.902</text:p>
          </table:table-cell>
          <table:table-cell/>
          <table:table-cell table:formula="of:=([.C61]-[.B61])/360" office:value-type="float" office:value="70.5529">
            <text:p>70.5529</text:p>
          </table:table-cell>
          <table:table-cell office:value-type="float" office:value="22278">
            <text:p>22278</text:p>
          </table:table-cell>
          <table:table-cell/>
          <table:table-cell table:formula="of:=[.F61]/[.E61]" office:value-type="float" office:value="315.763065727986">
            <text:p>315.763065728</text:p>
          </table:table-cell>
          <table:table-cell/>
          <table:table-cell table:formula="of:=[.H61]/365.2425" office:value-type="float" office:value="0.864529910204825">
            <text:p>0.8645299102</text:p>
          </table:table-cell>
        </table:table-row>
        <table:table-row table:style-name="ro2">
          <table:table-cell office:value-type="string">
            <text:p>H.♀/H.♂ + H.☿</text:p>
          </table:table-cell>
          <table:table-cell office:value-type="float" office:value="752.914">
            <text:p>752.914</text:p>
          </table:table-cell>
          <table:table-cell office:value-type="float" office:value="115952.495">
            <text:p>115952.495</text:p>
          </table:table-cell>
          <table:table-cell/>
          <table:table-cell table:formula="of:=([.C62]-[.B62])/360" office:value-type="float" office:value="319.998836111111">
            <text:p>319.9988361111</text:p>
          </table:table-cell>
          <table:table-cell office:value-type="float" office:value="22278">
            <text:p>22278</text:p>
          </table:table-cell>
          <table:table-cell/>
          <table:table-cell table:formula="of:=[.F62]/[.E62]" office:value-type="float" office:value="69.6190032149509">
            <text:p>69.619003215</text:p>
          </table:table-cell>
          <table:table-cell/>
          <table:table-cell table:formula="of:=[.H62]/365.2425" office:value-type="float" office:value="0.19061035672177">
            <text:p>0.1906103567</text:p>
          </table:table-cell>
        </table:table-row>
        <table:table-row table:style-name="ro2">
          <table:table-cell office:value-type="string">
            <text:p>H.♀/H.♂ + H.ⴲ</text:p>
          </table:table-cell>
          <table:table-cell office:value-type="float" office:value="559.134">
            <text:p>559.134</text:p>
          </table:table-cell>
          <table:table-cell office:value-type="float" office:value="46547.714">
            <text:p>46547.714</text:p>
          </table:table-cell>
          <table:table-cell/>
          <table:table-cell table:formula="of:=([.C63]-[.B63])/360" office:value-type="float" office:value="127.746055555556">
            <text:p>127.7460555556</text:p>
          </table:table-cell>
          <table:table-cell office:value-type="float" office:value="22278">
            <text:p>22278</text:p>
          </table:table-cell>
          <table:table-cell/>
          <table:table-cell table:formula="of:=[.F63]/[.E63]" office:value-type="float" office:value="174.392860140496">
            <text:p>174.3928601405</text:p>
          </table:table-cell>
          <table:table-cell/>
          <table:table-cell table:formula="of:=[.H63]/365.2425" office:value-type="float" office:value="0.47747143374743">
            <text:p>0.4774714337</text:p>
          </table:table-cell>
        </table:table-row>
        <table:table-row table:style-name="ro2">
          <table:table-cell office:value-type="string">
            <text:p>H.ⴲ/H.♂ + H.☿</text:p>
          </table:table-cell>
          <table:table-cell office:value-type="float" office:value="724.44">
            <text:p>724.44</text:p>
          </table:table-cell>
          <table:table-cell office:value-type="float" office:value="102188.359">
            <text:p>102188.359</text:p>
          </table:table-cell>
          <table:table-cell/>
          <table:table-cell table:formula="of:=([.C64]-[.B64])/360" office:value-type="float" office:value="281.844219444444">
            <text:p>281.8442194444</text:p>
          </table:table-cell>
          <table:table-cell office:value-type="float" office:value="22278">
            <text:p>22278</text:p>
          </table:table-cell>
          <table:table-cell/>
          <table:table-cell table:formula="of:=[.F64]/[.E64]" office:value-type="float" office:value="79.0436647730904">
            <text:p>79.0436647731</text:p>
          </table:table-cell>
          <table:table-cell/>
          <table:table-cell table:formula="of:=[.H64]/365.2425" office:value-type="float" office:value="0.216414203640295">
            <text:p>0.2164142036</text:p>
          </table:table-cell>
        </table:table-row>
        <table:table-row table:style-name="ro2">
          <table:table-cell office:value-type="string">
            <text:p>H.ⴲ/H.♂ + H.♀</text:p>
          </table:table-cell>
          <table:table-cell office:value-type="float" office:value="559.134">
            <text:p>559.134</text:p>
          </table:table-cell>
          <table:table-cell office:value-type="float" office:value="46547.714">
            <text:p>46547.714</text:p>
          </table:table-cell>
          <table:table-cell/>
          <table:table-cell table:formula="of:=([.C65]-[.B65])/360" office:value-type="float" office:value="127.746055555556">
            <text:p>127.7460555556</text:p>
          </table:table-cell>
          <table:table-cell office:value-type="float" office:value="22278">
            <text:p>22278</text:p>
          </table:table-cell>
          <table:table-cell/>
          <table:table-cell table:formula="of:=[.F65]/[.E65]" office:value-type="float" office:value="174.392860140496">
            <text:p>174.3928601405</text:p>
          </table:table-cell>
          <table:table-cell/>
          <table:table-cell table:formula="of:=[.H65]/365.2425" office:value-type="float" office:value="0.47747143374743">
            <text:p>0.4774714337</text:p>
          </table:table-cell>
        </table:table-row>
        <table:table-row table:style-name="ro2">
          <table:table-cell office:value-type="string">
            <text:p>H.♂/H.♃ + H.☿</text:p>
          </table:table-cell>
          <table:table-cell office:value-type="float" office:value="570.937">
            <text:p>570.937</text:p>
          </table:table-cell>
          <table:table-cell office:value-type="float" office:value="101554.172">
            <text:p>101554.172</text:p>
          </table:table-cell>
          <table:table-cell/>
          <table:table-cell table:formula="of:=([.C66]-[.B66])/360" office:value-type="float" office:value="280.508986111111">
            <text:p>280.5089861111</text:p>
          </table:table-cell>
          <table:table-cell office:value-type="float" office:value="22278">
            <text:p>22278</text:p>
          </table:table-cell>
          <table:table-cell/>
          <table:table-cell table:formula="of:=[.F66]/[.E66]" office:value-type="float" office:value="79.41991559292">
            <text:p>79.4199155929</text:p>
          </table:table-cell>
          <table:table-cell/>
          <table:table-cell table:formula="of:=[.H66]/365.2425" office:value-type="float" office:value="0.217444343396291">
            <text:p>0.2174443434</text:p>
          </table:table-cell>
        </table:table-row>
        <table:table-row table:style-name="ro2">
          <table:table-cell office:value-type="string">
            <text:p>H.♂/H.♃ + H.♀</text:p>
          </table:table-cell>
          <table:table-cell office:value-type="float" office:value="405.631">
            <text:p>405.631</text:p>
          </table:table-cell>
          <table:table-cell office:value-type="float" office:value="45913.527">
            <text:p>45913.527</text:p>
          </table:table-cell>
          <table:table-cell/>
          <table:table-cell table:formula="of:=([.C67]-[.B67])/360" office:value-type="float" office:value="126.410822222222">
            <text:p>126.4108222222</text:p>
          </table:table-cell>
          <table:table-cell office:value-type="float" office:value="22278">
            <text:p>22278</text:p>
          </table:table-cell>
          <table:table-cell/>
          <table:table-cell table:formula="of:=[.F67]/[.E67]" office:value-type="float" office:value="176.234910970175">
            <text:p>176.2349109702</text:p>
          </table:table-cell>
          <table:table-cell/>
          <table:table-cell table:formula="of:=[.H67]/365.2425" office:value-type="float" office:value="0.482514797621239">
            <text:p>0.4825147976</text:p>
          </table:table-cell>
        </table:table-row>
        <table:table-row table:style-name="ro2">
          <table:table-cell office:value-type="string">
            <text:p>H.♂/H.♃ + H.ⴲ</text:p>
          </table:table-cell>
          <table:table-cell office:value-type="float" office:value="377.157">
            <text:p>377.157</text:p>
          </table:table-cell>
          <table:table-cell office:value-type="float" office:value="32149.391">
            <text:p>32149.391</text:p>
          </table:table-cell>
          <table:table-cell/>
          <table:table-cell table:formula="of:=([.C68]-[.B68])/360" office:value-type="float" office:value="88.2562055555556">
            <text:p>88.2562055556</text:p>
          </table:table-cell>
          <table:table-cell office:value-type="float" office:value="22278">
            <text:p>22278</text:p>
          </table:table-cell>
          <table:table-cell/>
          <table:table-cell table:formula="of:=[.F68]/[.E68]" office:value-type="float" office:value="252.424176405096">
            <text:p>252.4241764051</text:p>
          </table:table-cell>
          <table:table-cell/>
          <table:table-cell table:formula="of:=[.H68]/365.2425" office:value-type="float" office:value="0.691113921312816">
            <text:p>0.6911139213</text:p>
          </table:table-cell>
        </table:table-row>
        <table:table-row table:style-name="ro2">
          <table:table-cell office:value-type="string">
            <text:p>H.ⴲ/H.♃ + H.☿</text:p>
          </table:table-cell>
          <table:table-cell office:value-type="float" office:value="641.075">
            <text:p>641.075</text:p>
          </table:table-cell>
          <table:table-cell office:value-type="float" office:value="111919.078">
            <text:p>111919.078</text:p>
          </table:table-cell>
          <table:table-cell/>
          <table:table-cell table:formula="of:=([.C69]-[.B69])/360" office:value-type="float" office:value="309.105563888889">
            <text:p>309.1055638889</text:p>
          </table:table-cell>
          <table:table-cell office:value-type="float" office:value="22278">
            <text:p>22278</text:p>
          </table:table-cell>
          <table:table-cell/>
          <table:table-cell table:formula="of:=[.F69]/[.E69]" office:value-type="float" office:value="72.0724652112961">
            <text:p>72.0724652113</text:p>
          </table:table-cell>
          <table:table-cell/>
          <table:table-cell table:formula="of:=[.H69]/365.2425" office:value-type="float" office:value="0.197327707512943">
            <text:p>0.1973277075</text:p>
          </table:table-cell>
        </table:table-row>
        <table:table-row table:style-name="ro2">
          <table:table-cell office:value-type="string">
            <text:p>H.ⴲ/H.♃ + H.♀</text:p>
          </table:table-cell>
          <table:table-cell office:value-type="float" office:value="475.769">
            <text:p>475.769</text:p>
          </table:table-cell>
          <table:table-cell office:value-type="float" office:value="56278.433">
            <text:p>56278.433</text:p>
          </table:table-cell>
          <table:table-cell/>
          <table:table-cell table:formula="of:=([.C70]-[.B70])/360" office:value-type="float" office:value="155.0074">
            <text:p>155.0074</text:p>
          </table:table-cell>
          <table:table-cell office:value-type="float" office:value="22278">
            <text:p>22278</text:p>
          </table:table-cell>
          <table:table-cell/>
          <table:table-cell table:formula="of:=[.F70]/[.E70]" office:value-type="float" office:value="143.722170683464">
            <text:p>143.7221706835</text:p>
          </table:table-cell>
          <table:table-cell/>
          <table:table-cell table:formula="of:=[.H70]/365.2425" office:value-type="float" office:value="0.393497938173855">
            <text:p>0.3934979382</text:p>
          </table:table-cell>
        </table:table-row>
        <table:table-row table:style-name="ro2">
          <table:table-cell office:value-type="string">
            <text:p>H.ⴲ/H.♄ + H.☿</text:p>
          </table:table-cell>
          <table:table-cell office:value-type="float" office:value="530.928">
            <text:p>530.928</text:p>
          </table:table-cell>
          <table:table-cell office:value-type="float" office:value="112913.732">
            <text:p>112913.732</text:p>
          </table:table-cell>
          <table:table-cell/>
          <table:table-cell table:formula="of:=([.C71]-[.B71])/360" office:value-type="float" office:value="312.174455555556">
            <text:p>312.1744555556</text:p>
          </table:table-cell>
          <table:table-cell office:value-type="float" office:value="22278">
            <text:p>22278</text:p>
          </table:table-cell>
          <table:table-cell/>
          <table:table-cell table:formula="of:=[.F71]/[.E71]" office:value-type="float" office:value="71.3639428323928">
            <text:p>71.3639428324</text:p>
          </table:table-cell>
          <table:table-cell/>
          <table:table-cell table:formula="of:=[.H71]/365.2425" office:value-type="float" office:value="0.195387839127135">
            <text:p>0.1953878391</text:p>
          </table:table-cell>
        </table:table-row>
        <table:table-row table:style-name="ro2">
          <table:table-cell office:value-type="string">
            <text:p>H.ⴲ/H.♄ + H.♀</text:p>
          </table:table-cell>
          <table:table-cell office:value-type="float" office:value="365.622">
            <text:p>365.622</text:p>
          </table:table-cell>
          <table:table-cell office:value-type="float" office:value="57273.087">
            <text:p>57273.087</text:p>
          </table:table-cell>
          <table:table-cell/>
          <table:table-cell table:formula="of:=([.C72]-[.B72])/360" office:value-type="float" office:value="158.076291666667">
            <text:p>158.0762916667</text:p>
          </table:table-cell>
          <table:table-cell office:value-type="float" office:value="22278">
            <text:p>22278</text:p>
          </table:table-cell>
          <table:table-cell/>
          <table:table-cell table:formula="of:=[.F72]/[.E72]" office:value-type="float" office:value="140.931949789013">
            <text:p>140.931949789</text:p>
          </table:table-cell>
          <table:table-cell/>
          <table:table-cell table:formula="of:=[.H72]/365.2425" office:value-type="float" office:value="0.385858572835891">
            <text:p>0.3858585728</text:p>
          </table:table-cell>
        </table:table-row>
        <table:table-row table:style-name="ro2">
          <table:table-cell office:value-type="string">
            <text:p>H.ⴲ/H.♄ + H.♂</text:p>
          </table:table-cell>
          <table:table-cell office:value-type="float" office:value="267.01">
            <text:p>267.01</text:p>
          </table:table-cell>
          <table:table-cell office:value-type="float" office:value="33144.045">
            <text:p>33144.045</text:p>
          </table:table-cell>
          <table:table-cell/>
          <table:table-cell table:formula="of:=([.C73]-[.B73])/360" office:value-type="float" office:value="91.3250972222222">
            <text:p>91.3250972222</text:p>
          </table:table-cell>
          <table:table-cell office:value-type="float" office:value="22278">
            <text:p>22278</text:p>
          </table:table-cell>
          <table:table-cell/>
          <table:table-cell table:formula="of:=[.F73]/[.E73]" office:value-type="float" office:value="243.9417058138">
            <text:p>243.9417058138</text:p>
          </table:table-cell>
          <table:table-cell/>
          <table:table-cell table:formula="of:=[.H73]/365.2425" office:value-type="float" office:value="0.667889705644332">
            <text:p>0.6678897056</text:p>
          </table:table-cell>
        </table:table-row>
      </table:table>
      <table:table table:name="source_calculations" table:style-name="ta1" table:print="false"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23" table:number-columns-repeated="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2" table:number-columns-repeated="2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number-columns-repeated="2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15" table:number-columns-repeated="2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12" table:number-columns-repeated="3" table:default-cell-style-name="Default"/>
        <table:table-column table:style-name="co33" table:default-cell-style-name="Default"/>
        <table:table-column table:style-name="co12" table:number-columns-repeated="7" table:default-cell-style-name="Default"/>
        <table:table-row table:style-name="ro3">
          <table:table-cell office:value-type="string">
            <text:p>date</text:p>
          </table:table-cell>
          <table:table-cell office:value-type="string">
            <text:p>G.Moon</text:p>
          </table:table-cell>
          <table:table-cell office:value-type="string">
            <text:p>G.Sun</text:p>
          </table:table-cell>
          <table:table-cell office:value-type="string">
            <text:p>H.Mercury</text:p>
          </table:table-cell>
          <table:table-cell office:value-type="string">
            <text:p>H.Venus</text:p>
          </table:table-cell>
          <table:table-cell office:value-type="string">
            <text:p>H.Earth</text:p>
          </table:table-cell>
          <table:table-cell office:value-type="string">
            <text:p>H.Mars</text:p>
          </table:table-cell>
          <table:table-cell office:value-type="string">
            <text:p>H.Jupiter</text:p>
          </table:table-cell>
          <table:table-cell office:value-type="string">
            <text:p>H.Saturn</text:p>
          </table:table-cell>
          <table:table-cell office:value-type="string">
            <text:p>H.Chiron</text:p>
          </table:table-cell>
          <table:table-cell office:value-type="string">
            <text:p>H.Uranus</text:p>
          </table:table-cell>
          <table:table-cell office:value-type="string">
            <text:p>H.Neptune</text:p>
          </table:table-cell>
          <table:table-cell office:value-type="string">
            <text:p>H.Pluto</text:p>
          </table:table-cell>
          <table:table-cell office:value-type="string">
            <text:p>H.Isis</text:p>
          </table:table-cell>
          <table:table-cell office:value-type="string">
            <text:p>H.Mercury/H.Venus</text:p>
          </table:table-cell>
          <table:table-cell office:value-type="string">
            <text:p>H.Mercury/H.Earth</text:p>
          </table:table-cell>
          <table:table-cell office:value-type="string">
            <text:p>H.Mercury/H.Mars</text:p>
          </table:table-cell>
          <table:table-cell office:value-type="string">
            <text:p>H.Mercury/H.Jupiter</text:p>
          </table:table-cell>
          <table:table-cell office:value-type="string">
            <text:p>H.Mercury/H.Chiron</text:p>
          </table:table-cell>
          <table:table-cell office:value-type="string">
            <text:p>H.Mercury/H.Saturn</text:p>
          </table:table-cell>
          <table:table-cell office:value-type="string">
            <text:p>H.Mercury/H.Uranus</text:p>
          </table:table-cell>
          <table:table-cell office:value-type="string">
            <text:p>H.Mercury/H.Neptune</text:p>
          </table:table-cell>
          <table:table-cell office:value-type="string">
            <text:p>H.Mercury/H.Pluto</text:p>
          </table:table-cell>
          <table:table-cell office:value-type="string">
            <text:p>H.Venus/H.Earth</text:p>
          </table:table-cell>
          <table:table-cell office:value-type="string">
            <text:p>H.Venus/H.Mars</text:p>
          </table:table-cell>
          <table:table-cell office:value-type="string">
            <text:p>H.Venus/H.Jupiter</text:p>
          </table:table-cell>
          <table:table-cell office:value-type="string">
            <text:p>H.Venus/H.Chiron</text:p>
          </table:table-cell>
          <table:table-cell office:value-type="string">
            <text:p>H.Venus/H.Saturn</text:p>
          </table:table-cell>
          <table:table-cell office:value-type="string">
            <text:p>H.Venus/H.Uranus</text:p>
          </table:table-cell>
          <table:table-cell office:value-type="string">
            <text:p>H.Venus/H.Neptune</text:p>
          </table:table-cell>
          <table:table-cell office:value-type="string">
            <text:p>H.Venus/H.Pluto</text:p>
          </table:table-cell>
          <table:table-cell office:value-type="string">
            <text:p>H.Earth/H.Mars</text:p>
          </table:table-cell>
          <table:table-cell office:value-type="string">
            <text:p>H.Earth/H.Jupiter</text:p>
          </table:table-cell>
          <table:table-cell office:value-type="string">
            <text:p>H.Earth/H.Chiron</text:p>
          </table:table-cell>
          <table:table-cell office:value-type="string">
            <text:p>H.Earth/H.Saturn</text:p>
          </table:table-cell>
          <table:table-cell office:value-type="string">
            <text:p>H.Earth/H.Uranus</text:p>
          </table:table-cell>
          <table:table-cell office:value-type="string">
            <text:p>H.Earth/H.Neptune</text:p>
          </table:table-cell>
          <table:table-cell office:value-type="string">
            <text:p>H.Earth/H.Pluto</text:p>
          </table:table-cell>
          <table:table-cell office:value-type="string">
            <text:p>H.Mars/H.Jupiter</text:p>
          </table:table-cell>
          <table:table-cell office:value-type="string">
            <text:p>H.Mars/H.Chiron</text:p>
          </table:table-cell>
          <table:table-cell office:value-type="string">
            <text:p>H.Mars/H.Saturn</text:p>
          </table:table-cell>
          <table:table-cell office:value-type="string">
            <text:p>H.Mars/H.Uranus</text:p>
          </table:table-cell>
          <table:table-cell office:value-type="string">
            <text:p>H.Mars/H.Neptune</text:p>
          </table:table-cell>
          <table:table-cell office:value-type="string">
            <text:p>H.Mars/H.Pluto</text:p>
          </table:table-cell>
          <table:table-cell office:value-type="string">
            <text:p>H.Jupiter/H.Chiron</text:p>
          </table:table-cell>
          <table:table-cell office:value-type="string">
            <text:p>H.Jupiter/H.Saturn</text:p>
          </table:table-cell>
          <table:table-cell office:value-type="string">
            <text:p>H.Jupiter/H.Uranus</text:p>
          </table:table-cell>
          <table:table-cell office:value-type="string">
            <text:p>H.Jupiter/H.Neptune</text:p>
          </table:table-cell>
          <table:table-cell office:value-type="string">
            <text:p>H.Jupiter/H.Pluto</text:p>
          </table:table-cell>
          <table:table-cell office:value-type="string">
            <text:p>H.Chiron/H.Uranus</text:p>
          </table:table-cell>
          <table:table-cell office:value-type="string">
            <text:p>H.Chiron/H.Neptune</text:p>
          </table:table-cell>
          <table:table-cell office:value-type="string">
            <text:p>H.Chiron/H.Pluto</text:p>
          </table:table-cell>
          <table:table-cell office:value-type="string">
            <text:p>H.Saturn/H.Uranus</text:p>
          </table:table-cell>
          <table:table-cell office:value-type="string">
            <text:p>H.Saturn/H.Neptune</text:p>
          </table:table-cell>
          <table:table-cell office:value-type="string">
            <text:p>H.Saturn/H.Pluto</text:p>
          </table:table-cell>
          <table:table-cell office:value-type="string">
            <text:p>H.Uranus/H.Neptune</text:p>
          </table:table-cell>
          <table:table-cell office:value-type="string">
            <text:p>H.Uranus/H.Pluto</text:p>
          </table:table-cell>
          <table:table-cell office:value-type="string">
            <text:p>H.☿/H.♀ + H.ⴲ</text:p>
          </table:table-cell>
          <table:table-cell office:value-type="string">
            <text:p>H.☿/H.♀ + H.♂</text:p>
          </table:table-cell>
          <table:table-cell office:value-type="string">
            <text:p>H.♀/H.ⴲ + H.☿</text:p>
          </table:table-cell>
          <table:table-cell office:value-type="string">
            <text:p>H.♀/H.ⴲ + H.♂</text:p>
          </table:table-cell>
          <table:table-cell office:value-type="string">
            <text:p>H.♀/H.♂ + H.☿</text:p>
          </table:table-cell>
          <table:table-cell office:value-type="string">
            <text:p>H.♀/H.♂ + H.ⴲ</text:p>
          </table:table-cell>
          <table:table-cell office:value-type="string">
            <text:p>H.ⴲ/H.♂ + H.☿</text:p>
          </table:table-cell>
          <table:table-cell office:value-type="string">
            <text:p>H.ⴲ/H.♂ + H.♀</text:p>
          </table:table-cell>
          <table:table-cell office:value-type="string">
            <text:p>H.♂/H.♃ + H.☿</text:p>
          </table:table-cell>
          <table:table-cell office:value-type="string">
            <text:p>H.♂/H.♃ + H.♀</text:p>
          </table:table-cell>
          <table:table-cell office:value-type="string">
            <text:p>H.♂/H.♃ + H.ⴲ</text:p>
          </table:table-cell>
          <table:table-cell office:value-type="string">
            <text:p>H.ⴲ/H.♃ + H.☿</text:p>
          </table:table-cell>
          <table:table-cell office:value-type="string">
            <text:p>H.ⴲ/H.♃ + H.♀</text:p>
          </table:table-cell>
          <table:table-cell office:value-type="string">
            <text:p>H.ⴲ/H.♄ + H.☿</text:p>
          </table:table-cell>
          <table:table-cell office:value-type="string">
            <text:p>H.ⴲ/H.♄ + H.♀</text:p>
          </table:table-cell>
          <table:table-cell office:value-type="string">
            <text:p>H.ⴲ/H.♄ + H.♂</text:p>
          </table:table-cell>
        </table:table-row>
        <table:table-row table:style-name="ro4">
          <table:table-cell table:style-name="ce8" office:value-type="string">
            <text:p>1955-01-01 12:00</text:p>
          </table:table-cell>
          <table:table-cell office:value-type="float" office:value="8.651">
            <text:p>8.651</text:p>
          </table:table-cell>
          <table:table-cell office:value-type="float" office:value="280.522">
            <text:p>280.522</text:p>
          </table:table-cell>
          <table:table-cell office:value-type="float" office:value="294.302">
            <text:p>294.302</text:p>
          </table:table-cell>
          <table:table-cell office:value-type="float" office:value="128.996">
            <text:p>128.996</text:p>
          </table:table-cell>
          <table:table-cell office:value-type="float" office:value="100.522">
            <text:p>100.522</text:p>
          </table:table-cell>
          <table:table-cell office:value-type="float" office:value="30.384">
            <text:p>30.384</text:p>
          </table:table-cell>
          <table:table-cell office:value-type="float" office:value="113.749">
            <text:p>113.749</text:p>
          </table:table-cell>
          <table:table-cell office:value-type="float" office:value="223.896">
            <text:p>223.896</text:p>
          </table:table-cell>
          <table:table-cell office:value-type="float" office:value="299.015">
            <text:p>299.015</text:p>
          </table:table-cell>
          <table:table-cell office:value-type="float" office:value="115.474">
            <text:p>115.474</text:p>
          </table:table-cell>
          <table:table-cell office:value-type="float" office:value="206.245">
            <text:p>206.245</text:p>
          </table:table-cell>
          <table:table-cell office:value-type="float" office:value="145.351">
            <text:p>145.351</text:p>
          </table:table-cell>
          <table:table-cell office:value-type="float" office:value="127.856">
            <text:p>127.856</text:p>
          </table:table-cell>
          <table:table-cell office:value-type="float" office:value="525.306">
            <text:p>525.306</text:p>
          </table:table-cell>
          <table:table-cell office:value-type="float" office:value="553.78">
            <text:p>553.78</text:p>
          </table:table-cell>
          <table:table-cell office:value-type="float" office:value="623.918">
            <text:p>623.918</text:p>
          </table:table-cell>
          <table:table-cell office:value-type="float" office:value="540.553">
            <text:p>540.553</text:p>
          </table:table-cell>
          <table:table-cell office:value-type="float" office:value="355.287">
            <text:p>355.287</text:p>
          </table:table-cell>
          <table:table-cell office:value-type="float" office:value="430.406">
            <text:p>430.406</text:p>
          </table:table-cell>
          <table:table-cell office:value-type="float" office:value="538.828">
            <text:p>538.828</text:p>
          </table:table-cell>
          <table:table-cell office:value-type="float" office:value="448.057">
            <text:p>448.057</text:p>
          </table:table-cell>
          <table:table-cell office:value-type="float" office:value="508.951">
            <text:p>508.951</text:p>
          </table:table-cell>
          <table:table-cell office:value-type="float" office:value="388.474">
            <text:p>388.474</text:p>
          </table:table-cell>
          <table:table-cell office:value-type="float" office:value="458.612">
            <text:p>458.612</text:p>
          </table:table-cell>
          <table:table-cell office:value-type="float" office:value="375.247">
            <text:p>375.247</text:p>
          </table:table-cell>
          <table:table-cell office:value-type="float" office:value="189.981">
            <text:p>189.981</text:p>
          </table:table-cell>
          <table:table-cell office:value-type="float" office:value="265.1">
            <text:p>265.1</text:p>
          </table:table-cell>
          <table:table-cell office:value-type="float" office:value="373.522">
            <text:p>373.522</text:p>
          </table:table-cell>
          <table:table-cell office:value-type="float" office:value="282.751">
            <text:p>282.751</text:p>
          </table:table-cell>
          <table:table-cell office:value-type="float" office:value="343.645">
            <text:p>343.645</text:p>
          </table:table-cell>
          <table:table-cell office:value-type="float" office:value="430.138">
            <text:p>430.138</text:p>
          </table:table-cell>
          <table:table-cell office:value-type="float" office:value="346.773">
            <text:p>346.773</text:p>
          </table:table-cell>
          <table:table-cell office:value-type="float" office:value="161.507">
            <text:p>161.507</text:p>
          </table:table-cell>
          <table:table-cell office:value-type="float" office:value="236.626">
            <text:p>236.626</text:p>
          </table:table-cell>
          <table:table-cell office:value-type="float" office:value="345.048">
            <text:p>345.048</text:p>
          </table:table-cell>
          <table:table-cell office:value-type="float" office:value="254.277">
            <text:p>254.277</text:p>
          </table:table-cell>
          <table:table-cell office:value-type="float" office:value="315.171">
            <text:p>315.171</text:p>
          </table:table-cell>
          <table:table-cell office:value-type="float" office:value="276.635">
            <text:p>276.635</text:p>
          </table:table-cell>
          <table:table-cell office:value-type="float" office:value="91.369">
            <text:p>91.369</text:p>
          </table:table-cell>
          <table:table-cell office:value-type="float" office:value="166.488">
            <text:p>166.488</text:p>
          </table:table-cell>
          <table:table-cell office:value-type="float" office:value="274.91">
            <text:p>274.91</text:p>
          </table:table-cell>
          <table:table-cell office:value-type="float" office:value="184.139">
            <text:p>184.139</text:p>
          </table:table-cell>
          <table:table-cell office:value-type="float" office:value="245.033">
            <text:p>245.033</text:p>
          </table:table-cell>
          <table:table-cell office:value-type="float" office:value="174.734">
            <text:p>174.734</text:p>
          </table:table-cell>
          <table:table-cell office:value-type="float" office:value="249.853">
            <text:p>249.853</text:p>
          </table:table-cell>
          <table:table-cell office:value-type="float" office:value="358.275">
            <text:p>358.275</text:p>
          </table:table-cell>
          <table:table-cell office:value-type="float" office:value="267.504">
            <text:p>267.504</text:p>
          </table:table-cell>
          <table:table-cell office:value-type="float" office:value="328.398">
            <text:p>328.398</text:p>
          </table:table-cell>
          <table:table-cell office:value-type="float" office:value="543.541">
            <text:p>543.541</text:p>
          </table:table-cell>
          <table:table-cell office:value-type="float" office:value="452.77">
            <text:p>452.77</text:p>
          </table:table-cell>
          <table:table-cell office:value-type="float" office:value="513.664">
            <text:p>513.664</text:p>
          </table:table-cell>
          <table:table-cell office:value-type="float" office:value="468.422">
            <text:p>468.422</text:p>
          </table:table-cell>
          <table:table-cell office:value-type="float" office:value="377.651">
            <text:p>377.651</text:p>
          </table:table-cell>
          <table:table-cell office:value-type="float" office:value="438.545">
            <text:p>438.545</text:p>
          </table:table-cell>
          <table:table-cell office:value-type="float" office:value="269.229">
            <text:p>269.229</text:p>
          </table:table-cell>
          <table:table-cell office:value-type="float" office:value="330.123">
            <text:p>330.123</text:p>
          </table:table-cell>
          <table:table-cell office:value-type="float" office:value="625.828">
            <text:p>625.828</text:p>
          </table:table-cell>
          <table:table-cell office:value-type="float" office:value="555.69">
            <text:p>555.69</text:p>
          </table:table-cell>
          <table:table-cell office:value-type="float" office:value="682.776">
            <text:p>682.776</text:p>
          </table:table-cell>
          <table:table-cell office:value-type="float" office:value="418.858">
            <text:p>418.858</text:p>
          </table:table-cell>
          <table:table-cell office:value-type="float" office:value="752.914">
            <text:p>752.914</text:p>
          </table:table-cell>
          <table:table-cell office:value-type="float" office:value="559.134">
            <text:p>559.134</text:p>
          </table:table-cell>
          <table:table-cell office:value-type="float" office:value="724.44">
            <text:p>724.44</text:p>
          </table:table-cell>
          <table:table-cell office:value-type="float" office:value="559.134">
            <text:p>559.134</text:p>
          </table:table-cell>
          <table:table-cell office:value-type="float" office:value="570.937">
            <text:p>570.937</text:p>
          </table:table-cell>
          <table:table-cell office:value-type="float" office:value="405.631">
            <text:p>405.631</text:p>
          </table:table-cell>
          <table:table-cell office:value-type="float" office:value="377.157">
            <text:p>377.157</text:p>
          </table:table-cell>
          <table:table-cell office:value-type="float" office:value="641.075">
            <text:p>641.075</text:p>
          </table:table-cell>
          <table:table-cell office:value-type="float" office:value="475.769">
            <text:p>475.769</text:p>
          </table:table-cell>
          <table:table-cell office:value-type="float" office:value="530.928">
            <text:p>530.928</text:p>
          </table:table-cell>
          <table:table-cell office:value-type="float" office:value="365.622">
            <text:p>365.622</text:p>
          </table:table-cell>
          <table:table-cell office:value-type="float" office:value="267.01">
            <text:p>267.01</text:p>
          </table:table-cell>
        </table:table-row>
        <table:table-row table:style-name="ro4">
          <table:table-cell table:style-name="ce8" office:value-type="string">
            <text:p>2015-12-30 12:00</text:p>
          </table:table-cell>
          <table:table-cell office:value-type="float" office:value="293561.226">
            <text:p>293561.226</text:p>
          </table:table-cell>
          <table:table-cell office:value-type="float" office:value="22238.672">
            <text:p>22238.672</text:p>
          </table:table-cell>
          <table:table-cell office:value-type="float" office:value="91463.453">
            <text:p>91463.453</text:p>
          </table:table-cell>
          <table:table-cell office:value-type="float" office:value="35822.808">
            <text:p>35822.808</text:p>
          </table:table-cell>
          <table:table-cell office:value-type="float" office:value="22058.672">
            <text:p>22058.672</text:p>
          </table:table-cell>
          <table:table-cell office:value-type="float" office:value="11693.766">
            <text:p>11693.766</text:p>
          </table:table-cell>
          <table:table-cell office:value-type="float" office:value="1963.047">
            <text:p>1963.047</text:p>
          </table:table-cell>
          <table:table-cell office:value-type="float" office:value="968.393">
            <text:p>968.393</text:p>
          </table:table-cell>
          <table:table-cell office:value-type="float" office:value="710.319">
            <text:p>710.319</text:p>
          </table:table-cell>
          <table:table-cell office:value-type="float" office:value="379.363">
            <text:p>379.363</text:p>
          </table:table-cell>
          <table:table-cell office:value-type="float" office:value="339.13">
            <text:p>339.13</text:p>
          </table:table-cell>
          <table:table-cell office:value-type="float" office:value="285.199">
            <text:p>285.199</text:p>
          </table:table-cell>
          <table:table-cell office:value-type="float" office:value="150.967">
            <text:p>150.967</text:p>
          </table:table-cell>
          <table:table-cell office:value-type="float" office:value="56000.645">
            <text:p>56000.645</text:p>
          </table:table-cell>
          <table:table-cell office:value-type="float" office:value="69764.781">
            <text:p>69764.781</text:p>
          </table:table-cell>
          <table:table-cell office:value-type="float" office:value="80129.687">
            <text:p>80129.687</text:p>
          </table:table-cell>
          <table:table-cell office:value-type="float" office:value="89860.406">
            <text:p>89860.406</text:p>
          </table:table-cell>
          <table:table-cell office:value-type="float" office:value="91113.134">
            <text:p>91113.134</text:p>
          </table:table-cell>
          <table:table-cell office:value-type="float" office:value="90855.06">
            <text:p>90855.06</text:p>
          </table:table-cell>
          <table:table-cell office:value-type="float" office:value="91444.09">
            <text:p>91444.09</text:p>
          </table:table-cell>
          <table:table-cell office:value-type="float" office:value="91484.323">
            <text:p>91484.323</text:p>
          </table:table-cell>
          <table:table-cell office:value-type="float" office:value="91538.254">
            <text:p>91538.254</text:p>
          </table:table-cell>
          <table:table-cell office:value-type="float" office:value="14124.136">
            <text:p>14124.136</text:p>
          </table:table-cell>
          <table:table-cell office:value-type="float" office:value="24489.042">
            <text:p>24489.042</text:p>
          </table:table-cell>
          <table:table-cell office:value-type="float" office:value="34219.761">
            <text:p>34219.761</text:p>
          </table:table-cell>
          <table:table-cell office:value-type="float" office:value="35472.489">
            <text:p>35472.489</text:p>
          </table:table-cell>
          <table:table-cell office:value-type="float" office:value="35214.415">
            <text:p>35214.415</text:p>
          </table:table-cell>
          <table:table-cell office:value-type="float" office:value="35803.445">
            <text:p>35803.445</text:p>
          </table:table-cell>
          <table:table-cell office:value-type="float" office:value="35843.678">
            <text:p>35843.678</text:p>
          </table:table-cell>
          <table:table-cell office:value-type="float" office:value="35897.609">
            <text:p>35897.609</text:p>
          </table:table-cell>
          <table:table-cell office:value-type="float" office:value="10724.906">
            <text:p>10724.906</text:p>
          </table:table-cell>
          <table:table-cell office:value-type="float" office:value="20455.625">
            <text:p>20455.625</text:p>
          </table:table-cell>
          <table:table-cell office:value-type="float" office:value="21708.353">
            <text:p>21708.353</text:p>
          </table:table-cell>
          <table:table-cell office:value-type="float" office:value="21450.279">
            <text:p>21450.279</text:p>
          </table:table-cell>
          <table:table-cell office:value-type="float" office:value="22039.309">
            <text:p>22039.309</text:p>
          </table:table-cell>
          <table:table-cell office:value-type="float" office:value="22079.542">
            <text:p>22079.542</text:p>
          </table:table-cell>
          <table:table-cell office:value-type="float" office:value="22133.473">
            <text:p>22133.473</text:p>
          </table:table-cell>
          <table:table-cell office:value-type="float" office:value="10090.719">
            <text:p>10090.719</text:p>
          </table:table-cell>
          <table:table-cell office:value-type="float" office:value="11343.447">
            <text:p>11343.447</text:p>
          </table:table-cell>
          <table:table-cell office:value-type="float" office:value="11085.373">
            <text:p>11085.373</text:p>
          </table:table-cell>
          <table:table-cell office:value-type="float" office:value="11674.403">
            <text:p>11674.403</text:p>
          </table:table-cell>
          <table:table-cell office:value-type="float" office:value="11714.636">
            <text:p>11714.636</text:p>
          </table:table-cell>
          <table:table-cell office:value-type="float" office:value="11768.567">
            <text:p>11768.567</text:p>
          </table:table-cell>
          <table:table-cell office:value-type="float" office:value="1612.728">
            <text:p>1612.728</text:p>
          </table:table-cell>
          <table:table-cell office:value-type="float" office:value="1354.654">
            <text:p>1354.654</text:p>
          </table:table-cell>
          <table:table-cell office:value-type="float" office:value="1943.684">
            <text:p>1943.684</text:p>
          </table:table-cell>
          <table:table-cell office:value-type="float" office:value="1983.917">
            <text:p>1983.917</text:p>
          </table:table-cell>
          <table:table-cell office:value-type="float" office:value="2037.848">
            <text:p>2037.848</text:p>
          </table:table-cell>
          <table:table-cell office:value-type="float" office:value="690.956">
            <text:p>690.956</text:p>
          </table:table-cell>
          <table:table-cell office:value-type="float" office:value="731.189">
            <text:p>731.189</text:p>
          </table:table-cell>
          <table:table-cell office:value-type="float" office:value="785.12">
            <text:p>785.12</text:p>
          </table:table-cell>
          <table:table-cell office:value-type="float" office:value="949.03">
            <text:p>949.03</text:p>
          </table:table-cell>
          <table:table-cell office:value-type="float" office:value="989.263">
            <text:p>989.263</text:p>
          </table:table-cell>
          <table:table-cell office:value-type="float" office:value="1043.194">
            <text:p>1043.194</text:p>
          </table:table-cell>
          <table:table-cell office:value-type="float" office:value="400.233">
            <text:p>400.233</text:p>
          </table:table-cell>
          <table:table-cell office:value-type="float" office:value="454.164">
            <text:p>454.164</text:p>
          </table:table-cell>
          <table:table-cell office:value-type="float" office:value="78059.317">
            <text:p>78059.317</text:p>
          </table:table-cell>
          <table:table-cell office:value-type="float" office:value="67694.411">
            <text:p>67694.411</text:p>
          </table:table-cell>
          <table:table-cell office:value-type="float" office:value="105587.589">
            <text:p>105587.589</text:p>
          </table:table-cell>
          <table:table-cell office:value-type="float" office:value="25817.902">
            <text:p>25817.902</text:p>
          </table:table-cell>
          <table:table-cell office:value-type="float" office:value="115952.495">
            <text:p>115952.495</text:p>
          </table:table-cell>
          <table:table-cell office:value-type="float" office:value="46547.714">
            <text:p>46547.714</text:p>
          </table:table-cell>
          <table:table-cell office:value-type="float" office:value="102188.359">
            <text:p>102188.359</text:p>
          </table:table-cell>
          <table:table-cell office:value-type="float" office:value="46547.714">
            <text:p>46547.714</text:p>
          </table:table-cell>
          <table:table-cell office:value-type="float" office:value="101554.172">
            <text:p>101554.172</text:p>
          </table:table-cell>
          <table:table-cell office:value-type="float" office:value="45913.527">
            <text:p>45913.527</text:p>
          </table:table-cell>
          <table:table-cell office:value-type="float" office:value="32149.391">
            <text:p>32149.391</text:p>
          </table:table-cell>
          <table:table-cell office:value-type="float" office:value="111919.078">
            <text:p>111919.078</text:p>
          </table:table-cell>
          <table:table-cell office:value-type="float" office:value="56278.433">
            <text:p>56278.433</text:p>
          </table:table-cell>
          <table:table-cell office:value-type="float" office:value="112913.732">
            <text:p>112913.732</text:p>
          </table:table-cell>
          <table:table-cell office:value-type="float" office:value="57273.087">
            <text:p>57273.087</text:p>
          </table:table-cell>
          <table:table-cell office:value-type="float" office:value="33144.045">
            <text:p>33144.045</text:p>
          </table:table-cell>
        </table:table-row>
        <table:table-row table:style-name="ro4" table:number-rows-repeated="2">
          <table:table-cell table:number-columns-repeated="73"/>
        </table:table-row>
        <table:table-row table:style-name="ro4">
          <table:table-cell office:value-type="string">
            <text:p>Number of revolutions:</text:p>
          </table:table-cell>
          <table:table-cell table:formula="of:=([.B3]-[.B2])/360" office:value-type="float" office:value="815.423819444444">
            <text:p>815.4238194444</text:p>
          </table:table-cell>
          <table:table-cell table:formula="of:=([.C3]-[.C2])/360" office:value-type="float" office:value="60.9948611111111">
            <text:p>60.9948611111</text:p>
          </table:table-cell>
          <table:table-cell table:formula="of:=([.D3]-[.D2])/360" office:value-type="float" office:value="253.247641666667">
            <text:p>253.2476416667</text:p>
          </table:table-cell>
          <table:table-cell table:formula="of:=([.E3]-[.E2])/360" office:value-type="float" office:value="99.1494777777778">
            <text:p>99.1494777778</text:p>
          </table:table-cell>
          <table:table-cell table:formula="of:=([.F3]-[.F2])/360" office:value-type="float" office:value="60.9948611111111">
            <text:p>60.9948611111</text:p>
          </table:table-cell>
          <table:table-cell table:formula="of:=([.G3]-[.G2])/360" office:value-type="float" office:value="32.3982833333333">
            <text:p>32.3982833333</text:p>
          </table:table-cell>
          <table:table-cell table:formula="of:=([.H3]-[.H2])/360" office:value-type="float" office:value="5.13693888888889">
            <text:p>5.1369388889</text:p>
          </table:table-cell>
          <table:table-cell table:formula="of:=([.I3]-[.I2])/360" office:value-type="float" office:value="2.06804722222222">
            <text:p>2.0680472222</text:p>
          </table:table-cell>
          <table:table-cell table:formula="of:=([.J3]-[.J2])/360" office:value-type="float" office:value="1.14251111111111">
            <text:p>1.1425111111</text:p>
          </table:table-cell>
          <table:table-cell table:formula="of:=([.K3]-[.K2])/360" office:value-type="float" office:value="0.733025">
            <text:p>0.733025</text:p>
          </table:table-cell>
          <table:table-cell table:formula="of:=([.L3]-[.L2])/360" office:value-type="float" office:value="0.369125">
            <text:p>0.369125</text:p>
          </table:table-cell>
          <table:table-cell table:formula="of:=([.M3]-[.M2])/360" office:value-type="float" office:value="0.388466666666667">
            <text:p>0.3884666667</text:p>
          </table:table-cell>
          <table:table-cell table:formula="of:=([.N3]-[.N2])/360" office:value-type="float" office:value="0.0641972222222223">
            <text:p>0.0641972222</text:p>
          </table:table-cell>
          <table:table-cell table:formula="of:=([.O3]-[.O2])/360" office:value-type="float" office:value="154.098163888889">
            <text:p>154.0981638889</text:p>
          </table:table-cell>
          <table:table-cell table:formula="of:=([.P3]-[.P2])/360" office:value-type="float" office:value="192.252780555556">
            <text:p>192.2527805556</text:p>
          </table:table-cell>
          <table:table-cell table:formula="of:=([.Q3]-[.Q2])/360" office:value-type="float" office:value="220.849358333333">
            <text:p>220.8493583333</text:p>
          </table:table-cell>
          <table:table-cell table:formula="of:=([.R3]-[.R2])/360" office:value-type="float" office:value="248.110702777778">
            <text:p>248.1107027778</text:p>
          </table:table-cell>
          <table:table-cell table:formula="of:=([.S3]-[.S2])/360" office:value-type="float" office:value="252.105130555556">
            <text:p>252.1051305556</text:p>
          </table:table-cell>
          <table:table-cell table:formula="of:=([.T3]-[.T2])/360" office:value-type="float" office:value="251.179594444444">
            <text:p>251.1795944444</text:p>
          </table:table-cell>
          <table:table-cell table:formula="of:=([.U3]-[.U2])/360" office:value-type="float" office:value="252.514616666667">
            <text:p>252.5146166667</text:p>
          </table:table-cell>
          <table:table-cell table:formula="of:=([.V3]-[.V2])/360" office:value-type="float" office:value="252.878516666667">
            <text:p>252.8785166667</text:p>
          </table:table-cell>
          <table:table-cell table:formula="of:=([.W3]-[.W2])/360" office:value-type="float" office:value="252.859175">
            <text:p>252.859175</text:p>
          </table:table-cell>
          <table:table-cell table:formula="of:=([.X3]-[.X2])/360" office:value-type="float" office:value="38.1546166666667">
            <text:p>38.1546166667</text:p>
          </table:table-cell>
          <table:table-cell table:formula="of:=([.Y3]-[.Y2])/360" office:value-type="float" office:value="66.7511944444445">
            <text:p>66.7511944444</text:p>
          </table:table-cell>
          <table:table-cell table:formula="of:=([.Z3]-[.Z2])/360" office:value-type="float" office:value="94.0125388888889">
            <text:p>94.0125388889</text:p>
          </table:table-cell>
          <table:table-cell table:formula="of:=([.AA3]-[.AA2])/360" office:value-type="float" office:value="98.0069666666667">
            <text:p>98.0069666667</text:p>
          </table:table-cell>
          <table:table-cell table:formula="of:=([.AB3]-[.AB2])/360" office:value-type="float" office:value="97.0814305555556">
            <text:p>97.0814305556</text:p>
          </table:table-cell>
          <table:table-cell table:formula="of:=([.AC3]-[.AC2])/360" office:value-type="float" office:value="98.4164527777778">
            <text:p>98.4164527778</text:p>
          </table:table-cell>
          <table:table-cell table:formula="of:=([.AD3]-[.AD2])/360" office:value-type="float" office:value="98.7803527777778">
            <text:p>98.7803527778</text:p>
          </table:table-cell>
          <table:table-cell table:formula="of:=([.AE3]-[.AE2])/360" office:value-type="float" office:value="98.7610111111111">
            <text:p>98.7610111111</text:p>
          </table:table-cell>
          <table:table-cell table:formula="of:=([.AF3]-[.AF2])/360" office:value-type="float" office:value="28.5965777777778">
            <text:p>28.5965777778</text:p>
          </table:table-cell>
          <table:table-cell table:formula="of:=([.AG3]-[.AG2])/360" office:value-type="float" office:value="55.8579222222222">
            <text:p>55.8579222222</text:p>
          </table:table-cell>
          <table:table-cell table:formula="of:=([.AH3]-[.AH2])/360" office:value-type="float" office:value="59.85235">
            <text:p>59.85235</text:p>
          </table:table-cell>
          <table:table-cell table:formula="of:=([.AI3]-[.AI2])/360" office:value-type="float" office:value="58.9268138888889">
            <text:p>58.9268138889</text:p>
          </table:table-cell>
          <table:table-cell table:formula="of:=([.AJ3]-[.AJ2])/360" office:value-type="float" office:value="60.2618361111111">
            <text:p>60.2618361111</text:p>
          </table:table-cell>
          <table:table-cell table:formula="of:=([.AK3]-[.AK2])/360" office:value-type="float" office:value="60.6257361111111">
            <text:p>60.6257361111</text:p>
          </table:table-cell>
          <table:table-cell table:formula="of:=([.AL3]-[.AL2])/360" office:value-type="float" office:value="60.6063944444445">
            <text:p>60.6063944444</text:p>
          </table:table-cell>
          <table:table-cell table:formula="of:=([.AM3]-[.AM2])/360" office:value-type="float" office:value="27.2613444444444">
            <text:p>27.2613444444</text:p>
          </table:table-cell>
          <table:table-cell table:formula="of:=([.AN3]-[.AN2])/360" office:value-type="float" office:value="31.2557722222222">
            <text:p>31.2557722222</text:p>
          </table:table-cell>
          <table:table-cell table:formula="of:=([.AO3]-[.AO2])/360" office:value-type="float" office:value="30.3302361111111">
            <text:p>30.3302361111</text:p>
          </table:table-cell>
          <table:table-cell table:formula="of:=([.AP3]-[.AP2])/360" office:value-type="float" office:value="31.6652583333333">
            <text:p>31.6652583333</text:p>
          </table:table-cell>
          <table:table-cell table:formula="of:=([.AQ3]-[.AQ2])/360" office:value-type="float" office:value="32.0291583333333">
            <text:p>32.0291583333</text:p>
          </table:table-cell>
          <table:table-cell table:formula="of:=([.AR3]-[.AR2])/360" office:value-type="float" office:value="32.0098166666667">
            <text:p>32.0098166667</text:p>
          </table:table-cell>
          <table:table-cell table:formula="of:=([.AS3]-[.AS2])/360" office:value-type="float" office:value="3.99442777777778">
            <text:p>3.9944277778</text:p>
          </table:table-cell>
          <table:table-cell table:formula="of:=([.AT3]-[.AT2])/360" office:value-type="float" office:value="3.06889166666667">
            <text:p>3.0688916667</text:p>
          </table:table-cell>
          <table:table-cell table:formula="of:=([.AU3]-[.AU2])/360" office:value-type="float" office:value="4.40391388888889">
            <text:p>4.4039138889</text:p>
          </table:table-cell>
          <table:table-cell table:formula="of:=([.AV3]-[.AV2])/360" office:value-type="float" office:value="4.76781388888889">
            <text:p>4.7678138889</text:p>
          </table:table-cell>
          <table:table-cell table:formula="of:=([.AW3]-[.AW2])/360" office:value-type="float" office:value="4.74847222222222">
            <text:p>4.7484722222</text:p>
          </table:table-cell>
          <table:table-cell table:formula="of:=([.AX3]-[.AX2])/360" office:value-type="float" office:value="0.409486111111111">
            <text:p>0.4094861111</text:p>
          </table:table-cell>
          <table:table-cell table:formula="of:=([.AY3]-[.AY2])/360" office:value-type="float" office:value="0.773386111111111">
            <text:p>0.7733861111</text:p>
          </table:table-cell>
          <table:table-cell table:formula="of:=([.AZ3]-[.AZ2])/360" office:value-type="float" office:value="0.754044444444445">
            <text:p>0.7540444444</text:p>
          </table:table-cell>
          <table:table-cell table:formula="of:=([.BA3]-[.BA2])/360" office:value-type="float" office:value="1.33502222222222">
            <text:p>1.3350222222</text:p>
          </table:table-cell>
          <table:table-cell table:formula="of:=([.BB3]-[.BB2])/360" office:value-type="float" office:value="1.69892222222222">
            <text:p>1.6989222222</text:p>
          </table:table-cell>
          <table:table-cell table:formula="of:=([.BC3]-[.BC2])/360" office:value-type="float" office:value="1.67958055555556">
            <text:p>1.6795805556</text:p>
          </table:table-cell>
          <table:table-cell table:formula="of:=([.BD3]-[.BD2])/360" office:value-type="float" office:value="0.3639">
            <text:p>0.3639</text:p>
          </table:table-cell>
          <table:table-cell table:formula="of:=([.BE3]-[.BE2])/360" office:value-type="float" office:value="0.344558333333333">
            <text:p>0.3445583333</text:p>
          </table:table-cell>
          <table:table-cell table:formula="of:=([.BF3]-[.BF2])/360" office:value-type="float" office:value="215.093025">
            <text:p>215.093025</text:p>
          </table:table-cell>
          <table:table-cell table:formula="of:=([.BG3]-[.BG2])/360" office:value-type="float" office:value="186.496447222222">
            <text:p>186.4964472222</text:p>
          </table:table-cell>
          <table:table-cell table:formula="of:=([.BH3]-[.BH2])/360" office:value-type="float" office:value="291.402258333333">
            <text:p>291.4022583333</text:p>
          </table:table-cell>
          <table:table-cell table:formula="of:=([.BI3]-[.BI2])/360" office:value-type="float" office:value="70.5529">
            <text:p>70.5529</text:p>
          </table:table-cell>
          <table:table-cell table:formula="of:=([.BJ3]-[.BJ2])/360" office:value-type="float" office:value="319.998836111111">
            <text:p>319.9988361111</text:p>
          </table:table-cell>
          <table:table-cell table:formula="of:=([.BK3]-[.BK2])/360" office:value-type="float" office:value="127.746055555556">
            <text:p>127.7460555556</text:p>
          </table:table-cell>
          <table:table-cell table:formula="of:=([.BL3]-[.BL2])/360" office:value-type="float" office:value="281.844219444444">
            <text:p>281.8442194444</text:p>
          </table:table-cell>
          <table:table-cell table:formula="of:=([.BM3]-[.BM2])/360" office:value-type="float" office:value="127.746055555556">
            <text:p>127.7460555556</text:p>
          </table:table-cell>
          <table:table-cell table:formula="of:=([.BN3]-[.BN2])/360" office:value-type="float" office:value="280.508986111111">
            <text:p>280.5089861111</text:p>
          </table:table-cell>
          <table:table-cell table:formula="of:=([.BO3]-[.BO2])/360" office:value-type="float" office:value="126.410822222222">
            <text:p>126.4108222222</text:p>
          </table:table-cell>
          <table:table-cell table:formula="of:=([.BP3]-[.BP2])/360" office:value-type="float" office:value="88.2562055555556">
            <text:p>88.2562055556</text:p>
          </table:table-cell>
          <table:table-cell table:formula="of:=([.BQ3]-[.BQ2])/360" office:value-type="float" office:value="309.105563888889">
            <text:p>309.1055638889</text:p>
          </table:table-cell>
          <table:table-cell table:formula="of:=([.BR3]-[.BR2])/360" office:value-type="float" office:value="155.0074">
            <text:p>155.0074</text:p>
          </table:table-cell>
          <table:table-cell table:formula="of:=([.BS3]-[.BS2])/360" office:value-type="float" office:value="312.174455555556">
            <text:p>312.1744555556</text:p>
          </table:table-cell>
          <table:table-cell table:formula="of:=([.BT3]-[.BT2])/360" office:value-type="float" office:value="158.076291666667">
            <text:p>158.0762916667</text:p>
          </table:table-cell>
          <table:table-cell table:formula="of:=([.BU3]-[.BU2])/360" office:value-type="float" office:value="91.3250972222222">
            <text:p>91.3250972222</text:p>
          </table:table-cell>
        </table:table-row>
        <table:table-row table:style-name="ro4">
          <table:table-cell office:value-type="string">
            <text:p>Number of days elapsed:</text:p>
          </table:table-cell>
          <table:table-cell table:number-columns-repeated="72" table:style-name="ce9" office:value-type="float" office:value="22278">
            <text:p>22278</text:p>
          </table:table-cell>
        </table:table-row>
        <table:table-row table:style-name="ro4" table:number-rows-repeated="2">
          <table:table-cell table:number-columns-repeated="73"/>
        </table:table-row>
        <table:table-row table:style-name="ro5">
          <table:table-cell office:value-type="string">
            <text:p>Average number of days for 1 revolution:</text:p>
          </table:table-cell>
          <table:table-cell table:style-name="ce10" table:formula="of:=[.B7]/[.B6]" office:value-type="float" office:value="27.3207618771527">
            <text:p>27.3207618772</text:p>
          </table:table-cell>
          <table:table-cell table:style-name="ce10" table:formula="of:=[.C7]/[.C6]" office:value-type="float" office:value="365.243884389168">
            <text:p>365.2438843892</text:p>
          </table:table-cell>
          <table:table-cell table:style-name="ce10" table:formula="of:=[.D7]/[.D6]" office:value-type="float" office:value="87.9692298549539">
            <text:p>87.969229855</text:p>
          </table:table-cell>
          <table:table-cell table:style-name="ce10" table:formula="of:=[.E7]/[.E6]" office:value-type="float" office:value="224.691047288533">
            <text:p>224.6910472885</text:p>
          </table:table-cell>
          <table:table-cell table:style-name="ce10" table:formula="of:=[.F7]/[.F6]" office:value-type="float" office:value="365.243884389168">
            <text:p>365.2438843892</text:p>
          </table:table-cell>
          <table:table-cell table:style-name="ce10" table:formula="of:=[.G7]/[.G6]" office:value-type="float" office:value="687.629025611954">
            <text:p>687.629025612</text:p>
          </table:table-cell>
          <table:table-cell table:style-name="ce10" table:formula="of:=[.H7]/[.H6]" office:value-type="float" office:value="4336.82402727954">
            <text:p>4336.8240272796</text:p>
          </table:table-cell>
          <table:table-cell table:style-name="ce10" table:formula="of:=[.I7]/[.I6]" office:value-type="float" office:value="10772.4812860226">
            <text:p>10772.4812860226</text:p>
          </table:table-cell>
          <table:table-cell table:style-name="ce10" table:formula="of:=[.J7]/[.J6]" office:value-type="float" office:value="19499.1539104896">
            <text:p>19499.1539104896</text:p>
          </table:table-cell>
          <table:table-cell table:style-name="ce10" table:formula="of:=[.K7]/[.K6]" office:value-type="float" office:value="30391.8693086866">
            <text:p>30391.8693086866</text:p>
          </table:table-cell>
          <table:table-cell table:style-name="ce10" table:formula="of:=[.L7]/[.L6]" office:value-type="float" office:value="60353.538774128">
            <text:p>60353.538774128</text:p>
          </table:table-cell>
          <table:table-cell table:style-name="ce10" table:formula="of:=[.M7]/[.M6]" office:value-type="float" office:value="57348.5498541273">
            <text:p>57348.5498541273</text:p>
          </table:table-cell>
          <table:table-cell table:style-name="ce10" table:formula="of:=[.N7]/[.N6]" office:value-type="float" office:value="347024.360694042">
            <text:p>347024.360694042</text:p>
          </table:table-cell>
          <table:table-cell table:style-name="ce10" table:formula="of:=[.O7]/[.O6]" office:value-type="float" office:value="144.570184600404">
            <text:p>144.5701846004</text:p>
          </table:table-cell>
          <table:table-cell table:style-name="ce10" table:formula="of:=[.P7]/[.P6]" office:value-type="float" office:value="115.878688129363">
            <text:p>115.8786881294</text:p>
          </table:table-cell>
          <table:table-cell table:style-name="ce10" table:formula="of:=[.Q7]/[.Q6]" office:value-type="float" office:value="100.874189393728">
            <text:p>100.8741893937</text:p>
          </table:table-cell>
          <table:table-cell table:style-name="ce10" table:formula="of:=[.R7]/[.R6]" office:value-type="float" office:value="89.7905642545113">
            <text:p>89.7905642545</text:p>
          </table:table-cell>
          <table:table-cell table:style-name="ce10" table:formula="of:=[.S7]/[.S6]" office:value-type="float" office:value="88.3678961665981">
            <text:p>88.3678961666</text:p>
          </table:table-cell>
          <table:table-cell table:style-name="ce10" table:formula="of:=[.T7]/[.T6]" office:value-type="float" office:value="88.6935105109719">
            <text:p>88.693510511</text:p>
          </table:table-cell>
          <table:table-cell table:style-name="ce10" table:formula="of:=[.U7]/[.U6]" office:value-type="float" office:value="88.2245958435277">
            <text:p>88.2245958435</text:p>
          </table:table-cell>
          <table:table-cell table:style-name="ce10" table:formula="of:=[.V7]/[.V6]" office:value-type="float" office:value="88.0976379237699">
            <text:p>88.0976379238</text:p>
          </table:table-cell>
          <table:table-cell table:style-name="ce10" table:formula="of:=[.W7]/[.W6]" office:value-type="float" office:value="88.1043766752778">
            <text:p>88.1043766753</text:p>
          </table:table-cell>
          <table:table-cell table:style-name="ce10" table:formula="of:=[.X7]/[.X6]" office:value-type="float" office:value="583.887402005087">
            <text:p>583.8874020051</text:p>
          </table:table-cell>
          <table:table-cell table:style-name="ce10" table:formula="of:=[.Y7]/[.Y6]" office:value-type="float" office:value="333.746836823145">
            <text:p>333.7468368231</text:p>
          </table:table-cell>
          <table:table-cell table:style-name="ce10" table:formula="of:=[.Z7]/[.Z6]" office:value-type="float" office:value="236.968390209415">
            <text:p>236.9683902094</text:p>
          </table:table-cell>
          <table:table-cell table:style-name="ce10" table:formula="of:=[.AA7]/[.AA6]" office:value-type="float" office:value="227.310371473592">
            <text:p>227.3103714736</text:p>
          </table:table-cell>
          <table:table-cell table:style-name="ce10" table:formula="of:=[.AB7]/[.AB6]" office:value-type="float" office:value="229.477459000269">
            <text:p>229.4774590003</text:p>
          </table:table-cell>
          <table:table-cell table:style-name="ce10" table:formula="of:=[.AC7]/[.AC6]" office:value-type="float" office:value="226.364590179888">
            <text:p>226.3645901799</text:p>
          </table:table-cell>
          <table:table-cell table:style-name="ce10" table:formula="of:=[.AD7]/[.AD6]" office:value-type="float" office:value="225.530678657505">
            <text:p>225.5306786575</text:p>
          </table:table-cell>
          <table:table-cell table:style-name="ce10" table:formula="of:=[.AE7]/[.AE6]" office:value-type="float" office:value="225.574847294102">
            <text:p>225.5748472941</text:p>
          </table:table-cell>
          <table:table-cell table:style-name="ce10" table:formula="of:=[.AF7]/[.AF6]" office:value-type="float" office:value="779.044267923279">
            <text:p>779.0442679233</text:p>
          </table:table-cell>
          <table:table-cell table:style-name="ce10" table:formula="of:=[.AG7]/[.AG6]" office:value-type="float" office:value="398.83330982793">
            <text:p>398.8333098279</text:p>
          </table:table-cell>
          <table:table-cell table:style-name="ce10" table:formula="of:=[.AH7]/[.AH6]" office:value-type="float" office:value="372.215961445123">
            <text:p>372.2159614451</text:p>
          </table:table-cell>
          <table:table-cell table:style-name="ce10" table:formula="of:=[.AI7]/[.AI6]" office:value-type="float" office:value="378.062184763746">
            <text:p>378.0621847637</text:p>
          </table:table-cell>
          <table:table-cell table:style-name="ce10" table:formula="of:=[.AJ7]/[.AJ6]" office:value-type="float" office:value="369.686711153701">
            <text:p>369.6867111537</text:p>
          </table:table-cell>
          <table:table-cell table:style-name="ce10" table:formula="of:=[.AK7]/[.AK6]" office:value-type="float" office:value="367.467703141291">
            <text:p>367.4677031413</text:p>
          </table:table-cell>
          <table:table-cell table:style-name="ce10" table:formula="of:=[.AL7]/[.AL6]" office:value-type="float" office:value="367.584975219428">
            <text:p>367.5849752194</text:p>
          </table:table-cell>
          <table:table-cell table:style-name="ce10" table:formula="of:=[.AM7]/[.AM6]" office:value-type="float" office:value="817.201075515555">
            <text:p>817.2010755156</text:p>
          </table:table-cell>
          <table:table-cell table:style-name="ce10" table:formula="of:=[.AN7]/[.AN6]" office:value-type="float" office:value="712.764344505966">
            <text:p>712.764344506</text:p>
          </table:table-cell>
          <table:table-cell table:style-name="ce10" table:formula="of:=[.AO7]/[.AO6]" office:value-type="float" office:value="734.514558949929">
            <text:p>734.5145589499</text:p>
          </table:table-cell>
          <table:table-cell table:style-name="ce10" table:formula="of:=[.AP7]/[.AP6]" office:value-type="float" office:value="703.547078804294">
            <text:p>703.5470788043</text:p>
          </table:table-cell>
          <table:table-cell table:style-name="ce10" table:formula="of:=[.AQ7]/[.AQ6]" office:value-type="float" office:value="695.55371290587">
            <text:p>695.5537129059</text:p>
          </table:table-cell>
          <table:table-cell table:style-name="ce10" table:formula="of:=[.AR7]/[.AR6]" office:value-type="float" office:value="695.973995477429">
            <text:p>695.9739954774</text:p>
          </table:table-cell>
          <table:table-cell table:style-name="ce10" table:formula="of:=[.AS7]/[.AS6]" office:value-type="float" office:value="5577.26944618684">
            <text:p>5577.2694461868</text:p>
          </table:table-cell>
          <table:table-cell table:style-name="ce10" table:formula="of:=[.AT7]/[.AT6]" office:value-type="float" office:value="7259.29828086687">
            <text:p>7259.2982808669</text:p>
          </table:table-cell>
          <table:table-cell table:style-name="ce10" table:formula="of:=[.AU7]/[.AU6]" office:value-type="float" office:value="5058.68201833092">
            <text:p>5058.6820183309</text:p>
          </table:table-cell>
          <table:table-cell table:style-name="ce10" table:formula="of:=[.AV7]/[.AV6]" office:value-type="float" office:value="4672.58171547291">
            <text:p>4672.5817154729</text:p>
          </table:table-cell>
          <table:table-cell table:style-name="ce10" table:formula="of:=[.AW7]/[.AW6]" office:value-type="float" office:value="4691.6142618971">
            <text:p>4691.6142618971</text:p>
          </table:table-cell>
          <table:table-cell table:style-name="ce10" table:formula="of:=[.AX7]/[.AX6]" office:value-type="float" office:value="54404.7756334159">
            <text:p>54404.7756334159</text:p>
          </table:table-cell>
          <table:table-cell table:style-name="ce10" table:formula="of:=[.AY7]/[.AY6]" office:value-type="float" office:value="28805.7927081126">
            <text:p>28805.7927081126</text:p>
          </table:table-cell>
          <table:table-cell table:style-name="ce10" table:formula="of:=[.AZ7]/[.AZ6]" office:value-type="float" office:value="29544.6775904751">
            <text:p>29544.6775904751</text:p>
          </table:table-cell>
          <table:table-cell table:style-name="ce10" table:formula="of:=[.BA7]/[.BA6]" office:value-type="float" office:value="16687.3626739463">
            <text:p>16687.3626739463</text:p>
          </table:table-cell>
          <table:table-cell table:style-name="ce10" table:formula="of:=[.BB7]/[.BB6]" office:value-type="float" office:value="13113.0193652185">
            <text:p>13113.0193652185</text:p>
          </table:table-cell>
          <table:table-cell table:style-name="ce10" table:formula="of:=[.BC7]/[.BC6]" office:value-type="float" office:value="13264.0259059388">
            <text:p>13264.0259059388</text:p>
          </table:table-cell>
          <table:table-cell table:style-name="ce10" table:formula="of:=[.BD7]/[.BD6]" office:value-type="float" office:value="61220.1154163232">
            <text:p>61220.1154163232</text:p>
          </table:table-cell>
          <table:table-cell table:style-name="ce10" table:formula="of:=[.BE7]/[.BE6]" office:value-type="float" office:value="64656.6860957264">
            <text:p>64656.6860957264</text:p>
          </table:table-cell>
          <table:table-cell table:style-name="ce10" table:formula="of:=[.BF7]/[.BF6]" office:value-type="float" office:value="103.573790921393">
            <text:p>103.5737909214</text:p>
          </table:table-cell>
          <table:table-cell table:style-name="ce10" table:formula="of:=[.BG7]/[.BG6]" office:value-type="float" office:value="119.455358704257">
            <text:p>119.4553587043</text:p>
          </table:table-cell>
          <table:table-cell table:style-name="ce10" table:formula="of:=[.BH7]/[.BH6]" office:value-type="float" office:value="76.4510204121902">
            <text:p>76.4510204122</text:p>
          </table:table-cell>
          <table:table-cell table:style-name="ce10" table:formula="of:=[.BI7]/[.BI6]" office:value-type="float" office:value="315.763065727986">
            <text:p>315.763065728</text:p>
          </table:table-cell>
          <table:table-cell table:style-name="ce10" table:formula="of:=[.BJ7]/[.BJ6]" office:value-type="float" office:value="69.6190032149509">
            <text:p>69.619003215</text:p>
          </table:table-cell>
          <table:table-cell table:style-name="ce10" table:formula="of:=[.BK7]/[.BK6]" office:value-type="float" office:value="174.392860140496">
            <text:p>174.3928601405</text:p>
          </table:table-cell>
          <table:table-cell table:style-name="ce10" table:formula="of:=[.BL7]/[.BL6]" office:value-type="float" office:value="79.0436647730904">
            <text:p>79.0436647731</text:p>
          </table:table-cell>
          <table:table-cell table:style-name="ce10" table:formula="of:=[.BM7]/[.BM6]" office:value-type="float" office:value="174.392860140496">
            <text:p>174.3928601405</text:p>
          </table:table-cell>
          <table:table-cell table:style-name="ce10" table:formula="of:=[.BN7]/[.BN6]" office:value-type="float" office:value="79.41991559292">
            <text:p>79.4199155929</text:p>
          </table:table-cell>
          <table:table-cell table:style-name="ce10" table:formula="of:=[.BO7]/[.BO6]" office:value-type="float" office:value="176.234910970175">
            <text:p>176.2349109702</text:p>
          </table:table-cell>
          <table:table-cell table:style-name="ce10" table:formula="of:=[.BP7]/[.BP6]" office:value-type="float" office:value="252.424176405096">
            <text:p>252.4241764051</text:p>
          </table:table-cell>
          <table:table-cell table:style-name="ce10" table:formula="of:=[.BQ7]/[.BQ6]" office:value-type="float" office:value="72.0724652112961">
            <text:p>72.0724652113</text:p>
          </table:table-cell>
          <table:table-cell table:style-name="ce10" table:formula="of:=[.BR7]/[.BR6]" office:value-type="float" office:value="143.722170683464">
            <text:p>143.7221706835</text:p>
          </table:table-cell>
          <table:table-cell table:style-name="ce10" table:formula="of:=[.BS7]/[.BS6]" office:value-type="float" office:value="71.3639428323928">
            <text:p>71.3639428324</text:p>
          </table:table-cell>
          <table:table-cell table:style-name="ce10" table:formula="of:=[.BT7]/[.BT6]" office:value-type="float" office:value="140.931949789013">
            <text:p>140.931949789</text:p>
          </table:table-cell>
          <table:table-cell table:style-name="ce10" table:formula="of:=[.BU7]/[.BU6]" office:value-type="float" office:value="243.9417058138">
            <text:p>243.9417058138</text:p>
          </table:table-cell>
        </table:table-row>
      </table:table>
      <table:table table:name="Multiples_of_results_for_printing" table:style-name="ta1">
        <office:forms form:automatic-focus="false" form:apply-design-mode="false"/>
        <table:table-column table:style-name="co34" table:default-cell-style-name="ce2"/>
        <table:table-column table:style-name="co4" table:visibility="collapse" table:number-columns-repeated="4" table:default-cell-style-name="ce2"/>
        <table:table-column table:style-name="co4" table:visibility="collapse" table:default-cell-style-name="ce4"/>
        <table:table-column table:style-name="co4" table:visibility="collapse" table:default-cell-style-name="ce2"/>
        <table:table-column table:style-name="co35" table:default-cell-style-name="ce6"/>
        <table:table-column table:style-name="co4" table:number-columns-repeated="7" table:default-cell-style-name="ce2"/>
        <table:table-column table:style-name="co4" table:default-cell-style-name="ce12"/>
        <table:table-column table:style-name="co4" table:number-columns-repeated="14" table:default-cell-style-name="ce13"/>
        <table:table-column table:style-name="co4" table:default-cell-style-name="ce2"/>
        <table:table-column table:style-name="co4" table:number-columns-repeated="7" table:default-cell-style-name="ce6"/>
        <table:table-column table:style-name="co4" table:default-cell-style-name="ce14"/>
        <table:table-column table:style-name="co4" table:default-cell-style-name="ce15"/>
        <table:table-column table:style-name="co4" table:number-columns-repeated="12" table:default-cell-style-name="ce14"/>
        <table:table-row table:style-name="ro6">
          <table:table-cell table:style-name="ce1" office:value-type="string">
            <text:p>Planet</text:p>
          </table:table-cell>
          <table:table-cell table:style-name="ce3" office:value-type="string">
            <text:p>1955-01-01 12:00</text:p>
          </table:table-cell>
          <table:table-cell table:style-name="ce3" office:value-type="string">
            <text:p>2015-12-30 12:00</text:p>
          </table:table-cell>
          <table:table-cell table:style-name="ce1"/>
          <table:table-cell table:style-name="ce1" office:value-type="string">
            <text:p>Number of revolutions:</text:p>
          </table:table-cell>
          <table:table-cell table:style-name="ce1" office:value-type="string">
            <text:p>Number of days elapsed:</text:p>
          </table:table-cell>
          <table:table-cell table:style-name="ce1"/>
          <table:table-cell table:style-name="ce5" office:value-type="string">
            <text:p>Avg # of days for 1 revolution:</text:p>
          </table:table-cell>
          <table:table-cell table:style-name="ce5" office:value-type="string">
            <text:p>Avg # of days for 2 revolution:</text:p>
          </table:table-cell>
          <table:table-cell table:style-name="ce5" office:value-type="string">
            <text:p>Avg # of days for 3 revolution:</text:p>
          </table:table-cell>
          <table:table-cell table:style-name="ce5" office:value-type="string">
            <text:p>Avg # of days for 4 revolution:</text:p>
          </table:table-cell>
          <table:table-cell table:style-name="ce5" office:value-type="string">
            <text:p>Avg # of days for 5 revolution:</text:p>
          </table:table-cell>
          <table:table-cell table:style-name="ce5" office:value-type="string">
            <text:p>Avg # of days for 6 revolution:</text:p>
          </table:table-cell>
          <table:table-cell table:style-name="ce5" office:value-type="string">
            <text:p>Avg # of days for 7 revolution:</text:p>
          </table:table-cell>
          <table:table-cell table:style-name="ce5" office:value-type="string">
            <text:p>Avg # of days for 8 revolution:</text:p>
          </table:table-cell>
          <table:table-cell table:style-name="ce11" office:value-type="string">
            <text:p>Avg # of days for 9 revolution:</text:p>
          </table:table-cell>
          <table:table-cell table:style-name="ce11" office:value-type="string">
            <text:p>Avg # of days for 10 revolution:</text:p>
          </table:table-cell>
          <table:table-cell table:style-name="ce11" office:value-type="string">
            <text:p>Avg # of days for 11 revolution:</text:p>
          </table:table-cell>
          <table:table-cell table:number-columns-repeated="2" table:style-name="ce11" office:value-type="string">
            <text:p>Avg # of days for 12 revolution:</text:p>
          </table:table-cell>
          <table:table-cell table:style-name="ce11" office:value-type="string">
            <text:p>Avg # of days for 13 revolution:</text:p>
          </table:table-cell>
          <table:table-cell table:style-name="ce11" office:value-type="string">
            <text:p>Avg # of days for 14 revolution:</text:p>
          </table:table-cell>
          <table:table-cell table:style-name="ce11" office:value-type="string">
            <text:p>Avg # of days for 15 revolution:</text:p>
          </table:table-cell>
          <table:table-cell table:style-name="ce11" office:value-type="string">
            <text:p>Avg # of days for 16 revolution:</text:p>
          </table:table-cell>
          <table:table-cell table:style-name="ce11" office:value-type="string">
            <text:p>Avg # of days for 17 revolution:</text:p>
          </table:table-cell>
          <table:table-cell table:style-name="ce11" office:value-type="string">
            <text:p>Avg # of days for 18 revolution:</text:p>
          </table:table-cell>
          <table:table-cell table:style-name="ce11" office:value-type="string">
            <text:p>Avg # of days for 19 revolution:</text:p>
          </table:table-cell>
          <table:table-cell table:style-name="ce11" office:value-type="string">
            <text:p>Avg # of days for 20 revolution:</text:p>
          </table:table-cell>
          <table:table-cell table:style-name="ce11" office:value-type="string">
            <text:p>Avg # of days for 21 revolution:</text:p>
          </table:table-cell>
          <table:table-cell table:style-name="ce11" office:value-type="string">
            <text:p>Avg # of days for 22 revolution:</text:p>
          </table:table-cell>
          <table:table-cell table:style-name="ce7" office:value-type="string">
            <text:p>Avg # of years for 1 revolution:</text:p>
          </table:table-cell>
          <table:table-cell table:style-name="ce7" office:value-type="string">
            <text:p>Avg # of years for 2 revolution:</text:p>
          </table:table-cell>
          <table:table-cell table:style-name="ce7" office:value-type="string">
            <text:p>Avg # of years for 3 revolution:</text:p>
          </table:table-cell>
          <table:table-cell table:style-name="ce7" office:value-type="string">
            <text:p>Avg # of years for 4 revolution:</text:p>
          </table:table-cell>
          <table:table-cell table:style-name="ce7" office:value-type="string">
            <text:p>Avg # of years for 5 revolution:</text:p>
          </table:table-cell>
          <table:table-cell table:style-name="ce7" office:value-type="string">
            <text:p>Avg # of years for 6 revolution:</text:p>
          </table:table-cell>
          <table:table-cell table:style-name="ce7" office:value-type="string">
            <text:p>Avg # of years for 7 revolution:</text:p>
          </table:table-cell>
          <table:table-cell table:style-name="ce7" office:value-type="string">
            <text:p>Avg # of years for 8 revolution:</text:p>
          </table:table-cell>
          <table:table-cell table:style-name="ce11" office:value-type="string">
            <text:p>Avg # of days for 9 revolution:</text:p>
          </table:table-cell>
          <table:table-cell table:style-name="ce11" office:value-type="string">
            <text:p>Avg # of days for 10 revolution:</text:p>
          </table:table-cell>
          <table:table-cell table:style-name="ce11" office:value-type="string">
            <text:p>Avg # of days for 11 revolution:</text:p>
          </table:table-cell>
          <table:table-cell table:style-name="ce11" office:value-type="string">
            <text:p>Avg # of days for 12 revolution:</text:p>
          </table:table-cell>
          <table:table-cell table:style-name="ce11" office:value-type="string">
            <text:p>Avg # of days for 13 revolution:</text:p>
          </table:table-cell>
          <table:table-cell table:style-name="ce11" office:value-type="string">
            <text:p>Avg # of days for 14 revolution:</text:p>
          </table:table-cell>
          <table:table-cell table:style-name="ce11" office:value-type="string">
            <text:p>Avg # of days for 15 revolution:</text:p>
          </table:table-cell>
          <table:table-cell table:style-name="ce11" office:value-type="string">
            <text:p>Avg # of days for 16 revolution:</text:p>
          </table:table-cell>
          <table:table-cell table:style-name="ce11" office:value-type="string">
            <text:p>Avg # of days for 17 revolution:</text:p>
          </table:table-cell>
          <table:table-cell table:style-name="ce11" office:value-type="string">
            <text:p>Avg # of days for 18 revolution:</text:p>
          </table:table-cell>
          <table:table-cell table:style-name="ce11" office:value-type="string">
            <text:p>Avg # of days for 19 revolution:</text:p>
          </table:table-cell>
          <table:table-cell table:style-name="ce11" office:value-type="string">
            <text:p>Avg # of days for 20 revolution:</text:p>
          </table:table-cell>
          <table:table-cell table:style-name="ce11" office:value-type="string">
            <text:p>Avg # of days for 21 revolution:</text:p>
          </table:table-cell>
          <table:table-cell table:style-name="ce11" office:value-type="string">
            <text:p>Avg # of days for 22 revolution:</text:p>
          </table:table-cell>
        </table:table-row>
        <table:table-row table:style-name="ro2">
          <table:table-cell office:value-type="string">
            <text:p>G.Moon</text:p>
          </table:table-cell>
          <table:table-cell office:value-type="float" office:value="8.651">
            <text:p>8.651</text:p>
          </table:table-cell>
          <table:table-cell office:value-type="float" office:value="293561.226">
            <text:p>293561.226</text:p>
          </table:table-cell>
          <table:table-cell/>
          <table:table-cell table:formula="of:=([.C2]-[.B2])/360" office:value-type="float" office:value="815.423819444444">
            <text:p>815.4238194444</text:p>
          </table:table-cell>
          <table:table-cell office:value-type="float" office:value="22278">
            <text:p>22278</text:p>
          </table:table-cell>
          <table:table-cell/>
          <table:table-cell table:formula="of:=[.F2]/[.E2]" office:value-type="float" office:value="27.3207618771527">
            <text:p>27.3207618772</text:p>
          </table:table-cell>
          <table:table-cell table:formula="of:=[.H2]*2" office:value-type="float" office:value="54.6415237543053">
            <text:p>54.6415237543</text:p>
          </table:table-cell>
          <table:table-cell table:formula="of:=[.H2]*3" office:value-type="float" office:value="81.962285631458">
            <text:p>81.9622856315</text:p>
          </table:table-cell>
          <table:table-cell table:formula="of:=[.H2]*4" office:value-type="float" office:value="109.283047508611">
            <text:p>109.2830475086</text:p>
          </table:table-cell>
          <table:table-cell table:formula="of:=[.H2]*5" office:value-type="float" office:value="136.603809385763">
            <text:p>136.6038093858</text:p>
          </table:table-cell>
          <table:table-cell table:formula="of:=[.H2]*6" office:value-type="float" office:value="163.924571262916">
            <text:p>163.9245712629</text:p>
          </table:table-cell>
          <table:table-cell table:formula="of:=[.H2]*7" office:value-type="float" office:value="191.245333140069">
            <text:p>191.2453331401</text:p>
          </table:table-cell>
          <table:table-cell table:formula="of:=[.H2]*8" office:value-type="float" office:value="218.566095017221">
            <text:p>218.5660950172</text:p>
          </table:table-cell>
          <table:table-cell table:formula="of:=[.H2]*9" office:value-type="float" office:value="245.886856894374">
            <text:p>245.8868568944</text:p>
          </table:table-cell>
          <table:table-cell table:formula="of:=[.H2]*10" office:value-type="float" office:value="273.207618771527">
            <text:p>273.2076187715</text:p>
          </table:table-cell>
          <table:table-cell table:formula="of:=[.H2]*11" office:value-type="float" office:value="300.528380648679">
            <text:p>300.5283806487</text:p>
          </table:table-cell>
          <table:table-cell table:formula="of:=[.H2]*12" office:value-type="float" office:value="327.849142525832">
            <text:p>327.8491425258</text:p>
          </table:table-cell>
          <table:table-cell table:formula="of:=[.H2]*12" office:value-type="float" office:value="327.849142525832">
            <text:p>327.8491425258</text:p>
          </table:table-cell>
          <table:table-cell table:formula="of:=[.H2]*13" office:value-type="float" office:value="355.169904402985">
            <text:p>355.169904403</text:p>
          </table:table-cell>
          <table:table-cell table:formula="of:=[.H2]*14" office:value-type="float" office:value="382.490666280137">
            <text:p>382.4906662801</text:p>
          </table:table-cell>
          <table:table-cell table:formula="of:=[.H2]*15" office:value-type="float" office:value="409.81142815729">
            <text:p>409.8114281573</text:p>
          </table:table-cell>
          <table:table-cell table:formula="of:=[.H2]*16" office:value-type="float" office:value="437.132190034443">
            <text:p>437.1321900344</text:p>
          </table:table-cell>
          <table:table-cell table:formula="of:=[.H2]*17" office:value-type="float" office:value="464.452951911595">
            <text:p>464.4529519116</text:p>
          </table:table-cell>
          <table:table-cell table:formula="of:=[.H2]*18" office:value-type="float" office:value="491.773713788748">
            <text:p>491.7737137887</text:p>
          </table:table-cell>
          <table:table-cell table:formula="of:=[.H2]*19" office:value-type="float" office:value="519.094475665901">
            <text:p>519.0944756659</text:p>
          </table:table-cell>
          <table:table-cell table:formula="of:=[.H2]*20" office:value-type="float" office:value="546.415237543053">
            <text:p>546.4152375431</text:p>
          </table:table-cell>
          <table:table-cell table:formula="of:=[.H2]*21" office:value-type="float" office:value="573.735999420206">
            <text:p>573.7359994202</text:p>
          </table:table-cell>
          <table:table-cell table:formula="of:=[.H2]*22" office:value-type="float" office:value="601.056761297359">
            <text:p>601.0567612974</text:p>
          </table:table-cell>
          <table:table-cell table:formula="of:=[.H2]/365.2425" office:value-type="float" office:value="0.0748017053797208">
            <text:p>0.0748017054</text:p>
          </table:table-cell>
          <table:table-cell table:formula="of:=[.AE2]*2" office:value-type="float" office:value="0.149603410759442">
            <text:p>0.1496034108</text:p>
          </table:table-cell>
          <table:table-cell table:formula="of:=[.AE2]*3" office:value-type="float" office:value="0.224405116139162">
            <text:p>0.2244051161</text:p>
          </table:table-cell>
          <table:table-cell table:formula="of:=[.AE2]*4" office:value-type="float" office:value="0.299206821518883">
            <text:p>0.2992068215</text:p>
          </table:table-cell>
          <table:table-cell table:formula="of:=[.AE2]*5" office:value-type="float" office:value="0.374008526898604">
            <text:p>0.3740085269</text:p>
          </table:table-cell>
          <table:table-cell table:formula="of:=[.AE2]*6" office:value-type="float" office:value="0.448810232278325">
            <text:p>0.4488102323</text:p>
          </table:table-cell>
          <table:table-cell table:formula="of:=[.AE2]*7" office:value-type="float" office:value="0.523611937658046">
            <text:p>0.5236119377</text:p>
          </table:table-cell>
          <table:table-cell table:formula="of:=[.AE2]*8" office:value-type="float" office:value="0.598413643037766">
            <text:p>0.598413643</text:p>
          </table:table-cell>
          <table:table-cell table:formula="of:=[.AE2]*9" office:value-type="float" office:value="0.673215348417487">
            <text:p>0.6732153484</text:p>
          </table:table-cell>
          <table:table-cell table:formula="of:=[.AE2]*10" office:value-type="float" office:value="0.748017053797208">
            <text:p>0.7480170538</text:p>
          </table:table-cell>
          <table:table-cell table:formula="of:=[.AE2]*11" office:value-type="float" office:value="0.822818759176929">
            <text:p>0.8228187592</text:p>
          </table:table-cell>
          <table:table-cell table:formula="of:=[.AE2]*12" office:value-type="float" office:value="0.897620464556649">
            <text:p>0.8976204646</text:p>
          </table:table-cell>
          <table:table-cell table:formula="of:=[.AE2]*13" office:value-type="float" office:value="0.97242216993637">
            <text:p>0.9724221699</text:p>
          </table:table-cell>
          <table:table-cell table:formula="of:=[.AE2]*14" office:value-type="float" office:value="1.04722387531609">
            <text:p>1.0472238753</text:p>
          </table:table-cell>
          <table:table-cell table:formula="of:=[.AE2]*15" office:value-type="float" office:value="1.12202558069581">
            <text:p>1.1220255807</text:p>
          </table:table-cell>
          <table:table-cell table:formula="of:=[.AE2]*16" office:value-type="float" office:value="1.19682728607553">
            <text:p>1.1968272861</text:p>
          </table:table-cell>
          <table:table-cell table:formula="of:=[.AE2]*17" office:value-type="float" office:value="1.27162899145525">
            <text:p>1.2716289915</text:p>
          </table:table-cell>
          <table:table-cell table:formula="of:=[.AE2]*18" office:value-type="float" office:value="1.34643069683497">
            <text:p>1.3464306968</text:p>
          </table:table-cell>
          <table:table-cell table:formula="of:=[.AE2]*19" office:value-type="float" office:value="1.4212324022147">
            <text:p>1.4212324022</text:p>
          </table:table-cell>
          <table:table-cell table:formula="of:=[.AE2]*20" office:value-type="float" office:value="1.49603410759442">
            <text:p>1.4960341076</text:p>
          </table:table-cell>
          <table:table-cell table:formula="of:=[.AE2]*21" office:value-type="float" office:value="1.57083581297414">
            <text:p>1.570835813</text:p>
          </table:table-cell>
          <table:table-cell table:formula="of:=[.AE2]*22" office:value-type="float" office:value="1.64563751835386">
            <text:p>1.6456375184</text:p>
          </table:table-cell>
        </table:table-row>
        <table:table-row table:style-name="ro2">
          <table:table-cell office:value-type="string">
            <text:p>G.Sun</text:p>
          </table:table-cell>
          <table:table-cell office:value-type="float" office:value="280.522">
            <text:p>280.522</text:p>
          </table:table-cell>
          <table:table-cell office:value-type="float" office:value="22238.672">
            <text:p>22238.672</text:p>
          </table:table-cell>
          <table:table-cell/>
          <table:table-cell table:formula="of:=([.C3]-[.B3])/360" office:value-type="float" office:value="60.9948611111111">
            <text:p>60.9948611111</text:p>
          </table:table-cell>
          <table:table-cell office:value-type="float" office:value="22278">
            <text:p>22278</text:p>
          </table:table-cell>
          <table:table-cell/>
          <table:table-cell table:formula="of:=[.F3]/[.E3]" office:value-type="float" office:value="365.243884389168">
            <text:p>365.2438843892</text:p>
          </table:table-cell>
          <table:table-cell table:formula="of:=[.H3]*2" office:value-type="float" office:value="730.487768778335">
            <text:p>730.4877687783</text:p>
          </table:table-cell>
          <table:table-cell table:formula="of:=[.H3]*3" office:value-type="float" office:value="1095.7316531675">
            <text:p>1095.7316531675</text:p>
          </table:table-cell>
          <table:table-cell table:formula="of:=[.H3]*4" office:value-type="float" office:value="1460.97553755667">
            <text:p>1460.9755375567</text:p>
          </table:table-cell>
          <table:table-cell table:formula="of:=[.H3]*5" office:value-type="float" office:value="1826.21942194584">
            <text:p>1826.2194219458</text:p>
          </table:table-cell>
          <table:table-cell table:formula="of:=[.H3]*6" office:value-type="float" office:value="2191.46330633501">
            <text:p>2191.463306335</text:p>
          </table:table-cell>
          <table:table-cell table:formula="of:=[.H3]*7" office:value-type="float" office:value="2556.70719072417">
            <text:p>2556.7071907242</text:p>
          </table:table-cell>
          <table:table-cell table:formula="of:=[.H3]*8" office:value-type="float" office:value="2921.95107511334">
            <text:p>2921.9510751134</text:p>
          </table:table-cell>
          <table:table-cell table:formula="of:=[.H3]*9" office:value-type="float" office:value="3287.19495950251">
            <text:p>3287.1949595025</text:p>
          </table:table-cell>
          <table:table-cell table:formula="of:=[.H3]*10" office:value-type="float" office:value="3652.43884389168">
            <text:p>3652.4388438917</text:p>
          </table:table-cell>
          <table:table-cell table:formula="of:=[.H3]*11" office:value-type="float" office:value="4017.68272828084">
            <text:p>4017.6827282809</text:p>
          </table:table-cell>
          <table:table-cell table:formula="of:=[.H3]*12" office:value-type="float" office:value="4382.92661267001">
            <text:p>4382.92661267</text:p>
          </table:table-cell>
          <table:table-cell table:formula="of:=[.H3]*12" office:value-type="float" office:value="4382.92661267001">
            <text:p>4382.92661267</text:p>
          </table:table-cell>
          <table:table-cell table:formula="of:=[.H3]*13" office:value-type="float" office:value="4748.17049705918">
            <text:p>4748.1704970592</text:p>
          </table:table-cell>
          <table:table-cell table:formula="of:=[.H3]*14" office:value-type="float" office:value="5113.41438144835">
            <text:p>5113.4143814484</text:p>
          </table:table-cell>
          <table:table-cell table:formula="of:=[.H3]*15" office:value-type="float" office:value="5478.65826583751">
            <text:p>5478.6582658375</text:p>
          </table:table-cell>
          <table:table-cell table:formula="of:=[.H3]*16" office:value-type="float" office:value="5843.90215022668">
            <text:p>5843.9021502267</text:p>
          </table:table-cell>
          <table:table-cell table:formula="of:=[.H3]*17" office:value-type="float" office:value="6209.14603461585">
            <text:p>6209.1460346159</text:p>
          </table:table-cell>
          <table:table-cell table:formula="of:=[.H3]*18" office:value-type="float" office:value="6574.38991900502">
            <text:p>6574.389919005</text:p>
          </table:table-cell>
          <table:table-cell table:formula="of:=[.H3]*19" office:value-type="float" office:value="6939.63380339418">
            <text:p>6939.6338033942</text:p>
          </table:table-cell>
          <table:table-cell table:formula="of:=[.H3]*20" office:value-type="float" office:value="7304.87768778335">
            <text:p>7304.8776877834</text:p>
          </table:table-cell>
          <table:table-cell table:formula="of:=[.H3]*21" office:value-type="float" office:value="7670.12157217252">
            <text:p>7670.1215721725</text:p>
          </table:table-cell>
          <table:table-cell table:formula="of:=[.H3]*22" office:value-type="float" office:value="8035.36545656169">
            <text:p>8035.3654565617</text:p>
          </table:table-cell>
          <table:table-cell table:formula="of:=[.H3]/365.2425" office:value-type="float" office:value="1.0000037903288">
            <text:p>1.0000037903</text:p>
          </table:table-cell>
          <table:table-cell table:formula="of:=[.AE3]*2" office:value-type="float" office:value="2.0000075806576">
            <text:p>2.0000075807</text:p>
          </table:table-cell>
          <table:table-cell table:formula="of:=[.AE3]*3" office:value-type="float" office:value="3.00001137098641">
            <text:p>3.000011371</text:p>
          </table:table-cell>
          <table:table-cell table:formula="of:=[.AE3]*4" office:value-type="float" office:value="4.00001516131521">
            <text:p>4.0000151613</text:p>
          </table:table-cell>
          <table:table-cell table:formula="of:=[.AE3]*5" office:value-type="float" office:value="5.00001895164401">
            <text:p>5.0000189516</text:p>
          </table:table-cell>
          <table:table-cell table:formula="of:=[.AE3]*6" office:value-type="float" office:value="6.00002274197281">
            <text:p>6.000022742</text:p>
          </table:table-cell>
          <table:table-cell table:formula="of:=[.AE3]*7" office:value-type="float" office:value="7.00002653230162">
            <text:p>7.0000265323</text:p>
          </table:table-cell>
          <table:table-cell table:formula="of:=[.AE3]*8" office:value-type="float" office:value="8.00003032263042">
            <text:p>8.0000303226</text:p>
          </table:table-cell>
          <table:table-cell table:formula="of:=[.AE3]*9" office:value-type="float" office:value="9.00003411295922">
            <text:p>9.000034113</text:p>
          </table:table-cell>
          <table:table-cell table:formula="of:=[.AE3]*10" office:value-type="float" office:value="10.000037903288">
            <text:p>10.0000379033</text:p>
          </table:table-cell>
          <table:table-cell table:formula="of:=[.AE3]*11" office:value-type="float" office:value="11.0000416936168">
            <text:p>11.0000416936</text:p>
          </table:table-cell>
          <table:table-cell table:formula="of:=[.AE3]*12" office:value-type="float" office:value="12.0000454839456">
            <text:p>12.0000454839</text:p>
          </table:table-cell>
          <table:table-cell table:formula="of:=[.AE3]*13" office:value-type="float" office:value="13.0000492742744">
            <text:p>13.0000492743</text:p>
          </table:table-cell>
          <table:table-cell table:formula="of:=[.AE3]*14" office:value-type="float" office:value="14.0000530646032">
            <text:p>14.0000530646</text:p>
          </table:table-cell>
          <table:table-cell table:formula="of:=[.AE3]*15" office:value-type="float" office:value="15.000056854932">
            <text:p>15.0000568549</text:p>
          </table:table-cell>
          <table:table-cell table:formula="of:=[.AE3]*16" office:value-type="float" office:value="16.0000606452608">
            <text:p>16.0000606453</text:p>
          </table:table-cell>
          <table:table-cell table:formula="of:=[.AE3]*17" office:value-type="float" office:value="17.0000644355896">
            <text:p>17.0000644356</text:p>
          </table:table-cell>
          <table:table-cell table:formula="of:=[.AE3]*18" office:value-type="float" office:value="18.0000682259184">
            <text:p>18.0000682259</text:p>
          </table:table-cell>
          <table:table-cell table:formula="of:=[.AE3]*19" office:value-type="float" office:value="19.0000720162472">
            <text:p>19.0000720162</text:p>
          </table:table-cell>
          <table:table-cell table:formula="of:=[.AE3]*20" office:value-type="float" office:value="20.000075806576">
            <text:p>20.0000758066</text:p>
          </table:table-cell>
          <table:table-cell table:formula="of:=[.AE3]*21" office:value-type="float" office:value="21.0000795969048">
            <text:p>21.0000795969</text:p>
          </table:table-cell>
          <table:table-cell table:formula="of:=[.AE3]*22" office:value-type="float" office:value="22.0000833872337">
            <text:p>22.0000833872</text:p>
          </table:table-cell>
        </table:table-row>
        <table:table-row table:style-name="ro2">
          <table:table-cell office:value-type="string">
            <text:p>H.Mercury</text:p>
          </table:table-cell>
          <table:table-cell office:value-type="float" office:value="294.302">
            <text:p>294.302</text:p>
          </table:table-cell>
          <table:table-cell office:value-type="float" office:value="91463.453">
            <text:p>91463.453</text:p>
          </table:table-cell>
          <table:table-cell/>
          <table:table-cell table:formula="of:=([.C4]-[.B4])/360" office:value-type="float" office:value="253.247641666667">
            <text:p>253.2476416667</text:p>
          </table:table-cell>
          <table:table-cell office:value-type="float" office:value="22278">
            <text:p>22278</text:p>
          </table:table-cell>
          <table:table-cell/>
          <table:table-cell table:formula="of:=[.F4]/[.E4]" office:value-type="float" office:value="87.9692298549539">
            <text:p>87.969229855</text:p>
          </table:table-cell>
          <table:table-cell table:formula="of:=[.H4]*2" office:value-type="float" office:value="175.938459709908">
            <text:p>175.9384597099</text:p>
          </table:table-cell>
          <table:table-cell table:formula="of:=[.H4]*3" office:value-type="float" office:value="263.907689564862">
            <text:p>263.9076895649</text:p>
          </table:table-cell>
          <table:table-cell table:formula="of:=[.H4]*4" office:value-type="float" office:value="351.876919419816">
            <text:p>351.8769194198</text:p>
          </table:table-cell>
          <table:table-cell table:formula="of:=[.H4]*5" office:value-type="float" office:value="439.84614927477">
            <text:p>439.8461492748</text:p>
          </table:table-cell>
          <table:table-cell table:formula="of:=[.H4]*6" office:value-type="float" office:value="527.815379129723">
            <text:p>527.8153791297</text:p>
          </table:table-cell>
          <table:table-cell table:formula="of:=[.H4]*7" office:value-type="float" office:value="615.784608984677">
            <text:p>615.7846089847</text:p>
          </table:table-cell>
          <table:table-cell table:formula="of:=[.H4]*8" office:value-type="float" office:value="703.753838839631">
            <text:p>703.7538388396</text:p>
          </table:table-cell>
          <table:table-cell table:formula="of:=[.H4]*9" office:value-type="float" office:value="791.723068694585">
            <text:p>791.7230686946</text:p>
          </table:table-cell>
          <table:table-cell table:formula="of:=[.H4]*10" office:value-type="float" office:value="879.692298549539">
            <text:p>879.6922985495</text:p>
          </table:table-cell>
          <table:table-cell table:formula="of:=[.H4]*11" office:value-type="float" office:value="967.661528404493">
            <text:p>967.6615284045</text:p>
          </table:table-cell>
          <table:table-cell table:formula="of:=[.H4]*12" office:value-type="float" office:value="1055.63075825945">
            <text:p>1055.6307582595</text:p>
          </table:table-cell>
          <table:table-cell table:formula="of:=[.H4]*12" office:value-type="float" office:value="1055.63075825945">
            <text:p>1055.6307582595</text:p>
          </table:table-cell>
          <table:table-cell table:formula="of:=[.H4]*13" office:value-type="float" office:value="1143.5999881144">
            <text:p>1143.5999881144</text:p>
          </table:table-cell>
          <table:table-cell table:formula="of:=[.H4]*14" office:value-type="float" office:value="1231.56921796935">
            <text:p>1231.5692179694</text:p>
          </table:table-cell>
          <table:table-cell table:formula="of:=[.H4]*15" office:value-type="float" office:value="1319.53844782431">
            <text:p>1319.5384478243</text:p>
          </table:table-cell>
          <table:table-cell table:formula="of:=[.H4]*16" office:value-type="float" office:value="1407.50767767926">
            <text:p>1407.5076776793</text:p>
          </table:table-cell>
          <table:table-cell table:formula="of:=[.H4]*17" office:value-type="float" office:value="1495.47690753422">
            <text:p>1495.4769075342</text:p>
          </table:table-cell>
          <table:table-cell table:formula="of:=[.H4]*18" office:value-type="float" office:value="1583.44613738917">
            <text:p>1583.4461373892</text:p>
          </table:table-cell>
          <table:table-cell table:formula="of:=[.H4]*19" office:value-type="float" office:value="1671.41536724412">
            <text:p>1671.4153672441</text:p>
          </table:table-cell>
          <table:table-cell table:formula="of:=[.H4]*20" office:value-type="float" office:value="1759.38459709908">
            <text:p>1759.3845970991</text:p>
          </table:table-cell>
          <table:table-cell table:formula="of:=[.H4]*21" office:value-type="float" office:value="1847.35382695403">
            <text:p>1847.353826954</text:p>
          </table:table-cell>
          <table:table-cell table:formula="of:=[.H4]*22" office:value-type="float" office:value="1935.32305680899">
            <text:p>1935.323056809</text:p>
          </table:table-cell>
          <table:table-cell table:formula="of:=[.H4]/365.2425" office:value-type="float" office:value="0.240851570819261">
            <text:p>0.2408515708</text:p>
          </table:table-cell>
          <table:table-cell table:formula="of:=[.AE4]*2" office:value-type="float" office:value="0.481703141638522">
            <text:p>0.4817031416</text:p>
          </table:table-cell>
          <table:table-cell table:formula="of:=[.AE4]*3" office:value-type="float" office:value="0.722554712457783">
            <text:p>0.7225547125</text:p>
          </table:table-cell>
          <table:table-cell table:formula="of:=[.AE4]*4" office:value-type="float" office:value="0.963406283277044">
            <text:p>0.9634062833</text:p>
          </table:table-cell>
          <table:table-cell table:formula="of:=[.AE4]*5" office:value-type="float" office:value="1.2042578540963">
            <text:p>1.2042578541</text:p>
          </table:table-cell>
          <table:table-cell table:formula="of:=[.AE4]*6" office:value-type="float" office:value="1.44510942491557">
            <text:p>1.4451094249</text:p>
          </table:table-cell>
          <table:table-cell table:formula="of:=[.AE4]*7" office:value-type="float" office:value="1.68596099573483">
            <text:p>1.6859609957</text:p>
          </table:table-cell>
          <table:table-cell table:formula="of:=[.AE4]*8" office:value-type="float" office:value="1.92681256655409">
            <text:p>1.9268125666</text:p>
          </table:table-cell>
          <table:table-cell table:formula="of:=[.AE4]*9" office:value-type="float" office:value="2.16766413737335">
            <text:p>2.1676641374</text:p>
          </table:table-cell>
          <table:table-cell table:formula="of:=[.AE4]*10" office:value-type="float" office:value="2.40851570819261">
            <text:p>2.4085157082</text:p>
          </table:table-cell>
          <table:table-cell table:formula="of:=[.AE4]*11" office:value-type="float" office:value="2.64936727901187">
            <text:p>2.649367279</text:p>
          </table:table-cell>
          <table:table-cell table:formula="of:=[.AE4]*12" office:value-type="float" office:value="2.89021884983113">
            <text:p>2.8902188498</text:p>
          </table:table-cell>
          <table:table-cell table:formula="of:=[.AE4]*13" office:value-type="float" office:value="3.13107042065039">
            <text:p>3.1310704207</text:p>
          </table:table-cell>
          <table:table-cell table:formula="of:=[.AE4]*14" office:value-type="float" office:value="3.37192199146965">
            <text:p>3.3719219915</text:p>
          </table:table-cell>
          <table:table-cell table:formula="of:=[.AE4]*15" office:value-type="float" office:value="3.61277356228891">
            <text:p>3.6127735623</text:p>
          </table:table-cell>
          <table:table-cell table:formula="of:=[.AE4]*16" office:value-type="float" office:value="3.85362513310817">
            <text:p>3.8536251331</text:p>
          </table:table-cell>
          <table:table-cell table:formula="of:=[.AE4]*17" office:value-type="float" office:value="4.09447670392744">
            <text:p>4.0944767039</text:p>
          </table:table-cell>
          <table:table-cell table:formula="of:=[.AE4]*18" office:value-type="float" office:value="4.3353282747467">
            <text:p>4.3353282747</text:p>
          </table:table-cell>
          <table:table-cell table:formula="of:=[.AE4]*19" office:value-type="float" office:value="4.57617984556596">
            <text:p>4.5761798456</text:p>
          </table:table-cell>
          <table:table-cell table:formula="of:=[.AE4]*20" office:value-type="float" office:value="4.81703141638522">
            <text:p>4.8170314164</text:p>
          </table:table-cell>
          <table:table-cell table:formula="of:=[.AE4]*21" office:value-type="float" office:value="5.05788298720448">
            <text:p>5.0578829872</text:p>
          </table:table-cell>
          <table:table-cell table:formula="of:=[.AE4]*22" office:value-type="float" office:value="5.29873455802374">
            <text:p>5.298734558</text:p>
          </table:table-cell>
        </table:table-row>
        <table:table-row table:style-name="ro2">
          <table:table-cell office:value-type="string">
            <text:p>H.Venus</text:p>
          </table:table-cell>
          <table:table-cell office:value-type="float" office:value="128.996">
            <text:p>128.996</text:p>
          </table:table-cell>
          <table:table-cell office:value-type="float" office:value="35822.808">
            <text:p>35822.808</text:p>
          </table:table-cell>
          <table:table-cell/>
          <table:table-cell table:formula="of:=([.C5]-[.B5])/360" office:value-type="float" office:value="99.1494777777778">
            <text:p>99.1494777778</text:p>
          </table:table-cell>
          <table:table-cell office:value-type="float" office:value="22278">
            <text:p>22278</text:p>
          </table:table-cell>
          <table:table-cell/>
          <table:table-cell table:formula="of:=[.F5]/[.E5]" office:value-type="float" office:value="224.691047288533">
            <text:p>224.6910472885</text:p>
          </table:table-cell>
          <table:table-cell table:formula="of:=[.H5]*2" office:value-type="float" office:value="449.382094577066">
            <text:p>449.3820945771</text:p>
          </table:table-cell>
          <table:table-cell table:formula="of:=[.H5]*3" office:value-type="float" office:value="674.073141865599">
            <text:p>674.0731418656</text:p>
          </table:table-cell>
          <table:table-cell table:formula="of:=[.H5]*4" office:value-type="float" office:value="898.764189154131">
            <text:p>898.7641891541</text:p>
          </table:table-cell>
          <table:table-cell table:formula="of:=[.H5]*5" office:value-type="float" office:value="1123.45523644266">
            <text:p>1123.4552364427</text:p>
          </table:table-cell>
          <table:table-cell table:formula="of:=[.H5]*6" office:value-type="float" office:value="1348.1462837312">
            <text:p>1348.1462837312</text:p>
          </table:table-cell>
          <table:table-cell table:formula="of:=[.H5]*7" office:value-type="float" office:value="1572.83733101973">
            <text:p>1572.8373310197</text:p>
          </table:table-cell>
          <table:table-cell table:formula="of:=[.H5]*8" office:value-type="float" office:value="1797.52837830826">
            <text:p>1797.5283783083</text:p>
          </table:table-cell>
          <table:table-cell table:formula="of:=[.H5]*9" office:value-type="float" office:value="2022.2194255968">
            <text:p>2022.2194255968</text:p>
          </table:table-cell>
          <table:table-cell table:formula="of:=[.H5]*10" office:value-type="float" office:value="2246.91047288533">
            <text:p>2246.9104728853</text:p>
          </table:table-cell>
          <table:table-cell table:formula="of:=[.H5]*11" office:value-type="float" office:value="2471.60152017386">
            <text:p>2471.6015201739</text:p>
          </table:table-cell>
          <table:table-cell table:formula="of:=[.H5]*12" office:value-type="float" office:value="2696.29256746239">
            <text:p>2696.2925674624</text:p>
          </table:table-cell>
          <table:table-cell table:formula="of:=[.H5]*12" office:value-type="float" office:value="2696.29256746239">
            <text:p>2696.2925674624</text:p>
          </table:table-cell>
          <table:table-cell table:formula="of:=[.H5]*13" office:value-type="float" office:value="2920.98361475093">
            <text:p>2920.9836147509</text:p>
          </table:table-cell>
          <table:table-cell table:formula="of:=[.H5]*14" office:value-type="float" office:value="3145.67466203946">
            <text:p>3145.6746620395</text:p>
          </table:table-cell>
          <table:table-cell table:formula="of:=[.H5]*15" office:value-type="float" office:value="3370.36570932799">
            <text:p>3370.365709328</text:p>
          </table:table-cell>
          <table:table-cell table:formula="of:=[.H5]*16" office:value-type="float" office:value="3595.05675661652">
            <text:p>3595.0567566165</text:p>
          </table:table-cell>
          <table:table-cell table:formula="of:=[.H5]*17" office:value-type="float" office:value="3819.74780390506">
            <text:p>3819.7478039051</text:p>
          </table:table-cell>
          <table:table-cell table:formula="of:=[.H5]*18" office:value-type="float" office:value="4044.43885119359">
            <text:p>4044.4388511936</text:p>
          </table:table-cell>
          <table:table-cell table:formula="of:=[.H5]*19" office:value-type="float" office:value="4269.12989848212">
            <text:p>4269.1298984821</text:p>
          </table:table-cell>
          <table:table-cell table:formula="of:=[.H5]*20" office:value-type="float" office:value="4493.82094577066">
            <text:p>4493.8209457707</text:p>
          </table:table-cell>
          <table:table-cell table:formula="of:=[.H5]*21" office:value-type="float" office:value="4718.51199305919">
            <text:p>4718.5119930592</text:p>
          </table:table-cell>
          <table:table-cell table:formula="of:=[.H5]*22" office:value-type="float" office:value="4943.20304034772">
            <text:p>4943.2030403477</text:p>
          </table:table-cell>
          <table:table-cell table:formula="of:=[.H5]/365.2425" office:value-type="float" office:value="0.61518319277886">
            <text:p>0.6151831928</text:p>
          </table:table-cell>
          <table:table-cell table:formula="of:=[.AE5]*2" office:value-type="float" office:value="1.23036638555772">
            <text:p>1.2303663856</text:p>
          </table:table-cell>
          <table:table-cell table:formula="of:=[.AE5]*3" office:value-type="float" office:value="1.84554957833658">
            <text:p>1.8455495783</text:p>
          </table:table-cell>
          <table:table-cell table:formula="of:=[.AE5]*4" office:value-type="float" office:value="2.46073277111544">
            <text:p>2.4607327711</text:p>
          </table:table-cell>
          <table:table-cell table:formula="of:=[.AE5]*5" office:value-type="float" office:value="3.0759159638943">
            <text:p>3.0759159639</text:p>
          </table:table-cell>
          <table:table-cell table:formula="of:=[.AE5]*6" office:value-type="float" office:value="3.69109915667316">
            <text:p>3.6910991567</text:p>
          </table:table-cell>
          <table:table-cell table:formula="of:=[.AE5]*7" office:value-type="float" office:value="4.30628234945202">
            <text:p>4.3062823495</text:p>
          </table:table-cell>
          <table:table-cell table:formula="of:=[.AE5]*8" office:value-type="float" office:value="4.92146554223088">
            <text:p>4.9214655422</text:p>
          </table:table-cell>
          <table:table-cell table:formula="of:=[.AE5]*9" office:value-type="float" office:value="5.53664873500974">
            <text:p>5.536648735</text:p>
          </table:table-cell>
          <table:table-cell table:formula="of:=[.AE5]*10" office:value-type="float" office:value="6.1518319277886">
            <text:p>6.1518319278</text:p>
          </table:table-cell>
          <table:table-cell table:formula="of:=[.AE5]*11" office:value-type="float" office:value="6.76701512056746">
            <text:p>6.7670151206</text:p>
          </table:table-cell>
          <table:table-cell table:formula="of:=[.AE5]*12" office:value-type="float" office:value="7.38219831334632">
            <text:p>7.3821983133</text:p>
          </table:table-cell>
          <table:table-cell table:formula="of:=[.AE5]*13" office:value-type="float" office:value="7.99738150612518">
            <text:p>7.9973815061</text:p>
          </table:table-cell>
          <table:table-cell table:formula="of:=[.AE5]*14" office:value-type="float" office:value="8.61256469890404">
            <text:p>8.6125646989</text:p>
          </table:table-cell>
          <table:table-cell table:formula="of:=[.AE5]*15" office:value-type="float" office:value="9.2277478916829">
            <text:p>9.2277478917</text:p>
          </table:table-cell>
          <table:table-cell table:formula="of:=[.AE5]*16" office:value-type="float" office:value="9.84293108446176">
            <text:p>9.8429310845</text:p>
          </table:table-cell>
          <table:table-cell table:formula="of:=[.AE5]*17" office:value-type="float" office:value="10.4581142772406">
            <text:p>10.4581142772</text:p>
          </table:table-cell>
          <table:table-cell table:formula="of:=[.AE5]*18" office:value-type="float" office:value="11.0732974700195">
            <text:p>11.07329747</text:p>
          </table:table-cell>
          <table:table-cell table:formula="of:=[.AE5]*19" office:value-type="float" office:value="11.6884806627983">
            <text:p>11.6884806628</text:p>
          </table:table-cell>
          <table:table-cell table:formula="of:=[.AE5]*20" office:value-type="float" office:value="12.3036638555772">
            <text:p>12.3036638556</text:p>
          </table:table-cell>
          <table:table-cell table:formula="of:=[.AE5]*21" office:value-type="float" office:value="12.9188470483561">
            <text:p>12.9188470484</text:p>
          </table:table-cell>
          <table:table-cell table:formula="of:=[.AE5]*22" office:value-type="float" office:value="13.5340302411349">
            <text:p>13.5340302411</text:p>
          </table:table-cell>
        </table:table-row>
        <table:table-row table:style-name="ro2">
          <table:table-cell office:value-type="string">
            <text:p>H.Earth</text:p>
          </table:table-cell>
          <table:table-cell office:value-type="float" office:value="100.522">
            <text:p>100.522</text:p>
          </table:table-cell>
          <table:table-cell office:value-type="float" office:value="22058.672">
            <text:p>22058.672</text:p>
          </table:table-cell>
          <table:table-cell/>
          <table:table-cell table:formula="of:=([.C6]-[.B6])/360" office:value-type="float" office:value="60.9948611111111">
            <text:p>60.9948611111</text:p>
          </table:table-cell>
          <table:table-cell office:value-type="float" office:value="22278">
            <text:p>22278</text:p>
          </table:table-cell>
          <table:table-cell/>
          <table:table-cell table:formula="of:=[.F6]/[.E6]" office:value-type="float" office:value="365.243884389168">
            <text:p>365.2438843892</text:p>
          </table:table-cell>
          <table:table-cell table:formula="of:=[.H6]*2" office:value-type="float" office:value="730.487768778335">
            <text:p>730.4877687783</text:p>
          </table:table-cell>
          <table:table-cell table:formula="of:=[.H6]*3" office:value-type="float" office:value="1095.7316531675">
            <text:p>1095.7316531675</text:p>
          </table:table-cell>
          <table:table-cell table:formula="of:=[.H6]*4" office:value-type="float" office:value="1460.97553755667">
            <text:p>1460.9755375567</text:p>
          </table:table-cell>
          <table:table-cell table:formula="of:=[.H6]*5" office:value-type="float" office:value="1826.21942194584">
            <text:p>1826.2194219458</text:p>
          </table:table-cell>
          <table:table-cell table:formula="of:=[.H6]*6" office:value-type="float" office:value="2191.46330633501">
            <text:p>2191.463306335</text:p>
          </table:table-cell>
          <table:table-cell table:formula="of:=[.H6]*7" office:value-type="float" office:value="2556.70719072417">
            <text:p>2556.7071907242</text:p>
          </table:table-cell>
          <table:table-cell table:formula="of:=[.H6]*8" office:value-type="float" office:value="2921.95107511334">
            <text:p>2921.9510751134</text:p>
          </table:table-cell>
          <table:table-cell table:formula="of:=[.H6]*9" office:value-type="float" office:value="3287.19495950251">
            <text:p>3287.1949595025</text:p>
          </table:table-cell>
          <table:table-cell table:formula="of:=[.H6]*10" office:value-type="float" office:value="3652.43884389168">
            <text:p>3652.4388438917</text:p>
          </table:table-cell>
          <table:table-cell table:formula="of:=[.H6]*11" office:value-type="float" office:value="4017.68272828084">
            <text:p>4017.6827282809</text:p>
          </table:table-cell>
          <table:table-cell table:formula="of:=[.H6]*12" office:value-type="float" office:value="4382.92661267001">
            <text:p>4382.92661267</text:p>
          </table:table-cell>
          <table:table-cell table:formula="of:=[.H6]*12" office:value-type="float" office:value="4382.92661267001">
            <text:p>4382.92661267</text:p>
          </table:table-cell>
          <table:table-cell table:formula="of:=[.H6]*13" office:value-type="float" office:value="4748.17049705918">
            <text:p>4748.1704970592</text:p>
          </table:table-cell>
          <table:table-cell table:formula="of:=[.H6]*14" office:value-type="float" office:value="5113.41438144835">
            <text:p>5113.4143814484</text:p>
          </table:table-cell>
          <table:table-cell table:formula="of:=[.H6]*15" office:value-type="float" office:value="5478.65826583751">
            <text:p>5478.6582658375</text:p>
          </table:table-cell>
          <table:table-cell table:formula="of:=[.H6]*16" office:value-type="float" office:value="5843.90215022668">
            <text:p>5843.9021502267</text:p>
          </table:table-cell>
          <table:table-cell table:formula="of:=[.H6]*17" office:value-type="float" office:value="6209.14603461585">
            <text:p>6209.1460346159</text:p>
          </table:table-cell>
          <table:table-cell table:formula="of:=[.H6]*18" office:value-type="float" office:value="6574.38991900502">
            <text:p>6574.389919005</text:p>
          </table:table-cell>
          <table:table-cell table:formula="of:=[.H6]*19" office:value-type="float" office:value="6939.63380339418">
            <text:p>6939.6338033942</text:p>
          </table:table-cell>
          <table:table-cell table:formula="of:=[.H6]*20" office:value-type="float" office:value="7304.87768778335">
            <text:p>7304.8776877834</text:p>
          </table:table-cell>
          <table:table-cell table:formula="of:=[.H6]*21" office:value-type="float" office:value="7670.12157217252">
            <text:p>7670.1215721725</text:p>
          </table:table-cell>
          <table:table-cell table:formula="of:=[.H6]*22" office:value-type="float" office:value="8035.36545656169">
            <text:p>8035.3654565617</text:p>
          </table:table-cell>
          <table:table-cell table:formula="of:=[.H6]/365.2425" office:value-type="float" office:value="1.0000037903288">
            <text:p>1.0000037903</text:p>
          </table:table-cell>
          <table:table-cell table:formula="of:=[.AE6]*2" office:value-type="float" office:value="2.0000075806576">
            <text:p>2.0000075807</text:p>
          </table:table-cell>
          <table:table-cell table:formula="of:=[.AE6]*3" office:value-type="float" office:value="3.00001137098641">
            <text:p>3.000011371</text:p>
          </table:table-cell>
          <table:table-cell table:formula="of:=[.AE6]*4" office:value-type="float" office:value="4.00001516131521">
            <text:p>4.0000151613</text:p>
          </table:table-cell>
          <table:table-cell table:formula="of:=[.AE6]*5" office:value-type="float" office:value="5.00001895164401">
            <text:p>5.0000189516</text:p>
          </table:table-cell>
          <table:table-cell table:formula="of:=[.AE6]*6" office:value-type="float" office:value="6.00002274197281">
            <text:p>6.000022742</text:p>
          </table:table-cell>
          <table:table-cell table:formula="of:=[.AE6]*7" office:value-type="float" office:value="7.00002653230162">
            <text:p>7.0000265323</text:p>
          </table:table-cell>
          <table:table-cell table:formula="of:=[.AE6]*8" office:value-type="float" office:value="8.00003032263042">
            <text:p>8.0000303226</text:p>
          </table:table-cell>
          <table:table-cell table:formula="of:=[.AE6]*9" office:value-type="float" office:value="9.00003411295922">
            <text:p>9.000034113</text:p>
          </table:table-cell>
          <table:table-cell table:formula="of:=[.AE6]*10" office:value-type="float" office:value="10.000037903288">
            <text:p>10.0000379033</text:p>
          </table:table-cell>
          <table:table-cell table:formula="of:=[.AE6]*11" office:value-type="float" office:value="11.0000416936168">
            <text:p>11.0000416936</text:p>
          </table:table-cell>
          <table:table-cell table:formula="of:=[.AE6]*12" office:value-type="float" office:value="12.0000454839456">
            <text:p>12.0000454839</text:p>
          </table:table-cell>
          <table:table-cell table:formula="of:=[.AE6]*13" office:value-type="float" office:value="13.0000492742744">
            <text:p>13.0000492743</text:p>
          </table:table-cell>
          <table:table-cell table:formula="of:=[.AE6]*14" office:value-type="float" office:value="14.0000530646032">
            <text:p>14.0000530646</text:p>
          </table:table-cell>
          <table:table-cell table:formula="of:=[.AE6]*15" office:value-type="float" office:value="15.000056854932">
            <text:p>15.0000568549</text:p>
          </table:table-cell>
          <table:table-cell table:formula="of:=[.AE6]*16" office:value-type="float" office:value="16.0000606452608">
            <text:p>16.0000606453</text:p>
          </table:table-cell>
          <table:table-cell table:formula="of:=[.AE6]*17" office:value-type="float" office:value="17.0000644355896">
            <text:p>17.0000644356</text:p>
          </table:table-cell>
          <table:table-cell table:formula="of:=[.AE6]*18" office:value-type="float" office:value="18.0000682259184">
            <text:p>18.0000682259</text:p>
          </table:table-cell>
          <table:table-cell table:formula="of:=[.AE6]*19" office:value-type="float" office:value="19.0000720162472">
            <text:p>19.0000720162</text:p>
          </table:table-cell>
          <table:table-cell table:formula="of:=[.AE6]*20" office:value-type="float" office:value="20.000075806576">
            <text:p>20.0000758066</text:p>
          </table:table-cell>
          <table:table-cell table:formula="of:=[.AE6]*21" office:value-type="float" office:value="21.0000795969048">
            <text:p>21.0000795969</text:p>
          </table:table-cell>
          <table:table-cell table:formula="of:=[.AE6]*22" office:value-type="float" office:value="22.0000833872337">
            <text:p>22.0000833872</text:p>
          </table:table-cell>
        </table:table-row>
        <table:table-row table:style-name="ro2">
          <table:table-cell office:value-type="string">
            <text:p>H.Mars</text:p>
          </table:table-cell>
          <table:table-cell office:value-type="float" office:value="30.384">
            <text:p>30.384</text:p>
          </table:table-cell>
          <table:table-cell office:value-type="float" office:value="11693.766">
            <text:p>11693.766</text:p>
          </table:table-cell>
          <table:table-cell/>
          <table:table-cell table:formula="of:=([.C7]-[.B7])/360" office:value-type="float" office:value="32.3982833333333">
            <text:p>32.3982833333</text:p>
          </table:table-cell>
          <table:table-cell office:value-type="float" office:value="22278">
            <text:p>22278</text:p>
          </table:table-cell>
          <table:table-cell/>
          <table:table-cell table:formula="of:=[.F7]/[.E7]" office:value-type="float" office:value="687.629025611954">
            <text:p>687.629025612</text:p>
          </table:table-cell>
          <table:table-cell table:formula="of:=[.H7]*2" office:value-type="float" office:value="1375.25805122391">
            <text:p>1375.2580512239</text:p>
          </table:table-cell>
          <table:table-cell table:formula="of:=[.H7]*3" office:value-type="float" office:value="2062.88707683586">
            <text:p>2062.8870768359</text:p>
          </table:table-cell>
          <table:table-cell table:formula="of:=[.H7]*4" office:value-type="float" office:value="2750.51610244782">
            <text:p>2750.5161024478</text:p>
          </table:table-cell>
          <table:table-cell table:formula="of:=[.H7]*5" office:value-type="float" office:value="3438.14512805977">
            <text:p>3438.1451280598</text:p>
          </table:table-cell>
          <table:table-cell table:formula="of:=[.H7]*6" office:value-type="float" office:value="4125.77415367172">
            <text:p>4125.7741536717</text:p>
          </table:table-cell>
          <table:table-cell table:formula="of:=[.H7]*7" office:value-type="float" office:value="4813.40317928368">
            <text:p>4813.4031792837</text:p>
          </table:table-cell>
          <table:table-cell table:formula="of:=[.H7]*8" office:value-type="float" office:value="5501.03220489563">
            <text:p>5501.0322048956</text:p>
          </table:table-cell>
          <table:table-cell table:formula="of:=[.H7]*9" office:value-type="float" office:value="6188.66123050758">
            <text:p>6188.6612305076</text:p>
          </table:table-cell>
          <table:table-cell table:formula="of:=[.H7]*10" office:value-type="float" office:value="6876.29025611954">
            <text:p>6876.2902561195</text:p>
          </table:table-cell>
          <table:table-cell table:formula="of:=[.H7]*11" office:value-type="float" office:value="7563.91928173149">
            <text:p>7563.9192817315</text:p>
          </table:table-cell>
          <table:table-cell table:formula="of:=[.H7]*12" office:value-type="float" office:value="8251.54830734345">
            <text:p>8251.5483073435</text:p>
          </table:table-cell>
          <table:table-cell table:formula="of:=[.H7]*12" office:value-type="float" office:value="8251.54830734345">
            <text:p>8251.5483073435</text:p>
          </table:table-cell>
          <table:table-cell table:formula="of:=[.H7]*13" office:value-type="float" office:value="8939.1773329554">
            <text:p>8939.1773329554</text:p>
          </table:table-cell>
          <table:table-cell table:formula="of:=[.H7]*14" office:value-type="float" office:value="9626.80635856735">
            <text:p>9626.8063585674</text:p>
          </table:table-cell>
          <table:table-cell table:formula="of:=[.H7]*15" office:value-type="float" office:value="10314.4353841793">
            <text:p>10314.4353841793</text:p>
          </table:table-cell>
          <table:table-cell table:formula="of:=[.H7]*16" office:value-type="float" office:value="11002.0644097913">
            <text:p>11002.0644097913</text:p>
          </table:table-cell>
          <table:table-cell table:formula="of:=[.H7]*17" office:value-type="float" office:value="11689.6934354032">
            <text:p>11689.6934354032</text:p>
          </table:table-cell>
          <table:table-cell table:formula="of:=[.H7]*18" office:value-type="float" office:value="12377.3224610152">
            <text:p>12377.3224610152</text:p>
          </table:table-cell>
          <table:table-cell table:formula="of:=[.H7]*19" office:value-type="float" office:value="13064.9514866271">
            <text:p>13064.9514866271</text:p>
          </table:table-cell>
          <table:table-cell table:formula="of:=[.H7]*20" office:value-type="float" office:value="13752.5805122391">
            <text:p>13752.5805122391</text:p>
          </table:table-cell>
          <table:table-cell table:formula="of:=[.H7]*21" office:value-type="float" office:value="14440.209537851">
            <text:p>14440.209537851</text:p>
          </table:table-cell>
          <table:table-cell table:formula="of:=[.H7]*22" office:value-type="float" office:value="15127.838563463">
            <text:p>15127.838563463</text:p>
          </table:table-cell>
          <table:table-cell table:formula="of:=[.H7]/365.2425" office:value-type="float" office:value="1.88266432743165">
            <text:p>1.8826643274</text:p>
          </table:table-cell>
          <table:table-cell table:formula="of:=[.AE7]*2" office:value-type="float" office:value="3.7653286548633">
            <text:p>3.7653286549</text:p>
          </table:table-cell>
          <table:table-cell table:formula="of:=[.AE7]*3" office:value-type="float" office:value="5.64799298229495">
            <text:p>5.6479929823</text:p>
          </table:table-cell>
          <table:table-cell table:formula="of:=[.AE7]*4" office:value-type="float" office:value="7.53065730972659">
            <text:p>7.5306573097</text:p>
          </table:table-cell>
          <table:table-cell table:formula="of:=[.AE7]*5" office:value-type="float" office:value="9.41332163715824">
            <text:p>9.4133216372</text:p>
          </table:table-cell>
          <table:table-cell table:formula="of:=[.AE7]*6" office:value-type="float" office:value="11.2959859645899">
            <text:p>11.2959859646</text:p>
          </table:table-cell>
          <table:table-cell table:formula="of:=[.AE7]*7" office:value-type="float" office:value="13.1786502920215">
            <text:p>13.178650292</text:p>
          </table:table-cell>
          <table:table-cell table:formula="of:=[.AE7]*8" office:value-type="float" office:value="15.0613146194532">
            <text:p>15.0613146195</text:p>
          </table:table-cell>
          <table:table-cell table:formula="of:=[.AE7]*9" office:value-type="float" office:value="16.9439789468848">
            <text:p>16.9439789469</text:p>
          </table:table-cell>
          <table:table-cell table:formula="of:=[.AE7]*10" office:value-type="float" office:value="18.8266432743165">
            <text:p>18.8266432743</text:p>
          </table:table-cell>
          <table:table-cell table:formula="of:=[.AE7]*11" office:value-type="float" office:value="20.7093076017481">
            <text:p>20.7093076017</text:p>
          </table:table-cell>
          <table:table-cell table:formula="of:=[.AE7]*12" office:value-type="float" office:value="22.5919719291798">
            <text:p>22.5919719292</text:p>
          </table:table-cell>
          <table:table-cell table:formula="of:=[.AE7]*13" office:value-type="float" office:value="24.4746362566114">
            <text:p>24.4746362566</text:p>
          </table:table-cell>
          <table:table-cell table:formula="of:=[.AE7]*14" office:value-type="float" office:value="26.3573005840431">
            <text:p>26.357300584</text:p>
          </table:table-cell>
          <table:table-cell table:formula="of:=[.AE7]*15" office:value-type="float" office:value="28.2399649114747">
            <text:p>28.2399649115</text:p>
          </table:table-cell>
          <table:table-cell table:formula="of:=[.AE7]*16" office:value-type="float" office:value="30.1226292389064">
            <text:p>30.1226292389</text:p>
          </table:table-cell>
          <table:table-cell table:formula="of:=[.AE7]*17" office:value-type="float" office:value="32.005293566338">
            <text:p>32.0052935663</text:p>
          </table:table-cell>
          <table:table-cell table:formula="of:=[.AE7]*18" office:value-type="float" office:value="33.8879578937697">
            <text:p>33.8879578938</text:p>
          </table:table-cell>
          <table:table-cell table:formula="of:=[.AE7]*19" office:value-type="float" office:value="35.7706222212013">
            <text:p>35.7706222212</text:p>
          </table:table-cell>
          <table:table-cell table:formula="of:=[.AE7]*20" office:value-type="float" office:value="37.653286548633">
            <text:p>37.6532865486</text:p>
          </table:table-cell>
          <table:table-cell table:formula="of:=[.AE7]*21" office:value-type="float" office:value="39.5359508760646">
            <text:p>39.5359508761</text:p>
          </table:table-cell>
          <table:table-cell table:formula="of:=[.AE7]*22" office:value-type="float" office:value="41.4186152034963">
            <text:p>41.4186152035</text:p>
          </table:table-cell>
        </table:table-row>
        <table:table-row table:style-name="ro2">
          <table:table-cell office:value-type="string">
            <text:p>H.Jupiter</text:p>
          </table:table-cell>
          <table:table-cell office:value-type="float" office:value="113.749">
            <text:p>113.749</text:p>
          </table:table-cell>
          <table:table-cell office:value-type="float" office:value="1963.047">
            <text:p>1963.047</text:p>
          </table:table-cell>
          <table:table-cell/>
          <table:table-cell table:formula="of:=([.C8]-[.B8])/360" office:value-type="float" office:value="5.13693888888889">
            <text:p>5.1369388889</text:p>
          </table:table-cell>
          <table:table-cell office:value-type="float" office:value="22278">
            <text:p>22278</text:p>
          </table:table-cell>
          <table:table-cell/>
          <table:table-cell table:formula="of:=[.F8]/[.E8]" office:value-type="float" office:value="4336.82402727954">
            <text:p>4336.8240272796</text:p>
          </table:table-cell>
          <table:table-cell table:formula="of:=[.H8]*2" office:value-type="float" office:value="8673.64805455908">
            <text:p>8673.6480545591</text:p>
          </table:table-cell>
          <table:table-cell table:formula="of:=[.H8]*3" office:value-type="float" office:value="13010.4720818386">
            <text:p>13010.4720818386</text:p>
          </table:table-cell>
          <table:table-cell table:formula="of:=[.H8]*4" office:value-type="float" office:value="17347.2961091182">
            <text:p>17347.2961091182</text:p>
          </table:table-cell>
          <table:table-cell table:formula="of:=[.H8]*5" office:value-type="float" office:value="21684.1201363977">
            <text:p>21684.1201363977</text:p>
          </table:table-cell>
          <table:table-cell table:formula="of:=[.H8]*6" office:value-type="float" office:value="26020.9441636772">
            <text:p>26020.9441636772</text:p>
          </table:table-cell>
          <table:table-cell table:formula="of:=[.H8]*7" office:value-type="float" office:value="30357.7681909568">
            <text:p>30357.7681909568</text:p>
          </table:table-cell>
          <table:table-cell table:formula="of:=[.H8]*8" office:value-type="float" office:value="34694.5922182363">
            <text:p>34694.5922182363</text:p>
          </table:table-cell>
          <table:table-cell table:formula="of:=[.H8]*9" office:value-type="float" office:value="39031.4162455159">
            <text:p>39031.4162455159</text:p>
          </table:table-cell>
          <table:table-cell table:formula="of:=[.H8]*10" office:value-type="float" office:value="43368.2402727954">
            <text:p>43368.2402727954</text:p>
          </table:table-cell>
          <table:table-cell table:formula="of:=[.H8]*11" office:value-type="float" office:value="47705.064300075">
            <text:p>47705.064300075</text:p>
          </table:table-cell>
          <table:table-cell table:formula="of:=[.H8]*12" office:value-type="float" office:value="52041.8883273545">
            <text:p>52041.8883273545</text:p>
          </table:table-cell>
          <table:table-cell table:formula="of:=[.H8]*12" office:value-type="float" office:value="52041.8883273545">
            <text:p>52041.8883273545</text:p>
          </table:table-cell>
          <table:table-cell table:formula="of:=[.H8]*13" office:value-type="float" office:value="56378.712354634">
            <text:p>56378.712354634</text:p>
          </table:table-cell>
          <table:table-cell table:formula="of:=[.H8]*14" office:value-type="float" office:value="60715.5363819136">
            <text:p>60715.5363819136</text:p>
          </table:table-cell>
          <table:table-cell table:formula="of:=[.H8]*15" office:value-type="float" office:value="65052.3604091931">
            <text:p>65052.3604091931</text:p>
          </table:table-cell>
          <table:table-cell table:formula="of:=[.H8]*16" office:value-type="float" office:value="69389.1844364727">
            <text:p>69389.1844364727</text:p>
          </table:table-cell>
          <table:table-cell table:formula="of:=[.H8]*17" office:value-type="float" office:value="73726.0084637522">
            <text:p>73726.0084637522</text:p>
          </table:table-cell>
          <table:table-cell table:formula="of:=[.H8]*18" office:value-type="float" office:value="78062.8324910317">
            <text:p>78062.8324910317</text:p>
          </table:table-cell>
          <table:table-cell table:formula="of:=[.H8]*19" office:value-type="float" office:value="82399.6565183113">
            <text:p>82399.6565183113</text:p>
          </table:table-cell>
          <table:table-cell table:formula="of:=[.H8]*20" office:value-type="float" office:value="86736.4805455908">
            <text:p>86736.4805455908</text:p>
          </table:table-cell>
          <table:table-cell table:formula="of:=[.H8]*21" office:value-type="float" office:value="91073.3045728704">
            <text:p>91073.3045728704</text:p>
          </table:table-cell>
          <table:table-cell table:formula="of:=[.H8]*22" office:value-type="float" office:value="95410.1286001499">
            <text:p>95410.1286001499</text:p>
          </table:table-cell>
          <table:table-cell table:formula="of:=[.H8]/365.2425" office:value-type="float" office:value="11.8738208923648">
            <text:p>11.8738208924</text:p>
          </table:table-cell>
          <table:table-cell table:formula="of:=[.AE8]*2" office:value-type="float" office:value="23.7476417847295">
            <text:p>23.7476417847</text:p>
          </table:table-cell>
          <table:table-cell table:formula="of:=[.AE8]*3" office:value-type="float" office:value="35.6214626770943">
            <text:p>35.6214626771</text:p>
          </table:table-cell>
          <table:table-cell table:formula="of:=[.AE8]*4" office:value-type="float" office:value="47.4952835694591">
            <text:p>47.4952835695</text:p>
          </table:table-cell>
          <table:table-cell table:formula="of:=[.AE8]*5" office:value-type="float" office:value="59.3691044618239">
            <text:p>59.3691044618</text:p>
          </table:table-cell>
          <table:table-cell table:formula="of:=[.AE8]*6" office:value-type="float" office:value="71.2429253541886">
            <text:p>71.2429253542</text:p>
          </table:table-cell>
          <table:table-cell table:formula="of:=[.AE8]*7" office:value-type="float" office:value="83.1167462465534">
            <text:p>83.1167462466</text:p>
          </table:table-cell>
          <table:table-cell table:formula="of:=[.AE8]*8" office:value-type="float" office:value="94.9905671389182">
            <text:p>94.9905671389</text:p>
          </table:table-cell>
          <table:table-cell table:formula="of:=[.AE8]*9" office:value-type="float" office:value="106.864388031283">
            <text:p>106.8643880313</text:p>
          </table:table-cell>
          <table:table-cell table:formula="of:=[.AE8]*10" office:value-type="float" office:value="118.738208923648">
            <text:p>118.7382089236</text:p>
          </table:table-cell>
          <table:table-cell table:formula="of:=[.AE8]*11" office:value-type="float" office:value="130.612029816013">
            <text:p>130.612029816</text:p>
          </table:table-cell>
          <table:table-cell table:formula="of:=[.AE8]*12" office:value-type="float" office:value="142.485850708377">
            <text:p>142.4858507084</text:p>
          </table:table-cell>
          <table:table-cell table:formula="of:=[.AE8]*13" office:value-type="float" office:value="154.359671600742">
            <text:p>154.3596716007</text:p>
          </table:table-cell>
          <table:table-cell table:formula="of:=[.AE8]*14" office:value-type="float" office:value="166.233492493107">
            <text:p>166.2334924931</text:p>
          </table:table-cell>
          <table:table-cell table:formula="of:=[.AE8]*15" office:value-type="float" office:value="178.107313385472">
            <text:p>178.1073133855</text:p>
          </table:table-cell>
          <table:table-cell table:formula="of:=[.AE8]*16" office:value-type="float" office:value="189.981134277836">
            <text:p>189.9811342778</text:p>
          </table:table-cell>
          <table:table-cell table:formula="of:=[.AE8]*17" office:value-type="float" office:value="201.854955170201">
            <text:p>201.8549551702</text:p>
          </table:table-cell>
          <table:table-cell table:formula="of:=[.AE8]*18" office:value-type="float" office:value="213.728776062566">
            <text:p>213.7287760626</text:p>
          </table:table-cell>
          <table:table-cell table:formula="of:=[.AE8]*19" office:value-type="float" office:value="225.602596954931">
            <text:p>225.6025969549</text:p>
          </table:table-cell>
          <table:table-cell table:formula="of:=[.AE8]*20" office:value-type="float" office:value="237.476417847295">
            <text:p>237.4764178473</text:p>
          </table:table-cell>
          <table:table-cell table:formula="of:=[.AE8]*21" office:value-type="float" office:value="249.35023873966">
            <text:p>249.3502387397</text:p>
          </table:table-cell>
          <table:table-cell table:formula="of:=[.AE8]*22" office:value-type="float" office:value="261.224059632025">
            <text:p>261.224059632</text:p>
          </table:table-cell>
        </table:table-row>
        <table:table-row table:style-name="ro2">
          <table:table-cell office:value-type="string">
            <text:p>H.Saturn</text:p>
          </table:table-cell>
          <table:table-cell office:value-type="float" office:value="223.896">
            <text:p>223.896</text:p>
          </table:table-cell>
          <table:table-cell office:value-type="float" office:value="968.393">
            <text:p>968.393</text:p>
          </table:table-cell>
          <table:table-cell/>
          <table:table-cell table:formula="of:=([.C9]-[.B9])/360" office:value-type="float" office:value="2.06804722222222">
            <text:p>2.0680472222</text:p>
          </table:table-cell>
          <table:table-cell office:value-type="float" office:value="22278">
            <text:p>22278</text:p>
          </table:table-cell>
          <table:table-cell/>
          <table:table-cell table:formula="of:=[.F9]/[.E9]" office:value-type="float" office:value="10772.4812860226">
            <text:p>10772.4812860226</text:p>
          </table:table-cell>
          <table:table-cell table:formula="of:=[.H9]*2" office:value-type="float" office:value="21544.9625720453">
            <text:p>21544.9625720453</text:p>
          </table:table-cell>
          <table:table-cell table:formula="of:=[.H9]*3" office:value-type="float" office:value="32317.4438580679">
            <text:p>32317.4438580679</text:p>
          </table:table-cell>
          <table:table-cell table:formula="of:=[.H9]*4" office:value-type="float" office:value="43089.9251440906">
            <text:p>43089.9251440906</text:p>
          </table:table-cell>
          <table:table-cell table:formula="of:=[.H9]*5" office:value-type="float" office:value="53862.4064301132">
            <text:p>53862.4064301132</text:p>
          </table:table-cell>
          <table:table-cell table:formula="of:=[.H9]*6" office:value-type="float" office:value="64634.8877161359">
            <text:p>64634.8877161359</text:p>
          </table:table-cell>
          <table:table-cell table:formula="of:=[.H9]*7" office:value-type="float" office:value="75407.3690021585">
            <text:p>75407.3690021585</text:p>
          </table:table-cell>
          <table:table-cell table:formula="of:=[.H9]*8" office:value-type="float" office:value="86179.8502881812">
            <text:p>86179.8502881812</text:p>
          </table:table-cell>
          <table:table-cell table:formula="of:=[.H9]*9" office:value-type="float" office:value="96952.3315742038">
            <text:p>96952.3315742038</text:p>
          </table:table-cell>
          <table:table-cell table:formula="of:=[.H9]*10" office:value-type="float" office:value="107724.812860226">
            <text:p>107724.812860226</text:p>
          </table:table-cell>
          <table:table-cell table:formula="of:=[.H9]*11" office:value-type="float" office:value="118497.294146249">
            <text:p>118497.294146249</text:p>
          </table:table-cell>
          <table:table-cell table:formula="of:=[.H9]*12" office:value-type="float" office:value="129269.775432272">
            <text:p>129269.775432272</text:p>
          </table:table-cell>
          <table:table-cell table:formula="of:=[.H9]*12" office:value-type="float" office:value="129269.775432272">
            <text:p>129269.775432272</text:p>
          </table:table-cell>
          <table:table-cell table:formula="of:=[.H9]*13" office:value-type="float" office:value="140042.256718294">
            <text:p>140042.256718294</text:p>
          </table:table-cell>
          <table:table-cell table:formula="of:=[.H9]*14" office:value-type="float" office:value="150814.738004317">
            <text:p>150814.738004317</text:p>
          </table:table-cell>
          <table:table-cell table:formula="of:=[.H9]*15" office:value-type="float" office:value="161587.21929034">
            <text:p>161587.21929034</text:p>
          </table:table-cell>
          <table:table-cell table:formula="of:=[.H9]*16" office:value-type="float" office:value="172359.700576362">
            <text:p>172359.700576362</text:p>
          </table:table-cell>
          <table:table-cell table:formula="of:=[.H9]*17" office:value-type="float" office:value="183132.181862385">
            <text:p>183132.181862385</text:p>
          </table:table-cell>
          <table:table-cell table:formula="of:=[.H9]*18" office:value-type="float" office:value="193904.663148408">
            <text:p>193904.663148408</text:p>
          </table:table-cell>
          <table:table-cell table:formula="of:=[.H9]*19" office:value-type="float" office:value="204677.14443443">
            <text:p>204677.14443443</text:p>
          </table:table-cell>
          <table:table-cell table:formula="of:=[.H9]*20" office:value-type="float" office:value="215449.625720453">
            <text:p>215449.625720453</text:p>
          </table:table-cell>
          <table:table-cell table:formula="of:=[.H9]*21" office:value-type="float" office:value="226222.107006476">
            <text:p>226222.107006476</text:p>
          </table:table-cell>
          <table:table-cell table:formula="of:=[.H9]*22" office:value-type="float" office:value="236994.588292498">
            <text:p>236994.588292498</text:p>
          </table:table-cell>
          <table:table-cell table:formula="of:=[.H9]/365.2425" office:value-type="float" office:value="29.494051995654">
            <text:p>29.4940519957</text:p>
          </table:table-cell>
          <table:table-cell table:formula="of:=[.AE9]*2" office:value-type="float" office:value="58.9881039913079">
            <text:p>58.9881039913</text:p>
          </table:table-cell>
          <table:table-cell table:formula="of:=[.AE9]*3" office:value-type="float" office:value="88.4821559869619">
            <text:p>88.482155987</text:p>
          </table:table-cell>
          <table:table-cell table:formula="of:=[.AE9]*4" office:value-type="float" office:value="117.976207982616">
            <text:p>117.9762079826</text:p>
          </table:table-cell>
          <table:table-cell table:formula="of:=[.AE9]*5" office:value-type="float" office:value="147.47025997827">
            <text:p>147.4702599783</text:p>
          </table:table-cell>
          <table:table-cell table:formula="of:=[.AE9]*6" office:value-type="float" office:value="176.964311973924">
            <text:p>176.9643119739</text:p>
          </table:table-cell>
          <table:table-cell table:formula="of:=[.AE9]*7" office:value-type="float" office:value="206.458363969578">
            <text:p>206.4583639696</text:p>
          </table:table-cell>
          <table:table-cell table:formula="of:=[.AE9]*8" office:value-type="float" office:value="235.952415965232">
            <text:p>235.9524159652</text:p>
          </table:table-cell>
          <table:table-cell table:formula="of:=[.AE9]*9" office:value-type="float" office:value="265.446467960886">
            <text:p>265.4464679609</text:p>
          </table:table-cell>
          <table:table-cell table:formula="of:=[.AE9]*10" office:value-type="float" office:value="294.94051995654">
            <text:p>294.9405199565</text:p>
          </table:table-cell>
          <table:table-cell table:formula="of:=[.AE9]*11" office:value-type="float" office:value="324.434571952194">
            <text:p>324.4345719522</text:p>
          </table:table-cell>
          <table:table-cell table:formula="of:=[.AE9]*12" office:value-type="float" office:value="353.928623947848">
            <text:p>353.9286239478</text:p>
          </table:table-cell>
          <table:table-cell table:formula="of:=[.AE9]*13" office:value-type="float" office:value="383.422675943502">
            <text:p>383.4226759435</text:p>
          </table:table-cell>
          <table:table-cell table:formula="of:=[.AE9]*14" office:value-type="float" office:value="412.916727939156">
            <text:p>412.9167279392</text:p>
          </table:table-cell>
          <table:table-cell table:formula="of:=[.AE9]*15" office:value-type="float" office:value="442.410779934809">
            <text:p>442.4107799348</text:p>
          </table:table-cell>
          <table:table-cell table:formula="of:=[.AE9]*16" office:value-type="float" office:value="471.904831930463">
            <text:p>471.9048319305</text:p>
          </table:table-cell>
          <table:table-cell table:formula="of:=[.AE9]*17" office:value-type="float" office:value="501.398883926117">
            <text:p>501.3988839261</text:p>
          </table:table-cell>
          <table:table-cell table:formula="of:=[.AE9]*18" office:value-type="float" office:value="530.892935921771">
            <text:p>530.8929359218</text:p>
          </table:table-cell>
          <table:table-cell table:formula="of:=[.AE9]*19" office:value-type="float" office:value="560.386987917425">
            <text:p>560.3869879174</text:p>
          </table:table-cell>
          <table:table-cell table:formula="of:=[.AE9]*20" office:value-type="float" office:value="589.881039913079">
            <text:p>589.8810399131</text:p>
          </table:table-cell>
          <table:table-cell table:formula="of:=[.AE9]*21" office:value-type="float" office:value="619.375091908733">
            <text:p>619.3750919087</text:p>
          </table:table-cell>
          <table:table-cell table:formula="of:=[.AE9]*22" office:value-type="float" office:value="648.869143904387">
            <text:p>648.8691439044</text:p>
          </table:table-cell>
        </table:table-row>
        <table:table-row table:style-name="ro2">
          <table:table-cell office:value-type="string">
            <text:p>H.Chiron</text:p>
          </table:table-cell>
          <table:table-cell office:value-type="float" office:value="299.015">
            <text:p>299.015</text:p>
          </table:table-cell>
          <table:table-cell office:value-type="float" office:value="710.319">
            <text:p>710.319</text:p>
          </table:table-cell>
          <table:table-cell/>
          <table:table-cell table:formula="of:=([.C10]-[.B10])/360" office:value-type="float" office:value="1.14251111111111">
            <text:p>1.1425111111</text:p>
          </table:table-cell>
          <table:table-cell office:value-type="float" office:value="22278">
            <text:p>22278</text:p>
          </table:table-cell>
          <table:table-cell/>
          <table:table-cell table:formula="of:=[.F10]/[.E10]" office:value-type="float" office:value="19499.1539104896">
            <text:p>19499.1539104896</text:p>
          </table:table-cell>
          <table:table-cell table:formula="of:=[.H10]*2" office:value-type="float" office:value="38998.3078209791">
            <text:p>38998.3078209791</text:p>
          </table:table-cell>
          <table:table-cell table:formula="of:=[.H10]*3" office:value-type="float" office:value="58497.4617314687">
            <text:p>58497.4617314687</text:p>
          </table:table-cell>
          <table:table-cell table:formula="of:=[.H10]*4" office:value-type="float" office:value="77996.6156419583">
            <text:p>77996.6156419583</text:p>
          </table:table-cell>
          <table:table-cell table:formula="of:=[.H10]*5" office:value-type="float" office:value="97495.7695524478">
            <text:p>97495.7695524478</text:p>
          </table:table-cell>
          <table:table-cell table:formula="of:=[.H10]*6" office:value-type="float" office:value="116994.923462937">
            <text:p>116994.923462937</text:p>
          </table:table-cell>
          <table:table-cell table:formula="of:=[.H10]*7" office:value-type="float" office:value="136494.077373427">
            <text:p>136494.077373427</text:p>
          </table:table-cell>
          <table:table-cell table:formula="of:=[.H10]*8" office:value-type="float" office:value="155993.231283917">
            <text:p>155993.231283917</text:p>
          </table:table-cell>
          <table:table-cell table:formula="of:=[.H10]*9" office:value-type="float" office:value="175492.385194406">
            <text:p>175492.385194406</text:p>
          </table:table-cell>
          <table:table-cell table:formula="of:=[.H10]*10" office:value-type="float" office:value="194991.539104896">
            <text:p>194991.539104896</text:p>
          </table:table-cell>
          <table:table-cell table:formula="of:=[.H10]*11" office:value-type="float" office:value="214490.693015385">
            <text:p>214490.693015385</text:p>
          </table:table-cell>
          <table:table-cell table:formula="of:=[.H10]*12" office:value-type="float" office:value="233989.846925875">
            <text:p>233989.846925875</text:p>
          </table:table-cell>
          <table:table-cell table:formula="of:=[.H10]*12" office:value-type="float" office:value="233989.846925875">
            <text:p>233989.846925875</text:p>
          </table:table-cell>
          <table:table-cell table:formula="of:=[.H10]*13" office:value-type="float" office:value="253489.000836364">
            <text:p>253489.000836364</text:p>
          </table:table-cell>
          <table:table-cell table:formula="of:=[.H10]*14" office:value-type="float" office:value="272988.154746854">
            <text:p>272988.154746854</text:p>
          </table:table-cell>
          <table:table-cell table:formula="of:=[.H10]*15" office:value-type="float" office:value="292487.308657343">
            <text:p>292487.308657343</text:p>
          </table:table-cell>
          <table:table-cell table:formula="of:=[.H10]*16" office:value-type="float" office:value="311986.462567833">
            <text:p>311986.462567833</text:p>
          </table:table-cell>
          <table:table-cell table:formula="of:=[.H10]*17" office:value-type="float" office:value="331485.616478323">
            <text:p>331485.616478323</text:p>
          </table:table-cell>
          <table:table-cell table:formula="of:=[.H10]*18" office:value-type="float" office:value="350984.770388812">
            <text:p>350984.770388812</text:p>
          </table:table-cell>
          <table:table-cell table:formula="of:=[.H10]*19" office:value-type="float" office:value="370483.924299302">
            <text:p>370483.924299302</text:p>
          </table:table-cell>
          <table:table-cell table:formula="of:=[.H10]*20" office:value-type="float" office:value="389983.078209791">
            <text:p>389983.078209791</text:p>
          </table:table-cell>
          <table:table-cell table:formula="of:=[.H10]*21" office:value-type="float" office:value="409482.232120281">
            <text:p>409482.232120281</text:p>
          </table:table-cell>
          <table:table-cell table:formula="of:=[.H10]*22" office:value-type="float" office:value="428981.386030771">
            <text:p>428981.386030771</text:p>
          </table:table-cell>
          <table:table-cell table:formula="of:=[.H10]/365.2425" office:value-type="float" office:value="53.3868701218768">
            <text:p>53.3868701219</text:p>
          </table:table-cell>
          <table:table-cell table:formula="of:=[.AE10]*2" office:value-type="float" office:value="106.773740243754">
            <text:p>106.7737402438</text:p>
          </table:table-cell>
          <table:table-cell table:formula="of:=[.AE10]*3" office:value-type="float" office:value="160.16061036563">
            <text:p>160.1606103656</text:p>
          </table:table-cell>
          <table:table-cell table:formula="of:=[.AE10]*4" office:value-type="float" office:value="213.547480487507">
            <text:p>213.5474804875</text:p>
          </table:table-cell>
          <table:table-cell table:formula="of:=[.AE10]*5" office:value-type="float" office:value="266.934350609384">
            <text:p>266.9343506094</text:p>
          </table:table-cell>
          <table:table-cell table:formula="of:=[.AE10]*6" office:value-type="float" office:value="320.32122073126">
            <text:p>320.3212207313</text:p>
          </table:table-cell>
          <table:table-cell table:formula="of:=[.AE10]*7" office:value-type="float" office:value="373.708090853137">
            <text:p>373.7080908531</text:p>
          </table:table-cell>
          <table:table-cell table:formula="of:=[.AE10]*8" office:value-type="float" office:value="427.094960975014">
            <text:p>427.094960975</text:p>
          </table:table-cell>
          <table:table-cell table:formula="of:=[.AE10]*9" office:value-type="float" office:value="480.481831096891">
            <text:p>480.4818310969</text:p>
          </table:table-cell>
          <table:table-cell table:formula="of:=[.AE10]*10" office:value-type="float" office:value="533.868701218767">
            <text:p>533.8687012188</text:p>
          </table:table-cell>
          <table:table-cell table:formula="of:=[.AE10]*11" office:value-type="float" office:value="587.255571340644">
            <text:p>587.2555713406</text:p>
          </table:table-cell>
          <table:table-cell table:formula="of:=[.AE10]*12" office:value-type="float" office:value="640.642441462521">
            <text:p>640.6424414625</text:p>
          </table:table-cell>
          <table:table-cell table:formula="of:=[.AE10]*13" office:value-type="float" office:value="694.029311584398">
            <text:p>694.0293115844</text:p>
          </table:table-cell>
          <table:table-cell table:formula="of:=[.AE10]*14" office:value-type="float" office:value="747.416181706274">
            <text:p>747.4161817063</text:p>
          </table:table-cell>
          <table:table-cell table:formula="of:=[.AE10]*15" office:value-type="float" office:value="800.803051828151">
            <text:p>800.8030518282</text:p>
          </table:table-cell>
          <table:table-cell table:formula="of:=[.AE10]*16" office:value-type="float" office:value="854.189921950028">
            <text:p>854.18992195</text:p>
          </table:table-cell>
          <table:table-cell table:formula="of:=[.AE10]*17" office:value-type="float" office:value="907.576792071905">
            <text:p>907.5767920719</text:p>
          </table:table-cell>
          <table:table-cell table:formula="of:=[.AE10]*18" office:value-type="float" office:value="960.963662193782">
            <text:p>960.9636621938</text:p>
          </table:table-cell>
          <table:table-cell table:formula="of:=[.AE10]*19" office:value-type="float" office:value="1014.35053231566">
            <text:p>1014.3505323157</text:p>
          </table:table-cell>
          <table:table-cell table:formula="of:=[.AE10]*20" office:value-type="float" office:value="1067.73740243754">
            <text:p>1067.7374024375</text:p>
          </table:table-cell>
          <table:table-cell table:formula="of:=[.AE10]*21" office:value-type="float" office:value="1121.12427255941">
            <text:p>1121.1242725594</text:p>
          </table:table-cell>
          <table:table-cell table:formula="of:=[.AE10]*22" office:value-type="float" office:value="1174.51114268129">
            <text:p>1174.5111426813</text:p>
          </table:table-cell>
        </table:table-row>
        <table:table-row table:style-name="ro2">
          <table:table-cell office:value-type="string">
            <text:p>H.Uranus</text:p>
          </table:table-cell>
          <table:table-cell office:value-type="float" office:value="115.474">
            <text:p>115.474</text:p>
          </table:table-cell>
          <table:table-cell office:value-type="float" office:value="379.363">
            <text:p>379.363</text:p>
          </table:table-cell>
          <table:table-cell/>
          <table:table-cell table:formula="of:=([.C11]-[.B11])/360" office:value-type="float" office:value="0.733025">
            <text:p>0.733025</text:p>
          </table:table-cell>
          <table:table-cell office:value-type="float" office:value="22278">
            <text:p>22278</text:p>
          </table:table-cell>
          <table:table-cell/>
          <table:table-cell table:formula="of:=[.F11]/[.E11]" office:value-type="float" office:value="30391.8693086866">
            <text:p>30391.8693086866</text:p>
          </table:table-cell>
          <table:table-cell table:formula="of:=[.H11]*2" office:value-type="float" office:value="60783.7386173732">
            <text:p>60783.7386173732</text:p>
          </table:table-cell>
          <table:table-cell table:formula="of:=[.H11]*3" office:value-type="float" office:value="91175.6079260598">
            <text:p>91175.6079260598</text:p>
          </table:table-cell>
          <table:table-cell table:formula="of:=[.H11]*4" office:value-type="float" office:value="121567.477234746">
            <text:p>121567.477234746</text:p>
          </table:table-cell>
          <table:table-cell table:formula="of:=[.H11]*5" office:value-type="float" office:value="151959.346543433">
            <text:p>151959.346543433</text:p>
          </table:table-cell>
          <table:table-cell table:formula="of:=[.H11]*6" office:value-type="float" office:value="182351.21585212">
            <text:p>182351.21585212</text:p>
          </table:table-cell>
          <table:table-cell table:formula="of:=[.H11]*7" office:value-type="float" office:value="212743.085160806">
            <text:p>212743.085160806</text:p>
          </table:table-cell>
          <table:table-cell table:formula="of:=[.H11]*8" office:value-type="float" office:value="243134.954469493">
            <text:p>243134.954469493</text:p>
          </table:table-cell>
          <table:table-cell table:formula="of:=[.H11]*9" office:value-type="float" office:value="273526.823778179">
            <text:p>273526.823778179</text:p>
          </table:table-cell>
          <table:table-cell table:formula="of:=[.H11]*10" office:value-type="float" office:value="303918.693086866">
            <text:p>303918.693086866</text:p>
          </table:table-cell>
          <table:table-cell table:formula="of:=[.H11]*11" office:value-type="float" office:value="334310.562395553">
            <text:p>334310.562395553</text:p>
          </table:table-cell>
          <table:table-cell table:formula="of:=[.H11]*12" office:value-type="float" office:value="364702.431704239">
            <text:p>364702.431704239</text:p>
          </table:table-cell>
          <table:table-cell table:formula="of:=[.H11]*12" office:value-type="float" office:value="364702.431704239">
            <text:p>364702.431704239</text:p>
          </table:table-cell>
          <table:table-cell table:formula="of:=[.H11]*13" office:value-type="float" office:value="395094.301012926">
            <text:p>395094.301012926</text:p>
          </table:table-cell>
          <table:table-cell table:formula="of:=[.H11]*14" office:value-type="float" office:value="425486.170321612">
            <text:p>425486.170321612</text:p>
          </table:table-cell>
          <table:table-cell table:formula="of:=[.H11]*15" office:value-type="float" office:value="455878.039630299">
            <text:p>455878.039630299</text:p>
          </table:table-cell>
          <table:table-cell table:formula="of:=[.H11]*16" office:value-type="float" office:value="486269.908938986">
            <text:p>486269.908938986</text:p>
          </table:table-cell>
          <table:table-cell table:formula="of:=[.H11]*17" office:value-type="float" office:value="516661.778247672">
            <text:p>516661.778247672</text:p>
          </table:table-cell>
          <table:table-cell table:formula="of:=[.H11]*18" office:value-type="float" office:value="547053.647556359">
            <text:p>547053.647556359</text:p>
          </table:table-cell>
          <table:table-cell table:formula="of:=[.H11]*19" office:value-type="float" office:value="577445.516865046">
            <text:p>577445.516865046</text:p>
          </table:table-cell>
          <table:table-cell table:formula="of:=[.H11]*20" office:value-type="float" office:value="607837.386173732">
            <text:p>607837.386173732</text:p>
          </table:table-cell>
          <table:table-cell table:formula="of:=[.H11]*21" office:value-type="float" office:value="638229.255482419">
            <text:p>638229.255482419</text:p>
          </table:table-cell>
          <table:table-cell table:formula="of:=[.H11]*22" office:value-type="float" office:value="668621.124791105">
            <text:p>668621.124791105</text:p>
          </table:table-cell>
          <table:table-cell table:formula="of:=[.H11]/365.2425" office:value-type="float" office:value="83.210111935732">
            <text:p>83.2101119357</text:p>
          </table:table-cell>
          <table:table-cell table:formula="of:=[.AE11]*2" office:value-type="float" office:value="166.420223871464">
            <text:p>166.4202238715</text:p>
          </table:table-cell>
          <table:table-cell table:formula="of:=[.AE11]*3" office:value-type="float" office:value="249.630335807196">
            <text:p>249.6303358072</text:p>
          </table:table-cell>
          <table:table-cell table:formula="of:=[.AE11]*4" office:value-type="float" office:value="332.840447742928">
            <text:p>332.8404477429</text:p>
          </table:table-cell>
          <table:table-cell table:formula="of:=[.AE11]*5" office:value-type="float" office:value="416.05055967866">
            <text:p>416.0505596787</text:p>
          </table:table-cell>
          <table:table-cell table:formula="of:=[.AE11]*6" office:value-type="float" office:value="499.260671614392">
            <text:p>499.2606716144</text:p>
          </table:table-cell>
          <table:table-cell table:formula="of:=[.AE11]*7" office:value-type="float" office:value="582.470783550124">
            <text:p>582.4707835501</text:p>
          </table:table-cell>
          <table:table-cell table:formula="of:=[.AE11]*8" office:value-type="float" office:value="665.680895485856">
            <text:p>665.6808954859</text:p>
          </table:table-cell>
          <table:table-cell table:formula="of:=[.AE11]*9" office:value-type="float" office:value="748.891007421588">
            <text:p>748.8910074216</text:p>
          </table:table-cell>
          <table:table-cell table:formula="of:=[.AE11]*10" office:value-type="float" office:value="832.10111935732">
            <text:p>832.1011193573</text:p>
          </table:table-cell>
          <table:table-cell table:formula="of:=[.AE11]*11" office:value-type="float" office:value="915.311231293052">
            <text:p>915.3112312931</text:p>
          </table:table-cell>
          <table:table-cell table:formula="of:=[.AE11]*12" office:value-type="float" office:value="998.521343228784">
            <text:p>998.5213432288</text:p>
          </table:table-cell>
          <table:table-cell table:formula="of:=[.AE11]*13" office:value-type="float" office:value="1081.73145516452">
            <text:p>1081.7314551645</text:p>
          </table:table-cell>
          <table:table-cell table:formula="of:=[.AE11]*14" office:value-type="float" office:value="1164.94156710025">
            <text:p>1164.9415671003</text:p>
          </table:table-cell>
          <table:table-cell table:formula="of:=[.AE11]*15" office:value-type="float" office:value="1248.15167903598">
            <text:p>1248.151679036</text:p>
          </table:table-cell>
          <table:table-cell table:formula="of:=[.AE11]*16" office:value-type="float" office:value="1331.36179097171">
            <text:p>1331.3617909717</text:p>
          </table:table-cell>
          <table:table-cell table:formula="of:=[.AE11]*17" office:value-type="float" office:value="1414.57190290744">
            <text:p>1414.5719029075</text:p>
          </table:table-cell>
          <table:table-cell table:formula="of:=[.AE11]*18" office:value-type="float" office:value="1497.78201484318">
            <text:p>1497.7820148432</text:p>
          </table:table-cell>
          <table:table-cell table:formula="of:=[.AE11]*19" office:value-type="float" office:value="1580.99212677891">
            <text:p>1580.9921267789</text:p>
          </table:table-cell>
          <table:table-cell table:formula="of:=[.AE11]*20" office:value-type="float" office:value="1664.20223871464">
            <text:p>1664.2022387146</text:p>
          </table:table-cell>
          <table:table-cell table:formula="of:=[.AE11]*21" office:value-type="float" office:value="1747.41235065037">
            <text:p>1747.4123506504</text:p>
          </table:table-cell>
          <table:table-cell table:formula="of:=[.AE11]*22" office:value-type="float" office:value="1830.6224625861">
            <text:p>1830.6224625861</text:p>
          </table:table-cell>
        </table:table-row>
        <table:table-row table:style-name="ro2">
          <table:table-cell office:value-type="string">
            <text:p>H.Neptune</text:p>
          </table:table-cell>
          <table:table-cell office:value-type="float" office:value="206.245">
            <text:p>206.245</text:p>
          </table:table-cell>
          <table:table-cell office:value-type="float" office:value="339.13">
            <text:p>339.13</text:p>
          </table:table-cell>
          <table:table-cell/>
          <table:table-cell table:formula="of:=([.C12]-[.B12])/360" office:value-type="float" office:value="0.369125">
            <text:p>0.369125</text:p>
          </table:table-cell>
          <table:table-cell office:value-type="float" office:value="22278">
            <text:p>22278</text:p>
          </table:table-cell>
          <table:table-cell/>
          <table:table-cell table:formula="of:=[.F12]/[.E12]" office:value-type="float" office:value="60353.538774128">
            <text:p>60353.538774128</text:p>
          </table:table-cell>
          <table:table-cell table:formula="of:=[.H12]*2" office:value-type="float" office:value="120707.077548256">
            <text:p>120707.077548256</text:p>
          </table:table-cell>
          <table:table-cell table:formula="of:=[.H12]*3" office:value-type="float" office:value="181060.616322384">
            <text:p>181060.616322384</text:p>
          </table:table-cell>
          <table:table-cell table:formula="of:=[.H12]*4" office:value-type="float" office:value="241414.155096512">
            <text:p>241414.155096512</text:p>
          </table:table-cell>
          <table:table-cell table:formula="of:=[.H12]*5" office:value-type="float" office:value="301767.69387064">
            <text:p>301767.69387064</text:p>
          </table:table-cell>
          <table:table-cell table:formula="of:=[.H12]*6" office:value-type="float" office:value="362121.232644768">
            <text:p>362121.232644768</text:p>
          </table:table-cell>
          <table:table-cell table:formula="of:=[.H12]*7" office:value-type="float" office:value="422474.771418896">
            <text:p>422474.771418896</text:p>
          </table:table-cell>
          <table:table-cell table:formula="of:=[.H12]*8" office:value-type="float" office:value="482828.310193024">
            <text:p>482828.310193024</text:p>
          </table:table-cell>
          <table:table-cell table:formula="of:=[.H12]*9" office:value-type="float" office:value="543181.848967152">
            <text:p>543181.848967152</text:p>
          </table:table-cell>
          <table:table-cell table:formula="of:=[.H12]*10" office:value-type="float" office:value="603535.38774128">
            <text:p>603535.38774128</text:p>
          </table:table-cell>
          <table:table-cell table:formula="of:=[.H12]*11" office:value-type="float" office:value="663888.926515408">
            <text:p>663888.926515408</text:p>
          </table:table-cell>
          <table:table-cell table:formula="of:=[.H12]*12" office:value-type="float" office:value="724242.465289536">
            <text:p>724242.465289536</text:p>
          </table:table-cell>
          <table:table-cell table:formula="of:=[.H12]*12" office:value-type="float" office:value="724242.465289536">
            <text:p>724242.465289536</text:p>
          </table:table-cell>
          <table:table-cell table:formula="of:=[.H12]*13" office:value-type="float" office:value="784596.004063664">
            <text:p>784596.004063664</text:p>
          </table:table-cell>
          <table:table-cell table:formula="of:=[.H12]*14" office:value-type="float" office:value="844949.542837792">
            <text:p>844949.542837792</text:p>
          </table:table-cell>
          <table:table-cell table:formula="of:=[.H12]*15" office:value-type="float" office:value="905303.08161192">
            <text:p>905303.08161192</text:p>
          </table:table-cell>
          <table:table-cell table:formula="of:=[.H12]*16" office:value-type="float" office:value="965656.620386048">
            <text:p>965656.620386048</text:p>
          </table:table-cell>
          <table:table-cell table:formula="of:=[.H12]*17" office:value-type="float" office:value="1026010.15916018">
            <text:p>1026010.15916018</text:p>
          </table:table-cell>
          <table:table-cell table:formula="of:=[.H12]*18" office:value-type="float" office:value="1086363.6979343">
            <text:p>1086363.6979343</text:p>
          </table:table-cell>
          <table:table-cell table:formula="of:=[.H12]*19" office:value-type="float" office:value="1146717.23670843">
            <text:p>1146717.23670843</text:p>
          </table:table-cell>
          <table:table-cell table:formula="of:=[.H12]*20" office:value-type="float" office:value="1207070.77548256">
            <text:p>1207070.77548256</text:p>
          </table:table-cell>
          <table:table-cell table:formula="of:=[.H12]*21" office:value-type="float" office:value="1267424.31425669">
            <text:p>1267424.31425669</text:p>
          </table:table-cell>
          <table:table-cell table:formula="of:=[.H12]*22" office:value-type="float" office:value="1327777.85303082">
            <text:p>1327777.85303082</text:p>
          </table:table-cell>
          <table:table-cell table:formula="of:=[.H12]/365.2425" office:value-type="float" office:value="165.242376706238">
            <text:p>165.2423767062</text:p>
          </table:table-cell>
          <table:table-cell table:formula="of:=[.AE12]*2" office:value-type="float" office:value="330.484753412475">
            <text:p>330.4847534125</text:p>
          </table:table-cell>
          <table:table-cell table:formula="of:=[.AE12]*3" office:value-type="float" office:value="495.727130118713">
            <text:p>495.7271301187</text:p>
          </table:table-cell>
          <table:table-cell table:formula="of:=[.AE12]*4" office:value-type="float" office:value="660.969506824951">
            <text:p>660.969506825</text:p>
          </table:table-cell>
          <table:table-cell table:formula="of:=[.AE12]*5" office:value-type="float" office:value="826.211883531188">
            <text:p>826.2118835312</text:p>
          </table:table-cell>
          <table:table-cell table:formula="of:=[.AE12]*6" office:value-type="float" office:value="991.454260237426">
            <text:p>991.4542602374</text:p>
          </table:table-cell>
          <table:table-cell table:formula="of:=[.AE12]*7" office:value-type="float" office:value="1156.69663694366">
            <text:p>1156.6966369437</text:p>
          </table:table-cell>
          <table:table-cell table:formula="of:=[.AE12]*8" office:value-type="float" office:value="1321.9390136499">
            <text:p>1321.9390136499</text:p>
          </table:table-cell>
          <table:table-cell table:formula="of:=[.AE12]*9" office:value-type="float" office:value="1487.18139035614">
            <text:p>1487.1813903561</text:p>
          </table:table-cell>
          <table:table-cell table:formula="of:=[.AE12]*10" office:value-type="float" office:value="1652.42376706238">
            <text:p>1652.4237670624</text:p>
          </table:table-cell>
          <table:table-cell table:formula="of:=[.AE12]*11" office:value-type="float" office:value="1817.66614376861">
            <text:p>1817.6661437686</text:p>
          </table:table-cell>
          <table:table-cell table:formula="of:=[.AE12]*12" office:value-type="float" office:value="1982.90852047485">
            <text:p>1982.9085204749</text:p>
          </table:table-cell>
          <table:table-cell table:formula="of:=[.AE12]*13" office:value-type="float" office:value="2148.15089718109">
            <text:p>2148.1508971811</text:p>
          </table:table-cell>
          <table:table-cell table:formula="of:=[.AE12]*14" office:value-type="float" office:value="2313.39327388733">
            <text:p>2313.3932738873</text:p>
          </table:table-cell>
          <table:table-cell table:formula="of:=[.AE12]*15" office:value-type="float" office:value="2478.63565059356">
            <text:p>2478.6356505936</text:p>
          </table:table-cell>
          <table:table-cell table:formula="of:=[.AE12]*16" office:value-type="float" office:value="2643.8780272998">
            <text:p>2643.8780272998</text:p>
          </table:table-cell>
          <table:table-cell table:formula="of:=[.AE12]*17" office:value-type="float" office:value="2809.12040400604">
            <text:p>2809.120404006</text:p>
          </table:table-cell>
          <table:table-cell table:formula="of:=[.AE12]*18" office:value-type="float" office:value="2974.36278071228">
            <text:p>2974.3627807123</text:p>
          </table:table-cell>
          <table:table-cell table:formula="of:=[.AE12]*19" office:value-type="float" office:value="3139.60515741852">
            <text:p>3139.6051574185</text:p>
          </table:table-cell>
          <table:table-cell table:formula="of:=[.AE12]*20" office:value-type="float" office:value="3304.84753412475">
            <text:p>3304.8475341248</text:p>
          </table:table-cell>
          <table:table-cell table:formula="of:=[.AE12]*21" office:value-type="float" office:value="3470.08991083099">
            <text:p>3470.089910831</text:p>
          </table:table-cell>
          <table:table-cell table:formula="of:=[.AE12]*22" office:value-type="float" office:value="3635.33228753723">
            <text:p>3635.3322875372</text:p>
          </table:table-cell>
        </table:table-row>
        <table:table-row table:style-name="ro2">
          <table:table-cell office:value-type="string">
            <text:p>H.Pluto</text:p>
          </table:table-cell>
          <table:table-cell office:value-type="float" office:value="145.351">
            <text:p>145.351</text:p>
          </table:table-cell>
          <table:table-cell office:value-type="float" office:value="285.199">
            <text:p>285.199</text:p>
          </table:table-cell>
          <table:table-cell/>
          <table:table-cell table:formula="of:=([.C13]-[.B13])/360" office:value-type="float" office:value="0.388466666666667">
            <text:p>0.3884666667</text:p>
          </table:table-cell>
          <table:table-cell office:value-type="float" office:value="22278">
            <text:p>22278</text:p>
          </table:table-cell>
          <table:table-cell/>
          <table:table-cell table:formula="of:=[.F13]/[.E13]" office:value-type="float" office:value="57348.5498541273">
            <text:p>57348.5498541273</text:p>
          </table:table-cell>
          <table:table-cell table:formula="of:=[.H13]*2" office:value-type="float" office:value="114697.099708255">
            <text:p>114697.099708255</text:p>
          </table:table-cell>
          <table:table-cell table:formula="of:=[.H13]*3" office:value-type="float" office:value="172045.649562382">
            <text:p>172045.649562382</text:p>
          </table:table-cell>
          <table:table-cell table:formula="of:=[.H13]*4" office:value-type="float" office:value="229394.199416509">
            <text:p>229394.199416509</text:p>
          </table:table-cell>
          <table:table-cell table:formula="of:=[.H13]*5" office:value-type="float" office:value="286742.749270637">
            <text:p>286742.749270637</text:p>
          </table:table-cell>
          <table:table-cell table:formula="of:=[.H13]*6" office:value-type="float" office:value="344091.299124764">
            <text:p>344091.299124764</text:p>
          </table:table-cell>
          <table:table-cell table:formula="of:=[.H13]*7" office:value-type="float" office:value="401439.848978891">
            <text:p>401439.848978891</text:p>
          </table:table-cell>
          <table:table-cell table:formula="of:=[.H13]*8" office:value-type="float" office:value="458788.398833019">
            <text:p>458788.398833019</text:p>
          </table:table-cell>
          <table:table-cell table:formula="of:=[.H13]*9" office:value-type="float" office:value="516136.948687146">
            <text:p>516136.948687146</text:p>
          </table:table-cell>
          <table:table-cell table:formula="of:=[.H13]*10" office:value-type="float" office:value="573485.498541273">
            <text:p>573485.498541273</text:p>
          </table:table-cell>
          <table:table-cell table:formula="of:=[.H13]*11" office:value-type="float" office:value="630834.048395401">
            <text:p>630834.048395401</text:p>
          </table:table-cell>
          <table:table-cell table:formula="of:=[.H13]*12" office:value-type="float" office:value="688182.598249528">
            <text:p>688182.598249528</text:p>
          </table:table-cell>
          <table:table-cell table:formula="of:=[.H13]*12" office:value-type="float" office:value="688182.598249528">
            <text:p>688182.598249528</text:p>
          </table:table-cell>
          <table:table-cell table:formula="of:=[.H13]*13" office:value-type="float" office:value="745531.148103655">
            <text:p>745531.148103655</text:p>
          </table:table-cell>
          <table:table-cell table:formula="of:=[.H13]*14" office:value-type="float" office:value="802879.697957783">
            <text:p>802879.697957783</text:p>
          </table:table-cell>
          <table:table-cell table:formula="of:=[.H13]*15" office:value-type="float" office:value="860228.24781191">
            <text:p>860228.24781191</text:p>
          </table:table-cell>
          <table:table-cell table:formula="of:=[.H13]*16" office:value-type="float" office:value="917576.797666037">
            <text:p>917576.797666037</text:p>
          </table:table-cell>
          <table:table-cell table:formula="of:=[.H13]*17" office:value-type="float" office:value="974925.347520165">
            <text:p>974925.347520165</text:p>
          </table:table-cell>
          <table:table-cell table:formula="of:=[.H13]*18" office:value-type="float" office:value="1032273.89737429">
            <text:p>1032273.89737429</text:p>
          </table:table-cell>
          <table:table-cell table:formula="of:=[.H13]*19" office:value-type="float" office:value="1089622.44722842">
            <text:p>1089622.44722842</text:p>
          </table:table-cell>
          <table:table-cell table:formula="of:=[.H13]*20" office:value-type="float" office:value="1146970.99708255">
            <text:p>1146970.99708255</text:p>
          </table:table-cell>
          <table:table-cell table:formula="of:=[.H13]*21" office:value-type="float" office:value="1204319.54693667">
            <text:p>1204319.54693667</text:p>
          </table:table-cell>
          <table:table-cell table:formula="of:=[.H13]*22" office:value-type="float" office:value="1261668.0967908">
            <text:p>1261668.0967908</text:p>
          </table:table-cell>
          <table:table-cell table:formula="of:=[.H13]/365.2425" office:value-type="float" office:value="157.014996486245">
            <text:p>157.0149964862</text:p>
          </table:table-cell>
          <table:table-cell table:formula="of:=[.AE13]*2" office:value-type="float" office:value="314.02999297249">
            <text:p>314.0299929725</text:p>
          </table:table-cell>
          <table:table-cell table:formula="of:=[.AE13]*3" office:value-type="float" office:value="471.044989458735">
            <text:p>471.0449894587</text:p>
          </table:table-cell>
          <table:table-cell table:formula="of:=[.AE13]*4" office:value-type="float" office:value="628.05998594498">
            <text:p>628.059985945</text:p>
          </table:table-cell>
          <table:table-cell table:formula="of:=[.AE13]*5" office:value-type="float" office:value="785.074982431225">
            <text:p>785.0749824312</text:p>
          </table:table-cell>
          <table:table-cell table:formula="of:=[.AE13]*6" office:value-type="float" office:value="942.08997891747">
            <text:p>942.0899789175</text:p>
          </table:table-cell>
          <table:table-cell table:formula="of:=[.AE13]*7" office:value-type="float" office:value="1099.10497540372">
            <text:p>1099.1049754037</text:p>
          </table:table-cell>
          <table:table-cell table:formula="of:=[.AE13]*8" office:value-type="float" office:value="1256.11997188996">
            <text:p>1256.11997189</text:p>
          </table:table-cell>
          <table:table-cell table:formula="of:=[.AE13]*9" office:value-type="float" office:value="1413.1349683762">
            <text:p>1413.1349683762</text:p>
          </table:table-cell>
          <table:table-cell table:formula="of:=[.AE13]*10" office:value-type="float" office:value="1570.14996486245">
            <text:p>1570.1499648625</text:p>
          </table:table-cell>
          <table:table-cell table:formula="of:=[.AE13]*11" office:value-type="float" office:value="1727.16496134869">
            <text:p>1727.1649613487</text:p>
          </table:table-cell>
          <table:table-cell table:formula="of:=[.AE13]*12" office:value-type="float" office:value="1884.17995783494">
            <text:p>1884.1799578349</text:p>
          </table:table-cell>
          <table:table-cell table:formula="of:=[.AE13]*13" office:value-type="float" office:value="2041.19495432118">
            <text:p>2041.1949543212</text:p>
          </table:table-cell>
          <table:table-cell table:formula="of:=[.AE13]*14" office:value-type="float" office:value="2198.20995080743">
            <text:p>2198.2099508074</text:p>
          </table:table-cell>
          <table:table-cell table:formula="of:=[.AE13]*15" office:value-type="float" office:value="2355.22494729367">
            <text:p>2355.2249472937</text:p>
          </table:table-cell>
          <table:table-cell table:formula="of:=[.AE13]*16" office:value-type="float" office:value="2512.23994377992">
            <text:p>2512.2399437799</text:p>
          </table:table-cell>
          <table:table-cell table:formula="of:=[.AE13]*17" office:value-type="float" office:value="2669.25494026616">
            <text:p>2669.2549402662</text:p>
          </table:table-cell>
          <table:table-cell table:formula="of:=[.AE13]*18" office:value-type="float" office:value="2826.26993675241">
            <text:p>2826.2699367524</text:p>
          </table:table-cell>
          <table:table-cell table:formula="of:=[.AE13]*19" office:value-type="float" office:value="2983.28493323865">
            <text:p>2983.2849332387</text:p>
          </table:table-cell>
          <table:table-cell table:formula="of:=[.AE13]*20" office:value-type="float" office:value="3140.2999297249">
            <text:p>3140.2999297249</text:p>
          </table:table-cell>
          <table:table-cell table:formula="of:=[.AE13]*21" office:value-type="float" office:value="3297.31492621114">
            <text:p>3297.3149262112</text:p>
          </table:table-cell>
          <table:table-cell table:formula="of:=[.AE13]*22" office:value-type="float" office:value="3454.32992269739">
            <text:p>3454.3299226974</text:p>
          </table:table-cell>
        </table:table-row>
        <table:table-row table:style-name="ro2">
          <table:table-cell office:value-type="string">
            <text:p>H.Isis</text:p>
          </table:table-cell>
          <table:table-cell office:value-type="float" office:value="127.856">
            <text:p>127.856</text:p>
          </table:table-cell>
          <table:table-cell office:value-type="float" office:value="150.967">
            <text:p>150.967</text:p>
          </table:table-cell>
          <table:table-cell/>
          <table:table-cell table:formula="of:=([.C14]-[.B14])/360" office:value-type="float" office:value="0.0641972222222223">
            <text:p>0.0641972222</text:p>
          </table:table-cell>
          <table:table-cell office:value-type="float" office:value="22278">
            <text:p>22278</text:p>
          </table:table-cell>
          <table:table-cell/>
          <table:table-cell table:formula="of:=[.F14]/[.E14]" office:value-type="float" office:value="347024.360694042">
            <text:p>347024.360694042</text:p>
          </table:table-cell>
          <table:table-cell table:formula="of:=[.H14]*2" office:value-type="float" office:value="694048.721388083">
            <text:p>694048.721388083</text:p>
          </table:table-cell>
          <table:table-cell table:formula="of:=[.H14]*3" office:value-type="float" office:value="1041073.08208212">
            <text:p>1041073.08208212</text:p>
          </table:table-cell>
          <table:table-cell table:formula="of:=[.H14]*4" office:value-type="float" office:value="1388097.44277617">
            <text:p>1388097.44277617</text:p>
          </table:table-cell>
          <table:table-cell table:formula="of:=[.H14]*5" office:value-type="float" office:value="1735121.80347021">
            <text:p>1735121.80347021</text:p>
          </table:table-cell>
          <table:table-cell table:formula="of:=[.H14]*6" office:value-type="float" office:value="2082146.16416425">
            <text:p>2082146.16416425</text:p>
          </table:table-cell>
          <table:table-cell table:formula="of:=[.H14]*7" office:value-type="float" office:value="2429170.52485829">
            <text:p>2429170.52485829</text:p>
          </table:table-cell>
          <table:table-cell table:formula="of:=[.H14]*8" office:value-type="float" office:value="2776194.88555233">
            <text:p>2776194.88555233</text:p>
          </table:table-cell>
          <table:table-cell table:formula="of:=[.H14]*9" office:value-type="float" office:value="3123219.24624637">
            <text:p>3123219.24624637</text:p>
          </table:table-cell>
          <table:table-cell table:formula="of:=[.H14]*10" office:value-type="float" office:value="3470243.60694042">
            <text:p>3470243.60694042</text:p>
          </table:table-cell>
          <table:table-cell table:formula="of:=[.H14]*11" office:value-type="float" office:value="3817267.96763446">
            <text:p>3817267.96763446</text:p>
          </table:table-cell>
          <table:table-cell table:formula="of:=[.H14]*12" office:value-type="float" office:value="4164292.3283285">
            <text:p>4164292.3283285</text:p>
          </table:table-cell>
          <table:table-cell table:formula="of:=[.H14]*12" office:value-type="float" office:value="4164292.3283285">
            <text:p>4164292.3283285</text:p>
          </table:table-cell>
          <table:table-cell table:formula="of:=[.H14]*13" office:value-type="float" office:value="4511316.68902254">
            <text:p>4511316.68902254</text:p>
          </table:table-cell>
          <table:table-cell table:formula="of:=[.H14]*14" office:value-type="float" office:value="4858341.04971658">
            <text:p>4858341.04971658</text:p>
          </table:table-cell>
          <table:table-cell table:formula="of:=[.H14]*15" office:value-type="float" office:value="5205365.41041062">
            <text:p>5205365.41041062</text:p>
          </table:table-cell>
          <table:table-cell table:formula="of:=[.H14]*16" office:value-type="float" office:value="5552389.77110466">
            <text:p>5552389.77110466</text:p>
          </table:table-cell>
          <table:table-cell table:formula="of:=[.H14]*17" office:value-type="float" office:value="5899414.13179871">
            <text:p>5899414.13179871</text:p>
          </table:table-cell>
          <table:table-cell table:formula="of:=[.H14]*18" office:value-type="float" office:value="6246438.49249275">
            <text:p>6246438.49249275</text:p>
          </table:table-cell>
          <table:table-cell table:formula="of:=[.H14]*19" office:value-type="float" office:value="6593462.85318679">
            <text:p>6593462.85318679</text:p>
          </table:table-cell>
          <table:table-cell table:formula="of:=[.H14]*20" office:value-type="float" office:value="6940487.21388083">
            <text:p>6940487.21388083</text:p>
          </table:table-cell>
          <table:table-cell table:formula="of:=[.H14]*21" office:value-type="float" office:value="7287511.57457487">
            <text:p>7287511.57457487</text:p>
          </table:table-cell>
          <table:table-cell table:formula="of:=[.H14]*22" office:value-type="float" office:value="7634535.93526891">
            <text:p>7634535.93526891</text:p>
          </table:table-cell>
          <table:table-cell table:formula="of:=[.H14]/365.2425" office:value-type="float" office:value="950.120428739924">
            <text:p>950.1204287399</text:p>
          </table:table-cell>
          <table:table-cell table:formula="of:=[.AE14]*2" office:value-type="float" office:value="1900.24085747985">
            <text:p>1900.2408574799</text:p>
          </table:table-cell>
          <table:table-cell table:formula="of:=[.AE14]*3" office:value-type="float" office:value="2850.36128621977">
            <text:p>2850.3612862198</text:p>
          </table:table-cell>
          <table:table-cell table:formula="of:=[.AE14]*4" office:value-type="float" office:value="3800.48171495969">
            <text:p>3800.4817149597</text:p>
          </table:table-cell>
          <table:table-cell table:formula="of:=[.AE14]*5" office:value-type="float" office:value="4750.60214369962">
            <text:p>4750.6021436996</text:p>
          </table:table-cell>
          <table:table-cell table:formula="of:=[.AE14]*6" office:value-type="float" office:value="5700.72257243954">
            <text:p>5700.7225724395</text:p>
          </table:table-cell>
          <table:table-cell table:formula="of:=[.AE14]*7" office:value-type="float" office:value="6650.84300117947">
            <text:p>6650.8430011795</text:p>
          </table:table-cell>
          <table:table-cell table:formula="of:=[.AE14]*8" office:value-type="float" office:value="7600.96342991939">
            <text:p>7600.9634299194</text:p>
          </table:table-cell>
          <table:table-cell table:formula="of:=[.AE14]*9" office:value-type="float" office:value="8551.08385865931">
            <text:p>8551.0838586593</text:p>
          </table:table-cell>
          <table:table-cell table:formula="of:=[.AE14]*10" office:value-type="float" office:value="9501.20428739924">
            <text:p>9501.2042873992</text:p>
          </table:table-cell>
          <table:table-cell table:formula="of:=[.AE14]*11" office:value-type="float" office:value="10451.3247161392">
            <text:p>10451.3247161392</text:p>
          </table:table-cell>
          <table:table-cell table:formula="of:=[.AE14]*12" office:value-type="float" office:value="11401.4451448791">
            <text:p>11401.4451448791</text:p>
          </table:table-cell>
          <table:table-cell table:formula="of:=[.AE14]*13" office:value-type="float" office:value="12351.565573619">
            <text:p>12351.565573619</text:p>
          </table:table-cell>
          <table:table-cell table:formula="of:=[.AE14]*14" office:value-type="float" office:value="13301.6860023589">
            <text:p>13301.6860023589</text:p>
          </table:table-cell>
          <table:table-cell table:formula="of:=[.AE14]*15" office:value-type="float" office:value="14251.8064310989">
            <text:p>14251.8064310989</text:p>
          </table:table-cell>
          <table:table-cell table:formula="of:=[.AE14]*16" office:value-type="float" office:value="15201.9268598388">
            <text:p>15201.9268598388</text:p>
          </table:table-cell>
          <table:table-cell table:formula="of:=[.AE14]*17" office:value-type="float" office:value="16152.0472885787">
            <text:p>16152.0472885787</text:p>
          </table:table-cell>
          <table:table-cell table:formula="of:=[.AE14]*18" office:value-type="float" office:value="17102.1677173186">
            <text:p>17102.1677173186</text:p>
          </table:table-cell>
          <table:table-cell table:formula="of:=[.AE14]*19" office:value-type="float" office:value="18052.2881460585">
            <text:p>18052.2881460585</text:p>
          </table:table-cell>
          <table:table-cell table:formula="of:=[.AE14]*20" office:value-type="float" office:value="19002.4085747985">
            <text:p>19002.4085747985</text:p>
          </table:table-cell>
          <table:table-cell table:formula="of:=[.AE14]*21" office:value-type="float" office:value="19952.5290035384">
            <text:p>19952.5290035384</text:p>
          </table:table-cell>
          <table:table-cell table:formula="of:=[.AE14]*22" office:value-type="float" office:value="20902.6494322783">
            <text:p>20902.6494322783</text:p>
          </table:table-cell>
        </table:table-row>
        <table:table-row table:style-name="ro2">
          <table:table-cell office:value-type="string">
            <text:p>H.Mercury/H.Venus</text:p>
          </table:table-cell>
          <table:table-cell office:value-type="float" office:value="525.306">
            <text:p>525.306</text:p>
          </table:table-cell>
          <table:table-cell office:value-type="float" office:value="56000.645">
            <text:p>56000.645</text:p>
          </table:table-cell>
          <table:table-cell/>
          <table:table-cell table:formula="of:=([.C15]-[.B15])/360" office:value-type="float" office:value="154.098163888889">
            <text:p>154.0981638889</text:p>
          </table:table-cell>
          <table:table-cell office:value-type="float" office:value="22278">
            <text:p>22278</text:p>
          </table:table-cell>
          <table:table-cell/>
          <table:table-cell table:formula="of:=[.F15]/[.E15]" office:value-type="float" office:value="144.570184600404">
            <text:p>144.5701846004</text:p>
          </table:table-cell>
          <table:table-cell table:formula="of:=[.H15]*2" office:value-type="float" office:value="289.140369200808">
            <text:p>289.1403692008</text:p>
          </table:table-cell>
          <table:table-cell table:formula="of:=[.H15]*3" office:value-type="float" office:value="433.710553801213">
            <text:p>433.7105538012</text:p>
          </table:table-cell>
          <table:table-cell table:formula="of:=[.H15]*4" office:value-type="float" office:value="578.280738401617">
            <text:p>578.2807384016</text:p>
          </table:table-cell>
          <table:table-cell table:formula="of:=[.H15]*5" office:value-type="float" office:value="722.850923002021">
            <text:p>722.850923002</text:p>
          </table:table-cell>
          <table:table-cell table:formula="of:=[.H15]*6" office:value-type="float" office:value="867.421107602425">
            <text:p>867.4211076024</text:p>
          </table:table-cell>
          <table:table-cell table:formula="of:=[.H15]*7" office:value-type="float" office:value="1011.99129220283">
            <text:p>1011.9912922028</text:p>
          </table:table-cell>
          <table:table-cell table:formula="of:=[.H15]*8" office:value-type="float" office:value="1156.56147680323">
            <text:p>1156.5614768032</text:p>
          </table:table-cell>
          <table:table-cell table:formula="of:=[.H15]*9" office:value-type="float" office:value="1301.13166140364">
            <text:p>1301.1316614036</text:p>
          </table:table-cell>
          <table:table-cell table:formula="of:=[.H15]*10" office:value-type="float" office:value="1445.70184600404">
            <text:p>1445.7018460041</text:p>
          </table:table-cell>
          <table:table-cell table:formula="of:=[.H15]*11" office:value-type="float" office:value="1590.27203060445">
            <text:p>1590.2720306045</text:p>
          </table:table-cell>
          <table:table-cell table:formula="of:=[.H15]*12" office:value-type="float" office:value="1734.84221520485">
            <text:p>1734.8422152049</text:p>
          </table:table-cell>
          <table:table-cell table:formula="of:=[.H15]*12" office:value-type="float" office:value="1734.84221520485">
            <text:p>1734.8422152049</text:p>
          </table:table-cell>
          <table:table-cell table:formula="of:=[.H15]*13" office:value-type="float" office:value="1879.41239980525">
            <text:p>1879.4123998053</text:p>
          </table:table-cell>
          <table:table-cell table:formula="of:=[.H15]*14" office:value-type="float" office:value="2023.98258440566">
            <text:p>2023.9825844057</text:p>
          </table:table-cell>
          <table:table-cell table:formula="of:=[.H15]*15" office:value-type="float" office:value="2168.55276900606">
            <text:p>2168.5527690061</text:p>
          </table:table-cell>
          <table:table-cell table:formula="of:=[.H15]*16" office:value-type="float" office:value="2313.12295360647">
            <text:p>2313.1229536065</text:p>
          </table:table-cell>
          <table:table-cell table:formula="of:=[.H15]*17" office:value-type="float" office:value="2457.69313820687">
            <text:p>2457.6931382069</text:p>
          </table:table-cell>
          <table:table-cell table:formula="of:=[.H15]*18" office:value-type="float" office:value="2602.26332280727">
            <text:p>2602.2633228073</text:p>
          </table:table-cell>
          <table:table-cell table:formula="of:=[.H15]*19" office:value-type="float" office:value="2746.83350740768">
            <text:p>2746.8335074077</text:p>
          </table:table-cell>
          <table:table-cell table:formula="of:=[.H15]*20" office:value-type="float" office:value="2891.40369200808">
            <text:p>2891.4036920081</text:p>
          </table:table-cell>
          <table:table-cell table:formula="of:=[.H15]*21" office:value-type="float" office:value="3035.97387660849">
            <text:p>3035.9738766085</text:p>
          </table:table-cell>
          <table:table-cell table:formula="of:=[.H15]*22" office:value-type="float" office:value="3180.54406120889">
            <text:p>3180.5440612089</text:p>
          </table:table-cell>
          <table:table-cell table:formula="of:=[.H15]/365.2425" office:value-type="float" office:value="0.395819721419069">
            <text:p>0.3958197214</text:p>
          </table:table-cell>
          <table:table-cell table:formula="of:=[.AE15]*2" office:value-type="float" office:value="0.791639442838137">
            <text:p>0.7916394428</text:p>
          </table:table-cell>
          <table:table-cell table:formula="of:=[.AE15]*3" office:value-type="float" office:value="1.18745916425721">
            <text:p>1.1874591643</text:p>
          </table:table-cell>
          <table:table-cell table:formula="of:=[.AE15]*4" office:value-type="float" office:value="1.58327888567627">
            <text:p>1.5832788857</text:p>
          </table:table-cell>
          <table:table-cell table:formula="of:=[.AE15]*5" office:value-type="float" office:value="1.97909860709534">
            <text:p>1.9790986071</text:p>
          </table:table-cell>
          <table:table-cell table:formula="of:=[.AE15]*6" office:value-type="float" office:value="2.37491832851441">
            <text:p>2.3749183285</text:p>
          </table:table-cell>
          <table:table-cell table:formula="of:=[.AE15]*7" office:value-type="float" office:value="2.77073804993348">
            <text:p>2.7707380499</text:p>
          </table:table-cell>
          <table:table-cell table:formula="of:=[.AE15]*8" office:value-type="float" office:value="3.16655777135255">
            <text:p>3.1665577714</text:p>
          </table:table-cell>
          <table:table-cell table:formula="of:=[.AE15]*9" office:value-type="float" office:value="3.56237749277162">
            <text:p>3.5623774928</text:p>
          </table:table-cell>
          <table:table-cell table:formula="of:=[.AE15]*10" office:value-type="float" office:value="3.95819721419069">
            <text:p>3.9581972142</text:p>
          </table:table-cell>
          <table:table-cell table:formula="of:=[.AE15]*11" office:value-type="float" office:value="4.35401693560975">
            <text:p>4.3540169356</text:p>
          </table:table-cell>
          <table:table-cell table:formula="of:=[.AE15]*12" office:value-type="float" office:value="4.74983665702882">
            <text:p>4.749836657</text:p>
          </table:table-cell>
          <table:table-cell table:formula="of:=[.AE15]*13" office:value-type="float" office:value="5.14565637844789">
            <text:p>5.1456563784</text:p>
          </table:table-cell>
          <table:table-cell table:formula="of:=[.AE15]*14" office:value-type="float" office:value="5.54147609986696">
            <text:p>5.5414760999</text:p>
          </table:table-cell>
          <table:table-cell table:formula="of:=[.AE15]*15" office:value-type="float" office:value="5.93729582128603">
            <text:p>5.9372958213</text:p>
          </table:table-cell>
          <table:table-cell table:formula="of:=[.AE15]*16" office:value-type="float" office:value="6.3331155427051">
            <text:p>6.3331155427</text:p>
          </table:table-cell>
          <table:table-cell table:formula="of:=[.AE15]*17" office:value-type="float" office:value="6.72893526412417">
            <text:p>6.7289352641</text:p>
          </table:table-cell>
          <table:table-cell table:formula="of:=[.AE15]*18" office:value-type="float" office:value="7.12475498554323">
            <text:p>7.1247549855</text:p>
          </table:table-cell>
          <table:table-cell table:formula="of:=[.AE15]*19" office:value-type="float" office:value="7.5205747069623">
            <text:p>7.520574707</text:p>
          </table:table-cell>
          <table:table-cell table:formula="of:=[.AE15]*20" office:value-type="float" office:value="7.91639442838137">
            <text:p>7.9163944284</text:p>
          </table:table-cell>
          <table:table-cell table:formula="of:=[.AE15]*21" office:value-type="float" office:value="8.31221414980044">
            <text:p>8.3122141498</text:p>
          </table:table-cell>
          <table:table-cell table:formula="of:=[.AE15]*22" office:value-type="float" office:value="8.70803387121951">
            <text:p>8.7080338712</text:p>
          </table:table-cell>
        </table:table-row>
        <table:table-row table:style-name="ro2">
          <table:table-cell office:value-type="string">
            <text:p>H.Mercury/H.Earth</text:p>
          </table:table-cell>
          <table:table-cell office:value-type="float" office:value="553.78">
            <text:p>553.78</text:p>
          </table:table-cell>
          <table:table-cell office:value-type="float" office:value="69764.781">
            <text:p>69764.781</text:p>
          </table:table-cell>
          <table:table-cell/>
          <table:table-cell table:formula="of:=([.C16]-[.B16])/360" office:value-type="float" office:value="192.252780555556">
            <text:p>192.2527805556</text:p>
          </table:table-cell>
          <table:table-cell office:value-type="float" office:value="22278">
            <text:p>22278</text:p>
          </table:table-cell>
          <table:table-cell/>
          <table:table-cell table:formula="of:=[.F16]/[.E16]" office:value-type="float" office:value="115.878688129363">
            <text:p>115.8786881294</text:p>
          </table:table-cell>
          <table:table-cell table:formula="of:=[.H16]*2" office:value-type="float" office:value="231.757376258725">
            <text:p>231.7573762587</text:p>
          </table:table-cell>
          <table:table-cell table:formula="of:=[.H16]*3" office:value-type="float" office:value="347.636064388088">
            <text:p>347.6360643881</text:p>
          </table:table-cell>
          <table:table-cell table:formula="of:=[.H16]*4" office:value-type="float" office:value="463.51475251745">
            <text:p>463.5147525175</text:p>
          </table:table-cell>
          <table:table-cell table:formula="of:=[.H16]*5" office:value-type="float" office:value="579.393440646813">
            <text:p>579.3934406468</text:p>
          </table:table-cell>
          <table:table-cell table:formula="of:=[.H16]*6" office:value-type="float" office:value="695.272128776175">
            <text:p>695.2721287762</text:p>
          </table:table-cell>
          <table:table-cell table:formula="of:=[.H16]*7" office:value-type="float" office:value="811.150816905538">
            <text:p>811.1508169055</text:p>
          </table:table-cell>
          <table:table-cell table:formula="of:=[.H16]*8" office:value-type="float" office:value="927.0295050349">
            <text:p>927.0295050349</text:p>
          </table:table-cell>
          <table:table-cell table:formula="of:=[.H16]*9" office:value-type="float" office:value="1042.90819316426">
            <text:p>1042.9081931643</text:p>
          </table:table-cell>
          <table:table-cell table:formula="of:=[.H16]*10" office:value-type="float" office:value="1158.78688129363">
            <text:p>1158.7868812936</text:p>
          </table:table-cell>
          <table:table-cell table:formula="of:=[.H16]*11" office:value-type="float" office:value="1274.66556942299">
            <text:p>1274.665569423</text:p>
          </table:table-cell>
          <table:table-cell table:formula="of:=[.H16]*12" office:value-type="float" office:value="1390.54425755235">
            <text:p>1390.5442575524</text:p>
          </table:table-cell>
          <table:table-cell table:formula="of:=[.H16]*12" office:value-type="float" office:value="1390.54425755235">
            <text:p>1390.5442575524</text:p>
          </table:table-cell>
          <table:table-cell table:formula="of:=[.H16]*13" office:value-type="float" office:value="1506.42294568171">
            <text:p>1506.4229456817</text:p>
          </table:table-cell>
          <table:table-cell table:formula="of:=[.H16]*14" office:value-type="float" office:value="1622.30163381108">
            <text:p>1622.3016338111</text:p>
          </table:table-cell>
          <table:table-cell table:formula="of:=[.H16]*15" office:value-type="float" office:value="1738.18032194044">
            <text:p>1738.1803219404</text:p>
          </table:table-cell>
          <table:table-cell table:formula="of:=[.H16]*16" office:value-type="float" office:value="1854.0590100698">
            <text:p>1854.0590100698</text:p>
          </table:table-cell>
          <table:table-cell table:formula="of:=[.H16]*17" office:value-type="float" office:value="1969.93769819916">
            <text:p>1969.9376981992</text:p>
          </table:table-cell>
          <table:table-cell table:formula="of:=[.H16]*18" office:value-type="float" office:value="2085.81638632853">
            <text:p>2085.8163863285</text:p>
          </table:table-cell>
          <table:table-cell table:formula="of:=[.H16]*19" office:value-type="float" office:value="2201.69507445789">
            <text:p>2201.6950744579</text:p>
          </table:table-cell>
          <table:table-cell table:formula="of:=[.H16]*20" office:value-type="float" office:value="2317.57376258725">
            <text:p>2317.5737625873</text:p>
          </table:table-cell>
          <table:table-cell table:formula="of:=[.H16]*21" office:value-type="float" office:value="2433.45245071661">
            <text:p>2433.4524507166</text:p>
          </table:table-cell>
          <table:table-cell table:formula="of:=[.H16]*22" office:value-type="float" office:value="2549.33113884598">
            <text:p>2549.331138846</text:p>
          </table:table-cell>
          <table:table-cell table:formula="of:=[.H16]/365.2425" office:value-type="float" office:value="0.317265072190018">
            <text:p>0.3172650722</text:p>
          </table:table-cell>
          <table:table-cell table:formula="of:=[.AE16]*2" office:value-type="float" office:value="0.634530144380035">
            <text:p>0.6345301444</text:p>
          </table:table-cell>
          <table:table-cell table:formula="of:=[.AE16]*3" office:value-type="float" office:value="0.951795216570053">
            <text:p>0.9517952166</text:p>
          </table:table-cell>
          <table:table-cell table:formula="of:=[.AE16]*4" office:value-type="float" office:value="1.26906028876007">
            <text:p>1.2690602888</text:p>
          </table:table-cell>
          <table:table-cell table:formula="of:=[.AE16]*5" office:value-type="float" office:value="1.58632536095009">
            <text:p>1.586325361</text:p>
          </table:table-cell>
          <table:table-cell table:formula="of:=[.AE16]*6" office:value-type="float" office:value="1.90359043314011">
            <text:p>1.9035904331</text:p>
          </table:table-cell>
          <table:table-cell table:formula="of:=[.AE16]*7" office:value-type="float" office:value="2.22085550533012">
            <text:p>2.2208555053</text:p>
          </table:table-cell>
          <table:table-cell table:formula="of:=[.AE16]*8" office:value-type="float" office:value="2.53812057752014">
            <text:p>2.5381205775</text:p>
          </table:table-cell>
          <table:table-cell table:formula="of:=[.AE16]*9" office:value-type="float" office:value="2.85538564971016">
            <text:p>2.8553856497</text:p>
          </table:table-cell>
          <table:table-cell table:formula="of:=[.AE16]*10" office:value-type="float" office:value="3.17265072190018">
            <text:p>3.1726507219</text:p>
          </table:table-cell>
          <table:table-cell table:formula="of:=[.AE16]*11" office:value-type="float" office:value="3.48991579409019">
            <text:p>3.4899157941</text:p>
          </table:table-cell>
          <table:table-cell table:formula="of:=[.AE16]*12" office:value-type="float" office:value="3.80718086628021">
            <text:p>3.8071808663</text:p>
          </table:table-cell>
          <table:table-cell table:formula="of:=[.AE16]*13" office:value-type="float" office:value="4.12444593847023">
            <text:p>4.1244459385</text:p>
          </table:table-cell>
          <table:table-cell table:formula="of:=[.AE16]*14" office:value-type="float" office:value="4.44171101066025">
            <text:p>4.4417110107</text:p>
          </table:table-cell>
          <table:table-cell table:formula="of:=[.AE16]*15" office:value-type="float" office:value="4.75897608285027">
            <text:p>4.7589760829</text:p>
          </table:table-cell>
          <table:table-cell table:formula="of:=[.AE16]*16" office:value-type="float" office:value="5.07624115504028">
            <text:p>5.076241155</text:p>
          </table:table-cell>
          <table:table-cell table:formula="of:=[.AE16]*17" office:value-type="float" office:value="5.3935062272303">
            <text:p>5.3935062272</text:p>
          </table:table-cell>
          <table:table-cell table:formula="of:=[.AE16]*18" office:value-type="float" office:value="5.71077129942032">
            <text:p>5.7107712994</text:p>
          </table:table-cell>
          <table:table-cell table:formula="of:=[.AE16]*19" office:value-type="float" office:value="6.02803637161034">
            <text:p>6.0280363716</text:p>
          </table:table-cell>
          <table:table-cell table:formula="of:=[.AE16]*20" office:value-type="float" office:value="6.34530144380035">
            <text:p>6.3453014438</text:p>
          </table:table-cell>
          <table:table-cell table:formula="of:=[.AE16]*21" office:value-type="float" office:value="6.66256651599037">
            <text:p>6.662566516</text:p>
          </table:table-cell>
          <table:table-cell table:formula="of:=[.AE16]*22" office:value-type="float" office:value="6.97983158818039">
            <text:p>6.9798315882</text:p>
          </table:table-cell>
        </table:table-row>
        <table:table-row table:style-name="ro2">
          <table:table-cell office:value-type="string">
            <text:p>H.Mercury/H.Mars</text:p>
          </table:table-cell>
          <table:table-cell office:value-type="float" office:value="623.918">
            <text:p>623.918</text:p>
          </table:table-cell>
          <table:table-cell office:value-type="float" office:value="80129.687">
            <text:p>80129.687</text:p>
          </table:table-cell>
          <table:table-cell/>
          <table:table-cell table:formula="of:=([.C17]-[.B17])/360" office:value-type="float" office:value="220.849358333333">
            <text:p>220.8493583333</text:p>
          </table:table-cell>
          <table:table-cell office:value-type="float" office:value="22278">
            <text:p>22278</text:p>
          </table:table-cell>
          <table:table-cell/>
          <table:table-cell table:formula="of:=[.F17]/[.E17]" office:value-type="float" office:value="100.874189393728">
            <text:p>100.8741893937</text:p>
          </table:table-cell>
          <table:table-cell table:formula="of:=[.H17]*2" office:value-type="float" office:value="201.748378787456">
            <text:p>201.7483787875</text:p>
          </table:table-cell>
          <table:table-cell table:formula="of:=[.H17]*3" office:value-type="float" office:value="302.622568181184">
            <text:p>302.6225681812</text:p>
          </table:table-cell>
          <table:table-cell table:formula="of:=[.H17]*4" office:value-type="float" office:value="403.496757574913">
            <text:p>403.4967575749</text:p>
          </table:table-cell>
          <table:table-cell table:formula="of:=[.H17]*5" office:value-type="float" office:value="504.370946968641">
            <text:p>504.3709469686</text:p>
          </table:table-cell>
          <table:table-cell table:formula="of:=[.H17]*6" office:value-type="float" office:value="605.245136362369">
            <text:p>605.2451363624</text:p>
          </table:table-cell>
          <table:table-cell table:formula="of:=[.H17]*7" office:value-type="float" office:value="706.119325756097">
            <text:p>706.1193257561</text:p>
          </table:table-cell>
          <table:table-cell table:formula="of:=[.H17]*8" office:value-type="float" office:value="806.993515149825">
            <text:p>806.9935151498</text:p>
          </table:table-cell>
          <table:table-cell table:formula="of:=[.H17]*9" office:value-type="float" office:value="907.867704543553">
            <text:p>907.8677045436</text:p>
          </table:table-cell>
          <table:table-cell table:formula="of:=[.H17]*10" office:value-type="float" office:value="1008.74189393728">
            <text:p>1008.7418939373</text:p>
          </table:table-cell>
          <table:table-cell table:formula="of:=[.H17]*11" office:value-type="float" office:value="1109.61608333101">
            <text:p>1109.616083331</text:p>
          </table:table-cell>
          <table:table-cell table:formula="of:=[.H17]*12" office:value-type="float" office:value="1210.49027272474">
            <text:p>1210.4902727247</text:p>
          </table:table-cell>
          <table:table-cell table:formula="of:=[.H17]*12" office:value-type="float" office:value="1210.49027272474">
            <text:p>1210.4902727247</text:p>
          </table:table-cell>
          <table:table-cell table:formula="of:=[.H17]*13" office:value-type="float" office:value="1311.36446211847">
            <text:p>1311.3644621185</text:p>
          </table:table-cell>
          <table:table-cell table:formula="of:=[.H17]*14" office:value-type="float" office:value="1412.23865151219">
            <text:p>1412.2386515122</text:p>
          </table:table-cell>
          <table:table-cell table:formula="of:=[.H17]*15" office:value-type="float" office:value="1513.11284090592">
            <text:p>1513.1128409059</text:p>
          </table:table-cell>
          <table:table-cell table:formula="of:=[.H17]*16" office:value-type="float" office:value="1613.98703029965">
            <text:p>1613.9870302997</text:p>
          </table:table-cell>
          <table:table-cell table:formula="of:=[.H17]*17" office:value-type="float" office:value="1714.86121969338">
            <text:p>1714.8612196934</text:p>
          </table:table-cell>
          <table:table-cell table:formula="of:=[.H17]*18" office:value-type="float" office:value="1815.73540908711">
            <text:p>1815.7354090871</text:p>
          </table:table-cell>
          <table:table-cell table:formula="of:=[.H17]*19" office:value-type="float" office:value="1916.60959848084">
            <text:p>1916.6095984808</text:p>
          </table:table-cell>
          <table:table-cell table:formula="of:=[.H17]*20" office:value-type="float" office:value="2017.48378787456">
            <text:p>2017.4837878746</text:p>
          </table:table-cell>
          <table:table-cell table:formula="of:=[.H17]*21" office:value-type="float" office:value="2118.35797726829">
            <text:p>2118.3579772683</text:p>
          </table:table-cell>
          <table:table-cell table:formula="of:=[.H17]*22" office:value-type="float" office:value="2219.23216666202">
            <text:p>2219.232166662</text:p>
          </table:table-cell>
          <table:table-cell table:formula="of:=[.H17]/365.2425" office:value-type="float" office:value="0.276184149965374">
            <text:p>0.27618415</text:p>
          </table:table-cell>
          <table:table-cell table:formula="of:=[.AE17]*2" office:value-type="float" office:value="0.552368299930748">
            <text:p>0.5523682999</text:p>
          </table:table-cell>
          <table:table-cell table:formula="of:=[.AE17]*3" office:value-type="float" office:value="0.828552449896122">
            <text:p>0.8285524499</text:p>
          </table:table-cell>
          <table:table-cell table:formula="of:=[.AE17]*4" office:value-type="float" office:value="1.1047365998615">
            <text:p>1.1047365999</text:p>
          </table:table-cell>
          <table:table-cell table:formula="of:=[.AE17]*5" office:value-type="float" office:value="1.38092074982687">
            <text:p>1.3809207498</text:p>
          </table:table-cell>
          <table:table-cell table:formula="of:=[.AE17]*6" office:value-type="float" office:value="1.65710489979224">
            <text:p>1.6571048998</text:p>
          </table:table-cell>
          <table:table-cell table:formula="of:=[.AE17]*7" office:value-type="float" office:value="1.93328904975762">
            <text:p>1.9332890498</text:p>
          </table:table-cell>
          <table:table-cell table:formula="of:=[.AE17]*8" office:value-type="float" office:value="2.20947319972299">
            <text:p>2.2094731997</text:p>
          </table:table-cell>
          <table:table-cell table:formula="of:=[.AE17]*9" office:value-type="float" office:value="2.48565734968837">
            <text:p>2.4856573497</text:p>
          </table:table-cell>
          <table:table-cell table:formula="of:=[.AE17]*10" office:value-type="float" office:value="2.76184149965374">
            <text:p>2.7618414997</text:p>
          </table:table-cell>
          <table:table-cell table:formula="of:=[.AE17]*11" office:value-type="float" office:value="3.03802564961912">
            <text:p>3.0380256496</text:p>
          </table:table-cell>
          <table:table-cell table:formula="of:=[.AE17]*12" office:value-type="float" office:value="3.31420979958449">
            <text:p>3.3142097996</text:p>
          </table:table-cell>
          <table:table-cell table:formula="of:=[.AE17]*13" office:value-type="float" office:value="3.59039394954986">
            <text:p>3.5903939495</text:p>
          </table:table-cell>
          <table:table-cell table:formula="of:=[.AE17]*14" office:value-type="float" office:value="3.86657809951524">
            <text:p>3.8665780995</text:p>
          </table:table-cell>
          <table:table-cell table:formula="of:=[.AE17]*15" office:value-type="float" office:value="4.14276224948061">
            <text:p>4.1427622495</text:p>
          </table:table-cell>
          <table:table-cell table:formula="of:=[.AE17]*16" office:value-type="float" office:value="4.41894639944599">
            <text:p>4.4189463994</text:p>
          </table:table-cell>
          <table:table-cell table:formula="of:=[.AE17]*17" office:value-type="float" office:value="4.69513054941136">
            <text:p>4.6951305494</text:p>
          </table:table-cell>
          <table:table-cell table:formula="of:=[.AE17]*18" office:value-type="float" office:value="4.97131469937673">
            <text:p>4.9713146994</text:p>
          </table:table-cell>
          <table:table-cell table:formula="of:=[.AE17]*19" office:value-type="float" office:value="5.24749884934211">
            <text:p>5.2474988493</text:p>
          </table:table-cell>
          <table:table-cell table:formula="of:=[.AE17]*20" office:value-type="float" office:value="5.52368299930748">
            <text:p>5.5236829993</text:p>
          </table:table-cell>
          <table:table-cell table:formula="of:=[.AE17]*21" office:value-type="float" office:value="5.79986714927286">
            <text:p>5.7998671493</text:p>
          </table:table-cell>
          <table:table-cell table:formula="of:=[.AE17]*22" office:value-type="float" office:value="6.07605129923823">
            <text:p>6.0760512992</text:p>
          </table:table-cell>
        </table:table-row>
        <table:table-row table:style-name="ro2">
          <table:table-cell office:value-type="string">
            <text:p>H.Mercury/H.Jupiter</text:p>
          </table:table-cell>
          <table:table-cell office:value-type="float" office:value="540.553">
            <text:p>540.553</text:p>
          </table:table-cell>
          <table:table-cell office:value-type="float" office:value="89860.406">
            <text:p>89860.406</text:p>
          </table:table-cell>
          <table:table-cell/>
          <table:table-cell table:formula="of:=([.C18]-[.B18])/360" office:value-type="float" office:value="248.110702777778">
            <text:p>248.1107027778</text:p>
          </table:table-cell>
          <table:table-cell office:value-type="float" office:value="22278">
            <text:p>22278</text:p>
          </table:table-cell>
          <table:table-cell/>
          <table:table-cell table:formula="of:=[.F18]/[.E18]" office:value-type="float" office:value="89.7905642545113">
            <text:p>89.7905642545</text:p>
          </table:table-cell>
          <table:table-cell table:formula="of:=[.H18]*2" office:value-type="float" office:value="179.581128509023">
            <text:p>179.581128509</text:p>
          </table:table-cell>
          <table:table-cell table:formula="of:=[.H18]*3" office:value-type="float" office:value="269.371692763534">
            <text:p>269.3716927635</text:p>
          </table:table-cell>
          <table:table-cell table:formula="of:=[.H18]*4" office:value-type="float" office:value="359.162257018045">
            <text:p>359.162257018</text:p>
          </table:table-cell>
          <table:table-cell table:formula="of:=[.H18]*5" office:value-type="float" office:value="448.952821272556">
            <text:p>448.9528212726</text:p>
          </table:table-cell>
          <table:table-cell table:formula="of:=[.H18]*6" office:value-type="float" office:value="538.743385527068">
            <text:p>538.7433855271</text:p>
          </table:table-cell>
          <table:table-cell table:formula="of:=[.H18]*7" office:value-type="float" office:value="628.533949781579">
            <text:p>628.5339497816</text:p>
          </table:table-cell>
          <table:table-cell table:formula="of:=[.H18]*8" office:value-type="float" office:value="718.32451403609">
            <text:p>718.3245140361</text:p>
          </table:table-cell>
          <table:table-cell table:formula="of:=[.H18]*9" office:value-type="float" office:value="808.115078290601">
            <text:p>808.1150782906</text:p>
          </table:table-cell>
          <table:table-cell table:formula="of:=[.H18]*10" office:value-type="float" office:value="897.905642545113">
            <text:p>897.9056425451</text:p>
          </table:table-cell>
          <table:table-cell table:formula="of:=[.H18]*11" office:value-type="float" office:value="987.696206799624">
            <text:p>987.6962067996</text:p>
          </table:table-cell>
          <table:table-cell table:formula="of:=[.H18]*12" office:value-type="float" office:value="1077.48677105414">
            <text:p>1077.4867710541</text:p>
          </table:table-cell>
          <table:table-cell table:formula="of:=[.H18]*12" office:value-type="float" office:value="1077.48677105414">
            <text:p>1077.4867710541</text:p>
          </table:table-cell>
          <table:table-cell table:formula="of:=[.H18]*13" office:value-type="float" office:value="1167.27733530865">
            <text:p>1167.2773353087</text:p>
          </table:table-cell>
          <table:table-cell table:formula="of:=[.H18]*14" office:value-type="float" office:value="1257.06789956316">
            <text:p>1257.0678995632</text:p>
          </table:table-cell>
          <table:table-cell table:formula="of:=[.H18]*15" office:value-type="float" office:value="1346.85846381767">
            <text:p>1346.8584638177</text:p>
          </table:table-cell>
          <table:table-cell table:formula="of:=[.H18]*16" office:value-type="float" office:value="1436.64902807218">
            <text:p>1436.6490280722</text:p>
          </table:table-cell>
          <table:table-cell table:formula="of:=[.H18]*17" office:value-type="float" office:value="1526.43959232669">
            <text:p>1526.4395923267</text:p>
          </table:table-cell>
          <table:table-cell table:formula="of:=[.H18]*18" office:value-type="float" office:value="1616.2301565812">
            <text:p>1616.2301565812</text:p>
          </table:table-cell>
          <table:table-cell table:formula="of:=[.H18]*19" office:value-type="float" office:value="1706.02072083571">
            <text:p>1706.0207208357</text:p>
          </table:table-cell>
          <table:table-cell table:formula="of:=[.H18]*20" office:value-type="float" office:value="1795.81128509023">
            <text:p>1795.8112850902</text:p>
          </table:table-cell>
          <table:table-cell table:formula="of:=[.H18]*21" office:value-type="float" office:value="1885.60184934474">
            <text:p>1885.6018493447</text:p>
          </table:table-cell>
          <table:table-cell table:formula="of:=[.H18]*22" office:value-type="float" office:value="1975.39241359925">
            <text:p>1975.3924135993</text:p>
          </table:table-cell>
          <table:table-cell table:formula="of:=[.H18]/365.2425" office:value-type="float" office:value="0.245838215033878">
            <text:p>0.245838215</text:p>
          </table:table-cell>
          <table:table-cell table:formula="of:=[.AE18]*2" office:value-type="float" office:value="0.491676430067756">
            <text:p>0.4916764301</text:p>
          </table:table-cell>
          <table:table-cell table:formula="of:=[.AE18]*3" office:value-type="float" office:value="0.737514645101635">
            <text:p>0.7375146451</text:p>
          </table:table-cell>
          <table:table-cell table:formula="of:=[.AE18]*4" office:value-type="float" office:value="0.983352860135513">
            <text:p>0.9833528601</text:p>
          </table:table-cell>
          <table:table-cell table:formula="of:=[.AE18]*5" office:value-type="float" office:value="1.22919107516939">
            <text:p>1.2291910752</text:p>
          </table:table-cell>
          <table:table-cell table:formula="of:=[.AE18]*6" office:value-type="float" office:value="1.47502929020327">
            <text:p>1.4750292902</text:p>
          </table:table-cell>
          <table:table-cell table:formula="of:=[.AE18]*7" office:value-type="float" office:value="1.72086750523715">
            <text:p>1.7208675052</text:p>
          </table:table-cell>
          <table:table-cell table:formula="of:=[.AE18]*8" office:value-type="float" office:value="1.96670572027103">
            <text:p>1.9667057203</text:p>
          </table:table-cell>
          <table:table-cell table:formula="of:=[.AE18]*9" office:value-type="float" office:value="2.2125439353049">
            <text:p>2.2125439353</text:p>
          </table:table-cell>
          <table:table-cell table:formula="of:=[.AE18]*10" office:value-type="float" office:value="2.45838215033878">
            <text:p>2.4583821503</text:p>
          </table:table-cell>
          <table:table-cell table:formula="of:=[.AE18]*11" office:value-type="float" office:value="2.70422036537266">
            <text:p>2.7042203654</text:p>
          </table:table-cell>
          <table:table-cell table:formula="of:=[.AE18]*12" office:value-type="float" office:value="2.95005858040654">
            <text:p>2.9500585804</text:p>
          </table:table-cell>
          <table:table-cell table:formula="of:=[.AE18]*13" office:value-type="float" office:value="3.19589679544042">
            <text:p>3.1958967954</text:p>
          </table:table-cell>
          <table:table-cell table:formula="of:=[.AE18]*14" office:value-type="float" office:value="3.44173501047429">
            <text:p>3.4417350105</text:p>
          </table:table-cell>
          <table:table-cell table:formula="of:=[.AE18]*15" office:value-type="float" office:value="3.68757322550817">
            <text:p>3.6875732255</text:p>
          </table:table-cell>
          <table:table-cell table:formula="of:=[.AE18]*16" office:value-type="float" office:value="3.93341144054205">
            <text:p>3.9334114405</text:p>
          </table:table-cell>
          <table:table-cell table:formula="of:=[.AE18]*17" office:value-type="float" office:value="4.17924965557593">
            <text:p>4.1792496556</text:p>
          </table:table-cell>
          <table:table-cell table:formula="of:=[.AE18]*18" office:value-type="float" office:value="4.42508787060981">
            <text:p>4.4250878706</text:p>
          </table:table-cell>
          <table:table-cell table:formula="of:=[.AE18]*19" office:value-type="float" office:value="4.67092608564369">
            <text:p>4.6709260856</text:p>
          </table:table-cell>
          <table:table-cell table:formula="of:=[.AE18]*20" office:value-type="float" office:value="4.91676430067756">
            <text:p>4.9167643007</text:p>
          </table:table-cell>
          <table:table-cell table:formula="of:=[.AE18]*21" office:value-type="float" office:value="5.16260251571144">
            <text:p>5.1626025157</text:p>
          </table:table-cell>
          <table:table-cell table:formula="of:=[.AE18]*22" office:value-type="float" office:value="5.40844073074532">
            <text:p>5.4084407307</text:p>
          </table:table-cell>
        </table:table-row>
        <table:table-row table:style-name="ro2">
          <table:table-cell office:value-type="string">
            <text:p>H.Mercury/H.Chiron</text:p>
          </table:table-cell>
          <table:table-cell office:value-type="float" office:value="355.287">
            <text:p>355.287</text:p>
          </table:table-cell>
          <table:table-cell office:value-type="float" office:value="91113.134">
            <text:p>91113.134</text:p>
          </table:table-cell>
          <table:table-cell/>
          <table:table-cell table:formula="of:=([.C19]-[.B19])/360" office:value-type="float" office:value="252.105130555556">
            <text:p>252.1051305556</text:p>
          </table:table-cell>
          <table:table-cell office:value-type="float" office:value="22278">
            <text:p>22278</text:p>
          </table:table-cell>
          <table:table-cell/>
          <table:table-cell table:formula="of:=[.F19]/[.E19]" office:value-type="float" office:value="88.3678961665981">
            <text:p>88.3678961666</text:p>
          </table:table-cell>
          <table:table-cell table:formula="of:=[.H19]*2" office:value-type="float" office:value="176.735792333196">
            <text:p>176.7357923332</text:p>
          </table:table-cell>
          <table:table-cell table:formula="of:=[.H19]*3" office:value-type="float" office:value="265.103688499794">
            <text:p>265.1036884998</text:p>
          </table:table-cell>
          <table:table-cell table:formula="of:=[.H19]*4" office:value-type="float" office:value="353.471584666392">
            <text:p>353.4715846664</text:p>
          </table:table-cell>
          <table:table-cell table:formula="of:=[.H19]*5" office:value-type="float" office:value="441.839480832991">
            <text:p>441.839480833</text:p>
          </table:table-cell>
          <table:table-cell table:formula="of:=[.H19]*6" office:value-type="float" office:value="530.207376999589">
            <text:p>530.2073769996</text:p>
          </table:table-cell>
          <table:table-cell table:formula="of:=[.H19]*7" office:value-type="float" office:value="618.575273166187">
            <text:p>618.5752731662</text:p>
          </table:table-cell>
          <table:table-cell table:formula="of:=[.H19]*8" office:value-type="float" office:value="706.943169332785">
            <text:p>706.9431693328</text:p>
          </table:table-cell>
          <table:table-cell table:formula="of:=[.H19]*9" office:value-type="float" office:value="795.311065499383">
            <text:p>795.3110654994</text:p>
          </table:table-cell>
          <table:table-cell table:formula="of:=[.H19]*10" office:value-type="float" office:value="883.678961665981">
            <text:p>883.678961666</text:p>
          </table:table-cell>
          <table:table-cell table:formula="of:=[.H19]*11" office:value-type="float" office:value="972.04685783258">
            <text:p>972.0468578326</text:p>
          </table:table-cell>
          <table:table-cell table:formula="of:=[.H19]*12" office:value-type="float" office:value="1060.41475399918">
            <text:p>1060.4147539992</text:p>
          </table:table-cell>
          <table:table-cell table:formula="of:=[.H19]*12" office:value-type="float" office:value="1060.41475399918">
            <text:p>1060.4147539992</text:p>
          </table:table-cell>
          <table:table-cell table:formula="of:=[.H19]*13" office:value-type="float" office:value="1148.78265016578">
            <text:p>1148.7826501658</text:p>
          </table:table-cell>
          <table:table-cell table:formula="of:=[.H19]*14" office:value-type="float" office:value="1237.15054633237">
            <text:p>1237.1505463324</text:p>
          </table:table-cell>
          <table:table-cell table:formula="of:=[.H19]*15" office:value-type="float" office:value="1325.51844249897">
            <text:p>1325.518442499</text:p>
          </table:table-cell>
          <table:table-cell table:formula="of:=[.H19]*16" office:value-type="float" office:value="1413.88633866557">
            <text:p>1413.8863386656</text:p>
          </table:table-cell>
          <table:table-cell table:formula="of:=[.H19]*17" office:value-type="float" office:value="1502.25423483217">
            <text:p>1502.2542348322</text:p>
          </table:table-cell>
          <table:table-cell table:formula="of:=[.H19]*18" office:value-type="float" office:value="1590.62213099877">
            <text:p>1590.6221309988</text:p>
          </table:table-cell>
          <table:table-cell table:formula="of:=[.H19]*19" office:value-type="float" office:value="1678.99002716536">
            <text:p>1678.9900271654</text:p>
          </table:table-cell>
          <table:table-cell table:formula="of:=[.H19]*20" office:value-type="float" office:value="1767.35792333196">
            <text:p>1767.357923332</text:p>
          </table:table-cell>
          <table:table-cell table:formula="of:=[.H19]*21" office:value-type="float" office:value="1855.72581949856">
            <text:p>1855.7258194986</text:p>
          </table:table-cell>
          <table:table-cell table:formula="of:=[.H19]*22" office:value-type="float" office:value="1944.09371566516">
            <text:p>1944.0937156652</text:p>
          </table:table-cell>
          <table:table-cell table:formula="of:=[.H19]/365.2425" office:value-type="float" office:value="0.241943082107362">
            <text:p>0.2419430821</text:p>
          </table:table-cell>
          <table:table-cell table:formula="of:=[.AE19]*2" office:value-type="float" office:value="0.483886164214724">
            <text:p>0.4838861642</text:p>
          </table:table-cell>
          <table:table-cell table:formula="of:=[.AE19]*3" office:value-type="float" office:value="0.725829246322086">
            <text:p>0.7258292463</text:p>
          </table:table-cell>
          <table:table-cell table:formula="of:=[.AE19]*4" office:value-type="float" office:value="0.967772328429448">
            <text:p>0.9677723284</text:p>
          </table:table-cell>
          <table:table-cell table:formula="of:=[.AE19]*5" office:value-type="float" office:value="1.20971541053681">
            <text:p>1.2097154105</text:p>
          </table:table-cell>
          <table:table-cell table:formula="of:=[.AE19]*6" office:value-type="float" office:value="1.45165849264417">
            <text:p>1.4516584926</text:p>
          </table:table-cell>
          <table:table-cell table:formula="of:=[.AE19]*7" office:value-type="float" office:value="1.69360157475153">
            <text:p>1.6936015748</text:p>
          </table:table-cell>
          <table:table-cell table:formula="of:=[.AE19]*8" office:value-type="float" office:value="1.9355446568589">
            <text:p>1.9355446569</text:p>
          </table:table-cell>
          <table:table-cell table:formula="of:=[.AE19]*9" office:value-type="float" office:value="2.17748773896626">
            <text:p>2.177487739</text:p>
          </table:table-cell>
          <table:table-cell table:formula="of:=[.AE19]*10" office:value-type="float" office:value="2.41943082107362">
            <text:p>2.4194308211</text:p>
          </table:table-cell>
          <table:table-cell table:formula="of:=[.AE19]*11" office:value-type="float" office:value="2.66137390318098">
            <text:p>2.6613739032</text:p>
          </table:table-cell>
          <table:table-cell table:formula="of:=[.AE19]*12" office:value-type="float" office:value="2.90331698528834">
            <text:p>2.9033169853</text:p>
          </table:table-cell>
          <table:table-cell table:formula="of:=[.AE19]*13" office:value-type="float" office:value="3.1452600673957">
            <text:p>3.1452600674</text:p>
          </table:table-cell>
          <table:table-cell table:formula="of:=[.AE19]*14" office:value-type="float" office:value="3.38720314950307">
            <text:p>3.3872031495</text:p>
          </table:table-cell>
          <table:table-cell table:formula="of:=[.AE19]*15" office:value-type="float" office:value="3.62914623161043">
            <text:p>3.6291462316</text:p>
          </table:table-cell>
          <table:table-cell table:formula="of:=[.AE19]*16" office:value-type="float" office:value="3.87108931371779">
            <text:p>3.8710893137</text:p>
          </table:table-cell>
          <table:table-cell table:formula="of:=[.AE19]*17" office:value-type="float" office:value="4.11303239582515">
            <text:p>4.1130323958</text:p>
          </table:table-cell>
          <table:table-cell table:formula="of:=[.AE19]*18" office:value-type="float" office:value="4.35497547793251">
            <text:p>4.3549754779</text:p>
          </table:table-cell>
          <table:table-cell table:formula="of:=[.AE19]*19" office:value-type="float" office:value="4.59691856003988">
            <text:p>4.59691856</text:p>
          </table:table-cell>
          <table:table-cell table:formula="of:=[.AE19]*20" office:value-type="float" office:value="4.83886164214724">
            <text:p>4.8388616421</text:p>
          </table:table-cell>
          <table:table-cell table:formula="of:=[.AE19]*21" office:value-type="float" office:value="5.0808047242546">
            <text:p>5.0808047243</text:p>
          </table:table-cell>
          <table:table-cell table:formula="of:=[.AE19]*22" office:value-type="float" office:value="5.32274780636196">
            <text:p>5.3227478064</text:p>
          </table:table-cell>
        </table:table-row>
        <table:table-row table:style-name="ro2">
          <table:table-cell office:value-type="string">
            <text:p>H.Mercury/H.Saturn</text:p>
          </table:table-cell>
          <table:table-cell office:value-type="float" office:value="430.406">
            <text:p>430.406</text:p>
          </table:table-cell>
          <table:table-cell office:value-type="float" office:value="90855.06">
            <text:p>90855.06</text:p>
          </table:table-cell>
          <table:table-cell/>
          <table:table-cell table:formula="of:=([.C20]-[.B20])/360" office:value-type="float" office:value="251.179594444444">
            <text:p>251.1795944444</text:p>
          </table:table-cell>
          <table:table-cell office:value-type="float" office:value="22278">
            <text:p>22278</text:p>
          </table:table-cell>
          <table:table-cell/>
          <table:table-cell table:formula="of:=[.F20]/[.E20]" office:value-type="float" office:value="88.6935105109719">
            <text:p>88.693510511</text:p>
          </table:table-cell>
          <table:table-cell table:formula="of:=[.H20]*2" office:value-type="float" office:value="177.387021021944">
            <text:p>177.3870210219</text:p>
          </table:table-cell>
          <table:table-cell table:formula="of:=[.H20]*3" office:value-type="float" office:value="266.080531532916">
            <text:p>266.0805315329</text:p>
          </table:table-cell>
          <table:table-cell table:formula="of:=[.H20]*4" office:value-type="float" office:value="354.774042043888">
            <text:p>354.7740420439</text:p>
          </table:table-cell>
          <table:table-cell table:formula="of:=[.H20]*5" office:value-type="float" office:value="443.46755255486">
            <text:p>443.4675525549</text:p>
          </table:table-cell>
          <table:table-cell table:formula="of:=[.H20]*6" office:value-type="float" office:value="532.161063065832">
            <text:p>532.1610630658</text:p>
          </table:table-cell>
          <table:table-cell table:formula="of:=[.H20]*7" office:value-type="float" office:value="620.854573576804">
            <text:p>620.8545735768</text:p>
          </table:table-cell>
          <table:table-cell table:formula="of:=[.H20]*8" office:value-type="float" office:value="709.548084087775">
            <text:p>709.5480840878</text:p>
          </table:table-cell>
          <table:table-cell table:formula="of:=[.H20]*9" office:value-type="float" office:value="798.241594598747">
            <text:p>798.2415945987</text:p>
          </table:table-cell>
          <table:table-cell table:formula="of:=[.H20]*10" office:value-type="float" office:value="886.935105109719">
            <text:p>886.9351051097</text:p>
          </table:table-cell>
          <table:table-cell table:formula="of:=[.H20]*11" office:value-type="float" office:value="975.628615620691">
            <text:p>975.6286156207</text:p>
          </table:table-cell>
          <table:table-cell table:formula="of:=[.H20]*12" office:value-type="float" office:value="1064.32212613166">
            <text:p>1064.3221261317</text:p>
          </table:table-cell>
          <table:table-cell table:formula="of:=[.H20]*12" office:value-type="float" office:value="1064.32212613166">
            <text:p>1064.3221261317</text:p>
          </table:table-cell>
          <table:table-cell table:formula="of:=[.H20]*13" office:value-type="float" office:value="1153.01563664264">
            <text:p>1153.0156366426</text:p>
          </table:table-cell>
          <table:table-cell table:formula="of:=[.H20]*14" office:value-type="float" office:value="1241.70914715361">
            <text:p>1241.7091471536</text:p>
          </table:table-cell>
          <table:table-cell table:formula="of:=[.H20]*15" office:value-type="float" office:value="1330.40265766458">
            <text:p>1330.4026576646</text:p>
          </table:table-cell>
          <table:table-cell table:formula="of:=[.H20]*16" office:value-type="float" office:value="1419.09616817555">
            <text:p>1419.0961681756</text:p>
          </table:table-cell>
          <table:table-cell table:formula="of:=[.H20]*17" office:value-type="float" office:value="1507.78967868652">
            <text:p>1507.7896786865</text:p>
          </table:table-cell>
          <table:table-cell table:formula="of:=[.H20]*18" office:value-type="float" office:value="1596.48318919749">
            <text:p>1596.4831891975</text:p>
          </table:table-cell>
          <table:table-cell table:formula="of:=[.H20]*19" office:value-type="float" office:value="1685.17669970847">
            <text:p>1685.1766997085</text:p>
          </table:table-cell>
          <table:table-cell table:formula="of:=[.H20]*20" office:value-type="float" office:value="1773.87021021944">
            <text:p>1773.8702102194</text:p>
          </table:table-cell>
          <table:table-cell table:formula="of:=[.H20]*21" office:value-type="float" office:value="1862.56372073041">
            <text:p>1862.5637207304</text:p>
          </table:table-cell>
          <table:table-cell table:formula="of:=[.H20]*22" office:value-type="float" office:value="1951.25723124138">
            <text:p>1951.2572312414</text:p>
          </table:table-cell>
          <table:table-cell table:formula="of:=[.H20]/365.2425" office:value-type="float" office:value="0.242834583902399">
            <text:p>0.2428345839</text:p>
          </table:table-cell>
          <table:table-cell table:formula="of:=[.AE20]*2" office:value-type="float" office:value="0.485669167804798">
            <text:p>0.4856691678</text:p>
          </table:table-cell>
          <table:table-cell table:formula="of:=[.AE20]*3" office:value-type="float" office:value="0.728503751707197">
            <text:p>0.7285037517</text:p>
          </table:table-cell>
          <table:table-cell table:formula="of:=[.AE20]*4" office:value-type="float" office:value="0.971338335609596">
            <text:p>0.9713383356</text:p>
          </table:table-cell>
          <table:table-cell table:formula="of:=[.AE20]*5" office:value-type="float" office:value="1.21417291951199">
            <text:p>1.2141729195</text:p>
          </table:table-cell>
          <table:table-cell table:formula="of:=[.AE20]*6" office:value-type="float" office:value="1.45700750341439">
            <text:p>1.4570075034</text:p>
          </table:table-cell>
          <table:table-cell table:formula="of:=[.AE20]*7" office:value-type="float" office:value="1.69984208731679">
            <text:p>1.6998420873</text:p>
          </table:table-cell>
          <table:table-cell table:formula="of:=[.AE20]*8" office:value-type="float" office:value="1.94267667121919">
            <text:p>1.9426766712</text:p>
          </table:table-cell>
          <table:table-cell table:formula="of:=[.AE20]*9" office:value-type="float" office:value="2.18551125512159">
            <text:p>2.1855112551</text:p>
          </table:table-cell>
          <table:table-cell table:formula="of:=[.AE20]*10" office:value-type="float" office:value="2.42834583902399">
            <text:p>2.428345839</text:p>
          </table:table-cell>
          <table:table-cell table:formula="of:=[.AE20]*11" office:value-type="float" office:value="2.67118042292639">
            <text:p>2.6711804229</text:p>
          </table:table-cell>
          <table:table-cell table:formula="of:=[.AE20]*12" office:value-type="float" office:value="2.91401500682879">
            <text:p>2.9140150068</text:p>
          </table:table-cell>
          <table:table-cell table:formula="of:=[.AE20]*13" office:value-type="float" office:value="3.15684959073119">
            <text:p>3.1568495907</text:p>
          </table:table-cell>
          <table:table-cell table:formula="of:=[.AE20]*14" office:value-type="float" office:value="3.39968417463358">
            <text:p>3.3996841746</text:p>
          </table:table-cell>
          <table:table-cell table:formula="of:=[.AE20]*15" office:value-type="float" office:value="3.64251875853598">
            <text:p>3.6425187585</text:p>
          </table:table-cell>
          <table:table-cell table:formula="of:=[.AE20]*16" office:value-type="float" office:value="3.88535334243838">
            <text:p>3.8853533424</text:p>
          </table:table-cell>
          <table:table-cell table:formula="of:=[.AE20]*17" office:value-type="float" office:value="4.12818792634078">
            <text:p>4.1281879263</text:p>
          </table:table-cell>
          <table:table-cell table:formula="of:=[.AE20]*18" office:value-type="float" office:value="4.37102251024318">
            <text:p>4.3710225102</text:p>
          </table:table-cell>
          <table:table-cell table:formula="of:=[.AE20]*19" office:value-type="float" office:value="4.61385709414558">
            <text:p>4.6138570941</text:p>
          </table:table-cell>
          <table:table-cell table:formula="of:=[.AE20]*20" office:value-type="float" office:value="4.85669167804798">
            <text:p>4.856691678</text:p>
          </table:table-cell>
          <table:table-cell table:formula="of:=[.AE20]*21" office:value-type="float" office:value="5.09952626195038">
            <text:p>5.099526262</text:p>
          </table:table-cell>
          <table:table-cell table:formula="of:=[.AE20]*22" office:value-type="float" office:value="5.34236084585278">
            <text:p>5.3423608459</text:p>
          </table:table-cell>
        </table:table-row>
        <table:table-row table:style-name="ro2">
          <table:table-cell office:value-type="string">
            <text:p>H.Mercury/H.Uranus</text:p>
          </table:table-cell>
          <table:table-cell office:value-type="float" office:value="538.828">
            <text:p>538.828</text:p>
          </table:table-cell>
          <table:table-cell office:value-type="float" office:value="91444.09">
            <text:p>91444.09</text:p>
          </table:table-cell>
          <table:table-cell/>
          <table:table-cell table:formula="of:=([.C21]-[.B21])/360" office:value-type="float" office:value="252.514616666667">
            <text:p>252.5146166667</text:p>
          </table:table-cell>
          <table:table-cell office:value-type="float" office:value="22278">
            <text:p>22278</text:p>
          </table:table-cell>
          <table:table-cell/>
          <table:table-cell table:formula="of:=[.F21]/[.E21]" office:value-type="float" office:value="88.2245958435277">
            <text:p>88.2245958435</text:p>
          </table:table-cell>
          <table:table-cell table:formula="of:=[.H21]*2" office:value-type="float" office:value="176.449191687055">
            <text:p>176.4491916871</text:p>
          </table:table-cell>
          <table:table-cell table:formula="of:=[.H21]*3" office:value-type="float" office:value="264.673787530583">
            <text:p>264.6737875306</text:p>
          </table:table-cell>
          <table:table-cell table:formula="of:=[.H21]*4" office:value-type="float" office:value="352.898383374111">
            <text:p>352.8983833741</text:p>
          </table:table-cell>
          <table:table-cell table:formula="of:=[.H21]*5" office:value-type="float" office:value="441.122979217639">
            <text:p>441.1229792176</text:p>
          </table:table-cell>
          <table:table-cell table:formula="of:=[.H21]*6" office:value-type="float" office:value="529.347575061167">
            <text:p>529.3475750612</text:p>
          </table:table-cell>
          <table:table-cell table:formula="of:=[.H21]*7" office:value-type="float" office:value="617.572170904694">
            <text:p>617.5721709047</text:p>
          </table:table-cell>
          <table:table-cell table:formula="of:=[.H21]*8" office:value-type="float" office:value="705.796766748222">
            <text:p>705.7967667482</text:p>
          </table:table-cell>
          <table:table-cell table:formula="of:=[.H21]*9" office:value-type="float" office:value="794.02136259175">
            <text:p>794.0213625918</text:p>
          </table:table-cell>
          <table:table-cell table:formula="of:=[.H21]*10" office:value-type="float" office:value="882.245958435277">
            <text:p>882.2459584353</text:p>
          </table:table-cell>
          <table:table-cell table:formula="of:=[.H21]*11" office:value-type="float" office:value="970.470554278805">
            <text:p>970.4705542788</text:p>
          </table:table-cell>
          <table:table-cell table:formula="of:=[.H21]*12" office:value-type="float" office:value="1058.69515012233">
            <text:p>1058.6951501223</text:p>
          </table:table-cell>
          <table:table-cell table:formula="of:=[.H21]*12" office:value-type="float" office:value="1058.69515012233">
            <text:p>1058.6951501223</text:p>
          </table:table-cell>
          <table:table-cell table:formula="of:=[.H21]*13" office:value-type="float" office:value="1146.91974596586">
            <text:p>1146.9197459659</text:p>
          </table:table-cell>
          <table:table-cell table:formula="of:=[.H21]*14" office:value-type="float" office:value="1235.14434180939">
            <text:p>1235.1443418094</text:p>
          </table:table-cell>
          <table:table-cell table:formula="of:=[.H21]*15" office:value-type="float" office:value="1323.36893765292">
            <text:p>1323.3689376529</text:p>
          </table:table-cell>
          <table:table-cell table:formula="of:=[.H21]*16" office:value-type="float" office:value="1411.59353349644">
            <text:p>1411.5935334965</text:p>
          </table:table-cell>
          <table:table-cell table:formula="of:=[.H21]*17" office:value-type="float" office:value="1499.81812933997">
            <text:p>1499.81812934</text:p>
          </table:table-cell>
          <table:table-cell table:formula="of:=[.H21]*18" office:value-type="float" office:value="1588.0427251835">
            <text:p>1588.0427251835</text:p>
          </table:table-cell>
          <table:table-cell table:formula="of:=[.H21]*19" office:value-type="float" office:value="1676.26732102703">
            <text:p>1676.267321027</text:p>
          </table:table-cell>
          <table:table-cell table:formula="of:=[.H21]*20" office:value-type="float" office:value="1764.49191687055">
            <text:p>1764.4919168706</text:p>
          </table:table-cell>
          <table:table-cell table:formula="of:=[.H21]*21" office:value-type="float" office:value="1852.71651271408">
            <text:p>1852.7165127141</text:p>
          </table:table-cell>
          <table:table-cell table:formula="of:=[.H21]*22" office:value-type="float" office:value="1940.94110855761">
            <text:p>1940.9411085576</text:p>
          </table:table-cell>
          <table:table-cell table:formula="of:=[.H21]/365.2425" office:value-type="float" office:value="0.241550739148724">
            <text:p>0.2415507391</text:p>
          </table:table-cell>
          <table:table-cell table:formula="of:=[.AE21]*2" office:value-type="float" office:value="0.483101478297447">
            <text:p>0.4831014783</text:p>
          </table:table-cell>
          <table:table-cell table:formula="of:=[.AE21]*3" office:value-type="float" office:value="0.724652217446171">
            <text:p>0.7246522174</text:p>
          </table:table-cell>
          <table:table-cell table:formula="of:=[.AE21]*4" office:value-type="float" office:value="0.966202956594895">
            <text:p>0.9662029566</text:p>
          </table:table-cell>
          <table:table-cell table:formula="of:=[.AE21]*5" office:value-type="float" office:value="1.20775369574362">
            <text:p>1.2077536957</text:p>
          </table:table-cell>
          <table:table-cell table:formula="of:=[.AE21]*6" office:value-type="float" office:value="1.44930443489234">
            <text:p>1.4493044349</text:p>
          </table:table-cell>
          <table:table-cell table:formula="of:=[.AE21]*7" office:value-type="float" office:value="1.69085517404107">
            <text:p>1.690855174</text:p>
          </table:table-cell>
          <table:table-cell table:formula="of:=[.AE21]*8" office:value-type="float" office:value="1.93240591318979">
            <text:p>1.9324059132</text:p>
          </table:table-cell>
          <table:table-cell table:formula="of:=[.AE21]*9" office:value-type="float" office:value="2.17395665233851">
            <text:p>2.1739566523</text:p>
          </table:table-cell>
          <table:table-cell table:formula="of:=[.AE21]*10" office:value-type="float" office:value="2.41550739148724">
            <text:p>2.4155073915</text:p>
          </table:table-cell>
          <table:table-cell table:formula="of:=[.AE21]*11" office:value-type="float" office:value="2.65705813063596">
            <text:p>2.6570581306</text:p>
          </table:table-cell>
          <table:table-cell table:formula="of:=[.AE21]*12" office:value-type="float" office:value="2.89860886978468">
            <text:p>2.8986088698</text:p>
          </table:table-cell>
          <table:table-cell table:formula="of:=[.AE21]*13" office:value-type="float" office:value="3.14015960893341">
            <text:p>3.1401596089</text:p>
          </table:table-cell>
          <table:table-cell table:formula="of:=[.AE21]*14" office:value-type="float" office:value="3.38171034808213">
            <text:p>3.3817103481</text:p>
          </table:table-cell>
          <table:table-cell table:formula="of:=[.AE21]*15" office:value-type="float" office:value="3.62326108723086">
            <text:p>3.6232610872</text:p>
          </table:table-cell>
          <table:table-cell table:formula="of:=[.AE21]*16" office:value-type="float" office:value="3.86481182637958">
            <text:p>3.8648118264</text:p>
          </table:table-cell>
          <table:table-cell table:formula="of:=[.AE21]*17" office:value-type="float" office:value="4.1063625655283">
            <text:p>4.1063625655</text:p>
          </table:table-cell>
          <table:table-cell table:formula="of:=[.AE21]*18" office:value-type="float" office:value="4.34791330467703">
            <text:p>4.3479133047</text:p>
          </table:table-cell>
          <table:table-cell table:formula="of:=[.AE21]*19" office:value-type="float" office:value="4.58946404382575">
            <text:p>4.5894640438</text:p>
          </table:table-cell>
          <table:table-cell table:formula="of:=[.AE21]*20" office:value-type="float" office:value="4.83101478297448">
            <text:p>4.831014783</text:p>
          </table:table-cell>
          <table:table-cell table:formula="of:=[.AE21]*21" office:value-type="float" office:value="5.0725655221232">
            <text:p>5.0725655221</text:p>
          </table:table-cell>
          <table:table-cell table:formula="of:=[.AE21]*22" office:value-type="float" office:value="5.31411626127192">
            <text:p>5.3141162613</text:p>
          </table:table-cell>
        </table:table-row>
        <table:table-row table:style-name="ro2">
          <table:table-cell office:value-type="string">
            <text:p>H.Mercury/H.Neptune</text:p>
          </table:table-cell>
          <table:table-cell office:value-type="float" office:value="448.057">
            <text:p>448.057</text:p>
          </table:table-cell>
          <table:table-cell office:value-type="float" office:value="91484.323">
            <text:p>91484.323</text:p>
          </table:table-cell>
          <table:table-cell/>
          <table:table-cell table:formula="of:=([.C22]-[.B22])/360" office:value-type="float" office:value="252.878516666667">
            <text:p>252.8785166667</text:p>
          </table:table-cell>
          <table:table-cell office:value-type="float" office:value="22278">
            <text:p>22278</text:p>
          </table:table-cell>
          <table:table-cell/>
          <table:table-cell table:formula="of:=[.F22]/[.E22]" office:value-type="float" office:value="88.0976379237699">
            <text:p>88.0976379238</text:p>
          </table:table-cell>
          <table:table-cell table:formula="of:=[.H22]*2" office:value-type="float" office:value="176.19527584754">
            <text:p>176.1952758475</text:p>
          </table:table-cell>
          <table:table-cell table:formula="of:=[.H22]*3" office:value-type="float" office:value="264.29291377131">
            <text:p>264.2929137713</text:p>
          </table:table-cell>
          <table:table-cell table:formula="of:=[.H22]*4" office:value-type="float" office:value="352.390551695079">
            <text:p>352.3905516951</text:p>
          </table:table-cell>
          <table:table-cell table:formula="of:=[.H22]*5" office:value-type="float" office:value="440.488189618849">
            <text:p>440.4881896189</text:p>
          </table:table-cell>
          <table:table-cell table:formula="of:=[.H22]*6" office:value-type="float" office:value="528.585827542619">
            <text:p>528.5858275426</text:p>
          </table:table-cell>
          <table:table-cell table:formula="of:=[.H22]*7" office:value-type="float" office:value="616.683465466389">
            <text:p>616.6834654664</text:p>
          </table:table-cell>
          <table:table-cell table:formula="of:=[.H22]*8" office:value-type="float" office:value="704.781103390159">
            <text:p>704.7811033902</text:p>
          </table:table-cell>
          <table:table-cell table:formula="of:=[.H22]*9" office:value-type="float" office:value="792.878741313929">
            <text:p>792.8787413139</text:p>
          </table:table-cell>
          <table:table-cell table:formula="of:=[.H22]*10" office:value-type="float" office:value="880.976379237699">
            <text:p>880.9763792377</text:p>
          </table:table-cell>
          <table:table-cell table:formula="of:=[.H22]*11" office:value-type="float" office:value="969.074017161469">
            <text:p>969.0740171615</text:p>
          </table:table-cell>
          <table:table-cell table:formula="of:=[.H22]*12" office:value-type="float" office:value="1057.17165508524">
            <text:p>1057.1716550852</text:p>
          </table:table-cell>
          <table:table-cell table:formula="of:=[.H22]*12" office:value-type="float" office:value="1057.17165508524">
            <text:p>1057.1716550852</text:p>
          </table:table-cell>
          <table:table-cell table:formula="of:=[.H22]*13" office:value-type="float" office:value="1145.26929300901">
            <text:p>1145.269293009</text:p>
          </table:table-cell>
          <table:table-cell table:formula="of:=[.H22]*14" office:value-type="float" office:value="1233.36693093278">
            <text:p>1233.3669309328</text:p>
          </table:table-cell>
          <table:table-cell table:formula="of:=[.H22]*15" office:value-type="float" office:value="1321.46456885655">
            <text:p>1321.4645688566</text:p>
          </table:table-cell>
          <table:table-cell table:formula="of:=[.H22]*16" office:value-type="float" office:value="1409.56220678032">
            <text:p>1409.5622067803</text:p>
          </table:table-cell>
          <table:table-cell table:formula="of:=[.H22]*17" office:value-type="float" office:value="1497.65984470409">
            <text:p>1497.6598447041</text:p>
          </table:table-cell>
          <table:table-cell table:formula="of:=[.H22]*18" office:value-type="float" office:value="1585.75748262786">
            <text:p>1585.7574826279</text:p>
          </table:table-cell>
          <table:table-cell table:formula="of:=[.H22]*19" office:value-type="float" office:value="1673.85512055163">
            <text:p>1673.8551205516</text:p>
          </table:table-cell>
          <table:table-cell table:formula="of:=[.H22]*20" office:value-type="float" office:value="1761.9527584754">
            <text:p>1761.9527584754</text:p>
          </table:table-cell>
          <table:table-cell table:formula="of:=[.H22]*21" office:value-type="float" office:value="1850.05039639917">
            <text:p>1850.0503963992</text:p>
          </table:table-cell>
          <table:table-cell table:formula="of:=[.H22]*22" office:value-type="float" office:value="1938.14803432294">
            <text:p>1938.1480343229</text:p>
          </table:table-cell>
          <table:table-cell table:formula="of:=[.H22]/365.2425" office:value-type="float" office:value="0.241203140170626">
            <text:p>0.2412031402</text:p>
          </table:table-cell>
          <table:table-cell table:formula="of:=[.AE22]*2" office:value-type="float" office:value="0.482406280341252">
            <text:p>0.4824062803</text:p>
          </table:table-cell>
          <table:table-cell table:formula="of:=[.AE22]*3" office:value-type="float" office:value="0.723609420511878">
            <text:p>0.7236094205</text:p>
          </table:table-cell>
          <table:table-cell table:formula="of:=[.AE22]*4" office:value-type="float" office:value="0.964812560682504">
            <text:p>0.9648125607</text:p>
          </table:table-cell>
          <table:table-cell table:formula="of:=[.AE22]*5" office:value-type="float" office:value="1.20601570085313">
            <text:p>1.2060157009</text:p>
          </table:table-cell>
          <table:table-cell table:formula="of:=[.AE22]*6" office:value-type="float" office:value="1.44721884102376">
            <text:p>1.447218841</text:p>
          </table:table-cell>
          <table:table-cell table:formula="of:=[.AE22]*7" office:value-type="float" office:value="1.68842198119438">
            <text:p>1.6884219812</text:p>
          </table:table-cell>
          <table:table-cell table:formula="of:=[.AE22]*8" office:value-type="float" office:value="1.92962512136501">
            <text:p>1.9296251214</text:p>
          </table:table-cell>
          <table:table-cell table:formula="of:=[.AE22]*9" office:value-type="float" office:value="2.17082826153563">
            <text:p>2.1708282615</text:p>
          </table:table-cell>
          <table:table-cell table:formula="of:=[.AE22]*10" office:value-type="float" office:value="2.41203140170626">
            <text:p>2.4120314017</text:p>
          </table:table-cell>
          <table:table-cell table:formula="of:=[.AE22]*11" office:value-type="float" office:value="2.65323454187689">
            <text:p>2.6532345419</text:p>
          </table:table-cell>
          <table:table-cell table:formula="of:=[.AE22]*12" office:value-type="float" office:value="2.89443768204751">
            <text:p>2.894437682</text:p>
          </table:table-cell>
          <table:table-cell table:formula="of:=[.AE22]*13" office:value-type="float" office:value="3.13564082221814">
            <text:p>3.1356408222</text:p>
          </table:table-cell>
          <table:table-cell table:formula="of:=[.AE22]*14" office:value-type="float" office:value="3.37684396238876">
            <text:p>3.3768439624</text:p>
          </table:table-cell>
          <table:table-cell table:formula="of:=[.AE22]*15" office:value-type="float" office:value="3.61804710255939">
            <text:p>3.6180471026</text:p>
          </table:table-cell>
          <table:table-cell table:formula="of:=[.AE22]*16" office:value-type="float" office:value="3.85925024273002">
            <text:p>3.8592502427</text:p>
          </table:table-cell>
          <table:table-cell table:formula="of:=[.AE22]*17" office:value-type="float" office:value="4.10045338290064">
            <text:p>4.1004533829</text:p>
          </table:table-cell>
          <table:table-cell table:formula="of:=[.AE22]*18" office:value-type="float" office:value="4.34165652307127">
            <text:p>4.3416565231</text:p>
          </table:table-cell>
          <table:table-cell table:formula="of:=[.AE22]*19" office:value-type="float" office:value="4.58285966324189">
            <text:p>4.5828596632</text:p>
          </table:table-cell>
          <table:table-cell table:formula="of:=[.AE22]*20" office:value-type="float" office:value="4.82406280341252">
            <text:p>4.8240628034</text:p>
          </table:table-cell>
          <table:table-cell table:formula="of:=[.AE22]*21" office:value-type="float" office:value="5.06526594358315">
            <text:p>5.0652659436</text:p>
          </table:table-cell>
          <table:table-cell table:formula="of:=[.AE22]*22" office:value-type="float" office:value="5.30646908375377">
            <text:p>5.3064690838</text:p>
          </table:table-cell>
        </table:table-row>
        <table:table-row table:style-name="ro2">
          <table:table-cell office:value-type="string">
            <text:p>H.Mercury/H.Pluto</text:p>
          </table:table-cell>
          <table:table-cell office:value-type="float" office:value="508.951">
            <text:p>508.951</text:p>
          </table:table-cell>
          <table:table-cell office:value-type="float" office:value="91538.254">
            <text:p>91538.254</text:p>
          </table:table-cell>
          <table:table-cell/>
          <table:table-cell table:formula="of:=([.C23]-[.B23])/360" office:value-type="float" office:value="252.859175">
            <text:p>252.859175</text:p>
          </table:table-cell>
          <table:table-cell office:value-type="float" office:value="22278">
            <text:p>22278</text:p>
          </table:table-cell>
          <table:table-cell/>
          <table:table-cell table:formula="of:=[.F23]/[.E23]" office:value-type="float" office:value="88.1043766752778">
            <text:p>88.1043766753</text:p>
          </table:table-cell>
          <table:table-cell table:formula="of:=[.H23]*2" office:value-type="float" office:value="176.208753350556">
            <text:p>176.2087533506</text:p>
          </table:table-cell>
          <table:table-cell table:formula="of:=[.H23]*3" office:value-type="float" office:value="264.313130025833">
            <text:p>264.3131300258</text:p>
          </table:table-cell>
          <table:table-cell table:formula="of:=[.H23]*4" office:value-type="float" office:value="352.417506701111">
            <text:p>352.4175067011</text:p>
          </table:table-cell>
          <table:table-cell table:formula="of:=[.H23]*5" office:value-type="float" office:value="440.521883376389">
            <text:p>440.5218833764</text:p>
          </table:table-cell>
          <table:table-cell table:formula="of:=[.H23]*6" office:value-type="float" office:value="528.626260051667">
            <text:p>528.6262600517</text:p>
          </table:table-cell>
          <table:table-cell table:formula="of:=[.H23]*7" office:value-type="float" office:value="616.730636726945">
            <text:p>616.7306367269</text:p>
          </table:table-cell>
          <table:table-cell table:formula="of:=[.H23]*8" office:value-type="float" office:value="704.835013402223">
            <text:p>704.8350134022</text:p>
          </table:table-cell>
          <table:table-cell table:formula="of:=[.H23]*9" office:value-type="float" office:value="792.939390077501">
            <text:p>792.9393900775</text:p>
          </table:table-cell>
          <table:table-cell table:formula="of:=[.H23]*10" office:value-type="float" office:value="881.043766752779">
            <text:p>881.0437667528</text:p>
          </table:table-cell>
          <table:table-cell table:formula="of:=[.H23]*11" office:value-type="float" office:value="969.148143428056">
            <text:p>969.1481434281</text:p>
          </table:table-cell>
          <table:table-cell table:formula="of:=[.H23]*12" office:value-type="float" office:value="1057.25252010333">
            <text:p>1057.2525201033</text:p>
          </table:table-cell>
          <table:table-cell table:formula="of:=[.H23]*12" office:value-type="float" office:value="1057.25252010333">
            <text:p>1057.2525201033</text:p>
          </table:table-cell>
          <table:table-cell table:formula="of:=[.H23]*13" office:value-type="float" office:value="1145.35689677861">
            <text:p>1145.3568967786</text:p>
          </table:table-cell>
          <table:table-cell table:formula="of:=[.H23]*14" office:value-type="float" office:value="1233.46127345389">
            <text:p>1233.4612734539</text:p>
          </table:table-cell>
          <table:table-cell table:formula="of:=[.H23]*15" office:value-type="float" office:value="1321.56565012917">
            <text:p>1321.5656501292</text:p>
          </table:table-cell>
          <table:table-cell table:formula="of:=[.H23]*16" office:value-type="float" office:value="1409.67002680445">
            <text:p>1409.6700268045</text:p>
          </table:table-cell>
          <table:table-cell table:formula="of:=[.H23]*17" office:value-type="float" office:value="1497.77440347972">
            <text:p>1497.7744034797</text:p>
          </table:table-cell>
          <table:table-cell table:formula="of:=[.H23]*18" office:value-type="float" office:value="1585.878780155">
            <text:p>1585.878780155</text:p>
          </table:table-cell>
          <table:table-cell table:formula="of:=[.H23]*19" office:value-type="float" office:value="1673.98315683028">
            <text:p>1673.9831568303</text:p>
          </table:table-cell>
          <table:table-cell table:formula="of:=[.H23]*20" office:value-type="float" office:value="1762.08753350556">
            <text:p>1762.0875335056</text:p>
          </table:table-cell>
          <table:table-cell table:formula="of:=[.H23]*21" office:value-type="float" office:value="1850.19191018083">
            <text:p>1850.1919101808</text:p>
          </table:table-cell>
          <table:table-cell table:formula="of:=[.H23]*22" office:value-type="float" office:value="1938.29628685611">
            <text:p>1938.2962868561</text:p>
          </table:table-cell>
          <table:table-cell table:formula="of:=[.H23]/365.2425" office:value-type="float" office:value="0.241221590245598">
            <text:p>0.2412215902</text:p>
          </table:table-cell>
          <table:table-cell table:formula="of:=[.AE23]*2" office:value-type="float" office:value="0.482443180491196">
            <text:p>0.4824431805</text:p>
          </table:table-cell>
          <table:table-cell table:formula="of:=[.AE23]*3" office:value-type="float" office:value="0.723664770736794">
            <text:p>0.7236647707</text:p>
          </table:table-cell>
          <table:table-cell table:formula="of:=[.AE23]*4" office:value-type="float" office:value="0.964886360982392">
            <text:p>0.964886361</text:p>
          </table:table-cell>
          <table:table-cell table:formula="of:=[.AE23]*5" office:value-type="float" office:value="1.20610795122799">
            <text:p>1.2061079512</text:p>
          </table:table-cell>
          <table:table-cell table:formula="of:=[.AE23]*6" office:value-type="float" office:value="1.44732954147359">
            <text:p>1.4473295415</text:p>
          </table:table-cell>
          <table:table-cell table:formula="of:=[.AE23]*7" office:value-type="float" office:value="1.68855113171919">
            <text:p>1.6885511317</text:p>
          </table:table-cell>
          <table:table-cell table:formula="of:=[.AE23]*8" office:value-type="float" office:value="1.92977272196478">
            <text:p>1.929772722</text:p>
          </table:table-cell>
          <table:table-cell table:formula="of:=[.AE23]*9" office:value-type="float" office:value="2.17099431221038">
            <text:p>2.1709943122</text:p>
          </table:table-cell>
          <table:table-cell table:formula="of:=[.AE23]*10" office:value-type="float" office:value="2.41221590245598">
            <text:p>2.4122159025</text:p>
          </table:table-cell>
          <table:table-cell table:formula="of:=[.AE23]*11" office:value-type="float" office:value="2.65343749270158">
            <text:p>2.6534374927</text:p>
          </table:table-cell>
          <table:table-cell table:formula="of:=[.AE23]*12" office:value-type="float" office:value="2.89465908294718">
            <text:p>2.8946590829</text:p>
          </table:table-cell>
          <table:table-cell table:formula="of:=[.AE23]*13" office:value-type="float" office:value="3.13588067319277">
            <text:p>3.1358806732</text:p>
          </table:table-cell>
          <table:table-cell table:formula="of:=[.AE23]*14" office:value-type="float" office:value="3.37710226343837">
            <text:p>3.3771022634</text:p>
          </table:table-cell>
          <table:table-cell table:formula="of:=[.AE23]*15" office:value-type="float" office:value="3.61832385368397">
            <text:p>3.6183238537</text:p>
          </table:table-cell>
          <table:table-cell table:formula="of:=[.AE23]*16" office:value-type="float" office:value="3.85954544392957">
            <text:p>3.8595454439</text:p>
          </table:table-cell>
          <table:table-cell table:formula="of:=[.AE23]*17" office:value-type="float" office:value="4.10076703417517">
            <text:p>4.1007670342</text:p>
          </table:table-cell>
          <table:table-cell table:formula="of:=[.AE23]*18" office:value-type="float" office:value="4.34198862442076">
            <text:p>4.3419886244</text:p>
          </table:table-cell>
          <table:table-cell table:formula="of:=[.AE23]*19" office:value-type="float" office:value="4.58321021466636">
            <text:p>4.5832102147</text:p>
          </table:table-cell>
          <table:table-cell table:formula="of:=[.AE23]*20" office:value-type="float" office:value="4.82443180491196">
            <text:p>4.8244318049</text:p>
          </table:table-cell>
          <table:table-cell table:formula="of:=[.AE23]*21" office:value-type="float" office:value="5.06565339515756">
            <text:p>5.0656533952</text:p>
          </table:table-cell>
          <table:table-cell table:formula="of:=[.AE23]*22" office:value-type="float" office:value="5.30687498540316">
            <text:p>5.3068749854</text:p>
          </table:table-cell>
        </table:table-row>
        <table:table-row table:style-name="ro2">
          <table:table-cell office:value-type="string">
            <text:p>H.Venus/H.Earth</text:p>
          </table:table-cell>
          <table:table-cell office:value-type="float" office:value="388.474">
            <text:p>388.474</text:p>
          </table:table-cell>
          <table:table-cell office:value-type="float" office:value="14124.136">
            <text:p>14124.136</text:p>
          </table:table-cell>
          <table:table-cell/>
          <table:table-cell table:formula="of:=([.C24]-[.B24])/360" office:value-type="float" office:value="38.1546166666667">
            <text:p>38.1546166667</text:p>
          </table:table-cell>
          <table:table-cell office:value-type="float" office:value="22278">
            <text:p>22278</text:p>
          </table:table-cell>
          <table:table-cell/>
          <table:table-cell table:formula="of:=[.F24]/[.E24]" office:value-type="float" office:value="583.887402005087">
            <text:p>583.8874020051</text:p>
          </table:table-cell>
          <table:table-cell table:formula="of:=[.H24]*2" office:value-type="float" office:value="1167.77480401017">
            <text:p>1167.7748040102</text:p>
          </table:table-cell>
          <table:table-cell table:formula="of:=[.H24]*3" office:value-type="float" office:value="1751.66220601526">
            <text:p>1751.6622060153</text:p>
          </table:table-cell>
          <table:table-cell table:formula="of:=[.H24]*4" office:value-type="float" office:value="2335.54960802035">
            <text:p>2335.5496080204</text:p>
          </table:table-cell>
          <table:table-cell table:formula="of:=[.H24]*5" office:value-type="float" office:value="2919.43701002544">
            <text:p>2919.4370100254</text:p>
          </table:table-cell>
          <table:table-cell table:formula="of:=[.H24]*6" office:value-type="float" office:value="3503.32441203052">
            <text:p>3503.3244120305</text:p>
          </table:table-cell>
          <table:table-cell table:formula="of:=[.H24]*7" office:value-type="float" office:value="4087.21181403561">
            <text:p>4087.2118140356</text:p>
          </table:table-cell>
          <table:table-cell table:formula="of:=[.H24]*8" office:value-type="float" office:value="4671.0992160407">
            <text:p>4671.0992160407</text:p>
          </table:table-cell>
          <table:table-cell table:formula="of:=[.H24]*9" office:value-type="float" office:value="5254.98661804579">
            <text:p>5254.9866180458</text:p>
          </table:table-cell>
          <table:table-cell table:formula="of:=[.H24]*10" office:value-type="float" office:value="5838.87402005087">
            <text:p>5838.8740200509</text:p>
          </table:table-cell>
          <table:table-cell table:formula="of:=[.H24]*11" office:value-type="float" office:value="6422.76142205596">
            <text:p>6422.761422056</text:p>
          </table:table-cell>
          <table:table-cell table:formula="of:=[.H24]*12" office:value-type="float" office:value="7006.64882406105">
            <text:p>7006.6488240611</text:p>
          </table:table-cell>
          <table:table-cell table:formula="of:=[.H24]*12" office:value-type="float" office:value="7006.64882406105">
            <text:p>7006.6488240611</text:p>
          </table:table-cell>
          <table:table-cell table:formula="of:=[.H24]*13" office:value-type="float" office:value="7590.53622606613">
            <text:p>7590.5362260661</text:p>
          </table:table-cell>
          <table:table-cell table:formula="of:=[.H24]*14" office:value-type="float" office:value="8174.42362807122">
            <text:p>8174.4236280712</text:p>
          </table:table-cell>
          <table:table-cell table:formula="of:=[.H24]*15" office:value-type="float" office:value="8758.31103007631">
            <text:p>8758.3110300763</text:p>
          </table:table-cell>
          <table:table-cell table:formula="of:=[.H24]*16" office:value-type="float" office:value="9342.1984320814">
            <text:p>9342.1984320814</text:p>
          </table:table-cell>
          <table:table-cell table:formula="of:=[.H24]*17" office:value-type="float" office:value="9926.08583408648">
            <text:p>9926.0858340865</text:p>
          </table:table-cell>
          <table:table-cell table:formula="of:=[.H24]*18" office:value-type="float" office:value="10509.9732360916">
            <text:p>10509.9732360916</text:p>
          </table:table-cell>
          <table:table-cell table:formula="of:=[.H24]*19" office:value-type="float" office:value="11093.8606380967">
            <text:p>11093.8606380967</text:p>
          </table:table-cell>
          <table:table-cell table:formula="of:=[.H24]*20" office:value-type="float" office:value="11677.7480401017">
            <text:p>11677.7480401017</text:p>
          </table:table-cell>
          <table:table-cell table:formula="of:=[.H24]*21" office:value-type="float" office:value="12261.6354421068">
            <text:p>12261.6354421068</text:p>
          </table:table-cell>
          <table:table-cell table:formula="of:=[.H24]*22" office:value-type="float" office:value="12845.5228441119">
            <text:p>12845.5228441119</text:p>
          </table:table-cell>
          <table:table-cell table:formula="of:=[.H24]/365.2425" office:value-type="float" office:value="1.59862940924204">
            <text:p>1.5986294092</text:p>
          </table:table-cell>
          <table:table-cell table:formula="of:=[.AE24]*2" office:value-type="float" office:value="3.19725881848409">
            <text:p>3.1972588185</text:p>
          </table:table-cell>
          <table:table-cell table:formula="of:=[.AE24]*3" office:value-type="float" office:value="4.79588822772613">
            <text:p>4.7958882277</text:p>
          </table:table-cell>
          <table:table-cell table:formula="of:=[.AE24]*4" office:value-type="float" office:value="6.39451763696818">
            <text:p>6.394517637</text:p>
          </table:table-cell>
          <table:table-cell table:formula="of:=[.AE24]*5" office:value-type="float" office:value="7.99314704621022">
            <text:p>7.9931470462</text:p>
          </table:table-cell>
          <table:table-cell table:formula="of:=[.AE24]*6" office:value-type="float" office:value="9.59177645545226">
            <text:p>9.5917764555</text:p>
          </table:table-cell>
          <table:table-cell table:formula="of:=[.AE24]*7" office:value-type="float" office:value="11.1904058646943">
            <text:p>11.1904058647</text:p>
          </table:table-cell>
          <table:table-cell table:formula="of:=[.AE24]*8" office:value-type="float" office:value="12.7890352739364">
            <text:p>12.7890352739</text:p>
          </table:table-cell>
          <table:table-cell table:formula="of:=[.AE24]*9" office:value-type="float" office:value="14.3876646831784">
            <text:p>14.3876646832</text:p>
          </table:table-cell>
          <table:table-cell table:formula="of:=[.AE24]*10" office:value-type="float" office:value="15.9862940924204">
            <text:p>15.9862940924</text:p>
          </table:table-cell>
          <table:table-cell table:formula="of:=[.AE24]*11" office:value-type="float" office:value="17.5849235016625">
            <text:p>17.5849235017</text:p>
          </table:table-cell>
          <table:table-cell table:formula="of:=[.AE24]*12" office:value-type="float" office:value="19.1835529109045">
            <text:p>19.1835529109</text:p>
          </table:table-cell>
          <table:table-cell table:formula="of:=[.AE24]*13" office:value-type="float" office:value="20.7821823201466">
            <text:p>20.7821823201</text:p>
          </table:table-cell>
          <table:table-cell table:formula="of:=[.AE24]*14" office:value-type="float" office:value="22.3808117293886">
            <text:p>22.3808117294</text:p>
          </table:table-cell>
          <table:table-cell table:formula="of:=[.AE24]*15" office:value-type="float" office:value="23.9794411386307">
            <text:p>23.9794411386</text:p>
          </table:table-cell>
          <table:table-cell table:formula="of:=[.AE24]*16" office:value-type="float" office:value="25.5780705478727">
            <text:p>25.5780705479</text:p>
          </table:table-cell>
          <table:table-cell table:formula="of:=[.AE24]*17" office:value-type="float" office:value="27.1766999571147">
            <text:p>27.1766999571</text:p>
          </table:table-cell>
          <table:table-cell table:formula="of:=[.AE24]*18" office:value-type="float" office:value="28.7753293663568">
            <text:p>28.7753293664</text:p>
          </table:table-cell>
          <table:table-cell table:formula="of:=[.AE24]*19" office:value-type="float" office:value="30.3739587755988">
            <text:p>30.3739587756</text:p>
          </table:table-cell>
          <table:table-cell table:formula="of:=[.AE24]*20" office:value-type="float" office:value="31.9725881848409">
            <text:p>31.9725881848</text:p>
          </table:table-cell>
          <table:table-cell table:formula="of:=[.AE24]*21" office:value-type="float" office:value="33.5712175940829">
            <text:p>33.5712175941</text:p>
          </table:table-cell>
          <table:table-cell table:formula="of:=[.AE24]*22" office:value-type="float" office:value="35.169847003325">
            <text:p>35.1698470033</text:p>
          </table:table-cell>
        </table:table-row>
        <table:table-row table:style-name="ro2">
          <table:table-cell office:value-type="string">
            <text:p>H.Venus/H.Mars</text:p>
          </table:table-cell>
          <table:table-cell office:value-type="float" office:value="458.612">
            <text:p>458.612</text:p>
          </table:table-cell>
          <table:table-cell office:value-type="float" office:value="24489.042">
            <text:p>24489.042</text:p>
          </table:table-cell>
          <table:table-cell/>
          <table:table-cell table:formula="of:=([.C25]-[.B25])/360" office:value-type="float" office:value="66.7511944444445">
            <text:p>66.7511944444</text:p>
          </table:table-cell>
          <table:table-cell office:value-type="float" office:value="22278">
            <text:p>22278</text:p>
          </table:table-cell>
          <table:table-cell/>
          <table:table-cell table:formula="of:=[.F25]/[.E25]" office:value-type="float" office:value="333.746836823145">
            <text:p>333.7468368231</text:p>
          </table:table-cell>
          <table:table-cell table:formula="of:=[.H25]*2" office:value-type="float" office:value="667.493673646289">
            <text:p>667.4936736463</text:p>
          </table:table-cell>
          <table:table-cell table:formula="of:=[.H25]*3" office:value-type="float" office:value="1001.24051046943">
            <text:p>1001.2405104694</text:p>
          </table:table-cell>
          <table:table-cell table:formula="of:=[.H25]*4" office:value-type="float" office:value="1334.98734729258">
            <text:p>1334.9873472926</text:p>
          </table:table-cell>
          <table:table-cell table:formula="of:=[.H25]*5" office:value-type="float" office:value="1668.73418411572">
            <text:p>1668.7341841157</text:p>
          </table:table-cell>
          <table:table-cell table:formula="of:=[.H25]*6" office:value-type="float" office:value="2002.48102093887">
            <text:p>2002.4810209389</text:p>
          </table:table-cell>
          <table:table-cell table:formula="of:=[.H25]*7" office:value-type="float" office:value="2336.22785776201">
            <text:p>2336.227857762</text:p>
          </table:table-cell>
          <table:table-cell table:formula="of:=[.H25]*8" office:value-type="float" office:value="2669.97469458516">
            <text:p>2669.9746945852</text:p>
          </table:table-cell>
          <table:table-cell table:formula="of:=[.H25]*9" office:value-type="float" office:value="3003.7215314083">
            <text:p>3003.7215314083</text:p>
          </table:table-cell>
          <table:table-cell table:formula="of:=[.H25]*10" office:value-type="float" office:value="3337.46836823145">
            <text:p>3337.4683682315</text:p>
          </table:table-cell>
          <table:table-cell table:formula="of:=[.H25]*11" office:value-type="float" office:value="3671.21520505459">
            <text:p>3671.2152050546</text:p>
          </table:table-cell>
          <table:table-cell table:formula="of:=[.H25]*12" office:value-type="float" office:value="4004.96204187774">
            <text:p>4004.9620418777</text:p>
          </table:table-cell>
          <table:table-cell table:formula="of:=[.H25]*12" office:value-type="float" office:value="4004.96204187774">
            <text:p>4004.9620418777</text:p>
          </table:table-cell>
          <table:table-cell table:formula="of:=[.H25]*13" office:value-type="float" office:value="4338.70887870088">
            <text:p>4338.7088787009</text:p>
          </table:table-cell>
          <table:table-cell table:formula="of:=[.H25]*14" office:value-type="float" office:value="4672.45571552402">
            <text:p>4672.455715524</text:p>
          </table:table-cell>
          <table:table-cell table:formula="of:=[.H25]*15" office:value-type="float" office:value="5006.20255234717">
            <text:p>5006.2025523472</text:p>
          </table:table-cell>
          <table:table-cell table:formula="of:=[.H25]*16" office:value-type="float" office:value="5339.94938917031">
            <text:p>5339.9493891703</text:p>
          </table:table-cell>
          <table:table-cell table:formula="of:=[.H25]*17" office:value-type="float" office:value="5673.69622599346">
            <text:p>5673.6962259935</text:p>
          </table:table-cell>
          <table:table-cell table:formula="of:=[.H25]*18" office:value-type="float" office:value="6007.4430628166">
            <text:p>6007.4430628166</text:p>
          </table:table-cell>
          <table:table-cell table:formula="of:=[.H25]*19" office:value-type="float" office:value="6341.18989963975">
            <text:p>6341.1898996398</text:p>
          </table:table-cell>
          <table:table-cell table:formula="of:=[.H25]*20" office:value-type="float" office:value="6674.93673646289">
            <text:p>6674.9367364629</text:p>
          </table:table-cell>
          <table:table-cell table:formula="of:=[.H25]*21" office:value-type="float" office:value="7008.68357328604">
            <text:p>7008.683573286</text:p>
          </table:table-cell>
          <table:table-cell table:formula="of:=[.H25]*22" office:value-type="float" office:value="7342.43041010918">
            <text:p>7342.4304101092</text:p>
          </table:table-cell>
          <table:table-cell table:formula="of:=[.H25]/365.2425" office:value-type="float" office:value="0.913767803098338">
            <text:p>0.9137678031</text:p>
          </table:table-cell>
          <table:table-cell table:formula="of:=[.AE25]*2" office:value-type="float" office:value="1.82753560619668">
            <text:p>1.8275356062</text:p>
          </table:table-cell>
          <table:table-cell table:formula="of:=[.AE25]*3" office:value-type="float" office:value="2.74130340929501">
            <text:p>2.7413034093</text:p>
          </table:table-cell>
          <table:table-cell table:formula="of:=[.AE25]*4" office:value-type="float" office:value="3.65507121239335">
            <text:p>3.6550712124</text:p>
          </table:table-cell>
          <table:table-cell table:formula="of:=[.AE25]*5" office:value-type="float" office:value="4.56883901549169">
            <text:p>4.5688390155</text:p>
          </table:table-cell>
          <table:table-cell table:formula="of:=[.AE25]*6" office:value-type="float" office:value="5.48260681859003">
            <text:p>5.4826068186</text:p>
          </table:table-cell>
          <table:table-cell table:formula="of:=[.AE25]*7" office:value-type="float" office:value="6.39637462168836">
            <text:p>6.3963746217</text:p>
          </table:table-cell>
          <table:table-cell table:formula="of:=[.AE25]*8" office:value-type="float" office:value="7.3101424247867">
            <text:p>7.3101424248</text:p>
          </table:table-cell>
          <table:table-cell table:formula="of:=[.AE25]*9" office:value-type="float" office:value="8.22391022788504">
            <text:p>8.2239102279</text:p>
          </table:table-cell>
          <table:table-cell table:formula="of:=[.AE25]*10" office:value-type="float" office:value="9.13767803098338">
            <text:p>9.137678031</text:p>
          </table:table-cell>
          <table:table-cell table:formula="of:=[.AE25]*11" office:value-type="float" office:value="10.0514458340817">
            <text:p>10.0514458341</text:p>
          </table:table-cell>
          <table:table-cell table:formula="of:=[.AE25]*12" office:value-type="float" office:value="10.9652136371801">
            <text:p>10.9652136372</text:p>
          </table:table-cell>
          <table:table-cell table:formula="of:=[.AE25]*13" office:value-type="float" office:value="11.8789814402784">
            <text:p>11.8789814403</text:p>
          </table:table-cell>
          <table:table-cell table:formula="of:=[.AE25]*14" office:value-type="float" office:value="12.7927492433767">
            <text:p>12.7927492434</text:p>
          </table:table-cell>
          <table:table-cell table:formula="of:=[.AE25]*15" office:value-type="float" office:value="13.7065170464751">
            <text:p>13.7065170465</text:p>
          </table:table-cell>
          <table:table-cell table:formula="of:=[.AE25]*16" office:value-type="float" office:value="14.6202848495734">
            <text:p>14.6202848496</text:p>
          </table:table-cell>
          <table:table-cell table:formula="of:=[.AE25]*17" office:value-type="float" office:value="15.5340526526717">
            <text:p>15.5340526527</text:p>
          </table:table-cell>
          <table:table-cell table:formula="of:=[.AE25]*18" office:value-type="float" office:value="16.4478204557701">
            <text:p>16.4478204558</text:p>
          </table:table-cell>
          <table:table-cell table:formula="of:=[.AE25]*19" office:value-type="float" office:value="17.3615882588684">
            <text:p>17.3615882589</text:p>
          </table:table-cell>
          <table:table-cell table:formula="of:=[.AE25]*20" office:value-type="float" office:value="18.2753560619668">
            <text:p>18.275356062</text:p>
          </table:table-cell>
          <table:table-cell table:formula="of:=[.AE25]*21" office:value-type="float" office:value="19.1891238650651">
            <text:p>19.1891238651</text:p>
          </table:table-cell>
          <table:table-cell table:formula="of:=[.AE25]*22" office:value-type="float" office:value="20.1028916681634">
            <text:p>20.1028916682</text:p>
          </table:table-cell>
        </table:table-row>
        <table:table-row table:style-name="ro2">
          <table:table-cell office:value-type="string">
            <text:p>H.Venus/H.Jupiter</text:p>
          </table:table-cell>
          <table:table-cell office:value-type="float" office:value="375.247">
            <text:p>375.247</text:p>
          </table:table-cell>
          <table:table-cell office:value-type="float" office:value="34219.761">
            <text:p>34219.761</text:p>
          </table:table-cell>
          <table:table-cell/>
          <table:table-cell table:formula="of:=([.C26]-[.B26])/360" office:value-type="float" office:value="94.0125388888889">
            <text:p>94.0125388889</text:p>
          </table:table-cell>
          <table:table-cell office:value-type="float" office:value="22278">
            <text:p>22278</text:p>
          </table:table-cell>
          <table:table-cell/>
          <table:table-cell table:formula="of:=[.F26]/[.E26]" office:value-type="float" office:value="236.968390209415">
            <text:p>236.9683902094</text:p>
          </table:table-cell>
          <table:table-cell table:formula="of:=[.H26]*2" office:value-type="float" office:value="473.93678041883">
            <text:p>473.9367804188</text:p>
          </table:table-cell>
          <table:table-cell table:formula="of:=[.H26]*3" office:value-type="float" office:value="710.905170628244">
            <text:p>710.9051706282</text:p>
          </table:table-cell>
          <table:table-cell table:formula="of:=[.H26]*4" office:value-type="float" office:value="947.873560837659">
            <text:p>947.8735608377</text:p>
          </table:table-cell>
          <table:table-cell table:formula="of:=[.H26]*5" office:value-type="float" office:value="1184.84195104707">
            <text:p>1184.8419510471</text:p>
          </table:table-cell>
          <table:table-cell table:formula="of:=[.H26]*6" office:value-type="float" office:value="1421.81034125649">
            <text:p>1421.8103412565</text:p>
          </table:table-cell>
          <table:table-cell table:formula="of:=[.H26]*7" office:value-type="float" office:value="1658.7787314659">
            <text:p>1658.7787314659</text:p>
          </table:table-cell>
          <table:table-cell table:formula="of:=[.H26]*8" office:value-type="float" office:value="1895.74712167532">
            <text:p>1895.7471216753</text:p>
          </table:table-cell>
          <table:table-cell table:formula="of:=[.H26]*9" office:value-type="float" office:value="2132.71551188473">
            <text:p>2132.7155118847</text:p>
          </table:table-cell>
          <table:table-cell table:formula="of:=[.H26]*10" office:value-type="float" office:value="2369.68390209415">
            <text:p>2369.6839020942</text:p>
          </table:table-cell>
          <table:table-cell table:formula="of:=[.H26]*11" office:value-type="float" office:value="2606.65229230356">
            <text:p>2606.6522923036</text:p>
          </table:table-cell>
          <table:table-cell table:formula="of:=[.H26]*12" office:value-type="float" office:value="2843.62068251298">
            <text:p>2843.620682513</text:p>
          </table:table-cell>
          <table:table-cell table:formula="of:=[.H26]*12" office:value-type="float" office:value="2843.62068251298">
            <text:p>2843.620682513</text:p>
          </table:table-cell>
          <table:table-cell table:formula="of:=[.H26]*13" office:value-type="float" office:value="3080.58907272239">
            <text:p>3080.5890727224</text:p>
          </table:table-cell>
          <table:table-cell table:formula="of:=[.H26]*14" office:value-type="float" office:value="3317.55746293181">
            <text:p>3317.5574629318</text:p>
          </table:table-cell>
          <table:table-cell table:formula="of:=[.H26]*15" office:value-type="float" office:value="3554.52585314122">
            <text:p>3554.5258531412</text:p>
          </table:table-cell>
          <table:table-cell table:formula="of:=[.H26]*16" office:value-type="float" office:value="3791.49424335064">
            <text:p>3791.4942433506</text:p>
          </table:table-cell>
          <table:table-cell table:formula="of:=[.H26]*17" office:value-type="float" office:value="4028.46263356005">
            <text:p>4028.4626335601</text:p>
          </table:table-cell>
          <table:table-cell table:formula="of:=[.H26]*18" office:value-type="float" office:value="4265.43102376947">
            <text:p>4265.4310237695</text:p>
          </table:table-cell>
          <table:table-cell table:formula="of:=[.H26]*19" office:value-type="float" office:value="4502.39941397888">
            <text:p>4502.3994139789</text:p>
          </table:table-cell>
          <table:table-cell table:formula="of:=[.H26]*20" office:value-type="float" office:value="4739.3678041883">
            <text:p>4739.3678041883</text:p>
          </table:table-cell>
          <table:table-cell table:formula="of:=[.H26]*21" office:value-type="float" office:value="4976.33619439771">
            <text:p>4976.3361943977</text:p>
          </table:table-cell>
          <table:table-cell table:formula="of:=[.H26]*22" office:value-type="float" office:value="5213.30458460712">
            <text:p>5213.3045846071</text:p>
          </table:table-cell>
          <table:table-cell table:formula="of:=[.H26]/365.2425" office:value-type="float" office:value="0.648797415989143">
            <text:p>0.648797416</text:p>
          </table:table-cell>
          <table:table-cell table:formula="of:=[.AE26]*2" office:value-type="float" office:value="1.29759483197829">
            <text:p>1.297594832</text:p>
          </table:table-cell>
          <table:table-cell table:formula="of:=[.AE26]*3" office:value-type="float" office:value="1.94639224796743">
            <text:p>1.946392248</text:p>
          </table:table-cell>
          <table:table-cell table:formula="of:=[.AE26]*4" office:value-type="float" office:value="2.59518966395657">
            <text:p>2.595189664</text:p>
          </table:table-cell>
          <table:table-cell table:formula="of:=[.AE26]*5" office:value-type="float" office:value="3.24398707994572">
            <text:p>3.2439870799</text:p>
          </table:table-cell>
          <table:table-cell table:formula="of:=[.AE26]*6" office:value-type="float" office:value="3.89278449593486">
            <text:p>3.8927844959</text:p>
          </table:table-cell>
          <table:table-cell table:formula="of:=[.AE26]*7" office:value-type="float" office:value="4.541581911924">
            <text:p>4.5415819119</text:p>
          </table:table-cell>
          <table:table-cell table:formula="of:=[.AE26]*8" office:value-type="float" office:value="5.19037932791315">
            <text:p>5.1903793279</text:p>
          </table:table-cell>
          <table:table-cell table:formula="of:=[.AE26]*9" office:value-type="float" office:value="5.83917674390229">
            <text:p>5.8391767439</text:p>
          </table:table-cell>
          <table:table-cell table:formula="of:=[.AE26]*10" office:value-type="float" office:value="6.48797415989144">
            <text:p>6.4879741599</text:p>
          </table:table-cell>
          <table:table-cell table:formula="of:=[.AE26]*11" office:value-type="float" office:value="7.13677157588058">
            <text:p>7.1367715759</text:p>
          </table:table-cell>
          <table:table-cell table:formula="of:=[.AE26]*12" office:value-type="float" office:value="7.78556899186972">
            <text:p>7.7855689919</text:p>
          </table:table-cell>
          <table:table-cell table:formula="of:=[.AE26]*13" office:value-type="float" office:value="8.43436640785887">
            <text:p>8.4343664079</text:p>
          </table:table-cell>
          <table:table-cell table:formula="of:=[.AE26]*14" office:value-type="float" office:value="9.08316382384801">
            <text:p>9.0831638238</text:p>
          </table:table-cell>
          <table:table-cell table:formula="of:=[.AE26]*15" office:value-type="float" office:value="9.73196123983715">
            <text:p>9.7319612398</text:p>
          </table:table-cell>
          <table:table-cell table:formula="of:=[.AE26]*16" office:value-type="float" office:value="10.3807586558263">
            <text:p>10.3807586558</text:p>
          </table:table-cell>
          <table:table-cell table:formula="of:=[.AE26]*17" office:value-type="float" office:value="11.0295560718154">
            <text:p>11.0295560718</text:p>
          </table:table-cell>
          <table:table-cell table:formula="of:=[.AE26]*18" office:value-type="float" office:value="11.6783534878046">
            <text:p>11.6783534878</text:p>
          </table:table-cell>
          <table:table-cell table:formula="of:=[.AE26]*19" office:value-type="float" office:value="12.3271509037937">
            <text:p>12.3271509038</text:p>
          </table:table-cell>
          <table:table-cell table:formula="of:=[.AE26]*20" office:value-type="float" office:value="12.9759483197829">
            <text:p>12.9759483198</text:p>
          </table:table-cell>
          <table:table-cell table:formula="of:=[.AE26]*21" office:value-type="float" office:value="13.624745735772">
            <text:p>13.6247457358</text:p>
          </table:table-cell>
          <table:table-cell table:formula="of:=[.AE26]*22" office:value-type="float" office:value="14.2735431517612">
            <text:p>14.2735431518</text:p>
          </table:table-cell>
        </table:table-row>
        <table:table-row table:style-name="ro2">
          <table:table-cell office:value-type="string">
            <text:p>H.Venus/H.Chiron</text:p>
          </table:table-cell>
          <table:table-cell office:value-type="float" office:value="189.981">
            <text:p>189.981</text:p>
          </table:table-cell>
          <table:table-cell office:value-type="float" office:value="35472.489">
            <text:p>35472.489</text:p>
          </table:table-cell>
          <table:table-cell/>
          <table:table-cell table:formula="of:=([.C27]-[.B27])/360" office:value-type="float" office:value="98.0069666666667">
            <text:p>98.0069666667</text:p>
          </table:table-cell>
          <table:table-cell office:value-type="float" office:value="22278">
            <text:p>22278</text:p>
          </table:table-cell>
          <table:table-cell/>
          <table:table-cell table:formula="of:=[.F27]/[.E27]" office:value-type="float" office:value="227.310371473592">
            <text:p>227.3103714736</text:p>
          </table:table-cell>
          <table:table-cell table:formula="of:=[.H27]*2" office:value-type="float" office:value="454.620742947185">
            <text:p>454.6207429472</text:p>
          </table:table-cell>
          <table:table-cell table:formula="of:=[.H27]*3" office:value-type="float" office:value="681.931114420777">
            <text:p>681.9311144208</text:p>
          </table:table-cell>
          <table:table-cell table:formula="of:=[.H27]*4" office:value-type="float" office:value="909.24148589437">
            <text:p>909.2414858944</text:p>
          </table:table-cell>
          <table:table-cell table:formula="of:=[.H27]*5" office:value-type="float" office:value="1136.55185736796">
            <text:p>1136.551857368</text:p>
          </table:table-cell>
          <table:table-cell table:formula="of:=[.H27]*6" office:value-type="float" office:value="1363.86222884156">
            <text:p>1363.8622288416</text:p>
          </table:table-cell>
          <table:table-cell table:formula="of:=[.H27]*7" office:value-type="float" office:value="1591.17260031515">
            <text:p>1591.1726003152</text:p>
          </table:table-cell>
          <table:table-cell table:formula="of:=[.H27]*8" office:value-type="float" office:value="1818.48297178874">
            <text:p>1818.4829717887</text:p>
          </table:table-cell>
          <table:table-cell table:formula="of:=[.H27]*9" office:value-type="float" office:value="2045.79334326233">
            <text:p>2045.7933432623</text:p>
          </table:table-cell>
          <table:table-cell table:formula="of:=[.H27]*10" office:value-type="float" office:value="2273.10371473593">
            <text:p>2273.1037147359</text:p>
          </table:table-cell>
          <table:table-cell table:formula="of:=[.H27]*11" office:value-type="float" office:value="2500.41408620952">
            <text:p>2500.4140862095</text:p>
          </table:table-cell>
          <table:table-cell table:formula="of:=[.H27]*12" office:value-type="float" office:value="2727.72445768311">
            <text:p>2727.7244576831</text:p>
          </table:table-cell>
          <table:table-cell table:formula="of:=[.H27]*12" office:value-type="float" office:value="2727.72445768311">
            <text:p>2727.7244576831</text:p>
          </table:table-cell>
          <table:table-cell table:formula="of:=[.H27]*13" office:value-type="float" office:value="2955.0348291567">
            <text:p>2955.0348291567</text:p>
          </table:table-cell>
          <table:table-cell table:formula="of:=[.H27]*14" office:value-type="float" office:value="3182.3452006303">
            <text:p>3182.3452006303</text:p>
          </table:table-cell>
          <table:table-cell table:formula="of:=[.H27]*15" office:value-type="float" office:value="3409.65557210389">
            <text:p>3409.6555721039</text:p>
          </table:table-cell>
          <table:table-cell table:formula="of:=[.H27]*16" office:value-type="float" office:value="3636.96594357748">
            <text:p>3636.9659435775</text:p>
          </table:table-cell>
          <table:table-cell table:formula="of:=[.H27]*17" office:value-type="float" office:value="3864.27631505107">
            <text:p>3864.2763150511</text:p>
          </table:table-cell>
          <table:table-cell table:formula="of:=[.H27]*18" office:value-type="float" office:value="4091.58668652467">
            <text:p>4091.5866865247</text:p>
          </table:table-cell>
          <table:table-cell table:formula="of:=[.H27]*19" office:value-type="float" office:value="4318.89705799826">
            <text:p>4318.8970579983</text:p>
          </table:table-cell>
          <table:table-cell table:formula="of:=[.H27]*20" office:value-type="float" office:value="4546.20742947185">
            <text:p>4546.2074294719</text:p>
          </table:table-cell>
          <table:table-cell table:formula="of:=[.H27]*21" office:value-type="float" office:value="4773.51780094544">
            <text:p>4773.5178009455</text:p>
          </table:table-cell>
          <table:table-cell table:formula="of:=[.H27]*22" office:value-type="float" office:value="5000.82817241904">
            <text:p>5000.828172419</text:p>
          </table:table-cell>
          <table:table-cell table:formula="of:=[.H27]/365.2425" office:value-type="float" office:value="0.62235465881871">
            <text:p>0.6223546588</text:p>
          </table:table-cell>
          <table:table-cell table:formula="of:=[.AE27]*2" office:value-type="float" office:value="1.24470931763742">
            <text:p>1.2447093176</text:p>
          </table:table-cell>
          <table:table-cell table:formula="of:=[.AE27]*3" office:value-type="float" office:value="1.86706397645613">
            <text:p>1.8670639765</text:p>
          </table:table-cell>
          <table:table-cell table:formula="of:=[.AE27]*4" office:value-type="float" office:value="2.48941863527484">
            <text:p>2.4894186353</text:p>
          </table:table-cell>
          <table:table-cell table:formula="of:=[.AE27]*5" office:value-type="float" office:value="3.11177329409355">
            <text:p>3.1117732941</text:p>
          </table:table-cell>
          <table:table-cell table:formula="of:=[.AE27]*6" office:value-type="float" office:value="3.73412795291226">
            <text:p>3.7341279529</text:p>
          </table:table-cell>
          <table:table-cell table:formula="of:=[.AE27]*7" office:value-type="float" office:value="4.35648261173097">
            <text:p>4.3564826117</text:p>
          </table:table-cell>
          <table:table-cell table:formula="of:=[.AE27]*8" office:value-type="float" office:value="4.97883727054968">
            <text:p>4.9788372705</text:p>
          </table:table-cell>
          <table:table-cell table:formula="of:=[.AE27]*9" office:value-type="float" office:value="5.60119192936839">
            <text:p>5.6011919294</text:p>
          </table:table-cell>
          <table:table-cell table:formula="of:=[.AE27]*10" office:value-type="float" office:value="6.2235465881871">
            <text:p>6.2235465882</text:p>
          </table:table-cell>
          <table:table-cell table:formula="of:=[.AE27]*11" office:value-type="float" office:value="6.84590124700581">
            <text:p>6.845901247</text:p>
          </table:table-cell>
          <table:table-cell table:formula="of:=[.AE27]*12" office:value-type="float" office:value="7.46825590582452">
            <text:p>7.4682559058</text:p>
          </table:table-cell>
          <table:table-cell table:formula="of:=[.AE27]*13" office:value-type="float" office:value="8.09061056464322">
            <text:p>8.0906105646</text:p>
          </table:table-cell>
          <table:table-cell table:formula="of:=[.AE27]*14" office:value-type="float" office:value="8.71296522346193">
            <text:p>8.7129652235</text:p>
          </table:table-cell>
          <table:table-cell table:formula="of:=[.AE27]*15" office:value-type="float" office:value="9.33531988228064">
            <text:p>9.3353198823</text:p>
          </table:table-cell>
          <table:table-cell table:formula="of:=[.AE27]*16" office:value-type="float" office:value="9.95767454109935">
            <text:p>9.9576745411</text:p>
          </table:table-cell>
          <table:table-cell table:formula="of:=[.AE27]*17" office:value-type="float" office:value="10.5800291999181">
            <text:p>10.5800291999</text:p>
          </table:table-cell>
          <table:table-cell table:formula="of:=[.AE27]*18" office:value-type="float" office:value="11.2023838587368">
            <text:p>11.2023838587</text:p>
          </table:table-cell>
          <table:table-cell table:formula="of:=[.AE27]*19" office:value-type="float" office:value="11.8247385175555">
            <text:p>11.8247385176</text:p>
          </table:table-cell>
          <table:table-cell table:formula="of:=[.AE27]*20" office:value-type="float" office:value="12.4470931763742">
            <text:p>12.4470931764</text:p>
          </table:table-cell>
          <table:table-cell table:formula="of:=[.AE27]*21" office:value-type="float" office:value="13.0694478351929">
            <text:p>13.0694478352</text:p>
          </table:table-cell>
          <table:table-cell table:formula="of:=[.AE27]*22" office:value-type="float" office:value="13.6918024940116">
            <text:p>13.691802494</text:p>
          </table:table-cell>
        </table:table-row>
        <table:table-row table:style-name="ro2">
          <table:table-cell office:value-type="string">
            <text:p>H.Venus/H.Saturn</text:p>
          </table:table-cell>
          <table:table-cell office:value-type="float" office:value="265.1">
            <text:p>265.1</text:p>
          </table:table-cell>
          <table:table-cell office:value-type="float" office:value="35214.415">
            <text:p>35214.415</text:p>
          </table:table-cell>
          <table:table-cell/>
          <table:table-cell table:formula="of:=([.C28]-[.B28])/360" office:value-type="float" office:value="97.0814305555556">
            <text:p>97.0814305556</text:p>
          </table:table-cell>
          <table:table-cell office:value-type="float" office:value="22278">
            <text:p>22278</text:p>
          </table:table-cell>
          <table:table-cell/>
          <table:table-cell table:formula="of:=[.F28]/[.E28]" office:value-type="float" office:value="229.477459000269">
            <text:p>229.4774590003</text:p>
          </table:table-cell>
          <table:table-cell table:formula="of:=[.H28]*2" office:value-type="float" office:value="458.954918000539">
            <text:p>458.9549180005</text:p>
          </table:table-cell>
          <table:table-cell table:formula="of:=[.H28]*3" office:value-type="float" office:value="688.432377000808">
            <text:p>688.4323770008</text:p>
          </table:table-cell>
          <table:table-cell table:formula="of:=[.H28]*4" office:value-type="float" office:value="917.909836001078">
            <text:p>917.9098360011</text:p>
          </table:table-cell>
          <table:table-cell table:formula="of:=[.H28]*5" office:value-type="float" office:value="1147.38729500135">
            <text:p>1147.3872950014</text:p>
          </table:table-cell>
          <table:table-cell table:formula="of:=[.H28]*6" office:value-type="float" office:value="1376.86475400162">
            <text:p>1376.8647540016</text:p>
          </table:table-cell>
          <table:table-cell table:formula="of:=[.H28]*7" office:value-type="float" office:value="1606.34221300189">
            <text:p>1606.3422130019</text:p>
          </table:table-cell>
          <table:table-cell table:formula="of:=[.H28]*8" office:value-type="float" office:value="1835.81967200216">
            <text:p>1835.8196720022</text:p>
          </table:table-cell>
          <table:table-cell table:formula="of:=[.H28]*9" office:value-type="float" office:value="2065.29713100242">
            <text:p>2065.2971310024</text:p>
          </table:table-cell>
          <table:table-cell table:formula="of:=[.H28]*10" office:value-type="float" office:value="2294.77459000269">
            <text:p>2294.7745900027</text:p>
          </table:table-cell>
          <table:table-cell table:formula="of:=[.H28]*11" office:value-type="float" office:value="2524.25204900296">
            <text:p>2524.252049003</text:p>
          </table:table-cell>
          <table:table-cell table:formula="of:=[.H28]*12" office:value-type="float" office:value="2753.72950800323">
            <text:p>2753.7295080032</text:p>
          </table:table-cell>
          <table:table-cell table:formula="of:=[.H28]*12" office:value-type="float" office:value="2753.72950800323">
            <text:p>2753.7295080032</text:p>
          </table:table-cell>
          <table:table-cell table:formula="of:=[.H28]*13" office:value-type="float" office:value="2983.2069670035">
            <text:p>2983.2069670035</text:p>
          </table:table-cell>
          <table:table-cell table:formula="of:=[.H28]*14" office:value-type="float" office:value="3212.68442600377">
            <text:p>3212.6844260038</text:p>
          </table:table-cell>
          <table:table-cell table:formula="of:=[.H28]*15" office:value-type="float" office:value="3442.16188500404">
            <text:p>3442.161885004</text:p>
          </table:table-cell>
          <table:table-cell table:formula="of:=[.H28]*16" office:value-type="float" office:value="3671.63934400431">
            <text:p>3671.6393440043</text:p>
          </table:table-cell>
          <table:table-cell table:formula="of:=[.H28]*17" office:value-type="float" office:value="3901.11680300458">
            <text:p>3901.1168030046</text:p>
          </table:table-cell>
          <table:table-cell table:formula="of:=[.H28]*18" office:value-type="float" office:value="4130.59426200485">
            <text:p>4130.5942620049</text:p>
          </table:table-cell>
          <table:table-cell table:formula="of:=[.H28]*19" office:value-type="float" office:value="4360.07172100512">
            <text:p>4360.0717210051</text:p>
          </table:table-cell>
          <table:table-cell table:formula="of:=[.H28]*20" office:value-type="float" office:value="4589.54918000539">
            <text:p>4589.5491800054</text:p>
          </table:table-cell>
          <table:table-cell table:formula="of:=[.H28]*21" office:value-type="float" office:value="4819.02663900566">
            <text:p>4819.0266390057</text:p>
          </table:table-cell>
          <table:table-cell table:formula="of:=[.H28]*22" office:value-type="float" office:value="5048.50409800593">
            <text:p>5048.5040980059</text:p>
          </table:table-cell>
          <table:table-cell table:formula="of:=[.H28]/365.2425" office:value-type="float" office:value="0.628287942942756">
            <text:p>0.6282879429</text:p>
          </table:table-cell>
          <table:table-cell table:formula="of:=[.AE28]*2" office:value-type="float" office:value="1.25657588588551">
            <text:p>1.2565758859</text:p>
          </table:table-cell>
          <table:table-cell table:formula="of:=[.AE28]*3" office:value-type="float" office:value="1.88486382882827">
            <text:p>1.8848638288</text:p>
          </table:table-cell>
          <table:table-cell table:formula="of:=[.AE28]*4" office:value-type="float" office:value="2.51315177177102">
            <text:p>2.5131517718</text:p>
          </table:table-cell>
          <table:table-cell table:formula="of:=[.AE28]*5" office:value-type="float" office:value="3.14143971471378">
            <text:p>3.1414397147</text:p>
          </table:table-cell>
          <table:table-cell table:formula="of:=[.AE28]*6" office:value-type="float" office:value="3.76972765765653">
            <text:p>3.7697276577</text:p>
          </table:table-cell>
          <table:table-cell table:formula="of:=[.AE28]*7" office:value-type="float" office:value="4.39801560059929">
            <text:p>4.3980156006</text:p>
          </table:table-cell>
          <table:table-cell table:formula="of:=[.AE28]*8" office:value-type="float" office:value="5.02630354354205">
            <text:p>5.0263035435</text:p>
          </table:table-cell>
          <table:table-cell table:formula="of:=[.AE28]*9" office:value-type="float" office:value="5.6545914864848">
            <text:p>5.6545914865</text:p>
          </table:table-cell>
          <table:table-cell table:formula="of:=[.AE28]*10" office:value-type="float" office:value="6.28287942942756">
            <text:p>6.2828794294</text:p>
          </table:table-cell>
          <table:table-cell table:formula="of:=[.AE28]*11" office:value-type="float" office:value="6.91116737237031">
            <text:p>6.9111673724</text:p>
          </table:table-cell>
          <table:table-cell table:formula="of:=[.AE28]*12" office:value-type="float" office:value="7.53945531531307">
            <text:p>7.5394553153</text:p>
          </table:table-cell>
          <table:table-cell table:formula="of:=[.AE28]*13" office:value-type="float" office:value="8.16774325825582">
            <text:p>8.1677432583</text:p>
          </table:table-cell>
          <table:table-cell table:formula="of:=[.AE28]*14" office:value-type="float" office:value="8.79603120119858">
            <text:p>8.7960312012</text:p>
          </table:table-cell>
          <table:table-cell table:formula="of:=[.AE28]*15" office:value-type="float" office:value="9.42431914414133">
            <text:p>9.4243191441</text:p>
          </table:table-cell>
          <table:table-cell table:formula="of:=[.AE28]*16" office:value-type="float" office:value="10.0526070870841">
            <text:p>10.0526070871</text:p>
          </table:table-cell>
          <table:table-cell table:formula="of:=[.AE28]*17" office:value-type="float" office:value="10.6808950300268">
            <text:p>10.68089503</text:p>
          </table:table-cell>
          <table:table-cell table:formula="of:=[.AE28]*18" office:value-type="float" office:value="11.3091829729696">
            <text:p>11.309182973</text:p>
          </table:table-cell>
          <table:table-cell table:formula="of:=[.AE28]*19" office:value-type="float" office:value="11.9374709159124">
            <text:p>11.9374709159</text:p>
          </table:table-cell>
          <table:table-cell table:formula="of:=[.AE28]*20" office:value-type="float" office:value="12.5657588588551">
            <text:p>12.5657588589</text:p>
          </table:table-cell>
          <table:table-cell table:formula="of:=[.AE28]*21" office:value-type="float" office:value="13.1940468017979">
            <text:p>13.1940468018</text:p>
          </table:table-cell>
          <table:table-cell table:formula="of:=[.AE28]*22" office:value-type="float" office:value="13.8223347447406">
            <text:p>13.8223347447</text:p>
          </table:table-cell>
        </table:table-row>
        <table:table-row table:style-name="ro2">
          <table:table-cell office:value-type="string">
            <text:p>H.Venus/H.Uranus</text:p>
          </table:table-cell>
          <table:table-cell office:value-type="float" office:value="373.522">
            <text:p>373.522</text:p>
          </table:table-cell>
          <table:table-cell office:value-type="float" office:value="35803.445">
            <text:p>35803.445</text:p>
          </table:table-cell>
          <table:table-cell/>
          <table:table-cell table:formula="of:=([.C29]-[.B29])/360" office:value-type="float" office:value="98.4164527777778">
            <text:p>98.4164527778</text:p>
          </table:table-cell>
          <table:table-cell office:value-type="float" office:value="22278">
            <text:p>22278</text:p>
          </table:table-cell>
          <table:table-cell/>
          <table:table-cell table:formula="of:=[.F29]/[.E29]" office:value-type="float" office:value="226.364590179888">
            <text:p>226.3645901799</text:p>
          </table:table-cell>
          <table:table-cell table:formula="of:=[.H29]*2" office:value-type="float" office:value="452.729180359777">
            <text:p>452.7291803598</text:p>
          </table:table-cell>
          <table:table-cell table:formula="of:=[.H29]*3" office:value-type="float" office:value="679.093770539665">
            <text:p>679.0937705397</text:p>
          </table:table-cell>
          <table:table-cell table:formula="of:=[.H29]*4" office:value-type="float" office:value="905.458360719553">
            <text:p>905.4583607196</text:p>
          </table:table-cell>
          <table:table-cell table:formula="of:=[.H29]*5" office:value-type="float" office:value="1131.82295089944">
            <text:p>1131.8229508995</text:p>
          </table:table-cell>
          <table:table-cell table:formula="of:=[.H29]*6" office:value-type="float" office:value="1358.18754107933">
            <text:p>1358.1875410793</text:p>
          </table:table-cell>
          <table:table-cell table:formula="of:=[.H29]*7" office:value-type="float" office:value="1584.55213125922">
            <text:p>1584.5521312592</text:p>
          </table:table-cell>
          <table:table-cell table:formula="of:=[.H29]*8" office:value-type="float" office:value="1810.91672143911">
            <text:p>1810.9167214391</text:p>
          </table:table-cell>
          <table:table-cell table:formula="of:=[.H29]*9" office:value-type="float" office:value="2037.281311619">
            <text:p>2037.281311619</text:p>
          </table:table-cell>
          <table:table-cell table:formula="of:=[.H29]*10" office:value-type="float" office:value="2263.64590179888">
            <text:p>2263.6459017989</text:p>
          </table:table-cell>
          <table:table-cell table:formula="of:=[.H29]*11" office:value-type="float" office:value="2490.01049197877">
            <text:p>2490.0104919788</text:p>
          </table:table-cell>
          <table:table-cell table:formula="of:=[.H29]*12" office:value-type="float" office:value="2716.37508215866">
            <text:p>2716.3750821587</text:p>
          </table:table-cell>
          <table:table-cell table:formula="of:=[.H29]*12" office:value-type="float" office:value="2716.37508215866">
            <text:p>2716.3750821587</text:p>
          </table:table-cell>
          <table:table-cell table:formula="of:=[.H29]*13" office:value-type="float" office:value="2942.73967233855">
            <text:p>2942.7396723386</text:p>
          </table:table-cell>
          <table:table-cell table:formula="of:=[.H29]*14" office:value-type="float" office:value="3169.10426251844">
            <text:p>3169.1042625184</text:p>
          </table:table-cell>
          <table:table-cell table:formula="of:=[.H29]*15" office:value-type="float" office:value="3395.46885269833">
            <text:p>3395.4688526983</text:p>
          </table:table-cell>
          <table:table-cell table:formula="of:=[.H29]*16" office:value-type="float" office:value="3621.83344287821">
            <text:p>3621.8334428782</text:p>
          </table:table-cell>
          <table:table-cell table:formula="of:=[.H29]*17" office:value-type="float" office:value="3848.1980330581">
            <text:p>3848.1980330581</text:p>
          </table:table-cell>
          <table:table-cell table:formula="of:=[.H29]*18" office:value-type="float" office:value="4074.56262323799">
            <text:p>4074.562623238</text:p>
          </table:table-cell>
          <table:table-cell table:formula="of:=[.H29]*19" office:value-type="float" office:value="4300.92721341788">
            <text:p>4300.9272134179</text:p>
          </table:table-cell>
          <table:table-cell table:formula="of:=[.H29]*20" office:value-type="float" office:value="4527.29180359777">
            <text:p>4527.2918035978</text:p>
          </table:table-cell>
          <table:table-cell table:formula="of:=[.H29]*21" office:value-type="float" office:value="4753.65639377766">
            <text:p>4753.6563937777</text:p>
          </table:table-cell>
          <table:table-cell table:formula="of:=[.H29]*22" office:value-type="float" office:value="4980.02098395754">
            <text:p>4980.0209839576</text:p>
          </table:table-cell>
          <table:table-cell table:formula="of:=[.H29]/365.2425" office:value-type="float" office:value="0.619765197587598">
            <text:p>0.6197651976</text:p>
          </table:table-cell>
          <table:table-cell table:formula="of:=[.AE29]*2" office:value-type="float" office:value="1.2395303951752">
            <text:p>1.2395303952</text:p>
          </table:table-cell>
          <table:table-cell table:formula="of:=[.AE29]*3" office:value-type="float" office:value="1.85929559276279">
            <text:p>1.8592955928</text:p>
          </table:table-cell>
          <table:table-cell table:formula="of:=[.AE29]*4" office:value-type="float" office:value="2.47906079035039">
            <text:p>2.4790607904</text:p>
          </table:table-cell>
          <table:table-cell table:formula="of:=[.AE29]*5" office:value-type="float" office:value="3.09882598793799">
            <text:p>3.0988259879</text:p>
          </table:table-cell>
          <table:table-cell table:formula="of:=[.AE29]*6" office:value-type="float" office:value="3.71859118552559">
            <text:p>3.7185911855</text:p>
          </table:table-cell>
          <table:table-cell table:formula="of:=[.AE29]*7" office:value-type="float" office:value="4.33835638311319">
            <text:p>4.3383563831</text:p>
          </table:table-cell>
          <table:table-cell table:formula="of:=[.AE29]*8" office:value-type="float" office:value="4.95812158070079">
            <text:p>4.9581215807</text:p>
          </table:table-cell>
          <table:table-cell table:formula="of:=[.AE29]*9" office:value-type="float" office:value="5.57788677828838">
            <text:p>5.5778867783</text:p>
          </table:table-cell>
          <table:table-cell table:formula="of:=[.AE29]*10" office:value-type="float" office:value="6.19765197587598">
            <text:p>6.1976519759</text:p>
          </table:table-cell>
          <table:table-cell table:formula="of:=[.AE29]*11" office:value-type="float" office:value="6.81741717346358">
            <text:p>6.8174171735</text:p>
          </table:table-cell>
          <table:table-cell table:formula="of:=[.AE29]*12" office:value-type="float" office:value="7.43718237105118">
            <text:p>7.4371823711</text:p>
          </table:table-cell>
          <table:table-cell table:formula="of:=[.AE29]*13" office:value-type="float" office:value="8.05694756863878">
            <text:p>8.0569475686</text:p>
          </table:table-cell>
          <table:table-cell table:formula="of:=[.AE29]*14" office:value-type="float" office:value="8.67671276622638">
            <text:p>8.6767127662</text:p>
          </table:table-cell>
          <table:table-cell table:formula="of:=[.AE29]*15" office:value-type="float" office:value="9.29647796381397">
            <text:p>9.2964779638</text:p>
          </table:table-cell>
          <table:table-cell table:formula="of:=[.AE29]*16" office:value-type="float" office:value="9.91624316140157">
            <text:p>9.9162431614</text:p>
          </table:table-cell>
          <table:table-cell table:formula="of:=[.AE29]*17" office:value-type="float" office:value="10.5360083589892">
            <text:p>10.536008359</text:p>
          </table:table-cell>
          <table:table-cell table:formula="of:=[.AE29]*18" office:value-type="float" office:value="11.1557735565768">
            <text:p>11.1557735566</text:p>
          </table:table-cell>
          <table:table-cell table:formula="of:=[.AE29]*19" office:value-type="float" office:value="11.7755387541644">
            <text:p>11.7755387542</text:p>
          </table:table-cell>
          <table:table-cell table:formula="of:=[.AE29]*20" office:value-type="float" office:value="12.395303951752">
            <text:p>12.3953039518</text:p>
          </table:table-cell>
          <table:table-cell table:formula="of:=[.AE29]*21" office:value-type="float" office:value="13.0150691493396">
            <text:p>13.0150691493</text:p>
          </table:table-cell>
          <table:table-cell table:formula="of:=[.AE29]*22" office:value-type="float" office:value="13.6348343469272">
            <text:p>13.6348343469</text:p>
          </table:table-cell>
        </table:table-row>
        <table:table-row table:style-name="ro2">
          <table:table-cell office:value-type="string">
            <text:p>H.Venus/H.Neptune</text:p>
          </table:table-cell>
          <table:table-cell office:value-type="float" office:value="282.751">
            <text:p>282.751</text:p>
          </table:table-cell>
          <table:table-cell office:value-type="float" office:value="35843.678">
            <text:p>35843.678</text:p>
          </table:table-cell>
          <table:table-cell/>
          <table:table-cell table:formula="of:=([.C30]-[.B30])/360" office:value-type="float" office:value="98.7803527777778">
            <text:p>98.7803527778</text:p>
          </table:table-cell>
          <table:table-cell office:value-type="float" office:value="22278">
            <text:p>22278</text:p>
          </table:table-cell>
          <table:table-cell/>
          <table:table-cell table:formula="of:=[.F30]/[.E30]" office:value-type="float" office:value="225.530678657505">
            <text:p>225.5306786575</text:p>
          </table:table-cell>
          <table:table-cell table:formula="of:=[.H30]*2" office:value-type="float" office:value="451.06135731501">
            <text:p>451.061357315</text:p>
          </table:table-cell>
          <table:table-cell table:formula="of:=[.H30]*3" office:value-type="float" office:value="676.592035972515">
            <text:p>676.5920359725</text:p>
          </table:table-cell>
          <table:table-cell table:formula="of:=[.H30]*4" office:value-type="float" office:value="902.122714630021">
            <text:p>902.12271463</text:p>
          </table:table-cell>
          <table:table-cell table:formula="of:=[.H30]*5" office:value-type="float" office:value="1127.65339328753">
            <text:p>1127.6533932875</text:p>
          </table:table-cell>
          <table:table-cell table:formula="of:=[.H30]*6" office:value-type="float" office:value="1353.18407194503">
            <text:p>1353.184071945</text:p>
          </table:table-cell>
          <table:table-cell table:formula="of:=[.H30]*7" office:value-type="float" office:value="1578.71475060254">
            <text:p>1578.7147506025</text:p>
          </table:table-cell>
          <table:table-cell table:formula="of:=[.H30]*8" office:value-type="float" office:value="1804.24542926004">
            <text:p>1804.2454292601</text:p>
          </table:table-cell>
          <table:table-cell table:formula="of:=[.H30]*9" office:value-type="float" office:value="2029.77610791755">
            <text:p>2029.7761079176</text:p>
          </table:table-cell>
          <table:table-cell table:formula="of:=[.H30]*10" office:value-type="float" office:value="2255.30678657505">
            <text:p>2255.3067865751</text:p>
          </table:table-cell>
          <table:table-cell table:formula="of:=[.H30]*11" office:value-type="float" office:value="2480.83746523256">
            <text:p>2480.8374652326</text:p>
          </table:table-cell>
          <table:table-cell table:formula="of:=[.H30]*12" office:value-type="float" office:value="2706.36814389006">
            <text:p>2706.3681438901</text:p>
          </table:table-cell>
          <table:table-cell table:formula="of:=[.H30]*12" office:value-type="float" office:value="2706.36814389006">
            <text:p>2706.3681438901</text:p>
          </table:table-cell>
          <table:table-cell table:formula="of:=[.H30]*13" office:value-type="float" office:value="2931.89882254757">
            <text:p>2931.8988225476</text:p>
          </table:table-cell>
          <table:table-cell table:formula="of:=[.H30]*14" office:value-type="float" office:value="3157.42950120507">
            <text:p>3157.4295012051</text:p>
          </table:table-cell>
          <table:table-cell table:formula="of:=[.H30]*15" office:value-type="float" office:value="3382.96017986258">
            <text:p>3382.9601798626</text:p>
          </table:table-cell>
          <table:table-cell table:formula="of:=[.H30]*16" office:value-type="float" office:value="3608.49085852008">
            <text:p>3608.4908585201</text:p>
          </table:table-cell>
          <table:table-cell table:formula="of:=[.H30]*17" office:value-type="float" office:value="3834.02153717759">
            <text:p>3834.0215371776</text:p>
          </table:table-cell>
          <table:table-cell table:formula="of:=[.H30]*18" office:value-type="float" office:value="4059.55221583509">
            <text:p>4059.5522158351</text:p>
          </table:table-cell>
          <table:table-cell table:formula="of:=[.H30]*19" office:value-type="float" office:value="4285.0828944926">
            <text:p>4285.0828944926</text:p>
          </table:table-cell>
          <table:table-cell table:formula="of:=[.H30]*20" office:value-type="float" office:value="4510.6135731501">
            <text:p>4510.6135731501</text:p>
          </table:table-cell>
          <table:table-cell table:formula="of:=[.H30]*21" office:value-type="float" office:value="4736.14425180761">
            <text:p>4736.1442518076</text:p>
          </table:table-cell>
          <table:table-cell table:formula="of:=[.H30]*22" office:value-type="float" office:value="4961.67493046511">
            <text:p>4961.6749304651</text:p>
          </table:table-cell>
          <table:table-cell table:formula="of:=[.H30]/365.2425" office:value-type="float" office:value="0.617482025387257">
            <text:p>0.6174820254</text:p>
          </table:table-cell>
          <table:table-cell table:formula="of:=[.AE30]*2" office:value-type="float" office:value="1.23496405077451">
            <text:p>1.2349640508</text:p>
          </table:table-cell>
          <table:table-cell table:formula="of:=[.AE30]*3" office:value-type="float" office:value="1.85244607616177">
            <text:p>1.8524460762</text:p>
          </table:table-cell>
          <table:table-cell table:formula="of:=[.AE30]*4" office:value-type="float" office:value="2.46992810154903">
            <text:p>2.4699281015</text:p>
          </table:table-cell>
          <table:table-cell table:formula="of:=[.AE30]*5" office:value-type="float" office:value="3.08741012693628">
            <text:p>3.0874101269</text:p>
          </table:table-cell>
          <table:table-cell table:formula="of:=[.AE30]*6" office:value-type="float" office:value="3.70489215232354">
            <text:p>3.7048921523</text:p>
          </table:table-cell>
          <table:table-cell table:formula="of:=[.AE30]*7" office:value-type="float" office:value="4.3223741777108">
            <text:p>4.3223741777</text:p>
          </table:table-cell>
          <table:table-cell table:formula="of:=[.AE30]*8" office:value-type="float" office:value="4.93985620309805">
            <text:p>4.9398562031</text:p>
          </table:table-cell>
          <table:table-cell table:formula="of:=[.AE30]*9" office:value-type="float" office:value="5.55733822848531">
            <text:p>5.5573382285</text:p>
          </table:table-cell>
          <table:table-cell table:formula="of:=[.AE30]*10" office:value-type="float" office:value="6.17482025387257">
            <text:p>6.1748202539</text:p>
          </table:table-cell>
          <table:table-cell table:formula="of:=[.AE30]*11" office:value-type="float" office:value="6.79230227925983">
            <text:p>6.7923022793</text:p>
          </table:table-cell>
          <table:table-cell table:formula="of:=[.AE30]*12" office:value-type="float" office:value="7.40978430464708">
            <text:p>7.4097843046</text:p>
          </table:table-cell>
          <table:table-cell table:formula="of:=[.AE30]*13" office:value-type="float" office:value="8.02726633003434">
            <text:p>8.02726633</text:p>
          </table:table-cell>
          <table:table-cell table:formula="of:=[.AE30]*14" office:value-type="float" office:value="8.6447483554216">
            <text:p>8.6447483554</text:p>
          </table:table-cell>
          <table:table-cell table:formula="of:=[.AE30]*15" office:value-type="float" office:value="9.26223038080885">
            <text:p>9.2622303808</text:p>
          </table:table-cell>
          <table:table-cell table:formula="of:=[.AE30]*16" office:value-type="float" office:value="9.87971240619611">
            <text:p>9.8797124062</text:p>
          </table:table-cell>
          <table:table-cell table:formula="of:=[.AE30]*17" office:value-type="float" office:value="10.4971944315834">
            <text:p>10.4971944316</text:p>
          </table:table-cell>
          <table:table-cell table:formula="of:=[.AE30]*18" office:value-type="float" office:value="11.1146764569706">
            <text:p>11.114676457</text:p>
          </table:table-cell>
          <table:table-cell table:formula="of:=[.AE30]*19" office:value-type="float" office:value="11.7321584823579">
            <text:p>11.7321584824</text:p>
          </table:table-cell>
          <table:table-cell table:formula="of:=[.AE30]*20" office:value-type="float" office:value="12.3496405077451">
            <text:p>12.3496405077</text:p>
          </table:table-cell>
          <table:table-cell table:formula="of:=[.AE30]*21" office:value-type="float" office:value="12.9671225331324">
            <text:p>12.9671225331</text:p>
          </table:table-cell>
          <table:table-cell table:formula="of:=[.AE30]*22" office:value-type="float" office:value="13.5846045585197">
            <text:p>13.5846045585</text:p>
          </table:table-cell>
        </table:table-row>
        <table:table-row table:style-name="ro2">
          <table:table-cell office:value-type="string">
            <text:p>H.Venus/H.Pluto</text:p>
          </table:table-cell>
          <table:table-cell office:value-type="float" office:value="343.645">
            <text:p>343.645</text:p>
          </table:table-cell>
          <table:table-cell office:value-type="float" office:value="35897.609">
            <text:p>35897.609</text:p>
          </table:table-cell>
          <table:table-cell/>
          <table:table-cell table:formula="of:=([.C31]-[.B31])/360" office:value-type="float" office:value="98.7610111111111">
            <text:p>98.7610111111</text:p>
          </table:table-cell>
          <table:table-cell office:value-type="float" office:value="22278">
            <text:p>22278</text:p>
          </table:table-cell>
          <table:table-cell/>
          <table:table-cell table:formula="of:=[.F31]/[.E31]" office:value-type="float" office:value="225.574847294102">
            <text:p>225.5748472941</text:p>
          </table:table-cell>
          <table:table-cell table:formula="of:=[.H31]*2" office:value-type="float" office:value="451.149694588204">
            <text:p>451.1496945882</text:p>
          </table:table-cell>
          <table:table-cell table:formula="of:=[.H31]*3" office:value-type="float" office:value="676.724541882306">
            <text:p>676.7245418823</text:p>
          </table:table-cell>
          <table:table-cell table:formula="of:=[.H31]*4" office:value-type="float" office:value="902.299389176408">
            <text:p>902.2993891764</text:p>
          </table:table-cell>
          <table:table-cell table:formula="of:=[.H31]*5" office:value-type="float" office:value="1127.87423647051">
            <text:p>1127.8742364705</text:p>
          </table:table-cell>
          <table:table-cell table:formula="of:=[.H31]*6" office:value-type="float" office:value="1353.44908376461">
            <text:p>1353.4490837646</text:p>
          </table:table-cell>
          <table:table-cell table:formula="of:=[.H31]*7" office:value-type="float" office:value="1579.02393105871">
            <text:p>1579.0239310587</text:p>
          </table:table-cell>
          <table:table-cell table:formula="of:=[.H31]*8" office:value-type="float" office:value="1804.59877835282">
            <text:p>1804.5987783528</text:p>
          </table:table-cell>
          <table:table-cell table:formula="of:=[.H31]*9" office:value-type="float" office:value="2030.17362564692">
            <text:p>2030.1736256469</text:p>
          </table:table-cell>
          <table:table-cell table:formula="of:=[.H31]*10" office:value-type="float" office:value="2255.74847294102">
            <text:p>2255.748472941</text:p>
          </table:table-cell>
          <table:table-cell table:formula="of:=[.H31]*11" office:value-type="float" office:value="2481.32332023512">
            <text:p>2481.3233202351</text:p>
          </table:table-cell>
          <table:table-cell table:formula="of:=[.H31]*12" office:value-type="float" office:value="2706.89816752922">
            <text:p>2706.8981675292</text:p>
          </table:table-cell>
          <table:table-cell table:formula="of:=[.H31]*12" office:value-type="float" office:value="2706.89816752922">
            <text:p>2706.8981675292</text:p>
          </table:table-cell>
          <table:table-cell table:formula="of:=[.H31]*13" office:value-type="float" office:value="2932.47301482333">
            <text:p>2932.4730148233</text:p>
          </table:table-cell>
          <table:table-cell table:formula="of:=[.H31]*14" office:value-type="float" office:value="3158.04786211743">
            <text:p>3158.0478621174</text:p>
          </table:table-cell>
          <table:table-cell table:formula="of:=[.H31]*15" office:value-type="float" office:value="3383.62270941153">
            <text:p>3383.6227094115</text:p>
          </table:table-cell>
          <table:table-cell table:formula="of:=[.H31]*16" office:value-type="float" office:value="3609.19755670563">
            <text:p>3609.1975567056</text:p>
          </table:table-cell>
          <table:table-cell table:formula="of:=[.H31]*17" office:value-type="float" office:value="3834.77240399973">
            <text:p>3834.7724039997</text:p>
          </table:table-cell>
          <table:table-cell table:formula="of:=[.H31]*18" office:value-type="float" office:value="4060.34725129384">
            <text:p>4060.3472512938</text:p>
          </table:table-cell>
          <table:table-cell table:formula="of:=[.H31]*19" office:value-type="float" office:value="4285.92209858794">
            <text:p>4285.9220985879</text:p>
          </table:table-cell>
          <table:table-cell table:formula="of:=[.H31]*20" office:value-type="float" office:value="4511.49694588204">
            <text:p>4511.496945882</text:p>
          </table:table-cell>
          <table:table-cell table:formula="of:=[.H31]*21" office:value-type="float" office:value="4737.07179317614">
            <text:p>4737.0717931762</text:p>
          </table:table-cell>
          <table:table-cell table:formula="of:=[.H31]*22" office:value-type="float" office:value="4962.64664047024">
            <text:p>4962.6466404703</text:p>
          </table:table-cell>
          <table:table-cell table:formula="of:=[.H31]/365.2425" office:value-type="float" office:value="0.617602955006884">
            <text:p>0.617602955</text:p>
          </table:table-cell>
          <table:table-cell table:formula="of:=[.AE31]*2" office:value-type="float" office:value="1.23520591001377">
            <text:p>1.23520591</text:p>
          </table:table-cell>
          <table:table-cell table:formula="of:=[.AE31]*3" office:value-type="float" office:value="1.85280886502065">
            <text:p>1.852808865</text:p>
          </table:table-cell>
          <table:table-cell table:formula="of:=[.AE31]*4" office:value-type="float" office:value="2.47041182002754">
            <text:p>2.47041182</text:p>
          </table:table-cell>
          <table:table-cell table:formula="of:=[.AE31]*5" office:value-type="float" office:value="3.08801477503442">
            <text:p>3.088014775</text:p>
          </table:table-cell>
          <table:table-cell table:formula="of:=[.AE31]*6" office:value-type="float" office:value="3.70561773004131">
            <text:p>3.70561773</text:p>
          </table:table-cell>
          <table:table-cell table:formula="of:=[.AE31]*7" office:value-type="float" office:value="4.32322068504819">
            <text:p>4.323220685</text:p>
          </table:table-cell>
          <table:table-cell table:formula="of:=[.AE31]*8" office:value-type="float" office:value="4.94082364005508">
            <text:p>4.9408236401</text:p>
          </table:table-cell>
          <table:table-cell table:formula="of:=[.AE31]*9" office:value-type="float" office:value="5.55842659506196">
            <text:p>5.5584265951</text:p>
          </table:table-cell>
          <table:table-cell table:formula="of:=[.AE31]*10" office:value-type="float" office:value="6.17602955006884">
            <text:p>6.1760295501</text:p>
          </table:table-cell>
          <table:table-cell table:formula="of:=[.AE31]*11" office:value-type="float" office:value="6.79363250507573">
            <text:p>6.7936325051</text:p>
          </table:table-cell>
          <table:table-cell table:formula="of:=[.AE31]*12" office:value-type="float" office:value="7.41123546008261">
            <text:p>7.4112354601</text:p>
          </table:table-cell>
          <table:table-cell table:formula="of:=[.AE31]*13" office:value-type="float" office:value="8.0288384150895">
            <text:p>8.0288384151</text:p>
          </table:table-cell>
          <table:table-cell table:formula="of:=[.AE31]*14" office:value-type="float" office:value="8.64644137009638">
            <text:p>8.6464413701</text:p>
          </table:table-cell>
          <table:table-cell table:formula="of:=[.AE31]*15" office:value-type="float" office:value="9.26404432510327">
            <text:p>9.2640443251</text:p>
          </table:table-cell>
          <table:table-cell table:formula="of:=[.AE31]*16" office:value-type="float" office:value="9.88164728011015">
            <text:p>9.8816472801</text:p>
          </table:table-cell>
          <table:table-cell table:formula="of:=[.AE31]*17" office:value-type="float" office:value="10.499250235117">
            <text:p>10.4992502351</text:p>
          </table:table-cell>
          <table:table-cell table:formula="of:=[.AE31]*18" office:value-type="float" office:value="11.1168531901239">
            <text:p>11.1168531901</text:p>
          </table:table-cell>
          <table:table-cell table:formula="of:=[.AE31]*19" office:value-type="float" office:value="11.7344561451308">
            <text:p>11.7344561451</text:p>
          </table:table-cell>
          <table:table-cell table:formula="of:=[.AE31]*20" office:value-type="float" office:value="12.3520591001377">
            <text:p>12.3520591001</text:p>
          </table:table-cell>
          <table:table-cell table:formula="of:=[.AE31]*21" office:value-type="float" office:value="12.9696620551446">
            <text:p>12.9696620551</text:p>
          </table:table-cell>
          <table:table-cell table:formula="of:=[.AE31]*22" office:value-type="float" office:value="13.5872650101515">
            <text:p>13.5872650102</text:p>
          </table:table-cell>
        </table:table-row>
        <table:table-row table:style-name="ro2">
          <table:table-cell office:value-type="string">
            <text:p>H.Earth/H.Mars</text:p>
          </table:table-cell>
          <table:table-cell office:value-type="float" office:value="430.138">
            <text:p>430.138</text:p>
          </table:table-cell>
          <table:table-cell office:value-type="float" office:value="10724.906">
            <text:p>10724.906</text:p>
          </table:table-cell>
          <table:table-cell/>
          <table:table-cell table:formula="of:=([.C32]-[.B32])/360" office:value-type="float" office:value="28.5965777777778">
            <text:p>28.5965777778</text:p>
          </table:table-cell>
          <table:table-cell office:value-type="float" office:value="22278">
            <text:p>22278</text:p>
          </table:table-cell>
          <table:table-cell/>
          <table:table-cell table:formula="of:=[.F32]/[.E32]" office:value-type="float" office:value="779.044267923279">
            <text:p>779.0442679233</text:p>
          </table:table-cell>
          <table:table-cell table:formula="of:=[.H32]*2" office:value-type="float" office:value="1558.08853584656">
            <text:p>1558.0885358466</text:p>
          </table:table-cell>
          <table:table-cell table:formula="of:=[.H32]*3" office:value-type="float" office:value="2337.13280376984">
            <text:p>2337.1328037698</text:p>
          </table:table-cell>
          <table:table-cell table:formula="of:=[.H32]*4" office:value-type="float" office:value="3116.17707169312">
            <text:p>3116.1770716931</text:p>
          </table:table-cell>
          <table:table-cell table:formula="of:=[.H32]*5" office:value-type="float" office:value="3895.2213396164">
            <text:p>3895.2213396164</text:p>
          </table:table-cell>
          <table:table-cell table:formula="of:=[.H32]*6" office:value-type="float" office:value="4674.26560753968">
            <text:p>4674.2656075397</text:p>
          </table:table-cell>
          <table:table-cell table:formula="of:=[.H32]*7" office:value-type="float" office:value="5453.30987546295">
            <text:p>5453.309875463</text:p>
          </table:table-cell>
          <table:table-cell table:formula="of:=[.H32]*8" office:value-type="float" office:value="6232.35414338623">
            <text:p>6232.3541433862</text:p>
          </table:table-cell>
          <table:table-cell table:formula="of:=[.H32]*9" office:value-type="float" office:value="7011.39841130951">
            <text:p>7011.3984113095</text:p>
          </table:table-cell>
          <table:table-cell table:formula="of:=[.H32]*10" office:value-type="float" office:value="7790.44267923279">
            <text:p>7790.4426792328</text:p>
          </table:table-cell>
          <table:table-cell table:formula="of:=[.H32]*11" office:value-type="float" office:value="8569.48694715607">
            <text:p>8569.4869471561</text:p>
          </table:table-cell>
          <table:table-cell table:formula="of:=[.H32]*12" office:value-type="float" office:value="9348.53121507935">
            <text:p>9348.5312150794</text:p>
          </table:table-cell>
          <table:table-cell table:formula="of:=[.H32]*12" office:value-type="float" office:value="9348.53121507935">
            <text:p>9348.5312150794</text:p>
          </table:table-cell>
          <table:table-cell table:formula="of:=[.H32]*13" office:value-type="float" office:value="10127.5754830026">
            <text:p>10127.5754830026</text:p>
          </table:table-cell>
          <table:table-cell table:formula="of:=[.H32]*14" office:value-type="float" office:value="10906.6197509259">
            <text:p>10906.6197509259</text:p>
          </table:table-cell>
          <table:table-cell table:formula="of:=[.H32]*15" office:value-type="float" office:value="11685.6640188492">
            <text:p>11685.6640188492</text:p>
          </table:table-cell>
          <table:table-cell table:formula="of:=[.H32]*16" office:value-type="float" office:value="12464.7082867725">
            <text:p>12464.7082867725</text:p>
          </table:table-cell>
          <table:table-cell table:formula="of:=[.H32]*17" office:value-type="float" office:value="13243.7525546957">
            <text:p>13243.7525546957</text:p>
          </table:table-cell>
          <table:table-cell table:formula="of:=[.H32]*18" office:value-type="float" office:value="14022.796822619">
            <text:p>14022.796822619</text:p>
          </table:table-cell>
          <table:table-cell table:formula="of:=[.H32]*19" office:value-type="float" office:value="14801.8410905423">
            <text:p>14801.8410905423</text:p>
          </table:table-cell>
          <table:table-cell table:formula="of:=[.H32]*20" office:value-type="float" office:value="15580.8853584656">
            <text:p>15580.8853584656</text:p>
          </table:table-cell>
          <table:table-cell table:formula="of:=[.H32]*21" office:value-type="float" office:value="16359.9296263889">
            <text:p>16359.9296263889</text:p>
          </table:table-cell>
          <table:table-cell table:formula="of:=[.H32]*22" office:value-type="float" office:value="17138.9738943121">
            <text:p>17138.9738943121</text:p>
          </table:table-cell>
          <table:table-cell table:formula="of:=[.H32]/365.2425" office:value-type="float" office:value="2.13295075990138">
            <text:p>2.1329507599</text:p>
          </table:table-cell>
          <table:table-cell table:formula="of:=[.AE32]*2" office:value-type="float" office:value="4.26590151980276">
            <text:p>4.2659015198</text:p>
          </table:table-cell>
          <table:table-cell table:formula="of:=[.AE32]*3" office:value-type="float" office:value="6.39885227970413">
            <text:p>6.3988522797</text:p>
          </table:table-cell>
          <table:table-cell table:formula="of:=[.AE32]*4" office:value-type="float" office:value="8.53180303960551">
            <text:p>8.5318030396</text:p>
          </table:table-cell>
          <table:table-cell table:formula="of:=[.AE32]*5" office:value-type="float" office:value="10.6647537995069">
            <text:p>10.6647537995</text:p>
          </table:table-cell>
          <table:table-cell table:formula="of:=[.AE32]*6" office:value-type="float" office:value="12.7977045594083">
            <text:p>12.7977045594</text:p>
          </table:table-cell>
          <table:table-cell table:formula="of:=[.AE32]*7" office:value-type="float" office:value="14.9306553193096">
            <text:p>14.9306553193</text:p>
          </table:table-cell>
          <table:table-cell table:formula="of:=[.AE32]*8" office:value-type="float" office:value="17.063606079211">
            <text:p>17.0636060792</text:p>
          </table:table-cell>
          <table:table-cell table:formula="of:=[.AE32]*9" office:value-type="float" office:value="19.1965568391124">
            <text:p>19.1965568391</text:p>
          </table:table-cell>
          <table:table-cell table:formula="of:=[.AE32]*10" office:value-type="float" office:value="21.3295075990138">
            <text:p>21.329507599</text:p>
          </table:table-cell>
          <table:table-cell table:formula="of:=[.AE32]*11" office:value-type="float" office:value="23.4624583589152">
            <text:p>23.4624583589</text:p>
          </table:table-cell>
          <table:table-cell table:formula="of:=[.AE32]*12" office:value-type="float" office:value="25.5954091188165">
            <text:p>25.5954091188</text:p>
          </table:table-cell>
          <table:table-cell table:formula="of:=[.AE32]*13" office:value-type="float" office:value="27.7283598787179">
            <text:p>27.7283598787</text:p>
          </table:table-cell>
          <table:table-cell table:formula="of:=[.AE32]*14" office:value-type="float" office:value="29.8613106386193">
            <text:p>29.8613106386</text:p>
          </table:table-cell>
          <table:table-cell table:formula="of:=[.AE32]*15" office:value-type="float" office:value="31.9942613985207">
            <text:p>31.9942613985</text:p>
          </table:table-cell>
          <table:table-cell table:formula="of:=[.AE32]*16" office:value-type="float" office:value="34.127212158422">
            <text:p>34.1272121584</text:p>
          </table:table-cell>
          <table:table-cell table:formula="of:=[.AE32]*17" office:value-type="float" office:value="36.2601629183234">
            <text:p>36.2601629183</text:p>
          </table:table-cell>
          <table:table-cell table:formula="of:=[.AE32]*18" office:value-type="float" office:value="38.3931136782248">
            <text:p>38.3931136782</text:p>
          </table:table-cell>
          <table:table-cell table:formula="of:=[.AE32]*19" office:value-type="float" office:value="40.5260644381262">
            <text:p>40.5260644381</text:p>
          </table:table-cell>
          <table:table-cell table:formula="of:=[.AE32]*20" office:value-type="float" office:value="42.6590151980276">
            <text:p>42.659015198</text:p>
          </table:table-cell>
          <table:table-cell table:formula="of:=[.AE32]*21" office:value-type="float" office:value="44.7919659579289">
            <text:p>44.7919659579</text:p>
          </table:table-cell>
          <table:table-cell table:formula="of:=[.AE32]*22" office:value-type="float" office:value="46.9249167178303">
            <text:p>46.9249167178</text:p>
          </table:table-cell>
        </table:table-row>
        <table:table-row table:style-name="ro2">
          <table:table-cell office:value-type="string">
            <text:p>H.Earth/H.Jupiter</text:p>
          </table:table-cell>
          <table:table-cell office:value-type="float" office:value="346.773">
            <text:p>346.773</text:p>
          </table:table-cell>
          <table:table-cell office:value-type="float" office:value="20455.625">
            <text:p>20455.625</text:p>
          </table:table-cell>
          <table:table-cell/>
          <table:table-cell table:formula="of:=([.C33]-[.B33])/360" office:value-type="float" office:value="55.8579222222222">
            <text:p>55.8579222222</text:p>
          </table:table-cell>
          <table:table-cell office:value-type="float" office:value="22278">
            <text:p>22278</text:p>
          </table:table-cell>
          <table:table-cell/>
          <table:table-cell table:formula="of:=[.F33]/[.E33]" office:value-type="float" office:value="398.83330982793">
            <text:p>398.8333098279</text:p>
          </table:table-cell>
          <table:table-cell table:formula="of:=[.H33]*2" office:value-type="float" office:value="797.666619655861">
            <text:p>797.6666196559</text:p>
          </table:table-cell>
          <table:table-cell table:formula="of:=[.H33]*3" office:value-type="float" office:value="1196.49992948379">
            <text:p>1196.4999294838</text:p>
          </table:table-cell>
          <table:table-cell table:formula="of:=[.H33]*4" office:value-type="float" office:value="1595.33323931172">
            <text:p>1595.3332393117</text:p>
          </table:table-cell>
          <table:table-cell table:formula="of:=[.H33]*5" office:value-type="float" office:value="1994.16654913965">
            <text:p>1994.1665491397</text:p>
          </table:table-cell>
          <table:table-cell table:formula="of:=[.H33]*6" office:value-type="float" office:value="2392.99985896758">
            <text:p>2392.9998589676</text:p>
          </table:table-cell>
          <table:table-cell table:formula="of:=[.H33]*7" office:value-type="float" office:value="2791.83316879551">
            <text:p>2791.8331687955</text:p>
          </table:table-cell>
          <table:table-cell table:formula="of:=[.H33]*8" office:value-type="float" office:value="3190.66647862344">
            <text:p>3190.6664786235</text:p>
          </table:table-cell>
          <table:table-cell table:formula="of:=[.H33]*9" office:value-type="float" office:value="3589.49978845137">
            <text:p>3589.4997884514</text:p>
          </table:table-cell>
          <table:table-cell table:formula="of:=[.H33]*10" office:value-type="float" office:value="3988.3330982793">
            <text:p>3988.3330982793</text:p>
          </table:table-cell>
          <table:table-cell table:formula="of:=[.H33]*11" office:value-type="float" office:value="4387.16640810724">
            <text:p>4387.1664081072</text:p>
          </table:table-cell>
          <table:table-cell table:formula="of:=[.H33]*12" office:value-type="float" office:value="4785.99971793517">
            <text:p>4785.9997179352</text:p>
          </table:table-cell>
          <table:table-cell table:formula="of:=[.H33]*12" office:value-type="float" office:value="4785.99971793517">
            <text:p>4785.9997179352</text:p>
          </table:table-cell>
          <table:table-cell table:formula="of:=[.H33]*13" office:value-type="float" office:value="5184.8330277631">
            <text:p>5184.8330277631</text:p>
          </table:table-cell>
          <table:table-cell table:formula="of:=[.H33]*14" office:value-type="float" office:value="5583.66633759103">
            <text:p>5583.666337591</text:p>
          </table:table-cell>
          <table:table-cell table:formula="of:=[.H33]*15" office:value-type="float" office:value="5982.49964741896">
            <text:p>5982.499647419</text:p>
          </table:table-cell>
          <table:table-cell table:formula="of:=[.H33]*16" office:value-type="float" office:value="6381.33295724689">
            <text:p>6381.3329572469</text:p>
          </table:table-cell>
          <table:table-cell table:formula="of:=[.H33]*17" office:value-type="float" office:value="6780.16626707482">
            <text:p>6780.1662670748</text:p>
          </table:table-cell>
          <table:table-cell table:formula="of:=[.H33]*18" office:value-type="float" office:value="7178.99957690275">
            <text:p>7178.9995769028</text:p>
          </table:table-cell>
          <table:table-cell table:formula="of:=[.H33]*19" office:value-type="float" office:value="7577.83288673068">
            <text:p>7577.8328867307</text:p>
          </table:table-cell>
          <table:table-cell table:formula="of:=[.H33]*20" office:value-type="float" office:value="7976.66619655861">
            <text:p>7976.6661965586</text:p>
          </table:table-cell>
          <table:table-cell table:formula="of:=[.H33]*21" office:value-type="float" office:value="8375.49950638654">
            <text:p>8375.4995063865</text:p>
          </table:table-cell>
          <table:table-cell table:formula="of:=[.H33]*22" office:value-type="float" office:value="8774.33281621447">
            <text:p>8774.3328162145</text:p>
          </table:table-cell>
          <table:table-cell table:formula="of:=[.H33]/365.2425" office:value-type="float" office:value="1.09196851359831">
            <text:p>1.0919685136</text:p>
          </table:table-cell>
          <table:table-cell table:formula="of:=[.AE33]*2" office:value-type="float" office:value="2.18393702719662">
            <text:p>2.1839370272</text:p>
          </table:table-cell>
          <table:table-cell table:formula="of:=[.AE33]*3" office:value-type="float" office:value="3.27590554079493">
            <text:p>3.2759055408</text:p>
          </table:table-cell>
          <table:table-cell table:formula="of:=[.AE33]*4" office:value-type="float" office:value="4.36787405439324">
            <text:p>4.3678740544</text:p>
          </table:table-cell>
          <table:table-cell table:formula="of:=[.AE33]*5" office:value-type="float" office:value="5.45984256799155">
            <text:p>5.459842568</text:p>
          </table:table-cell>
          <table:table-cell table:formula="of:=[.AE33]*6" office:value-type="float" office:value="6.55181108158986">
            <text:p>6.5518110816</text:p>
          </table:table-cell>
          <table:table-cell table:formula="of:=[.AE33]*7" office:value-type="float" office:value="7.64377959518817">
            <text:p>7.6437795952</text:p>
          </table:table-cell>
          <table:table-cell table:formula="of:=[.AE33]*8" office:value-type="float" office:value="8.73574810878648">
            <text:p>8.7357481088</text:p>
          </table:table-cell>
          <table:table-cell table:formula="of:=[.AE33]*9" office:value-type="float" office:value="9.82771662238479">
            <text:p>9.8277166224</text:p>
          </table:table-cell>
          <table:table-cell table:formula="of:=[.AE33]*10" office:value-type="float" office:value="10.9196851359831">
            <text:p>10.919685136</text:p>
          </table:table-cell>
          <table:table-cell table:formula="of:=[.AE33]*11" office:value-type="float" office:value="12.0116536495814">
            <text:p>12.0116536496</text:p>
          </table:table-cell>
          <table:table-cell table:formula="of:=[.AE33]*12" office:value-type="float" office:value="13.1036221631797">
            <text:p>13.1036221632</text:p>
          </table:table-cell>
          <table:table-cell table:formula="of:=[.AE33]*13" office:value-type="float" office:value="14.195590676778">
            <text:p>14.1955906768</text:p>
          </table:table-cell>
          <table:table-cell table:formula="of:=[.AE33]*14" office:value-type="float" office:value="15.2875591903763">
            <text:p>15.2875591904</text:p>
          </table:table-cell>
          <table:table-cell table:formula="of:=[.AE33]*15" office:value-type="float" office:value="16.3795277039746">
            <text:p>16.379527704</text:p>
          </table:table-cell>
          <table:table-cell table:formula="of:=[.AE33]*16" office:value-type="float" office:value="17.471496217573">
            <text:p>17.4714962176</text:p>
          </table:table-cell>
          <table:table-cell table:formula="of:=[.AE33]*17" office:value-type="float" office:value="18.5634647311713">
            <text:p>18.5634647312</text:p>
          </table:table-cell>
          <table:table-cell table:formula="of:=[.AE33]*18" office:value-type="float" office:value="19.6554332447696">
            <text:p>19.6554332448</text:p>
          </table:table-cell>
          <table:table-cell table:formula="of:=[.AE33]*19" office:value-type="float" office:value="20.7474017583679">
            <text:p>20.7474017584</text:p>
          </table:table-cell>
          <table:table-cell table:formula="of:=[.AE33]*20" office:value-type="float" office:value="21.8393702719662">
            <text:p>21.839370272</text:p>
          </table:table-cell>
          <table:table-cell table:formula="of:=[.AE33]*21" office:value-type="float" office:value="22.9313387855645">
            <text:p>22.9313387856</text:p>
          </table:table-cell>
          <table:table-cell table:formula="of:=[.AE33]*22" office:value-type="float" office:value="24.0233072991628">
            <text:p>24.0233072992</text:p>
          </table:table-cell>
        </table:table-row>
        <table:table-row table:style-name="ro2">
          <table:table-cell office:value-type="string">
            <text:p>H.Earth/H.Chiron</text:p>
          </table:table-cell>
          <table:table-cell office:value-type="float" office:value="161.507">
            <text:p>161.507</text:p>
          </table:table-cell>
          <table:table-cell office:value-type="float" office:value="21708.353">
            <text:p>21708.353</text:p>
          </table:table-cell>
          <table:table-cell/>
          <table:table-cell table:formula="of:=([.C34]-[.B34])/360" office:value-type="float" office:value="59.85235">
            <text:p>59.85235</text:p>
          </table:table-cell>
          <table:table-cell office:value-type="float" office:value="22278">
            <text:p>22278</text:p>
          </table:table-cell>
          <table:table-cell/>
          <table:table-cell table:formula="of:=[.F34]/[.E34]" office:value-type="float" office:value="372.215961445123">
            <text:p>372.2159614451</text:p>
          </table:table-cell>
          <table:table-cell table:formula="of:=[.H34]*2" office:value-type="float" office:value="744.431922890246">
            <text:p>744.4319228902</text:p>
          </table:table-cell>
          <table:table-cell table:formula="of:=[.H34]*3" office:value-type="float" office:value="1116.64788433537">
            <text:p>1116.6478843354</text:p>
          </table:table-cell>
          <table:table-cell table:formula="of:=[.H34]*4" office:value-type="float" office:value="1488.86384578049">
            <text:p>1488.8638457805</text:p>
          </table:table-cell>
          <table:table-cell table:formula="of:=[.H34]*5" office:value-type="float" office:value="1861.07980722561">
            <text:p>1861.0798072256</text:p>
          </table:table-cell>
          <table:table-cell table:formula="of:=[.H34]*6" office:value-type="float" office:value="2233.29576867074">
            <text:p>2233.2957686707</text:p>
          </table:table-cell>
          <table:table-cell table:formula="of:=[.H34]*7" office:value-type="float" office:value="2605.51173011586">
            <text:p>2605.5117301159</text:p>
          </table:table-cell>
          <table:table-cell table:formula="of:=[.H34]*8" office:value-type="float" office:value="2977.72769156098">
            <text:p>2977.727691561</text:p>
          </table:table-cell>
          <table:table-cell table:formula="of:=[.H34]*9" office:value-type="float" office:value="3349.94365300611">
            <text:p>3349.9436530061</text:p>
          </table:table-cell>
          <table:table-cell table:formula="of:=[.H34]*10" office:value-type="float" office:value="3722.15961445123">
            <text:p>3722.1596144512</text:p>
          </table:table-cell>
          <table:table-cell table:formula="of:=[.H34]*11" office:value-type="float" office:value="4094.37557589635">
            <text:p>4094.3755758964</text:p>
          </table:table-cell>
          <table:table-cell table:formula="of:=[.H34]*12" office:value-type="float" office:value="4466.59153734147">
            <text:p>4466.5915373415</text:p>
          </table:table-cell>
          <table:table-cell table:formula="of:=[.H34]*12" office:value-type="float" office:value="4466.59153734147">
            <text:p>4466.5915373415</text:p>
          </table:table-cell>
          <table:table-cell table:formula="of:=[.H34]*13" office:value-type="float" office:value="4838.8074987866">
            <text:p>4838.8074987866</text:p>
          </table:table-cell>
          <table:table-cell table:formula="of:=[.H34]*14" office:value-type="float" office:value="5211.02346023172">
            <text:p>5211.0234602317</text:p>
          </table:table-cell>
          <table:table-cell table:formula="of:=[.H34]*15" office:value-type="float" office:value="5583.23942167684">
            <text:p>5583.2394216769</text:p>
          </table:table-cell>
          <table:table-cell table:formula="of:=[.H34]*16" office:value-type="float" office:value="5955.45538312197">
            <text:p>5955.455383122</text:p>
          </table:table-cell>
          <table:table-cell table:formula="of:=[.H34]*17" office:value-type="float" office:value="6327.67134456709">
            <text:p>6327.6713445671</text:p>
          </table:table-cell>
          <table:table-cell table:formula="of:=[.H34]*18" office:value-type="float" office:value="6699.88730601221">
            <text:p>6699.8873060122</text:p>
          </table:table-cell>
          <table:table-cell table:formula="of:=[.H34]*19" office:value-type="float" office:value="7072.10326745734">
            <text:p>7072.1032674573</text:p>
          </table:table-cell>
          <table:table-cell table:formula="of:=[.H34]*20" office:value-type="float" office:value="7444.31922890246">
            <text:p>7444.3192289025</text:p>
          </table:table-cell>
          <table:table-cell table:formula="of:=[.H34]*21" office:value-type="float" office:value="7816.53519034758">
            <text:p>7816.5351903476</text:p>
          </table:table-cell>
          <table:table-cell table:formula="of:=[.H34]*22" office:value-type="float" office:value="8188.7511517927">
            <text:p>8188.7511517927</text:p>
          </table:table-cell>
          <table:table-cell table:formula="of:=[.H34]/365.2425" office:value-type="float" office:value="1.01909268895357">
            <text:p>1.019092689</text:p>
          </table:table-cell>
          <table:table-cell table:formula="of:=[.AE34]*2" office:value-type="float" office:value="2.03818537790713">
            <text:p>2.0381853779</text:p>
          </table:table-cell>
          <table:table-cell table:formula="of:=[.AE34]*3" office:value-type="float" office:value="3.0572780668607">
            <text:p>3.0572780669</text:p>
          </table:table-cell>
          <table:table-cell table:formula="of:=[.AE34]*4" office:value-type="float" office:value="4.07637075581426">
            <text:p>4.0763707558</text:p>
          </table:table-cell>
          <table:table-cell table:formula="of:=[.AE34]*5" office:value-type="float" office:value="5.09546344476783">
            <text:p>5.0954634448</text:p>
          </table:table-cell>
          <table:table-cell table:formula="of:=[.AE34]*6" office:value-type="float" office:value="6.1145561337214">
            <text:p>6.1145561337</text:p>
          </table:table-cell>
          <table:table-cell table:formula="of:=[.AE34]*7" office:value-type="float" office:value="7.13364882267496">
            <text:p>7.1336488227</text:p>
          </table:table-cell>
          <table:table-cell table:formula="of:=[.AE34]*8" office:value-type="float" office:value="8.15274151162853">
            <text:p>8.1527415116</text:p>
          </table:table-cell>
          <table:table-cell table:formula="of:=[.AE34]*9" office:value-type="float" office:value="9.1718342005821">
            <text:p>9.1718342006</text:p>
          </table:table-cell>
          <table:table-cell table:formula="of:=[.AE34]*10" office:value-type="float" office:value="10.1909268895357">
            <text:p>10.1909268895</text:p>
          </table:table-cell>
          <table:table-cell table:formula="of:=[.AE34]*11" office:value-type="float" office:value="11.2100195784892">
            <text:p>11.2100195785</text:p>
          </table:table-cell>
          <table:table-cell table:formula="of:=[.AE34]*12" office:value-type="float" office:value="12.2291122674428">
            <text:p>12.2291122674</text:p>
          </table:table-cell>
          <table:table-cell table:formula="of:=[.AE34]*13" office:value-type="float" office:value="13.2482049563964">
            <text:p>13.2482049564</text:p>
          </table:table-cell>
          <table:table-cell table:formula="of:=[.AE34]*14" office:value-type="float" office:value="14.2672976453499">
            <text:p>14.2672976454</text:p>
          </table:table-cell>
          <table:table-cell table:formula="of:=[.AE34]*15" office:value-type="float" office:value="15.2863903343035">
            <text:p>15.2863903343</text:p>
          </table:table-cell>
          <table:table-cell table:formula="of:=[.AE34]*16" office:value-type="float" office:value="16.3054830232571">
            <text:p>16.3054830233</text:p>
          </table:table-cell>
          <table:table-cell table:formula="of:=[.AE34]*17" office:value-type="float" office:value="17.3245757122106">
            <text:p>17.3245757122</text:p>
          </table:table-cell>
          <table:table-cell table:formula="of:=[.AE34]*18" office:value-type="float" office:value="18.3436684011642">
            <text:p>18.3436684012</text:p>
          </table:table-cell>
          <table:table-cell table:formula="of:=[.AE34]*19" office:value-type="float" office:value="19.3627610901178">
            <text:p>19.3627610901</text:p>
          </table:table-cell>
          <table:table-cell table:formula="of:=[.AE34]*20" office:value-type="float" office:value="20.3818537790713">
            <text:p>20.3818537791</text:p>
          </table:table-cell>
          <table:table-cell table:formula="of:=[.AE34]*21" office:value-type="float" office:value="21.4009464680249">
            <text:p>21.400946468</text:p>
          </table:table-cell>
          <table:table-cell table:formula="of:=[.AE34]*22" office:value-type="float" office:value="22.4200391569785">
            <text:p>22.420039157</text:p>
          </table:table-cell>
        </table:table-row>
        <table:table-row table:style-name="ro2">
          <table:table-cell office:value-type="string">
            <text:p>H.Earth/H.Saturn</text:p>
          </table:table-cell>
          <table:table-cell office:value-type="float" office:value="236.626">
            <text:p>236.626</text:p>
          </table:table-cell>
          <table:table-cell office:value-type="float" office:value="21450.279">
            <text:p>21450.279</text:p>
          </table:table-cell>
          <table:table-cell/>
          <table:table-cell table:formula="of:=([.C35]-[.B35])/360" office:value-type="float" office:value="58.9268138888889">
            <text:p>58.9268138889</text:p>
          </table:table-cell>
          <table:table-cell office:value-type="float" office:value="22278">
            <text:p>22278</text:p>
          </table:table-cell>
          <table:table-cell/>
          <table:table-cell table:formula="of:=[.F35]/[.E35]" office:value-type="float" office:value="378.062184763746">
            <text:p>378.0621847637</text:p>
          </table:table-cell>
          <table:table-cell table:formula="of:=[.H35]*2" office:value-type="float" office:value="756.124369527493">
            <text:p>756.1243695275</text:p>
          </table:table-cell>
          <table:table-cell table:formula="of:=[.H35]*3" office:value-type="float" office:value="1134.18655429124">
            <text:p>1134.1865542912</text:p>
          </table:table-cell>
          <table:table-cell table:formula="of:=[.H35]*4" office:value-type="float" office:value="1512.24873905499">
            <text:p>1512.248739055</text:p>
          </table:table-cell>
          <table:table-cell table:formula="of:=[.H35]*5" office:value-type="float" office:value="1890.31092381873">
            <text:p>1890.3109238187</text:p>
          </table:table-cell>
          <table:table-cell table:formula="of:=[.H35]*6" office:value-type="float" office:value="2268.37310858248">
            <text:p>2268.3731085825</text:p>
          </table:table-cell>
          <table:table-cell table:formula="of:=[.H35]*7" office:value-type="float" office:value="2646.43529334622">
            <text:p>2646.4352933462</text:p>
          </table:table-cell>
          <table:table-cell table:formula="of:=[.H35]*8" office:value-type="float" office:value="3024.49747810997">
            <text:p>3024.49747811</text:p>
          </table:table-cell>
          <table:table-cell table:formula="of:=[.H35]*9" office:value-type="float" office:value="3402.55966287372">
            <text:p>3402.5596628737</text:p>
          </table:table-cell>
          <table:table-cell table:formula="of:=[.H35]*10" office:value-type="float" office:value="3780.62184763746">
            <text:p>3780.6218476375</text:p>
          </table:table-cell>
          <table:table-cell table:formula="of:=[.H35]*11" office:value-type="float" office:value="4158.68403240121">
            <text:p>4158.6840324012</text:p>
          </table:table-cell>
          <table:table-cell table:formula="of:=[.H35]*12" office:value-type="float" office:value="4536.74621716496">
            <text:p>4536.746217165</text:p>
          </table:table-cell>
          <table:table-cell table:formula="of:=[.H35]*12" office:value-type="float" office:value="4536.74621716496">
            <text:p>4536.746217165</text:p>
          </table:table-cell>
          <table:table-cell table:formula="of:=[.H35]*13" office:value-type="float" office:value="4914.8084019287">
            <text:p>4914.8084019287</text:p>
          </table:table-cell>
          <table:table-cell table:formula="of:=[.H35]*14" office:value-type="float" office:value="5292.87058669245">
            <text:p>5292.8705866925</text:p>
          </table:table-cell>
          <table:table-cell table:formula="of:=[.H35]*15" office:value-type="float" office:value="5670.93277145619">
            <text:p>5670.9327714562</text:p>
          </table:table-cell>
          <table:table-cell table:formula="of:=[.H35]*16" office:value-type="float" office:value="6048.99495621994">
            <text:p>6048.9949562199</text:p>
          </table:table-cell>
          <table:table-cell table:formula="of:=[.H35]*17" office:value-type="float" office:value="6427.05714098369">
            <text:p>6427.0571409837</text:p>
          </table:table-cell>
          <table:table-cell table:formula="of:=[.H35]*18" office:value-type="float" office:value="6805.11932574743">
            <text:p>6805.1193257474</text:p>
          </table:table-cell>
          <table:table-cell table:formula="of:=[.H35]*19" office:value-type="float" office:value="7183.18151051118">
            <text:p>7183.1815105112</text:p>
          </table:table-cell>
          <table:table-cell table:formula="of:=[.H35]*20" office:value-type="float" office:value="7561.24369527493">
            <text:p>7561.2436952749</text:p>
          </table:table-cell>
          <table:table-cell table:formula="of:=[.H35]*21" office:value-type="float" office:value="7939.30588003867">
            <text:p>7939.3058800387</text:p>
          </table:table-cell>
          <table:table-cell table:formula="of:=[.H35]*22" office:value-type="float" office:value="8317.36806480242">
            <text:p>8317.3680648024</text:p>
          </table:table-cell>
          <table:table-cell table:formula="of:=[.H35]/365.2425" office:value-type="float" office:value="1.03509910474204">
            <text:p>1.0350991047</text:p>
          </table:table-cell>
          <table:table-cell table:formula="of:=[.AE35]*2" office:value-type="float" office:value="2.07019820948409">
            <text:p>2.0701982095</text:p>
          </table:table-cell>
          <table:table-cell table:formula="of:=[.AE35]*3" office:value-type="float" office:value="3.10529731422613">
            <text:p>3.1052973142</text:p>
          </table:table-cell>
          <table:table-cell table:formula="of:=[.AE35]*4" office:value-type="float" office:value="4.14039641896818">
            <text:p>4.140396419</text:p>
          </table:table-cell>
          <table:table-cell table:formula="of:=[.AE35]*5" office:value-type="float" office:value="5.17549552371022">
            <text:p>5.1754955237</text:p>
          </table:table-cell>
          <table:table-cell table:formula="of:=[.AE35]*6" office:value-type="float" office:value="6.21059462845227">
            <text:p>6.2105946285</text:p>
          </table:table-cell>
          <table:table-cell table:formula="of:=[.AE35]*7" office:value-type="float" office:value="7.24569373319431">
            <text:p>7.2456937332</text:p>
          </table:table-cell>
          <table:table-cell table:formula="of:=[.AE35]*8" office:value-type="float" office:value="8.28079283793636">
            <text:p>8.2807928379</text:p>
          </table:table-cell>
          <table:table-cell table:formula="of:=[.AE35]*9" office:value-type="float" office:value="9.3158919426784">
            <text:p>9.3158919427</text:p>
          </table:table-cell>
          <table:table-cell table:formula="of:=[.AE35]*10" office:value-type="float" office:value="10.3509910474204">
            <text:p>10.3509910474</text:p>
          </table:table-cell>
          <table:table-cell table:formula="of:=[.AE35]*11" office:value-type="float" office:value="11.3860901521625">
            <text:p>11.3860901522</text:p>
          </table:table-cell>
          <table:table-cell table:formula="of:=[.AE35]*12" office:value-type="float" office:value="12.4211892569045">
            <text:p>12.4211892569</text:p>
          </table:table-cell>
          <table:table-cell table:formula="of:=[.AE35]*13" office:value-type="float" office:value="13.4562883616466">
            <text:p>13.4562883616</text:p>
          </table:table-cell>
          <table:table-cell table:formula="of:=[.AE35]*14" office:value-type="float" office:value="14.4913874663886">
            <text:p>14.4913874664</text:p>
          </table:table-cell>
          <table:table-cell table:formula="of:=[.AE35]*15" office:value-type="float" office:value="15.5264865711307">
            <text:p>15.5264865711</text:p>
          </table:table-cell>
          <table:table-cell table:formula="of:=[.AE35]*16" office:value-type="float" office:value="16.5615856758727">
            <text:p>16.5615856759</text:p>
          </table:table-cell>
          <table:table-cell table:formula="of:=[.AE35]*17" office:value-type="float" office:value="17.5966847806148">
            <text:p>17.5966847806</text:p>
          </table:table-cell>
          <table:table-cell table:formula="of:=[.AE35]*18" office:value-type="float" office:value="18.6317838853568">
            <text:p>18.6317838854</text:p>
          </table:table-cell>
          <table:table-cell table:formula="of:=[.AE35]*19" office:value-type="float" office:value="19.6668829900988">
            <text:p>19.6668829901</text:p>
          </table:table-cell>
          <table:table-cell table:formula="of:=[.AE35]*20" office:value-type="float" office:value="20.7019820948409">
            <text:p>20.7019820948</text:p>
          </table:table-cell>
          <table:table-cell table:formula="of:=[.AE35]*21" office:value-type="float" office:value="21.7370811995829">
            <text:p>21.7370811996</text:p>
          </table:table-cell>
          <table:table-cell table:formula="of:=[.AE35]*22" office:value-type="float" office:value="22.772180304325">
            <text:p>22.7721803043</text:p>
          </table:table-cell>
        </table:table-row>
        <table:table-row table:style-name="ro2">
          <table:table-cell office:value-type="string">
            <text:p>H.Earth/H.Uranus</text:p>
          </table:table-cell>
          <table:table-cell office:value-type="float" office:value="345.048">
            <text:p>345.048</text:p>
          </table:table-cell>
          <table:table-cell office:value-type="float" office:value="22039.309">
            <text:p>22039.309</text:p>
          </table:table-cell>
          <table:table-cell/>
          <table:table-cell table:formula="of:=([.C36]-[.B36])/360" office:value-type="float" office:value="60.2618361111111">
            <text:p>60.2618361111</text:p>
          </table:table-cell>
          <table:table-cell office:value-type="float" office:value="22278">
            <text:p>22278</text:p>
          </table:table-cell>
          <table:table-cell/>
          <table:table-cell table:formula="of:=[.F36]/[.E36]" office:value-type="float" office:value="369.686711153701">
            <text:p>369.6867111537</text:p>
          </table:table-cell>
          <table:table-cell table:formula="of:=[.H36]*2" office:value-type="float" office:value="739.373422307402">
            <text:p>739.3734223074</text:p>
          </table:table-cell>
          <table:table-cell table:formula="of:=[.H36]*3" office:value-type="float" office:value="1109.0601334611">
            <text:p>1109.0601334611</text:p>
          </table:table-cell>
          <table:table-cell table:formula="of:=[.H36]*4" office:value-type="float" office:value="1478.7468446148">
            <text:p>1478.7468446148</text:p>
          </table:table-cell>
          <table:table-cell table:formula="of:=[.H36]*5" office:value-type="float" office:value="1848.43355576851">
            <text:p>1848.4335557685</text:p>
          </table:table-cell>
          <table:table-cell table:formula="of:=[.H36]*6" office:value-type="float" office:value="2218.12026692221">
            <text:p>2218.1202669222</text:p>
          </table:table-cell>
          <table:table-cell table:formula="of:=[.H36]*7" office:value-type="float" office:value="2587.80697807591">
            <text:p>2587.8069780759</text:p>
          </table:table-cell>
          <table:table-cell table:formula="of:=[.H36]*8" office:value-type="float" office:value="2957.49368922961">
            <text:p>2957.4936892296</text:p>
          </table:table-cell>
          <table:table-cell table:formula="of:=[.H36]*9" office:value-type="float" office:value="3327.18040038331">
            <text:p>3327.1804003833</text:p>
          </table:table-cell>
          <table:table-cell table:formula="of:=[.H36]*10" office:value-type="float" office:value="3696.86711153701">
            <text:p>3696.867111537</text:p>
          </table:table-cell>
          <table:table-cell table:formula="of:=[.H36]*11" office:value-type="float" office:value="4066.55382269071">
            <text:p>4066.5538226907</text:p>
          </table:table-cell>
          <table:table-cell table:formula="of:=[.H36]*12" office:value-type="float" office:value="4436.24053384441">
            <text:p>4436.2405338444</text:p>
          </table:table-cell>
          <table:table-cell table:formula="of:=[.H36]*12" office:value-type="float" office:value="4436.24053384441">
            <text:p>4436.2405338444</text:p>
          </table:table-cell>
          <table:table-cell table:formula="of:=[.H36]*13" office:value-type="float" office:value="4805.92724499811">
            <text:p>4805.9272449981</text:p>
          </table:table-cell>
          <table:table-cell table:formula="of:=[.H36]*14" office:value-type="float" office:value="5175.61395615181">
            <text:p>5175.6139561518</text:p>
          </table:table-cell>
          <table:table-cell table:formula="of:=[.H36]*15" office:value-type="float" office:value="5545.30066730551">
            <text:p>5545.3006673055</text:p>
          </table:table-cell>
          <table:table-cell table:formula="of:=[.H36]*16" office:value-type="float" office:value="5914.98737845922">
            <text:p>5914.9873784592</text:p>
          </table:table-cell>
          <table:table-cell table:formula="of:=[.H36]*17" office:value-type="float" office:value="6284.67408961292">
            <text:p>6284.6740896129</text:p>
          </table:table-cell>
          <table:table-cell table:formula="of:=[.H36]*18" office:value-type="float" office:value="6654.36080076662">
            <text:p>6654.3608007666</text:p>
          </table:table-cell>
          <table:table-cell table:formula="of:=[.H36]*19" office:value-type="float" office:value="7024.04751192032">
            <text:p>7024.0475119203</text:p>
          </table:table-cell>
          <table:table-cell table:formula="of:=[.H36]*20" office:value-type="float" office:value="7393.73422307402">
            <text:p>7393.734223074</text:p>
          </table:table-cell>
          <table:table-cell table:formula="of:=[.H36]*21" office:value-type="float" office:value="7763.42093422772">
            <text:p>7763.4209342277</text:p>
          </table:table-cell>
          <table:table-cell table:formula="of:=[.H36]*22" office:value-type="float" office:value="8133.10764538142">
            <text:p>8133.1076453814</text:p>
          </table:table-cell>
          <table:table-cell table:formula="of:=[.H36]/365.2425" office:value-type="float" office:value="1.01216783685825">
            <text:p>1.0121678369</text:p>
          </table:table-cell>
          <table:table-cell table:formula="of:=[.AE36]*2" office:value-type="float" office:value="2.02433567371651">
            <text:p>2.0243356737</text:p>
          </table:table-cell>
          <table:table-cell table:formula="of:=[.AE36]*3" office:value-type="float" office:value="3.03650351057476">
            <text:p>3.0365035106</text:p>
          </table:table-cell>
          <table:table-cell table:formula="of:=[.AE36]*4" office:value-type="float" office:value="4.04867134743302">
            <text:p>4.0486713474</text:p>
          </table:table-cell>
          <table:table-cell table:formula="of:=[.AE36]*5" office:value-type="float" office:value="5.06083918429127">
            <text:p>5.0608391843</text:p>
          </table:table-cell>
          <table:table-cell table:formula="of:=[.AE36]*6" office:value-type="float" office:value="6.07300702114953">
            <text:p>6.0730070211</text:p>
          </table:table-cell>
          <table:table-cell table:formula="of:=[.AE36]*7" office:value-type="float" office:value="7.08517485800778">
            <text:p>7.085174858</text:p>
          </table:table-cell>
          <table:table-cell table:formula="of:=[.AE36]*8" office:value-type="float" office:value="8.09734269486603">
            <text:p>8.0973426949</text:p>
          </table:table-cell>
          <table:table-cell table:formula="of:=[.AE36]*9" office:value-type="float" office:value="9.10951053172429">
            <text:p>9.1095105317</text:p>
          </table:table-cell>
          <table:table-cell table:formula="of:=[.AE36]*10" office:value-type="float" office:value="10.1216783685825">
            <text:p>10.1216783686</text:p>
          </table:table-cell>
          <table:table-cell table:formula="of:=[.AE36]*11" office:value-type="float" office:value="11.1338462054408">
            <text:p>11.1338462054</text:p>
          </table:table-cell>
          <table:table-cell table:formula="of:=[.AE36]*12" office:value-type="float" office:value="12.1460140422991">
            <text:p>12.1460140423</text:p>
          </table:table-cell>
          <table:table-cell table:formula="of:=[.AE36]*13" office:value-type="float" office:value="13.1581818791573">
            <text:p>13.1581818792</text:p>
          </table:table-cell>
          <table:table-cell table:formula="of:=[.AE36]*14" office:value-type="float" office:value="14.1703497160156">
            <text:p>14.170349716</text:p>
          </table:table-cell>
          <table:table-cell table:formula="of:=[.AE36]*15" office:value-type="float" office:value="15.1825175528738">
            <text:p>15.1825175529</text:p>
          </table:table-cell>
          <table:table-cell table:formula="of:=[.AE36]*16" office:value-type="float" office:value="16.1946853897321">
            <text:p>16.1946853897</text:p>
          </table:table-cell>
          <table:table-cell table:formula="of:=[.AE36]*17" office:value-type="float" office:value="17.2068532265903">
            <text:p>17.2068532266</text:p>
          </table:table-cell>
          <table:table-cell table:formula="of:=[.AE36]*18" office:value-type="float" office:value="18.2190210634486">
            <text:p>18.2190210634</text:p>
          </table:table-cell>
          <table:table-cell table:formula="of:=[.AE36]*19" office:value-type="float" office:value="19.2311889003068">
            <text:p>19.2311889003</text:p>
          </table:table-cell>
          <table:table-cell table:formula="of:=[.AE36]*20" office:value-type="float" office:value="20.2433567371651">
            <text:p>20.2433567372</text:p>
          </table:table-cell>
          <table:table-cell table:formula="of:=[.AE36]*21" office:value-type="float" office:value="21.2555245740233">
            <text:p>21.255524574</text:p>
          </table:table-cell>
          <table:table-cell table:formula="of:=[.AE36]*22" office:value-type="float" office:value="22.2676924108816">
            <text:p>22.2676924109</text:p>
          </table:table-cell>
        </table:table-row>
        <table:table-row table:style-name="ro2">
          <table:table-cell office:value-type="string">
            <text:p>H.Earth/H.Neptune</text:p>
          </table:table-cell>
          <table:table-cell office:value-type="float" office:value="254.277">
            <text:p>254.277</text:p>
          </table:table-cell>
          <table:table-cell office:value-type="float" office:value="22079.542">
            <text:p>22079.542</text:p>
          </table:table-cell>
          <table:table-cell/>
          <table:table-cell table:formula="of:=([.C37]-[.B37])/360" office:value-type="float" office:value="60.6257361111111">
            <text:p>60.6257361111</text:p>
          </table:table-cell>
          <table:table-cell office:value-type="float" office:value="22278">
            <text:p>22278</text:p>
          </table:table-cell>
          <table:table-cell/>
          <table:table-cell table:formula="of:=[.F37]/[.E37]" office:value-type="float" office:value="367.467703141291">
            <text:p>367.4677031413</text:p>
          </table:table-cell>
          <table:table-cell table:formula="of:=[.H37]*2" office:value-type="float" office:value="734.935406282581">
            <text:p>734.9354062826</text:p>
          </table:table-cell>
          <table:table-cell table:formula="of:=[.H37]*3" office:value-type="float" office:value="1102.40310942387">
            <text:p>1102.4031094239</text:p>
          </table:table-cell>
          <table:table-cell table:formula="of:=[.H37]*4" office:value-type="float" office:value="1469.87081256516">
            <text:p>1469.8708125652</text:p>
          </table:table-cell>
          <table:table-cell table:formula="of:=[.H37]*5" office:value-type="float" office:value="1837.33851570645">
            <text:p>1837.3385157065</text:p>
          </table:table-cell>
          <table:table-cell table:formula="of:=[.H37]*6" office:value-type="float" office:value="2204.80621884774">
            <text:p>2204.8062188478</text:p>
          </table:table-cell>
          <table:table-cell table:formula="of:=[.H37]*7" office:value-type="float" office:value="2572.27392198903">
            <text:p>2572.273921989</text:p>
          </table:table-cell>
          <table:table-cell table:formula="of:=[.H37]*8" office:value-type="float" office:value="2939.74162513032">
            <text:p>2939.7416251303</text:p>
          </table:table-cell>
          <table:table-cell table:formula="of:=[.H37]*9" office:value-type="float" office:value="3307.20932827162">
            <text:p>3307.2093282716</text:p>
          </table:table-cell>
          <table:table-cell table:formula="of:=[.H37]*10" office:value-type="float" office:value="3674.67703141291">
            <text:p>3674.6770314129</text:p>
          </table:table-cell>
          <table:table-cell table:formula="of:=[.H37]*11" office:value-type="float" office:value="4042.1447345542">
            <text:p>4042.1447345542</text:p>
          </table:table-cell>
          <table:table-cell table:formula="of:=[.H37]*12" office:value-type="float" office:value="4409.61243769549">
            <text:p>4409.6124376955</text:p>
          </table:table-cell>
          <table:table-cell table:formula="of:=[.H37]*12" office:value-type="float" office:value="4409.61243769549">
            <text:p>4409.6124376955</text:p>
          </table:table-cell>
          <table:table-cell table:formula="of:=[.H37]*13" office:value-type="float" office:value="4777.08014083678">
            <text:p>4777.0801408368</text:p>
          </table:table-cell>
          <table:table-cell table:formula="of:=[.H37]*14" office:value-type="float" office:value="5144.54784397807">
            <text:p>5144.5478439781</text:p>
          </table:table-cell>
          <table:table-cell table:formula="of:=[.H37]*15" office:value-type="float" office:value="5512.01554711936">
            <text:p>5512.0155471194</text:p>
          </table:table-cell>
          <table:table-cell table:formula="of:=[.H37]*16" office:value-type="float" office:value="5879.48325026065">
            <text:p>5879.4832502607</text:p>
          </table:table-cell>
          <table:table-cell table:formula="of:=[.H37]*17" office:value-type="float" office:value="6246.95095340194">
            <text:p>6246.9509534019</text:p>
          </table:table-cell>
          <table:table-cell table:formula="of:=[.H37]*18" office:value-type="float" office:value="6614.41865654323">
            <text:p>6614.4186565432</text:p>
          </table:table-cell>
          <table:table-cell table:formula="of:=[.H37]*19" office:value-type="float" office:value="6981.88635968452">
            <text:p>6981.8863596845</text:p>
          </table:table-cell>
          <table:table-cell table:formula="of:=[.H37]*20" office:value-type="float" office:value="7349.35406282581">
            <text:p>7349.3540628258</text:p>
          </table:table-cell>
          <table:table-cell table:formula="of:=[.H37]*21" office:value-type="float" office:value="7716.8217659671">
            <text:p>7716.8217659671</text:p>
          </table:table-cell>
          <table:table-cell table:formula="of:=[.H37]*22" office:value-type="float" office:value="8084.28946910839">
            <text:p>8084.2894691084</text:p>
          </table:table-cell>
          <table:table-cell table:formula="of:=[.H37]/365.2425" office:value-type="float" office:value="1.00609239927251">
            <text:p>1.0060923993</text:p>
          </table:table-cell>
          <table:table-cell table:formula="of:=[.AE37]*2" office:value-type="float" office:value="2.01218479854502">
            <text:p>2.0121847985</text:p>
          </table:table-cell>
          <table:table-cell table:formula="of:=[.AE37]*3" office:value-type="float" office:value="3.01827719781754">
            <text:p>3.0182771978</text:p>
          </table:table-cell>
          <table:table-cell table:formula="of:=[.AE37]*4" office:value-type="float" office:value="4.02436959709005">
            <text:p>4.0243695971</text:p>
          </table:table-cell>
          <table:table-cell table:formula="of:=[.AE37]*5" office:value-type="float" office:value="5.03046199636256">
            <text:p>5.0304619964</text:p>
          </table:table-cell>
          <table:table-cell table:formula="of:=[.AE37]*6" office:value-type="float" office:value="6.03655439563507">
            <text:p>6.0365543956</text:p>
          </table:table-cell>
          <table:table-cell table:formula="of:=[.AE37]*7" office:value-type="float" office:value="7.04264679490759">
            <text:p>7.0426467949</text:p>
          </table:table-cell>
          <table:table-cell table:formula="of:=[.AE37]*8" office:value-type="float" office:value="8.0487391941801">
            <text:p>8.0487391942</text:p>
          </table:table-cell>
          <table:table-cell table:formula="of:=[.AE37]*9" office:value-type="float" office:value="9.05483159345261">
            <text:p>9.0548315935</text:p>
          </table:table-cell>
          <table:table-cell table:formula="of:=[.AE37]*10" office:value-type="float" office:value="10.0609239927251">
            <text:p>10.0609239927</text:p>
          </table:table-cell>
          <table:table-cell table:formula="of:=[.AE37]*11" office:value-type="float" office:value="11.0670163919976">
            <text:p>11.067016392</text:p>
          </table:table-cell>
          <table:table-cell table:formula="of:=[.AE37]*12" office:value-type="float" office:value="12.0731087912701">
            <text:p>12.0731087913</text:p>
          </table:table-cell>
          <table:table-cell table:formula="of:=[.AE37]*13" office:value-type="float" office:value="13.0792011905427">
            <text:p>13.0792011905</text:p>
          </table:table-cell>
          <table:table-cell table:formula="of:=[.AE37]*14" office:value-type="float" office:value="14.0852935898152">
            <text:p>14.0852935898</text:p>
          </table:table-cell>
          <table:table-cell table:formula="of:=[.AE37]*15" office:value-type="float" office:value="15.0913859890877">
            <text:p>15.0913859891</text:p>
          </table:table-cell>
          <table:table-cell table:formula="of:=[.AE37]*16" office:value-type="float" office:value="16.0974783883602">
            <text:p>16.0974783884</text:p>
          </table:table-cell>
          <table:table-cell table:formula="of:=[.AE37]*17" office:value-type="float" office:value="17.1035707876327">
            <text:p>17.1035707876</text:p>
          </table:table-cell>
          <table:table-cell table:formula="of:=[.AE37]*18" office:value-type="float" office:value="18.1096631869052">
            <text:p>18.1096631869</text:p>
          </table:table-cell>
          <table:table-cell table:formula="of:=[.AE37]*19" office:value-type="float" office:value="19.1157555861777">
            <text:p>19.1157555862</text:p>
          </table:table-cell>
          <table:table-cell table:formula="of:=[.AE37]*20" office:value-type="float" office:value="20.1218479854502">
            <text:p>20.1218479855</text:p>
          </table:table-cell>
          <table:table-cell table:formula="of:=[.AE37]*21" office:value-type="float" office:value="21.1279403847228">
            <text:p>21.1279403847</text:p>
          </table:table-cell>
          <table:table-cell table:formula="of:=[.AE37]*22" office:value-type="float" office:value="22.1340327839953">
            <text:p>22.134032784</text:p>
          </table:table-cell>
        </table:table-row>
        <table:table-row table:style-name="ro2">
          <table:table-cell office:value-type="string">
            <text:p>H.Earth/H.Pluto</text:p>
          </table:table-cell>
          <table:table-cell office:value-type="float" office:value="315.171">
            <text:p>315.171</text:p>
          </table:table-cell>
          <table:table-cell office:value-type="float" office:value="22133.473">
            <text:p>22133.473</text:p>
          </table:table-cell>
          <table:table-cell/>
          <table:table-cell table:formula="of:=([.C38]-[.B38])/360" office:value-type="float" office:value="60.6063944444445">
            <text:p>60.6063944444</text:p>
          </table:table-cell>
          <table:table-cell office:value-type="float" office:value="22278">
            <text:p>22278</text:p>
          </table:table-cell>
          <table:table-cell/>
          <table:table-cell table:formula="of:=[.F38]/[.E38]" office:value-type="float" office:value="367.584975219428">
            <text:p>367.5849752194</text:p>
          </table:table-cell>
          <table:table-cell table:formula="of:=[.H38]*2" office:value-type="float" office:value="735.169950438856">
            <text:p>735.1699504389</text:p>
          </table:table-cell>
          <table:table-cell table:formula="of:=[.H38]*3" office:value-type="float" office:value="1102.75492565828">
            <text:p>1102.7549256583</text:p>
          </table:table-cell>
          <table:table-cell table:formula="of:=[.H38]*4" office:value-type="float" office:value="1470.33990087771">
            <text:p>1470.3399008777</text:p>
          </table:table-cell>
          <table:table-cell table:formula="of:=[.H38]*5" office:value-type="float" office:value="1837.92487609714">
            <text:p>1837.9248760971</text:p>
          </table:table-cell>
          <table:table-cell table:formula="of:=[.H38]*6" office:value-type="float" office:value="2205.50985131657">
            <text:p>2205.5098513166</text:p>
          </table:table-cell>
          <table:table-cell table:formula="of:=[.H38]*7" office:value-type="float" office:value="2573.094826536">
            <text:p>2573.094826536</text:p>
          </table:table-cell>
          <table:table-cell table:formula="of:=[.H38]*8" office:value-type="float" office:value="2940.67980175542">
            <text:p>2940.6798017554</text:p>
          </table:table-cell>
          <table:table-cell table:formula="of:=[.H38]*9" office:value-type="float" office:value="3308.26477697485">
            <text:p>3308.2647769749</text:p>
          </table:table-cell>
          <table:table-cell table:formula="of:=[.H38]*10" office:value-type="float" office:value="3675.84975219428">
            <text:p>3675.8497521943</text:p>
          </table:table-cell>
          <table:table-cell table:formula="of:=[.H38]*11" office:value-type="float" office:value="4043.43472741371">
            <text:p>4043.4347274137</text:p>
          </table:table-cell>
          <table:table-cell table:formula="of:=[.H38]*12" office:value-type="float" office:value="4411.01970263314">
            <text:p>4411.0197026331</text:p>
          </table:table-cell>
          <table:table-cell table:formula="of:=[.H38]*12" office:value-type="float" office:value="4411.01970263314">
            <text:p>4411.0197026331</text:p>
          </table:table-cell>
          <table:table-cell table:formula="of:=[.H38]*13" office:value-type="float" office:value="4778.60467785257">
            <text:p>4778.6046778526</text:p>
          </table:table-cell>
          <table:table-cell table:formula="of:=[.H38]*14" office:value-type="float" office:value="5146.18965307199">
            <text:p>5146.189653072</text:p>
          </table:table-cell>
          <table:table-cell table:formula="of:=[.H38]*15" office:value-type="float" office:value="5513.77462829142">
            <text:p>5513.7746282914</text:p>
          </table:table-cell>
          <table:table-cell table:formula="of:=[.H38]*16" office:value-type="float" office:value="5881.35960351085">
            <text:p>5881.3596035109</text:p>
          </table:table-cell>
          <table:table-cell table:formula="of:=[.H38]*17" office:value-type="float" office:value="6248.94457873028">
            <text:p>6248.9445787303</text:p>
          </table:table-cell>
          <table:table-cell table:formula="of:=[.H38]*18" office:value-type="float" office:value="6616.52955394971">
            <text:p>6616.5295539497</text:p>
          </table:table-cell>
          <table:table-cell table:formula="of:=[.H38]*19" office:value-type="float" office:value="6984.11452916913">
            <text:p>6984.1145291691</text:p>
          </table:table-cell>
          <table:table-cell table:formula="of:=[.H38]*20" office:value-type="float" office:value="7351.69950438856">
            <text:p>7351.6995043886</text:p>
          </table:table-cell>
          <table:table-cell table:formula="of:=[.H38]*21" office:value-type="float" office:value="7719.28447960799">
            <text:p>7719.284479608</text:p>
          </table:table-cell>
          <table:table-cell table:formula="of:=[.H38]*22" office:value-type="float" office:value="8086.86945482742">
            <text:p>8086.8694548274</text:p>
          </table:table-cell>
          <table:table-cell table:formula="of:=[.H38]/365.2425" office:value-type="float" office:value="1.00641347931697">
            <text:p>1.0064134793</text:p>
          </table:table-cell>
          <table:table-cell table:formula="of:=[.AE38]*2" office:value-type="float" office:value="2.01282695863394">
            <text:p>2.0128269586</text:p>
          </table:table-cell>
          <table:table-cell table:formula="of:=[.AE38]*3" office:value-type="float" office:value="3.01924043795091">
            <text:p>3.019240438</text:p>
          </table:table-cell>
          <table:table-cell table:formula="of:=[.AE38]*4" office:value-type="float" office:value="4.02565391726788">
            <text:p>4.0256539173</text:p>
          </table:table-cell>
          <table:table-cell table:formula="of:=[.AE38]*5" office:value-type="float" office:value="5.03206739658484">
            <text:p>5.0320673966</text:p>
          </table:table-cell>
          <table:table-cell table:formula="of:=[.AE38]*6" office:value-type="float" office:value="6.03848087590181">
            <text:p>6.0384808759</text:p>
          </table:table-cell>
          <table:table-cell table:formula="of:=[.AE38]*7" office:value-type="float" office:value="7.04489435521878">
            <text:p>7.0448943552</text:p>
          </table:table-cell>
          <table:table-cell table:formula="of:=[.AE38]*8" office:value-type="float" office:value="8.05130783453575">
            <text:p>8.0513078345</text:p>
          </table:table-cell>
          <table:table-cell table:formula="of:=[.AE38]*9" office:value-type="float" office:value="9.05772131385272">
            <text:p>9.0577213139</text:p>
          </table:table-cell>
          <table:table-cell table:formula="of:=[.AE38]*10" office:value-type="float" office:value="10.0641347931697">
            <text:p>10.0641347932</text:p>
          </table:table-cell>
          <table:table-cell table:formula="of:=[.AE38]*11" office:value-type="float" office:value="11.0705482724867">
            <text:p>11.0705482725</text:p>
          </table:table-cell>
          <table:table-cell table:formula="of:=[.AE38]*12" office:value-type="float" office:value="12.0769617518036">
            <text:p>12.0769617518</text:p>
          </table:table-cell>
          <table:table-cell table:formula="of:=[.AE38]*13" office:value-type="float" office:value="13.0833752311206">
            <text:p>13.0833752311</text:p>
          </table:table-cell>
          <table:table-cell table:formula="of:=[.AE38]*14" office:value-type="float" office:value="14.0897887104376">
            <text:p>14.0897887104</text:p>
          </table:table-cell>
          <table:table-cell table:formula="of:=[.AE38]*15" office:value-type="float" office:value="15.0962021897545">
            <text:p>15.0962021898</text:p>
          </table:table-cell>
          <table:table-cell table:formula="of:=[.AE38]*16" office:value-type="float" office:value="16.1026156690715">
            <text:p>16.1026156691</text:p>
          </table:table-cell>
          <table:table-cell table:formula="of:=[.AE38]*17" office:value-type="float" office:value="17.1090291483885">
            <text:p>17.1090291484</text:p>
          </table:table-cell>
          <table:table-cell table:formula="of:=[.AE38]*18" office:value-type="float" office:value="18.1154426277054">
            <text:p>18.1154426277</text:p>
          </table:table-cell>
          <table:table-cell table:formula="of:=[.AE38]*19" office:value-type="float" office:value="19.1218561070224">
            <text:p>19.121856107</text:p>
          </table:table-cell>
          <table:table-cell table:formula="of:=[.AE38]*20" office:value-type="float" office:value="20.1282695863394">
            <text:p>20.1282695863</text:p>
          </table:table-cell>
          <table:table-cell table:formula="of:=[.AE38]*21" office:value-type="float" office:value="21.1346830656564">
            <text:p>21.1346830657</text:p>
          </table:table-cell>
          <table:table-cell table:formula="of:=[.AE38]*22" office:value-type="float" office:value="22.1410965449733">
            <text:p>22.141096545</text:p>
          </table:table-cell>
        </table:table-row>
        <table:table-row table:style-name="ro2">
          <table:table-cell office:value-type="string">
            <text:p>H.Mars/H.Jupiter</text:p>
          </table:table-cell>
          <table:table-cell office:value-type="float" office:value="276.635">
            <text:p>276.635</text:p>
          </table:table-cell>
          <table:table-cell office:value-type="float" office:value="10090.719">
            <text:p>10090.719</text:p>
          </table:table-cell>
          <table:table-cell/>
          <table:table-cell table:formula="of:=([.C39]-[.B39])/360" office:value-type="float" office:value="27.2613444444444">
            <text:p>27.2613444444</text:p>
          </table:table-cell>
          <table:table-cell office:value-type="float" office:value="22278">
            <text:p>22278</text:p>
          </table:table-cell>
          <table:table-cell/>
          <table:table-cell table:formula="of:=[.F39]/[.E39]" office:value-type="float" office:value="817.201075515555">
            <text:p>817.2010755156</text:p>
          </table:table-cell>
          <table:table-cell table:formula="of:=[.H39]*2" office:value-type="float" office:value="1634.40215103111">
            <text:p>1634.4021510311</text:p>
          </table:table-cell>
          <table:table-cell table:formula="of:=[.H39]*3" office:value-type="float" office:value="2451.60322654666">
            <text:p>2451.6032265467</text:p>
          </table:table-cell>
          <table:table-cell table:formula="of:=[.H39]*4" office:value-type="float" office:value="3268.80430206222">
            <text:p>3268.8043020622</text:p>
          </table:table-cell>
          <table:table-cell table:formula="of:=[.H39]*5" office:value-type="float" office:value="4086.00537757778">
            <text:p>4086.0053775778</text:p>
          </table:table-cell>
          <table:table-cell table:formula="of:=[.H39]*6" office:value-type="float" office:value="4903.20645309333">
            <text:p>4903.2064530933</text:p>
          </table:table-cell>
          <table:table-cell table:formula="of:=[.H39]*7" office:value-type="float" office:value="5720.40752860889">
            <text:p>5720.4075286089</text:p>
          </table:table-cell>
          <table:table-cell table:formula="of:=[.H39]*8" office:value-type="float" office:value="6537.60860412444">
            <text:p>6537.6086041244</text:p>
          </table:table-cell>
          <table:table-cell table:formula="of:=[.H39]*9" office:value-type="float" office:value="7354.80967964">
            <text:p>7354.80967964</text:p>
          </table:table-cell>
          <table:table-cell table:formula="of:=[.H39]*10" office:value-type="float" office:value="8172.01075515555">
            <text:p>8172.0107551556</text:p>
          </table:table-cell>
          <table:table-cell table:formula="of:=[.H39]*11" office:value-type="float" office:value="8989.21183067111">
            <text:p>8989.2118306711</text:p>
          </table:table-cell>
          <table:table-cell table:formula="of:=[.H39]*12" office:value-type="float" office:value="9806.41290618666">
            <text:p>9806.4129061867</text:p>
          </table:table-cell>
          <table:table-cell table:formula="of:=[.H39]*12" office:value-type="float" office:value="9806.41290618666">
            <text:p>9806.4129061867</text:p>
          </table:table-cell>
          <table:table-cell table:formula="of:=[.H39]*13" office:value-type="float" office:value="10623.6139817022">
            <text:p>10623.6139817022</text:p>
          </table:table-cell>
          <table:table-cell table:formula="of:=[.H39]*14" office:value-type="float" office:value="11440.8150572178">
            <text:p>11440.8150572178</text:p>
          </table:table-cell>
          <table:table-cell table:formula="of:=[.H39]*15" office:value-type="float" office:value="12258.0161327333">
            <text:p>12258.0161327333</text:p>
          </table:table-cell>
          <table:table-cell table:formula="of:=[.H39]*16" office:value-type="float" office:value="13075.2172082489">
            <text:p>13075.2172082489</text:p>
          </table:table-cell>
          <table:table-cell table:formula="of:=[.H39]*17" office:value-type="float" office:value="13892.4182837644">
            <text:p>13892.4182837644</text:p>
          </table:table-cell>
          <table:table-cell table:formula="of:=[.H39]*18" office:value-type="float" office:value="14709.61935928">
            <text:p>14709.61935928</text:p>
          </table:table-cell>
          <table:table-cell table:formula="of:=[.H39]*19" office:value-type="float" office:value="15526.8204347955">
            <text:p>15526.8204347955</text:p>
          </table:table-cell>
          <table:table-cell table:formula="of:=[.H39]*20" office:value-type="float" office:value="16344.0215103111">
            <text:p>16344.0215103111</text:p>
          </table:table-cell>
          <table:table-cell table:formula="of:=[.H39]*21" office:value-type="float" office:value="17161.2225858267">
            <text:p>17161.2225858267</text:p>
          </table:table-cell>
          <table:table-cell table:formula="of:=[.H39]*22" office:value-type="float" office:value="17978.4236613422">
            <text:p>17978.4236613422</text:p>
          </table:table-cell>
          <table:table-cell table:formula="of:=[.H39]/365.2425" office:value-type="float" office:value="2.23742055077258">
            <text:p>2.2374205508</text:p>
          </table:table-cell>
          <table:table-cell table:formula="of:=[.AE39]*2" office:value-type="float" office:value="4.47484110154517">
            <text:p>4.4748411015</text:p>
          </table:table-cell>
          <table:table-cell table:formula="of:=[.AE39]*3" office:value-type="float" office:value="6.71226165231775">
            <text:p>6.7122616523</text:p>
          </table:table-cell>
          <table:table-cell table:formula="of:=[.AE39]*4" office:value-type="float" office:value="8.94968220309033">
            <text:p>8.9496822031</text:p>
          </table:table-cell>
          <table:table-cell table:formula="of:=[.AE39]*5" office:value-type="float" office:value="11.1871027538629">
            <text:p>11.1871027539</text:p>
          </table:table-cell>
          <table:table-cell table:formula="of:=[.AE39]*6" office:value-type="float" office:value="13.4245233046355">
            <text:p>13.4245233046</text:p>
          </table:table-cell>
          <table:table-cell table:formula="of:=[.AE39]*7" office:value-type="float" office:value="15.6619438554081">
            <text:p>15.6619438554</text:p>
          </table:table-cell>
          <table:table-cell table:formula="of:=[.AE39]*8" office:value-type="float" office:value="17.8993644061807">
            <text:p>17.8993644062</text:p>
          </table:table-cell>
          <table:table-cell table:formula="of:=[.AE39]*9" office:value-type="float" office:value="20.1367849569532">
            <text:p>20.136784957</text:p>
          </table:table-cell>
          <table:table-cell table:formula="of:=[.AE39]*10" office:value-type="float" office:value="22.3742055077258">
            <text:p>22.3742055077</text:p>
          </table:table-cell>
          <table:table-cell table:formula="of:=[.AE39]*11" office:value-type="float" office:value="24.6116260584984">
            <text:p>24.6116260585</text:p>
          </table:table-cell>
          <table:table-cell table:formula="of:=[.AE39]*12" office:value-type="float" office:value="26.849046609271">
            <text:p>26.8490466093</text:p>
          </table:table-cell>
          <table:table-cell table:formula="of:=[.AE39]*13" office:value-type="float" office:value="29.0864671600436">
            <text:p>29.08646716</text:p>
          </table:table-cell>
          <table:table-cell table:formula="of:=[.AE39]*14" office:value-type="float" office:value="31.3238877108162">
            <text:p>31.3238877108</text:p>
          </table:table-cell>
          <table:table-cell table:formula="of:=[.AE39]*15" office:value-type="float" office:value="33.5613082615887">
            <text:p>33.5613082616</text:p>
          </table:table-cell>
          <table:table-cell table:formula="of:=[.AE39]*16" office:value-type="float" office:value="35.7987288123613">
            <text:p>35.7987288124</text:p>
          </table:table-cell>
          <table:table-cell table:formula="of:=[.AE39]*17" office:value-type="float" office:value="38.0361493631339">
            <text:p>38.0361493631</text:p>
          </table:table-cell>
          <table:table-cell table:formula="of:=[.AE39]*18" office:value-type="float" office:value="40.2735699139065">
            <text:p>40.2735699139</text:p>
          </table:table-cell>
          <table:table-cell table:formula="of:=[.AE39]*19" office:value-type="float" office:value="42.5109904646791">
            <text:p>42.5109904647</text:p>
          </table:table-cell>
          <table:table-cell table:formula="of:=[.AE39]*20" office:value-type="float" office:value="44.7484110154517">
            <text:p>44.7484110155</text:p>
          </table:table-cell>
          <table:table-cell table:formula="of:=[.AE39]*21" office:value-type="float" office:value="46.9858315662242">
            <text:p>46.9858315662</text:p>
          </table:table-cell>
          <table:table-cell table:formula="of:=[.AE39]*22" office:value-type="float" office:value="49.2232521169968">
            <text:p>49.223252117</text:p>
          </table:table-cell>
        </table:table-row>
        <table:table-row table:style-name="ro2">
          <table:table-cell office:value-type="string">
            <text:p>H.Mars/H.Chiron</text:p>
          </table:table-cell>
          <table:table-cell office:value-type="float" office:value="91.369">
            <text:p>91.369</text:p>
          </table:table-cell>
          <table:table-cell office:value-type="float" office:value="11343.447">
            <text:p>11343.447</text:p>
          </table:table-cell>
          <table:table-cell/>
          <table:table-cell table:formula="of:=([.C40]-[.B40])/360" office:value-type="float" office:value="31.2557722222222">
            <text:p>31.2557722222</text:p>
          </table:table-cell>
          <table:table-cell office:value-type="float" office:value="22278">
            <text:p>22278</text:p>
          </table:table-cell>
          <table:table-cell/>
          <table:table-cell table:formula="of:=[.F40]/[.E40]" office:value-type="float" office:value="712.764344505966">
            <text:p>712.764344506</text:p>
          </table:table-cell>
          <table:table-cell table:formula="of:=[.H40]*2" office:value-type="float" office:value="1425.52868901193">
            <text:p>1425.5286890119</text:p>
          </table:table-cell>
          <table:table-cell table:formula="of:=[.H40]*3" office:value-type="float" office:value="2138.2930335179">
            <text:p>2138.2930335179</text:p>
          </table:table-cell>
          <table:table-cell table:formula="of:=[.H40]*4" office:value-type="float" office:value="2851.05737802386">
            <text:p>2851.0573780239</text:p>
          </table:table-cell>
          <table:table-cell table:formula="of:=[.H40]*5" office:value-type="float" office:value="3563.82172252983">
            <text:p>3563.8217225298</text:p>
          </table:table-cell>
          <table:table-cell table:formula="of:=[.H40]*6" office:value-type="float" office:value="4276.5860670358">
            <text:p>4276.5860670358</text:p>
          </table:table-cell>
          <table:table-cell table:formula="of:=[.H40]*7" office:value-type="float" office:value="4989.35041154176">
            <text:p>4989.3504115418</text:p>
          </table:table-cell>
          <table:table-cell table:formula="of:=[.H40]*8" office:value-type="float" office:value="5702.11475604773">
            <text:p>5702.1147560477</text:p>
          </table:table-cell>
          <table:table-cell table:formula="of:=[.H40]*9" office:value-type="float" office:value="6414.87910055369">
            <text:p>6414.8791005537</text:p>
          </table:table-cell>
          <table:table-cell table:formula="of:=[.H40]*10" office:value-type="float" office:value="7127.64344505966">
            <text:p>7127.6434450597</text:p>
          </table:table-cell>
          <table:table-cell table:formula="of:=[.H40]*11" office:value-type="float" office:value="7840.40778956563">
            <text:p>7840.4077895656</text:p>
          </table:table-cell>
          <table:table-cell table:formula="of:=[.H40]*12" office:value-type="float" office:value="8553.17213407159">
            <text:p>8553.1721340716</text:p>
          </table:table-cell>
          <table:table-cell table:formula="of:=[.H40]*12" office:value-type="float" office:value="8553.17213407159">
            <text:p>8553.1721340716</text:p>
          </table:table-cell>
          <table:table-cell table:formula="of:=[.H40]*13" office:value-type="float" office:value="9265.93647857756">
            <text:p>9265.9364785776</text:p>
          </table:table-cell>
          <table:table-cell table:formula="of:=[.H40]*14" office:value-type="float" office:value="9978.70082308352">
            <text:p>9978.7008230835</text:p>
          </table:table-cell>
          <table:table-cell table:formula="of:=[.H40]*15" office:value-type="float" office:value="10691.4651675895">
            <text:p>10691.4651675895</text:p>
          </table:table-cell>
          <table:table-cell table:formula="of:=[.H40]*16" office:value-type="float" office:value="11404.2295120955">
            <text:p>11404.2295120955</text:p>
          </table:table-cell>
          <table:table-cell table:formula="of:=[.H40]*17" office:value-type="float" office:value="12116.9938566014">
            <text:p>12116.9938566014</text:p>
          </table:table-cell>
          <table:table-cell table:formula="of:=[.H40]*18" office:value-type="float" office:value="12829.7582011074">
            <text:p>12829.7582011074</text:p>
          </table:table-cell>
          <table:table-cell table:formula="of:=[.H40]*19" office:value-type="float" office:value="13542.5225456134">
            <text:p>13542.5225456134</text:p>
          </table:table-cell>
          <table:table-cell table:formula="of:=[.H40]*20" office:value-type="float" office:value="14255.2868901193">
            <text:p>14255.2868901193</text:p>
          </table:table-cell>
          <table:table-cell table:formula="of:=[.H40]*21" office:value-type="float" office:value="14968.0512346253">
            <text:p>14968.0512346253</text:p>
          </table:table-cell>
          <table:table-cell table:formula="of:=[.H40]*22" office:value-type="float" office:value="15680.8155791313">
            <text:p>15680.8155791313</text:p>
          </table:table-cell>
          <table:table-cell table:formula="of:=[.H40]/365.2425" office:value-type="float" office:value="1.95148249315445">
            <text:p>1.9514824932</text:p>
          </table:table-cell>
          <table:table-cell table:formula="of:=[.AE40]*2" office:value-type="float" office:value="3.90296498630891">
            <text:p>3.9029649863</text:p>
          </table:table-cell>
          <table:table-cell table:formula="of:=[.AE40]*3" office:value-type="float" office:value="5.85444747946336">
            <text:p>5.8544474795</text:p>
          </table:table-cell>
          <table:table-cell table:formula="of:=[.AE40]*4" office:value-type="float" office:value="7.80592997261782">
            <text:p>7.8059299726</text:p>
          </table:table-cell>
          <table:table-cell table:formula="of:=[.AE40]*5" office:value-type="float" office:value="9.75741246577227">
            <text:p>9.7574124658</text:p>
          </table:table-cell>
          <table:table-cell table:formula="of:=[.AE40]*6" office:value-type="float" office:value="11.7088949589267">
            <text:p>11.7088949589</text:p>
          </table:table-cell>
          <table:table-cell table:formula="of:=[.AE40]*7" office:value-type="float" office:value="13.6603774520812">
            <text:p>13.6603774521</text:p>
          </table:table-cell>
          <table:table-cell table:formula="of:=[.AE40]*8" office:value-type="float" office:value="15.6118599452356">
            <text:p>15.6118599452</text:p>
          </table:table-cell>
          <table:table-cell table:formula="of:=[.AE40]*9" office:value-type="float" office:value="17.5633424383901">
            <text:p>17.5633424384</text:p>
          </table:table-cell>
          <table:table-cell table:formula="of:=[.AE40]*10" office:value-type="float" office:value="19.5148249315446">
            <text:p>19.5148249315</text:p>
          </table:table-cell>
          <table:table-cell table:formula="of:=[.AE40]*11" office:value-type="float" office:value="21.466307424699">
            <text:p>21.4663074247</text:p>
          </table:table-cell>
          <table:table-cell table:formula="of:=[.AE40]*12" office:value-type="float" office:value="23.4177899178535">
            <text:p>23.4177899179</text:p>
          </table:table-cell>
          <table:table-cell table:formula="of:=[.AE40]*13" office:value-type="float" office:value="25.3692724110079">
            <text:p>25.369272411</text:p>
          </table:table-cell>
          <table:table-cell table:formula="of:=[.AE40]*14" office:value-type="float" office:value="27.3207549041624">
            <text:p>27.3207549042</text:p>
          </table:table-cell>
          <table:table-cell table:formula="of:=[.AE40]*15" office:value-type="float" office:value="29.2722373973168">
            <text:p>29.2722373973</text:p>
          </table:table-cell>
          <table:table-cell table:formula="of:=[.AE40]*16" office:value-type="float" office:value="31.2237198904713">
            <text:p>31.2237198905</text:p>
          </table:table-cell>
          <table:table-cell table:formula="of:=[.AE40]*17" office:value-type="float" office:value="33.1752023836257">
            <text:p>33.1752023836</text:p>
          </table:table-cell>
          <table:table-cell table:formula="of:=[.AE40]*18" office:value-type="float" office:value="35.1266848767802">
            <text:p>35.1266848768</text:p>
          </table:table-cell>
          <table:table-cell table:formula="of:=[.AE40]*19" office:value-type="float" office:value="37.0781673699346">
            <text:p>37.0781673699</text:p>
          </table:table-cell>
          <table:table-cell table:formula="of:=[.AE40]*20" office:value-type="float" office:value="39.0296498630891">
            <text:p>39.0296498631</text:p>
          </table:table-cell>
          <table:table-cell table:formula="of:=[.AE40]*21" office:value-type="float" office:value="40.9811323562436">
            <text:p>40.9811323562</text:p>
          </table:table-cell>
          <table:table-cell table:formula="of:=[.AE40]*22" office:value-type="float" office:value="42.932614849398">
            <text:p>42.9326148494</text:p>
          </table:table-cell>
        </table:table-row>
        <table:table-row table:style-name="ro2">
          <table:table-cell office:value-type="string">
            <text:p>H.Mars/H.Saturn</text:p>
          </table:table-cell>
          <table:table-cell office:value-type="float" office:value="166.488">
            <text:p>166.488</text:p>
          </table:table-cell>
          <table:table-cell office:value-type="float" office:value="11085.373">
            <text:p>11085.373</text:p>
          </table:table-cell>
          <table:table-cell/>
          <table:table-cell table:formula="of:=([.C41]-[.B41])/360" office:value-type="float" office:value="30.3302361111111">
            <text:p>30.3302361111</text:p>
          </table:table-cell>
          <table:table-cell office:value-type="float" office:value="22278">
            <text:p>22278</text:p>
          </table:table-cell>
          <table:table-cell/>
          <table:table-cell table:formula="of:=[.F41]/[.E41]" office:value-type="float" office:value="734.514558949929">
            <text:p>734.5145589499</text:p>
          </table:table-cell>
          <table:table-cell table:formula="of:=[.H41]*2" office:value-type="float" office:value="1469.02911789986">
            <text:p>1469.0291178999</text:p>
          </table:table-cell>
          <table:table-cell table:formula="of:=[.H41]*3" office:value-type="float" office:value="2203.54367684979">
            <text:p>2203.5436768498</text:p>
          </table:table-cell>
          <table:table-cell table:formula="of:=[.H41]*4" office:value-type="float" office:value="2938.05823579972">
            <text:p>2938.0582357997</text:p>
          </table:table-cell>
          <table:table-cell table:formula="of:=[.H41]*5" office:value-type="float" office:value="3672.57279474965">
            <text:p>3672.5727947497</text:p>
          </table:table-cell>
          <table:table-cell table:formula="of:=[.H41]*6" office:value-type="float" office:value="4407.08735369958">
            <text:p>4407.0873536996</text:p>
          </table:table-cell>
          <table:table-cell table:formula="of:=[.H41]*7" office:value-type="float" office:value="5141.60191264951">
            <text:p>5141.6019126495</text:p>
          </table:table-cell>
          <table:table-cell table:formula="of:=[.H41]*8" office:value-type="float" office:value="5876.11647159944">
            <text:p>5876.1164715994</text:p>
          </table:table-cell>
          <table:table-cell table:formula="of:=[.H41]*9" office:value-type="float" office:value="6610.63103054936">
            <text:p>6610.6310305494</text:p>
          </table:table-cell>
          <table:table-cell table:formula="of:=[.H41]*10" office:value-type="float" office:value="7345.14558949929">
            <text:p>7345.1455894993</text:p>
          </table:table-cell>
          <table:table-cell table:formula="of:=[.H41]*11" office:value-type="float" office:value="8079.66014844922">
            <text:p>8079.6601484492</text:p>
          </table:table-cell>
          <table:table-cell table:formula="of:=[.H41]*12" office:value-type="float" office:value="8814.17470739915">
            <text:p>8814.1747073992</text:p>
          </table:table-cell>
          <table:table-cell table:formula="of:=[.H41]*12" office:value-type="float" office:value="8814.17470739915">
            <text:p>8814.1747073992</text:p>
          </table:table-cell>
          <table:table-cell table:formula="of:=[.H41]*13" office:value-type="float" office:value="9548.68926634908">
            <text:p>9548.6892663491</text:p>
          </table:table-cell>
          <table:table-cell table:formula="of:=[.H41]*14" office:value-type="float" office:value="10283.203825299">
            <text:p>10283.203825299</text:p>
          </table:table-cell>
          <table:table-cell table:formula="of:=[.H41]*15" office:value-type="float" office:value="11017.7183842489">
            <text:p>11017.7183842489</text:p>
          </table:table-cell>
          <table:table-cell table:formula="of:=[.H41]*16" office:value-type="float" office:value="11752.2329431989">
            <text:p>11752.2329431989</text:p>
          </table:table-cell>
          <table:table-cell table:formula="of:=[.H41]*17" office:value-type="float" office:value="12486.7475021488">
            <text:p>12486.7475021488</text:p>
          </table:table-cell>
          <table:table-cell table:formula="of:=[.H41]*18" office:value-type="float" office:value="13221.2620610987">
            <text:p>13221.2620610987</text:p>
          </table:table-cell>
          <table:table-cell table:formula="of:=[.H41]*19" office:value-type="float" office:value="13955.7766200487">
            <text:p>13955.7766200487</text:p>
          </table:table-cell>
          <table:table-cell table:formula="of:=[.H41]*20" office:value-type="float" office:value="14690.2911789986">
            <text:p>14690.2911789986</text:p>
          </table:table-cell>
          <table:table-cell table:formula="of:=[.H41]*21" office:value-type="float" office:value="15424.8057379485">
            <text:p>15424.8057379485</text:p>
          </table:table-cell>
          <table:table-cell table:formula="of:=[.H41]*22" office:value-type="float" office:value="16159.3202968984">
            <text:p>16159.3202968984</text:p>
          </table:table-cell>
          <table:table-cell table:formula="of:=[.H41]/365.2425" office:value-type="float" office:value="2.01103255768408">
            <text:p>2.0110325577</text:p>
          </table:table-cell>
          <table:table-cell table:formula="of:=[.AE41]*2" office:value-type="float" office:value="4.02206511536817">
            <text:p>4.0220651154</text:p>
          </table:table-cell>
          <table:table-cell table:formula="of:=[.AE41]*3" office:value-type="float" office:value="6.03309767305225">
            <text:p>6.0330976731</text:p>
          </table:table-cell>
          <table:table-cell table:formula="of:=[.AE41]*4" office:value-type="float" office:value="8.04413023073634">
            <text:p>8.0441302307</text:p>
          </table:table-cell>
          <table:table-cell table:formula="of:=[.AE41]*5" office:value-type="float" office:value="10.0551627884204">
            <text:p>10.0551627884</text:p>
          </table:table-cell>
          <table:table-cell table:formula="of:=[.AE41]*6" office:value-type="float" office:value="12.0661953461045">
            <text:p>12.0661953461</text:p>
          </table:table-cell>
          <table:table-cell table:formula="of:=[.AE41]*7" office:value-type="float" office:value="14.0772279037886">
            <text:p>14.0772279038</text:p>
          </table:table-cell>
          <table:table-cell table:formula="of:=[.AE41]*8" office:value-type="float" office:value="16.0882604614727">
            <text:p>16.0882604615</text:p>
          </table:table-cell>
          <table:table-cell table:formula="of:=[.AE41]*9" office:value-type="float" office:value="18.0992930191568">
            <text:p>18.0992930192</text:p>
          </table:table-cell>
          <table:table-cell table:formula="of:=[.AE41]*10" office:value-type="float" office:value="20.1103255768408">
            <text:p>20.1103255768</text:p>
          </table:table-cell>
          <table:table-cell table:formula="of:=[.AE41]*11" office:value-type="float" office:value="22.1213581345249">
            <text:p>22.1213581345</text:p>
          </table:table-cell>
          <table:table-cell table:formula="of:=[.AE41]*12" office:value-type="float" office:value="24.132390692209">
            <text:p>24.1323906922</text:p>
          </table:table-cell>
          <table:table-cell table:formula="of:=[.AE41]*13" office:value-type="float" office:value="26.1434232498931">
            <text:p>26.1434232499</text:p>
          </table:table-cell>
          <table:table-cell table:formula="of:=[.AE41]*14" office:value-type="float" office:value="28.1544558075772">
            <text:p>28.1544558076</text:p>
          </table:table-cell>
          <table:table-cell table:formula="of:=[.AE41]*15" office:value-type="float" office:value="30.1654883652613">
            <text:p>30.1654883653</text:p>
          </table:table-cell>
          <table:table-cell table:formula="of:=[.AE41]*16" office:value-type="float" office:value="32.1765209229454">
            <text:p>32.1765209229</text:p>
          </table:table-cell>
          <table:table-cell table:formula="of:=[.AE41]*17" office:value-type="float" office:value="34.1875534806294">
            <text:p>34.1875534806</text:p>
          </table:table-cell>
          <table:table-cell table:formula="of:=[.AE41]*18" office:value-type="float" office:value="36.1985860383135">
            <text:p>36.1985860383</text:p>
          </table:table-cell>
          <table:table-cell table:formula="of:=[.AE41]*19" office:value-type="float" office:value="38.2096185959976">
            <text:p>38.209618596</text:p>
          </table:table-cell>
          <table:table-cell table:formula="of:=[.AE41]*20" office:value-type="float" office:value="40.2206511536817">
            <text:p>40.2206511537</text:p>
          </table:table-cell>
          <table:table-cell table:formula="of:=[.AE41]*21" office:value-type="float" office:value="42.2316837113658">
            <text:p>42.2316837114</text:p>
          </table:table-cell>
          <table:table-cell table:formula="of:=[.AE41]*22" office:value-type="float" office:value="44.2427162690499">
            <text:p>44.242716269</text:p>
          </table:table-cell>
        </table:table-row>
        <table:table-row table:style-name="ro2">
          <table:table-cell office:value-type="string">
            <text:p>H.Mars/H.Uranus</text:p>
          </table:table-cell>
          <table:table-cell office:value-type="float" office:value="274.91">
            <text:p>274.91</text:p>
          </table:table-cell>
          <table:table-cell office:value-type="float" office:value="11674.403">
            <text:p>11674.403</text:p>
          </table:table-cell>
          <table:table-cell/>
          <table:table-cell table:formula="of:=([.C42]-[.B42])/360" office:value-type="float" office:value="31.6652583333333">
            <text:p>31.6652583333</text:p>
          </table:table-cell>
          <table:table-cell office:value-type="float" office:value="22278">
            <text:p>22278</text:p>
          </table:table-cell>
          <table:table-cell/>
          <table:table-cell table:formula="of:=[.F42]/[.E42]" office:value-type="float" office:value="703.547078804294">
            <text:p>703.5470788043</text:p>
          </table:table-cell>
          <table:table-cell table:formula="of:=[.H42]*2" office:value-type="float" office:value="1407.09415760859">
            <text:p>1407.0941576086</text:p>
          </table:table-cell>
          <table:table-cell table:formula="of:=[.H42]*3" office:value-type="float" office:value="2110.64123641288">
            <text:p>2110.6412364129</text:p>
          </table:table-cell>
          <table:table-cell table:formula="of:=[.H42]*4" office:value-type="float" office:value="2814.18831521718">
            <text:p>2814.1883152172</text:p>
          </table:table-cell>
          <table:table-cell table:formula="of:=[.H42]*5" office:value-type="float" office:value="3517.73539402147">
            <text:p>3517.7353940215</text:p>
          </table:table-cell>
          <table:table-cell table:formula="of:=[.H42]*6" office:value-type="float" office:value="4221.28247282577">
            <text:p>4221.2824728258</text:p>
          </table:table-cell>
          <table:table-cell table:formula="of:=[.H42]*7" office:value-type="float" office:value="4924.82955163006">
            <text:p>4924.8295516301</text:p>
          </table:table-cell>
          <table:table-cell table:formula="of:=[.H42]*8" office:value-type="float" office:value="5628.37663043435">
            <text:p>5628.3766304344</text:p>
          </table:table-cell>
          <table:table-cell table:formula="of:=[.H42]*9" office:value-type="float" office:value="6331.92370923865">
            <text:p>6331.9237092387</text:p>
          </table:table-cell>
          <table:table-cell table:formula="of:=[.H42]*10" office:value-type="float" office:value="7035.47078804294">
            <text:p>7035.4707880429</text:p>
          </table:table-cell>
          <table:table-cell table:formula="of:=[.H42]*11" office:value-type="float" office:value="7739.01786684724">
            <text:p>7739.0178668472</text:p>
          </table:table-cell>
          <table:table-cell table:formula="of:=[.H42]*12" office:value-type="float" office:value="8442.56494565153">
            <text:p>8442.5649456515</text:p>
          </table:table-cell>
          <table:table-cell table:formula="of:=[.H42]*12" office:value-type="float" office:value="8442.56494565153">
            <text:p>8442.5649456515</text:p>
          </table:table-cell>
          <table:table-cell table:formula="of:=[.H42]*13" office:value-type="float" office:value="9146.11202445582">
            <text:p>9146.1120244558</text:p>
          </table:table-cell>
          <table:table-cell table:formula="of:=[.H42]*14" office:value-type="float" office:value="9849.65910326012">
            <text:p>9849.6591032601</text:p>
          </table:table-cell>
          <table:table-cell table:formula="of:=[.H42]*15" office:value-type="float" office:value="10553.2061820644">
            <text:p>10553.2061820644</text:p>
          </table:table-cell>
          <table:table-cell table:formula="of:=[.H42]*16" office:value-type="float" office:value="11256.7532608687">
            <text:p>11256.7532608687</text:p>
          </table:table-cell>
          <table:table-cell table:formula="of:=[.H42]*17" office:value-type="float" office:value="11960.300339673">
            <text:p>11960.300339673</text:p>
          </table:table-cell>
          <table:table-cell table:formula="of:=[.H42]*18" office:value-type="float" office:value="12663.8474184773">
            <text:p>12663.8474184773</text:p>
          </table:table-cell>
          <table:table-cell table:formula="of:=[.H42]*19" office:value-type="float" office:value="13367.3944972816">
            <text:p>13367.3944972816</text:p>
          </table:table-cell>
          <table:table-cell table:formula="of:=[.H42]*20" office:value-type="float" office:value="14070.9415760859">
            <text:p>14070.9415760859</text:p>
          </table:table-cell>
          <table:table-cell table:formula="of:=[.H42]*21" office:value-type="float" office:value="14774.4886548902">
            <text:p>14774.4886548902</text:p>
          </table:table-cell>
          <table:table-cell table:formula="of:=[.H42]*22" office:value-type="float" office:value="15478.0357336945">
            <text:p>15478.0357336945</text:p>
          </table:table-cell>
          <table:table-cell table:formula="of:=[.H42]/365.2425" office:value-type="float" office:value="1.92624647680457">
            <text:p>1.9262464768</text:p>
          </table:table-cell>
          <table:table-cell table:formula="of:=[.AE42]*2" office:value-type="float" office:value="3.85249295360915">
            <text:p>3.8524929536</text:p>
          </table:table-cell>
          <table:table-cell table:formula="of:=[.AE42]*3" office:value-type="float" office:value="5.77873943041372">
            <text:p>5.7787394304</text:p>
          </table:table-cell>
          <table:table-cell table:formula="of:=[.AE42]*4" office:value-type="float" office:value="7.70498590721829">
            <text:p>7.7049859072</text:p>
          </table:table-cell>
          <table:table-cell table:formula="of:=[.AE42]*5" office:value-type="float" office:value="9.63123238402286">
            <text:p>9.631232384</text:p>
          </table:table-cell>
          <table:table-cell table:formula="of:=[.AE42]*6" office:value-type="float" office:value="11.5574788608274">
            <text:p>11.5574788608</text:p>
          </table:table-cell>
          <table:table-cell table:formula="of:=[.AE42]*7" office:value-type="float" office:value="13.483725337632">
            <text:p>13.4837253376</text:p>
          </table:table-cell>
          <table:table-cell table:formula="of:=[.AE42]*8" office:value-type="float" office:value="15.4099718144366">
            <text:p>15.4099718144</text:p>
          </table:table-cell>
          <table:table-cell table:formula="of:=[.AE42]*9" office:value-type="float" office:value="17.3362182912412">
            <text:p>17.3362182912</text:p>
          </table:table-cell>
          <table:table-cell table:formula="of:=[.AE42]*10" office:value-type="float" office:value="19.2624647680457">
            <text:p>19.262464768</text:p>
          </table:table-cell>
          <table:table-cell table:formula="of:=[.AE42]*11" office:value-type="float" office:value="21.1887112448503">
            <text:p>21.1887112449</text:p>
          </table:table-cell>
          <table:table-cell table:formula="of:=[.AE42]*12" office:value-type="float" office:value="23.1149577216549">
            <text:p>23.1149577217</text:p>
          </table:table-cell>
          <table:table-cell table:formula="of:=[.AE42]*13" office:value-type="float" office:value="25.0412041984594">
            <text:p>25.0412041985</text:p>
          </table:table-cell>
          <table:table-cell table:formula="of:=[.AE42]*14" office:value-type="float" office:value="26.967450675264">
            <text:p>26.9674506753</text:p>
          </table:table-cell>
          <table:table-cell table:formula="of:=[.AE42]*15" office:value-type="float" office:value="28.8936971520686">
            <text:p>28.8936971521</text:p>
          </table:table-cell>
          <table:table-cell table:formula="of:=[.AE42]*16" office:value-type="float" office:value="30.8199436288732">
            <text:p>30.8199436289</text:p>
          </table:table-cell>
          <table:table-cell table:formula="of:=[.AE42]*17" office:value-type="float" office:value="32.7461901056777">
            <text:p>32.7461901057</text:p>
          </table:table-cell>
          <table:table-cell table:formula="of:=[.AE42]*18" office:value-type="float" office:value="34.6724365824823">
            <text:p>34.6724365825</text:p>
          </table:table-cell>
          <table:table-cell table:formula="of:=[.AE42]*19" office:value-type="float" office:value="36.5986830592869">
            <text:p>36.5986830593</text:p>
          </table:table-cell>
          <table:table-cell table:formula="of:=[.AE42]*20" office:value-type="float" office:value="38.5249295360915">
            <text:p>38.5249295361</text:p>
          </table:table-cell>
          <table:table-cell table:formula="of:=[.AE42]*21" office:value-type="float" office:value="40.451176012896">
            <text:p>40.4511760129</text:p>
          </table:table-cell>
          <table:table-cell table:formula="of:=[.AE42]*22" office:value-type="float" office:value="42.3774224897006">
            <text:p>42.3774224897</text:p>
          </table:table-cell>
        </table:table-row>
        <table:table-row table:style-name="ro2">
          <table:table-cell office:value-type="string">
            <text:p>H.Mars/H.Neptune</text:p>
          </table:table-cell>
          <table:table-cell office:value-type="float" office:value="184.139">
            <text:p>184.139</text:p>
          </table:table-cell>
          <table:table-cell office:value-type="float" office:value="11714.636">
            <text:p>11714.636</text:p>
          </table:table-cell>
          <table:table-cell/>
          <table:table-cell table:formula="of:=([.C43]-[.B43])/360" office:value-type="float" office:value="32.0291583333333">
            <text:p>32.0291583333</text:p>
          </table:table-cell>
          <table:table-cell office:value-type="float" office:value="22278">
            <text:p>22278</text:p>
          </table:table-cell>
          <table:table-cell/>
          <table:table-cell table:formula="of:=[.F43]/[.E43]" office:value-type="float" office:value="695.55371290587">
            <text:p>695.5537129059</text:p>
          </table:table-cell>
          <table:table-cell table:formula="of:=[.H43]*2" office:value-type="float" office:value="1391.10742581174">
            <text:p>1391.1074258117</text:p>
          </table:table-cell>
          <table:table-cell table:formula="of:=[.H43]*3" office:value-type="float" office:value="2086.66113871761">
            <text:p>2086.6611387176</text:p>
          </table:table-cell>
          <table:table-cell table:formula="of:=[.H43]*4" office:value-type="float" office:value="2782.21485162348">
            <text:p>2782.2148516235</text:p>
          </table:table-cell>
          <table:table-cell table:formula="of:=[.H43]*5" office:value-type="float" office:value="3477.76856452935">
            <text:p>3477.7685645294</text:p>
          </table:table-cell>
          <table:table-cell table:formula="of:=[.H43]*6" office:value-type="float" office:value="4173.32227743522">
            <text:p>4173.3222774352</text:p>
          </table:table-cell>
          <table:table-cell table:formula="of:=[.H43]*7" office:value-type="float" office:value="4868.87599034109">
            <text:p>4868.8759903411</text:p>
          </table:table-cell>
          <table:table-cell table:formula="of:=[.H43]*8" office:value-type="float" office:value="5564.42970324696">
            <text:p>5564.429703247</text:p>
          </table:table-cell>
          <table:table-cell table:formula="of:=[.H43]*9" office:value-type="float" office:value="6259.98341615283">
            <text:p>6259.9834161528</text:p>
          </table:table-cell>
          <table:table-cell table:formula="of:=[.H43]*10" office:value-type="float" office:value="6955.5371290587">
            <text:p>6955.5371290587</text:p>
          </table:table-cell>
          <table:table-cell table:formula="of:=[.H43]*11" office:value-type="float" office:value="7651.09084196457">
            <text:p>7651.0908419646</text:p>
          </table:table-cell>
          <table:table-cell table:formula="of:=[.H43]*12" office:value-type="float" office:value="8346.64455487044">
            <text:p>8346.6445548705</text:p>
          </table:table-cell>
          <table:table-cell table:formula="of:=[.H43]*12" office:value-type="float" office:value="8346.64455487044">
            <text:p>8346.6445548705</text:p>
          </table:table-cell>
          <table:table-cell table:formula="of:=[.H43]*13" office:value-type="float" office:value="9042.19826777632">
            <text:p>9042.1982677763</text:p>
          </table:table-cell>
          <table:table-cell table:formula="of:=[.H43]*14" office:value-type="float" office:value="9737.75198068219">
            <text:p>9737.7519806822</text:p>
          </table:table-cell>
          <table:table-cell table:formula="of:=[.H43]*15" office:value-type="float" office:value="10433.3056935881">
            <text:p>10433.3056935881</text:p>
          </table:table-cell>
          <table:table-cell table:formula="of:=[.H43]*16" office:value-type="float" office:value="11128.8594064939">
            <text:p>11128.8594064939</text:p>
          </table:table-cell>
          <table:table-cell table:formula="of:=[.H43]*17" office:value-type="float" office:value="11824.4131193998">
            <text:p>11824.4131193998</text:p>
          </table:table-cell>
          <table:table-cell table:formula="of:=[.H43]*18" office:value-type="float" office:value="12519.9668323057">
            <text:p>12519.9668323057</text:p>
          </table:table-cell>
          <table:table-cell table:formula="of:=[.H43]*19" office:value-type="float" office:value="13215.5205452115">
            <text:p>13215.5205452115</text:p>
          </table:table-cell>
          <table:table-cell table:formula="of:=[.H43]*20" office:value-type="float" office:value="13911.0742581174">
            <text:p>13911.0742581174</text:p>
          </table:table-cell>
          <table:table-cell table:formula="of:=[.H43]*21" office:value-type="float" office:value="14606.6279710233">
            <text:p>14606.6279710233</text:p>
          </table:table-cell>
          <table:table-cell table:formula="of:=[.H43]*22" office:value-type="float" office:value="15302.1816839291">
            <text:p>15302.1816839291</text:p>
          </table:table-cell>
          <table:table-cell table:formula="of:=[.H43]/365.2425" office:value-type="float" office:value="1.90436138430186">
            <text:p>1.9043613843</text:p>
          </table:table-cell>
          <table:table-cell table:formula="of:=[.AE43]*2" office:value-type="float" office:value="3.80872276860371">
            <text:p>3.8087227686</text:p>
          </table:table-cell>
          <table:table-cell table:formula="of:=[.AE43]*3" office:value-type="float" office:value="5.71308415290557">
            <text:p>5.7130841529</text:p>
          </table:table-cell>
          <table:table-cell table:formula="of:=[.AE43]*4" office:value-type="float" office:value="7.61744553720742">
            <text:p>7.6174455372</text:p>
          </table:table-cell>
          <table:table-cell table:formula="of:=[.AE43]*5" office:value-type="float" office:value="9.52180692150928">
            <text:p>9.5218069215</text:p>
          </table:table-cell>
          <table:table-cell table:formula="of:=[.AE43]*6" office:value-type="float" office:value="11.4261683058111">
            <text:p>11.4261683058</text:p>
          </table:table-cell>
          <table:table-cell table:formula="of:=[.AE43]*7" office:value-type="float" office:value="13.330529690113">
            <text:p>13.3305296901</text:p>
          </table:table-cell>
          <table:table-cell table:formula="of:=[.AE43]*8" office:value-type="float" office:value="15.2348910744148">
            <text:p>15.2348910744</text:p>
          </table:table-cell>
          <table:table-cell table:formula="of:=[.AE43]*9" office:value-type="float" office:value="17.1392524587167">
            <text:p>17.1392524587</text:p>
          </table:table-cell>
          <table:table-cell table:formula="of:=[.AE43]*10" office:value-type="float" office:value="19.0436138430186">
            <text:p>19.043613843</text:p>
          </table:table-cell>
          <table:table-cell table:formula="of:=[.AE43]*11" office:value-type="float" office:value="20.9479752273204">
            <text:p>20.9479752273</text:p>
          </table:table-cell>
          <table:table-cell table:formula="of:=[.AE43]*12" office:value-type="float" office:value="22.8523366116223">
            <text:p>22.8523366116</text:p>
          </table:table-cell>
          <table:table-cell table:formula="of:=[.AE43]*13" office:value-type="float" office:value="24.7566979959241">
            <text:p>24.7566979959</text:p>
          </table:table-cell>
          <table:table-cell table:formula="of:=[.AE43]*14" office:value-type="float" office:value="26.661059380226">
            <text:p>26.6610593802</text:p>
          </table:table-cell>
          <table:table-cell table:formula="of:=[.AE43]*15" office:value-type="float" office:value="28.5654207645278">
            <text:p>28.5654207645</text:p>
          </table:table-cell>
          <table:table-cell table:formula="of:=[.AE43]*16" office:value-type="float" office:value="30.4697821488297">
            <text:p>30.4697821488</text:p>
          </table:table-cell>
          <table:table-cell table:formula="of:=[.AE43]*17" office:value-type="float" office:value="32.3741435331315">
            <text:p>32.3741435331</text:p>
          </table:table-cell>
          <table:table-cell table:formula="of:=[.AE43]*18" office:value-type="float" office:value="34.2785049174334">
            <text:p>34.2785049174</text:p>
          </table:table-cell>
          <table:table-cell table:formula="of:=[.AE43]*19" office:value-type="float" office:value="36.1828663017352">
            <text:p>36.1828663017</text:p>
          </table:table-cell>
          <table:table-cell table:formula="of:=[.AE43]*20" office:value-type="float" office:value="38.0872276860371">
            <text:p>38.087227686</text:p>
          </table:table-cell>
          <table:table-cell table:formula="of:=[.AE43]*21" office:value-type="float" office:value="39.991589070339">
            <text:p>39.9915890703</text:p>
          </table:table-cell>
          <table:table-cell table:formula="of:=[.AE43]*22" office:value-type="float" office:value="41.8959504546408">
            <text:p>41.8959504546</text:p>
          </table:table-cell>
        </table:table-row>
        <table:table-row table:style-name="ro2">
          <table:table-cell office:value-type="string">
            <text:p>H.Mars/H.Pluto</text:p>
          </table:table-cell>
          <table:table-cell office:value-type="float" office:value="245.033">
            <text:p>245.033</text:p>
          </table:table-cell>
          <table:table-cell office:value-type="float" office:value="11768.567">
            <text:p>11768.567</text:p>
          </table:table-cell>
          <table:table-cell/>
          <table:table-cell table:formula="of:=([.C44]-[.B44])/360" office:value-type="float" office:value="32.0098166666667">
            <text:p>32.0098166667</text:p>
          </table:table-cell>
          <table:table-cell office:value-type="float" office:value="22278">
            <text:p>22278</text:p>
          </table:table-cell>
          <table:table-cell/>
          <table:table-cell table:formula="of:=[.F44]/[.E44]" office:value-type="float" office:value="695.973995477429">
            <text:p>695.9739954774</text:p>
          </table:table-cell>
          <table:table-cell table:formula="of:=[.H44]*2" office:value-type="float" office:value="1391.94799095486">
            <text:p>1391.9479909549</text:p>
          </table:table-cell>
          <table:table-cell table:formula="of:=[.H44]*3" office:value-type="float" office:value="2087.92198643229">
            <text:p>2087.9219864323</text:p>
          </table:table-cell>
          <table:table-cell table:formula="of:=[.H44]*4" office:value-type="float" office:value="2783.89598190972">
            <text:p>2783.8959819097</text:p>
          </table:table-cell>
          <table:table-cell table:formula="of:=[.H44]*5" office:value-type="float" office:value="3479.86997738715">
            <text:p>3479.8699773872</text:p>
          </table:table-cell>
          <table:table-cell table:formula="of:=[.H44]*6" office:value-type="float" office:value="4175.84397286457">
            <text:p>4175.8439728646</text:p>
          </table:table-cell>
          <table:table-cell table:formula="of:=[.H44]*7" office:value-type="float" office:value="4871.817968342">
            <text:p>4871.817968342</text:p>
          </table:table-cell>
          <table:table-cell table:formula="of:=[.H44]*8" office:value-type="float" office:value="5567.79196381943">
            <text:p>5567.7919638194</text:p>
          </table:table-cell>
          <table:table-cell table:formula="of:=[.H44]*9" office:value-type="float" office:value="6263.76595929686">
            <text:p>6263.7659592969</text:p>
          </table:table-cell>
          <table:table-cell table:formula="of:=[.H44]*10" office:value-type="float" office:value="6959.73995477429">
            <text:p>6959.7399547743</text:p>
          </table:table-cell>
          <table:table-cell table:formula="of:=[.H44]*11" office:value-type="float" office:value="7655.71395025172">
            <text:p>7655.7139502517</text:p>
          </table:table-cell>
          <table:table-cell table:formula="of:=[.H44]*12" office:value-type="float" office:value="8351.68794572915">
            <text:p>8351.6879457292</text:p>
          </table:table-cell>
          <table:table-cell table:formula="of:=[.H44]*12" office:value-type="float" office:value="8351.68794572915">
            <text:p>8351.6879457292</text:p>
          </table:table-cell>
          <table:table-cell table:formula="of:=[.H44]*13" office:value-type="float" office:value="9047.66194120658">
            <text:p>9047.6619412066</text:p>
          </table:table-cell>
          <table:table-cell table:formula="of:=[.H44]*14" office:value-type="float" office:value="9743.63593668401">
            <text:p>9743.635936684</text:p>
          </table:table-cell>
          <table:table-cell table:formula="of:=[.H44]*15" office:value-type="float" office:value="10439.6099321614">
            <text:p>10439.6099321614</text:p>
          </table:table-cell>
          <table:table-cell table:formula="of:=[.H44]*16" office:value-type="float" office:value="11135.5839276389">
            <text:p>11135.5839276389</text:p>
          </table:table-cell>
          <table:table-cell table:formula="of:=[.H44]*17" office:value-type="float" office:value="11831.5579231163">
            <text:p>11831.5579231163</text:p>
          </table:table-cell>
          <table:table-cell table:formula="of:=[.H44]*18" office:value-type="float" office:value="12527.5319185937">
            <text:p>12527.5319185937</text:p>
          </table:table-cell>
          <table:table-cell table:formula="of:=[.H44]*19" office:value-type="float" office:value="13223.5059140712">
            <text:p>13223.5059140712</text:p>
          </table:table-cell>
          <table:table-cell table:formula="of:=[.H44]*20" office:value-type="float" office:value="13919.4799095486">
            <text:p>13919.4799095486</text:p>
          </table:table-cell>
          <table:table-cell table:formula="of:=[.H44]*21" office:value-type="float" office:value="14615.453905026">
            <text:p>14615.453905026</text:p>
          </table:table-cell>
          <table:table-cell table:formula="of:=[.H44]*22" office:value-type="float" office:value="15311.4279005034">
            <text:p>15311.4279005034</text:p>
          </table:table-cell>
          <table:table-cell table:formula="of:=[.H44]/365.2425" office:value-type="float" office:value="1.90551207889944">
            <text:p>1.9055120789</text:p>
          </table:table-cell>
          <table:table-cell table:formula="of:=[.AE44]*2" office:value-type="float" office:value="3.81102415779888">
            <text:p>3.8110241578</text:p>
          </table:table-cell>
          <table:table-cell table:formula="of:=[.AE44]*3" office:value-type="float" office:value="5.71653623669832">
            <text:p>5.7165362367</text:p>
          </table:table-cell>
          <table:table-cell table:formula="of:=[.AE44]*4" office:value-type="float" office:value="7.62204831559776">
            <text:p>7.6220483156</text:p>
          </table:table-cell>
          <table:table-cell table:formula="of:=[.AE44]*5" office:value-type="float" office:value="9.5275603944972">
            <text:p>9.5275603945</text:p>
          </table:table-cell>
          <table:table-cell table:formula="of:=[.AE44]*6" office:value-type="float" office:value="11.4330724733966">
            <text:p>11.4330724734</text:p>
          </table:table-cell>
          <table:table-cell table:formula="of:=[.AE44]*7" office:value-type="float" office:value="13.3385845522961">
            <text:p>13.3385845523</text:p>
          </table:table-cell>
          <table:table-cell table:formula="of:=[.AE44]*8" office:value-type="float" office:value="15.2440966311955">
            <text:p>15.2440966312</text:p>
          </table:table-cell>
          <table:table-cell table:formula="of:=[.AE44]*9" office:value-type="float" office:value="17.149608710095">
            <text:p>17.1496087101</text:p>
          </table:table-cell>
          <table:table-cell table:formula="of:=[.AE44]*10" office:value-type="float" office:value="19.0551207889944">
            <text:p>19.055120789</text:p>
          </table:table-cell>
          <table:table-cell table:formula="of:=[.AE44]*11" office:value-type="float" office:value="20.9606328678939">
            <text:p>20.9606328679</text:p>
          </table:table-cell>
          <table:table-cell table:formula="of:=[.AE44]*12" office:value-type="float" office:value="22.8661449467933">
            <text:p>22.8661449468</text:p>
          </table:table-cell>
          <table:table-cell table:formula="of:=[.AE44]*13" office:value-type="float" office:value="24.7716570256927">
            <text:p>24.7716570257</text:p>
          </table:table-cell>
          <table:table-cell table:formula="of:=[.AE44]*14" office:value-type="float" office:value="26.6771691045922">
            <text:p>26.6771691046</text:p>
          </table:table-cell>
          <table:table-cell table:formula="of:=[.AE44]*15" office:value-type="float" office:value="28.5826811834916">
            <text:p>28.5826811835</text:p>
          </table:table-cell>
          <table:table-cell table:formula="of:=[.AE44]*16" office:value-type="float" office:value="30.4881932623911">
            <text:p>30.4881932624</text:p>
          </table:table-cell>
          <table:table-cell table:formula="of:=[.AE44]*17" office:value-type="float" office:value="32.3937053412905">
            <text:p>32.3937053413</text:p>
          </table:table-cell>
          <table:table-cell table:formula="of:=[.AE44]*18" office:value-type="float" office:value="34.2992174201899">
            <text:p>34.2992174202</text:p>
          </table:table-cell>
          <table:table-cell table:formula="of:=[.AE44]*19" office:value-type="float" office:value="36.2047294990894">
            <text:p>36.2047294991</text:p>
          </table:table-cell>
          <table:table-cell table:formula="of:=[.AE44]*20" office:value-type="float" office:value="38.1102415779888">
            <text:p>38.110241578</text:p>
          </table:table-cell>
          <table:table-cell table:formula="of:=[.AE44]*21" office:value-type="float" office:value="40.0157536568883">
            <text:p>40.0157536569</text:p>
          </table:table-cell>
          <table:table-cell table:formula="of:=[.AE44]*22" office:value-type="float" office:value="41.9212657357877">
            <text:p>41.9212657358</text:p>
          </table:table-cell>
        </table:table-row>
        <table:table-row table:style-name="ro2">
          <table:table-cell office:value-type="string">
            <text:p>H.Jupiter/H.Chiron</text:p>
          </table:table-cell>
          <table:table-cell office:value-type="float" office:value="174.734">
            <text:p>174.734</text:p>
          </table:table-cell>
          <table:table-cell office:value-type="float" office:value="1612.728">
            <text:p>1612.728</text:p>
          </table:table-cell>
          <table:table-cell/>
          <table:table-cell table:formula="of:=([.C45]-[.B45])/360" office:value-type="float" office:value="3.99442777777778">
            <text:p>3.9944277778</text:p>
          </table:table-cell>
          <table:table-cell office:value-type="float" office:value="22278">
            <text:p>22278</text:p>
          </table:table-cell>
          <table:table-cell/>
          <table:table-cell table:formula="of:=[.F45]/[.E45]" office:value-type="float" office:value="5577.26944618684">
            <text:p>5577.2694461868</text:p>
          </table:table-cell>
          <table:table-cell table:formula="of:=[.H45]*2" office:value-type="float" office:value="11154.5388923737">
            <text:p>11154.5388923737</text:p>
          </table:table-cell>
          <table:table-cell table:formula="of:=[.H45]*3" office:value-type="float" office:value="16731.8083385605">
            <text:p>16731.8083385605</text:p>
          </table:table-cell>
          <table:table-cell table:formula="of:=[.H45]*4" office:value-type="float" office:value="22309.0777847474">
            <text:p>22309.0777847474</text:p>
          </table:table-cell>
          <table:table-cell table:formula="of:=[.H45]*5" office:value-type="float" office:value="27886.3472309342">
            <text:p>27886.3472309342</text:p>
          </table:table-cell>
          <table:table-cell table:formula="of:=[.H45]*6" office:value-type="float" office:value="33463.616677121">
            <text:p>33463.616677121</text:p>
          </table:table-cell>
          <table:table-cell table:formula="of:=[.H45]*7" office:value-type="float" office:value="39040.8861233079">
            <text:p>39040.8861233079</text:p>
          </table:table-cell>
          <table:table-cell table:formula="of:=[.H45]*8" office:value-type="float" office:value="44618.1555694947">
            <text:p>44618.1555694947</text:p>
          </table:table-cell>
          <table:table-cell table:formula="of:=[.H45]*9" office:value-type="float" office:value="50195.4250156816">
            <text:p>50195.4250156816</text:p>
          </table:table-cell>
          <table:table-cell table:formula="of:=[.H45]*10" office:value-type="float" office:value="55772.6944618684">
            <text:p>55772.6944618684</text:p>
          </table:table-cell>
          <table:table-cell table:formula="of:=[.H45]*11" office:value-type="float" office:value="61349.9639080552">
            <text:p>61349.9639080552</text:p>
          </table:table-cell>
          <table:table-cell table:formula="of:=[.H45]*12" office:value-type="float" office:value="66927.2333542421">
            <text:p>66927.2333542421</text:p>
          </table:table-cell>
          <table:table-cell table:formula="of:=[.H45]*12" office:value-type="float" office:value="66927.2333542421">
            <text:p>66927.2333542421</text:p>
          </table:table-cell>
          <table:table-cell table:formula="of:=[.H45]*13" office:value-type="float" office:value="72504.5028004289">
            <text:p>72504.5028004289</text:p>
          </table:table-cell>
          <table:table-cell table:formula="of:=[.H45]*14" office:value-type="float" office:value="78081.7722466158">
            <text:p>78081.7722466158</text:p>
          </table:table-cell>
          <table:table-cell table:formula="of:=[.H45]*15" office:value-type="float" office:value="83659.0416928026">
            <text:p>83659.0416928026</text:p>
          </table:table-cell>
          <table:table-cell table:formula="of:=[.H45]*16" office:value-type="float" office:value="89236.3111389894">
            <text:p>89236.3111389894</text:p>
          </table:table-cell>
          <table:table-cell table:formula="of:=[.H45]*17" office:value-type="float" office:value="94813.5805851763">
            <text:p>94813.5805851763</text:p>
          </table:table-cell>
          <table:table-cell table:formula="of:=[.H45]*18" office:value-type="float" office:value="100390.850031363">
            <text:p>100390.850031363</text:p>
          </table:table-cell>
          <table:table-cell table:formula="of:=[.H45]*19" office:value-type="float" office:value="105968.11947755">
            <text:p>105968.11947755</text:p>
          </table:table-cell>
          <table:table-cell table:formula="of:=[.H45]*20" office:value-type="float" office:value="111545.388923737">
            <text:p>111545.388923737</text:p>
          </table:table-cell>
          <table:table-cell table:formula="of:=[.H45]*21" office:value-type="float" office:value="117122.658369924">
            <text:p>117122.658369924</text:p>
          </table:table-cell>
          <table:table-cell table:formula="of:=[.H45]*22" office:value-type="float" office:value="122699.927816111">
            <text:p>122699.927816111</text:p>
          </table:table-cell>
          <table:table-cell table:formula="of:=[.H45]/365.2425" office:value-type="float" office:value="15.2700450965779">
            <text:p>15.2700450966</text:p>
          </table:table-cell>
          <table:table-cell table:formula="of:=[.AE45]*2" office:value-type="float" office:value="30.5400901931557">
            <text:p>30.5400901932</text:p>
          </table:table-cell>
          <table:table-cell table:formula="of:=[.AE45]*3" office:value-type="float" office:value="45.8101352897336">
            <text:p>45.8101352897</text:p>
          </table:table-cell>
          <table:table-cell table:formula="of:=[.AE45]*4" office:value-type="float" office:value="61.0801803863115">
            <text:p>61.0801803863</text:p>
          </table:table-cell>
          <table:table-cell table:formula="of:=[.AE45]*5" office:value-type="float" office:value="76.3502254828893">
            <text:p>76.3502254829</text:p>
          </table:table-cell>
          <table:table-cell table:formula="of:=[.AE45]*6" office:value-type="float" office:value="91.6202705794672">
            <text:p>91.6202705795</text:p>
          </table:table-cell>
          <table:table-cell table:formula="of:=[.AE45]*7" office:value-type="float" office:value="106.890315676045">
            <text:p>106.890315676</text:p>
          </table:table-cell>
          <table:table-cell table:formula="of:=[.AE45]*8" office:value-type="float" office:value="122.160360772623">
            <text:p>122.1603607726</text:p>
          </table:table-cell>
          <table:table-cell table:formula="of:=[.AE45]*9" office:value-type="float" office:value="137.430405869201">
            <text:p>137.4304058692</text:p>
          </table:table-cell>
          <table:table-cell table:formula="of:=[.AE45]*10" office:value-type="float" office:value="152.700450965779">
            <text:p>152.7004509658</text:p>
          </table:table-cell>
          <table:table-cell table:formula="of:=[.AE45]*11" office:value-type="float" office:value="167.970496062356">
            <text:p>167.9704960624</text:p>
          </table:table-cell>
          <table:table-cell table:formula="of:=[.AE45]*12" office:value-type="float" office:value="183.240541158934">
            <text:p>183.2405411589</text:p>
          </table:table-cell>
          <table:table-cell table:formula="of:=[.AE45]*13" office:value-type="float" office:value="198.510586255512">
            <text:p>198.5105862555</text:p>
          </table:table-cell>
          <table:table-cell table:formula="of:=[.AE45]*14" office:value-type="float" office:value="213.78063135209">
            <text:p>213.7806313521</text:p>
          </table:table-cell>
          <table:table-cell table:formula="of:=[.AE45]*15" office:value-type="float" office:value="229.050676448668">
            <text:p>229.0506764487</text:p>
          </table:table-cell>
          <table:table-cell table:formula="of:=[.AE45]*16" office:value-type="float" office:value="244.320721545246">
            <text:p>244.3207215452</text:p>
          </table:table-cell>
          <table:table-cell table:formula="of:=[.AE45]*17" office:value-type="float" office:value="259.590766641824">
            <text:p>259.5907666418</text:p>
          </table:table-cell>
          <table:table-cell table:formula="of:=[.AE45]*18" office:value-type="float" office:value="274.860811738402">
            <text:p>274.8608117384</text:p>
          </table:table-cell>
          <table:table-cell table:formula="of:=[.AE45]*19" office:value-type="float" office:value="290.130856834979">
            <text:p>290.130856835</text:p>
          </table:table-cell>
          <table:table-cell table:formula="of:=[.AE45]*20" office:value-type="float" office:value="305.400901931557">
            <text:p>305.4009019316</text:p>
          </table:table-cell>
          <table:table-cell table:formula="of:=[.AE45]*21" office:value-type="float" office:value="320.670947028135">
            <text:p>320.6709470281</text:p>
          </table:table-cell>
          <table:table-cell table:formula="of:=[.AE45]*22" office:value-type="float" office:value="335.940992124713">
            <text:p>335.9409921247</text:p>
          </table:table-cell>
        </table:table-row>
        <table:table-row table:style-name="ro2">
          <table:table-cell office:value-type="string">
            <text:p>H.Jupiter/H.Saturn</text:p>
          </table:table-cell>
          <table:table-cell office:value-type="float" office:value="249.853">
            <text:p>249.853</text:p>
          </table:table-cell>
          <table:table-cell office:value-type="float" office:value="1354.654">
            <text:p>1354.654</text:p>
          </table:table-cell>
          <table:table-cell/>
          <table:table-cell table:formula="of:=([.C46]-[.B46])/360" office:value-type="float" office:value="3.06889166666667">
            <text:p>3.0688916667</text:p>
          </table:table-cell>
          <table:table-cell office:value-type="float" office:value="22278">
            <text:p>22278</text:p>
          </table:table-cell>
          <table:table-cell/>
          <table:table-cell table:formula="of:=[.F46]/[.E46]" office:value-type="float" office:value="7259.29828086687">
            <text:p>7259.2982808669</text:p>
          </table:table-cell>
          <table:table-cell table:formula="of:=[.H46]*2" office:value-type="float" office:value="14518.5965617337">
            <text:p>14518.5965617337</text:p>
          </table:table-cell>
          <table:table-cell table:formula="of:=[.H46]*3" office:value-type="float" office:value="21777.8948426006">
            <text:p>21777.8948426006</text:p>
          </table:table-cell>
          <table:table-cell table:formula="of:=[.H46]*4" office:value-type="float" office:value="29037.1931234675">
            <text:p>29037.1931234675</text:p>
          </table:table-cell>
          <table:table-cell table:formula="of:=[.H46]*5" office:value-type="float" office:value="36296.4914043344">
            <text:p>36296.4914043344</text:p>
          </table:table-cell>
          <table:table-cell table:formula="of:=[.H46]*6" office:value-type="float" office:value="43555.7896852012">
            <text:p>43555.7896852012</text:p>
          </table:table-cell>
          <table:table-cell table:formula="of:=[.H46]*7" office:value-type="float" office:value="50815.0879660681">
            <text:p>50815.0879660681</text:p>
          </table:table-cell>
          <table:table-cell table:formula="of:=[.H46]*8" office:value-type="float" office:value="58074.386246935">
            <text:p>58074.386246935</text:p>
          </table:table-cell>
          <table:table-cell table:formula="of:=[.H46]*9" office:value-type="float" office:value="65333.6845278018">
            <text:p>65333.6845278018</text:p>
          </table:table-cell>
          <table:table-cell table:formula="of:=[.H46]*10" office:value-type="float" office:value="72592.9828086687">
            <text:p>72592.9828086687</text:p>
          </table:table-cell>
          <table:table-cell table:formula="of:=[.H46]*11" office:value-type="float" office:value="79852.2810895356">
            <text:p>79852.2810895356</text:p>
          </table:table-cell>
          <table:table-cell table:formula="of:=[.H46]*12" office:value-type="float" office:value="87111.5793704025">
            <text:p>87111.5793704025</text:p>
          </table:table-cell>
          <table:table-cell table:formula="of:=[.H46]*12" office:value-type="float" office:value="87111.5793704025">
            <text:p>87111.5793704025</text:p>
          </table:table-cell>
          <table:table-cell table:formula="of:=[.H46]*13" office:value-type="float" office:value="94370.8776512693">
            <text:p>94370.8776512693</text:p>
          </table:table-cell>
          <table:table-cell table:formula="of:=[.H46]*14" office:value-type="float" office:value="101630.175932136">
            <text:p>101630.175932136</text:p>
          </table:table-cell>
          <table:table-cell table:formula="of:=[.H46]*15" office:value-type="float" office:value="108889.474213003">
            <text:p>108889.474213003</text:p>
          </table:table-cell>
          <table:table-cell table:formula="of:=[.H46]*16" office:value-type="float" office:value="116148.77249387">
            <text:p>116148.77249387</text:p>
          </table:table-cell>
          <table:table-cell table:formula="of:=[.H46]*17" office:value-type="float" office:value="123408.070774737">
            <text:p>123408.070774737</text:p>
          </table:table-cell>
          <table:table-cell table:formula="of:=[.H46]*18" office:value-type="float" office:value="130667.369055604">
            <text:p>130667.369055604</text:p>
          </table:table-cell>
          <table:table-cell table:formula="of:=[.H46]*19" office:value-type="float" office:value="137926.667336471">
            <text:p>137926.667336471</text:p>
          </table:table-cell>
          <table:table-cell table:formula="of:=[.H46]*20" office:value-type="float" office:value="145185.965617337">
            <text:p>145185.965617337</text:p>
          </table:table-cell>
          <table:table-cell table:formula="of:=[.H46]*21" office:value-type="float" office:value="152445.263898204">
            <text:p>152445.263898204</text:p>
          </table:table-cell>
          <table:table-cell table:formula="of:=[.H46]*22" office:value-type="float" office:value="159704.562179071">
            <text:p>159704.562179071</text:p>
          </table:table-cell>
          <table:table-cell table:formula="of:=[.H46]/365.2425" office:value-type="float" office:value="19.875283629005">
            <text:p>19.875283629</text:p>
          </table:table-cell>
          <table:table-cell table:formula="of:=[.AE46]*2" office:value-type="float" office:value="39.7505672580101">
            <text:p>39.750567258</text:p>
          </table:table-cell>
          <table:table-cell table:formula="of:=[.AE46]*3" office:value-type="float" office:value="59.6258508870151">
            <text:p>59.625850887</text:p>
          </table:table-cell>
          <table:table-cell table:formula="of:=[.AE46]*4" office:value-type="float" office:value="79.5011345160201">
            <text:p>79.501134516</text:p>
          </table:table-cell>
          <table:table-cell table:formula="of:=[.AE46]*5" office:value-type="float" office:value="99.3764181450252">
            <text:p>99.376418145</text:p>
          </table:table-cell>
          <table:table-cell table:formula="of:=[.AE46]*6" office:value-type="float" office:value="119.25170177403">
            <text:p>119.251701774</text:p>
          </table:table-cell>
          <table:table-cell table:formula="of:=[.AE46]*7" office:value-type="float" office:value="139.126985403035">
            <text:p>139.126985403</text:p>
          </table:table-cell>
          <table:table-cell table:formula="of:=[.AE46]*8" office:value-type="float" office:value="159.00226903204">
            <text:p>159.002269032</text:p>
          </table:table-cell>
          <table:table-cell table:formula="of:=[.AE46]*9" office:value-type="float" office:value="178.877552661045">
            <text:p>178.877552661</text:p>
          </table:table-cell>
          <table:table-cell table:formula="of:=[.AE46]*10" office:value-type="float" office:value="198.75283629005">
            <text:p>198.7528362901</text:p>
          </table:table-cell>
          <table:table-cell table:formula="of:=[.AE46]*11" office:value-type="float" office:value="218.628119919055">
            <text:p>218.6281199191</text:p>
          </table:table-cell>
          <table:table-cell table:formula="of:=[.AE46]*12" office:value-type="float" office:value="238.50340354806">
            <text:p>238.5034035481</text:p>
          </table:table-cell>
          <table:table-cell table:formula="of:=[.AE46]*13" office:value-type="float" office:value="258.378687177065">
            <text:p>258.3786871771</text:p>
          </table:table-cell>
          <table:table-cell table:formula="of:=[.AE46]*14" office:value-type="float" office:value="278.25397080607">
            <text:p>278.2539708061</text:p>
          </table:table-cell>
          <table:table-cell table:formula="of:=[.AE46]*15" office:value-type="float" office:value="298.129254435075">
            <text:p>298.1292544351</text:p>
          </table:table-cell>
          <table:table-cell table:formula="of:=[.AE46]*16" office:value-type="float" office:value="318.004538064081">
            <text:p>318.0045380641</text:p>
          </table:table-cell>
          <table:table-cell table:formula="of:=[.AE46]*17" office:value-type="float" office:value="337.879821693086">
            <text:p>337.8798216931</text:p>
          </table:table-cell>
          <table:table-cell table:formula="of:=[.AE46]*18" office:value-type="float" office:value="357.755105322091">
            <text:p>357.7551053221</text:p>
          </table:table-cell>
          <table:table-cell table:formula="of:=[.AE46]*19" office:value-type="float" office:value="377.630388951096">
            <text:p>377.6303889511</text:p>
          </table:table-cell>
          <table:table-cell table:formula="of:=[.AE46]*20" office:value-type="float" office:value="397.505672580101">
            <text:p>397.5056725801</text:p>
          </table:table-cell>
          <table:table-cell table:formula="of:=[.AE46]*21" office:value-type="float" office:value="417.380956209106">
            <text:p>417.3809562091</text:p>
          </table:table-cell>
          <table:table-cell table:formula="of:=[.AE46]*22" office:value-type="float" office:value="437.256239838111">
            <text:p>437.2562398381</text:p>
          </table:table-cell>
        </table:table-row>
        <table:table-row table:style-name="ro2">
          <table:table-cell office:value-type="string">
            <text:p>H.Jupiter/H.Uranus</text:p>
          </table:table-cell>
          <table:table-cell office:value-type="float" office:value="358.275">
            <text:p>358.275</text:p>
          </table:table-cell>
          <table:table-cell office:value-type="float" office:value="1943.684">
            <text:p>1943.684</text:p>
          </table:table-cell>
          <table:table-cell/>
          <table:table-cell table:formula="of:=([.C47]-[.B47])/360" office:value-type="float" office:value="4.40391388888889">
            <text:p>4.4039138889</text:p>
          </table:table-cell>
          <table:table-cell office:value-type="float" office:value="22278">
            <text:p>22278</text:p>
          </table:table-cell>
          <table:table-cell/>
          <table:table-cell table:formula="of:=[.F47]/[.E47]" office:value-type="float" office:value="5058.68201833092">
            <text:p>5058.6820183309</text:p>
          </table:table-cell>
          <table:table-cell table:formula="of:=[.H47]*2" office:value-type="float" office:value="10117.3640366618">
            <text:p>10117.3640366618</text:p>
          </table:table-cell>
          <table:table-cell table:formula="of:=[.H47]*3" office:value-type="float" office:value="15176.0460549928">
            <text:p>15176.0460549928</text:p>
          </table:table-cell>
          <table:table-cell table:formula="of:=[.H47]*4" office:value-type="float" office:value="20234.7280733237">
            <text:p>20234.7280733237</text:p>
          </table:table-cell>
          <table:table-cell table:formula="of:=[.H47]*5" office:value-type="float" office:value="25293.4100916546">
            <text:p>25293.4100916546</text:p>
          </table:table-cell>
          <table:table-cell table:formula="of:=[.H47]*6" office:value-type="float" office:value="30352.0921099855">
            <text:p>30352.0921099855</text:p>
          </table:table-cell>
          <table:table-cell table:formula="of:=[.H47]*7" office:value-type="float" office:value="35410.7741283164">
            <text:p>35410.7741283164</text:p>
          </table:table-cell>
          <table:table-cell table:formula="of:=[.H47]*8" office:value-type="float" office:value="40469.4561466473">
            <text:p>40469.4561466473</text:p>
          </table:table-cell>
          <table:table-cell table:formula="of:=[.H47]*9" office:value-type="float" office:value="45528.1381649782">
            <text:p>45528.1381649782</text:p>
          </table:table-cell>
          <table:table-cell table:formula="of:=[.H47]*10" office:value-type="float" office:value="50586.8201833092">
            <text:p>50586.8201833092</text:p>
          </table:table-cell>
          <table:table-cell table:formula="of:=[.H47]*11" office:value-type="float" office:value="55645.5022016401">
            <text:p>55645.5022016401</text:p>
          </table:table-cell>
          <table:table-cell table:formula="of:=[.H47]*12" office:value-type="float" office:value="60704.184219971">
            <text:p>60704.184219971</text:p>
          </table:table-cell>
          <table:table-cell table:formula="of:=[.H47]*12" office:value-type="float" office:value="60704.184219971">
            <text:p>60704.184219971</text:p>
          </table:table-cell>
          <table:table-cell table:formula="of:=[.H47]*13" office:value-type="float" office:value="65762.8662383019">
            <text:p>65762.8662383019</text:p>
          </table:table-cell>
          <table:table-cell table:formula="of:=[.H47]*14" office:value-type="float" office:value="70821.5482566328">
            <text:p>70821.5482566328</text:p>
          </table:table-cell>
          <table:table-cell table:formula="of:=[.H47]*15" office:value-type="float" office:value="75880.2302749638">
            <text:p>75880.2302749638</text:p>
          </table:table-cell>
          <table:table-cell table:formula="of:=[.H47]*16" office:value-type="float" office:value="80938.9122932947">
            <text:p>80938.9122932947</text:p>
          </table:table-cell>
          <table:table-cell table:formula="of:=[.H47]*17" office:value-type="float" office:value="85997.5943116256">
            <text:p>85997.5943116256</text:p>
          </table:table-cell>
          <table:table-cell table:formula="of:=[.H47]*18" office:value-type="float" office:value="91056.2763299565">
            <text:p>91056.2763299565</text:p>
          </table:table-cell>
          <table:table-cell table:formula="of:=[.H47]*19" office:value-type="float" office:value="96114.9583482874">
            <text:p>96114.9583482874</text:p>
          </table:table-cell>
          <table:table-cell table:formula="of:=[.H47]*20" office:value-type="float" office:value="101173.640366618">
            <text:p>101173.640366618</text:p>
          </table:table-cell>
          <table:table-cell table:formula="of:=[.H47]*21" office:value-type="float" office:value="106232.322384949">
            <text:p>106232.322384949</text:p>
          </table:table-cell>
          <table:table-cell table:formula="of:=[.H47]*22" office:value-type="float" office:value="111291.00440328">
            <text:p>111291.00440328</text:p>
          </table:table-cell>
          <table:table-cell table:formula="of:=[.H47]/365.2425" office:value-type="float" office:value="13.850200944115">
            <text:p>13.8502009441</text:p>
          </table:table-cell>
          <table:table-cell table:formula="of:=[.AE47]*2" office:value-type="float" office:value="27.70040188823">
            <text:p>27.7004018882</text:p>
          </table:table-cell>
          <table:table-cell table:formula="of:=[.AE47]*3" office:value-type="float" office:value="41.550602832345">
            <text:p>41.5506028323</text:p>
          </table:table-cell>
          <table:table-cell table:formula="of:=[.AE47]*4" office:value-type="float" office:value="55.4008037764599">
            <text:p>55.4008037765</text:p>
          </table:table-cell>
          <table:table-cell table:formula="of:=[.AE47]*5" office:value-type="float" office:value="69.2510047205749">
            <text:p>69.2510047206</text:p>
          </table:table-cell>
          <table:table-cell table:formula="of:=[.AE47]*6" office:value-type="float" office:value="83.1012056646899">
            <text:p>83.1012056647</text:p>
          </table:table-cell>
          <table:table-cell table:formula="of:=[.AE47]*7" office:value-type="float" office:value="96.9514066088049">
            <text:p>96.9514066088</text:p>
          </table:table-cell>
          <table:table-cell table:formula="of:=[.AE47]*8" office:value-type="float" office:value="110.80160755292">
            <text:p>110.8016075529</text:p>
          </table:table-cell>
          <table:table-cell table:formula="of:=[.AE47]*9" office:value-type="float" office:value="124.651808497035">
            <text:p>124.651808497</text:p>
          </table:table-cell>
          <table:table-cell table:formula="of:=[.AE47]*10" office:value-type="float" office:value="138.50200944115">
            <text:p>138.5020094412</text:p>
          </table:table-cell>
          <table:table-cell table:formula="of:=[.AE47]*11" office:value-type="float" office:value="152.352210385265">
            <text:p>152.3522103853</text:p>
          </table:table-cell>
          <table:table-cell table:formula="of:=[.AE47]*12" office:value-type="float" office:value="166.20241132938">
            <text:p>166.2024113294</text:p>
          </table:table-cell>
          <table:table-cell table:formula="of:=[.AE47]*13" office:value-type="float" office:value="180.052612273495">
            <text:p>180.0526122735</text:p>
          </table:table-cell>
          <table:table-cell table:formula="of:=[.AE47]*14" office:value-type="float" office:value="193.90281321761">
            <text:p>193.9028132176</text:p>
          </table:table-cell>
          <table:table-cell table:formula="of:=[.AE47]*15" office:value-type="float" office:value="207.753014161725">
            <text:p>207.7530141617</text:p>
          </table:table-cell>
          <table:table-cell table:formula="of:=[.AE47]*16" office:value-type="float" office:value="221.60321510584">
            <text:p>221.6032151058</text:p>
          </table:table-cell>
          <table:table-cell table:formula="of:=[.AE47]*17" office:value-type="float" office:value="235.453416049955">
            <text:p>235.45341605</text:p>
          </table:table-cell>
          <table:table-cell table:formula="of:=[.AE47]*18" office:value-type="float" office:value="249.30361699407">
            <text:p>249.3036169941</text:p>
          </table:table-cell>
          <table:table-cell table:formula="of:=[.AE47]*19" office:value-type="float" office:value="263.153817938185">
            <text:p>263.1538179382</text:p>
          </table:table-cell>
          <table:table-cell table:formula="of:=[.AE47]*20" office:value-type="float" office:value="277.0040188823">
            <text:p>277.0040188823</text:p>
          </table:table-cell>
          <table:table-cell table:formula="of:=[.AE47]*21" office:value-type="float" office:value="290.854219826415">
            <text:p>290.8542198264</text:p>
          </table:table-cell>
          <table:table-cell table:formula="of:=[.AE47]*22" office:value-type="float" office:value="304.70442077053">
            <text:p>304.7044207705</text:p>
          </table:table-cell>
        </table:table-row>
        <table:table-row table:style-name="ro2">
          <table:table-cell office:value-type="string">
            <text:p>H.Jupiter/H.Neptune</text:p>
          </table:table-cell>
          <table:table-cell office:value-type="float" office:value="267.504">
            <text:p>267.504</text:p>
          </table:table-cell>
          <table:table-cell office:value-type="float" office:value="1983.917">
            <text:p>1983.917</text:p>
          </table:table-cell>
          <table:table-cell/>
          <table:table-cell table:formula="of:=([.C48]-[.B48])/360" office:value-type="float" office:value="4.76781388888889">
            <text:p>4.7678138889</text:p>
          </table:table-cell>
          <table:table-cell office:value-type="float" office:value="22278">
            <text:p>22278</text:p>
          </table:table-cell>
          <table:table-cell/>
          <table:table-cell table:formula="of:=[.F48]/[.E48]" office:value-type="float" office:value="4672.58171547291">
            <text:p>4672.5817154729</text:p>
          </table:table-cell>
          <table:table-cell table:formula="of:=[.H48]*2" office:value-type="float" office:value="9345.16343094582">
            <text:p>9345.1634309458</text:p>
          </table:table-cell>
          <table:table-cell table:formula="of:=[.H48]*3" office:value-type="float" office:value="14017.7451464187">
            <text:p>14017.7451464187</text:p>
          </table:table-cell>
          <table:table-cell table:formula="of:=[.H48]*4" office:value-type="float" office:value="18690.3268618916">
            <text:p>18690.3268618916</text:p>
          </table:table-cell>
          <table:table-cell table:formula="of:=[.H48]*5" office:value-type="float" office:value="23362.9085773645">
            <text:p>23362.9085773645</text:p>
          </table:table-cell>
          <table:table-cell table:formula="of:=[.H48]*6" office:value-type="float" office:value="28035.4902928374">
            <text:p>28035.4902928374</text:p>
          </table:table-cell>
          <table:table-cell table:formula="of:=[.H48]*7" office:value-type="float" office:value="32708.0720083103">
            <text:p>32708.0720083103</text:p>
          </table:table-cell>
          <table:table-cell table:formula="of:=[.H48]*8" office:value-type="float" office:value="37380.6537237833">
            <text:p>37380.6537237833</text:p>
          </table:table-cell>
          <table:table-cell table:formula="of:=[.H48]*9" office:value-type="float" office:value="42053.2354392562">
            <text:p>42053.2354392562</text:p>
          </table:table-cell>
          <table:table-cell table:formula="of:=[.H48]*10" office:value-type="float" office:value="46725.8171547291">
            <text:p>46725.8171547291</text:p>
          </table:table-cell>
          <table:table-cell table:formula="of:=[.H48]*11" office:value-type="float" office:value="51398.398870202">
            <text:p>51398.398870202</text:p>
          </table:table-cell>
          <table:table-cell table:formula="of:=[.H48]*12" office:value-type="float" office:value="56070.9805856749">
            <text:p>56070.9805856749</text:p>
          </table:table-cell>
          <table:table-cell table:formula="of:=[.H48]*12" office:value-type="float" office:value="56070.9805856749">
            <text:p>56070.9805856749</text:p>
          </table:table-cell>
          <table:table-cell table:formula="of:=[.H48]*13" office:value-type="float" office:value="60743.5623011478">
            <text:p>60743.5623011478</text:p>
          </table:table-cell>
          <table:table-cell table:formula="of:=[.H48]*14" office:value-type="float" office:value="65416.1440166207">
            <text:p>65416.1440166207</text:p>
          </table:table-cell>
          <table:table-cell table:formula="of:=[.H48]*15" office:value-type="float" office:value="70088.7257320936">
            <text:p>70088.7257320936</text:p>
          </table:table-cell>
          <table:table-cell table:formula="of:=[.H48]*16" office:value-type="float" office:value="74761.3074475665">
            <text:p>74761.3074475665</text:p>
          </table:table-cell>
          <table:table-cell table:formula="of:=[.H48]*17" office:value-type="float" office:value="79433.8891630394">
            <text:p>79433.8891630394</text:p>
          </table:table-cell>
          <table:table-cell table:formula="of:=[.H48]*18" office:value-type="float" office:value="84106.4708785123">
            <text:p>84106.4708785123</text:p>
          </table:table-cell>
          <table:table-cell table:formula="of:=[.H48]*19" office:value-type="float" office:value="88779.0525939852">
            <text:p>88779.0525939852</text:p>
          </table:table-cell>
          <table:table-cell table:formula="of:=[.H48]*20" office:value-type="float" office:value="93451.6343094582">
            <text:p>93451.6343094582</text:p>
          </table:table-cell>
          <table:table-cell table:formula="of:=[.H48]*21" office:value-type="float" office:value="98124.2160249311">
            <text:p>98124.2160249311</text:p>
          </table:table-cell>
          <table:table-cell table:formula="of:=[.H48]*22" office:value-type="float" office:value="102796.797740404">
            <text:p>102796.797740404</text:p>
          </table:table-cell>
          <table:table-cell table:formula="of:=[.H48]/365.2425" office:value-type="float" office:value="12.7930942195197">
            <text:p>12.7930942195</text:p>
          </table:table-cell>
          <table:table-cell table:formula="of:=[.AE48]*2" office:value-type="float" office:value="25.5861884390393">
            <text:p>25.586188439</text:p>
          </table:table-cell>
          <table:table-cell table:formula="of:=[.AE48]*3" office:value-type="float" office:value="38.379282658559">
            <text:p>38.3792826586</text:p>
          </table:table-cell>
          <table:table-cell table:formula="of:=[.AE48]*4" office:value-type="float" office:value="51.1723768780786">
            <text:p>51.1723768781</text:p>
          </table:table-cell>
          <table:table-cell table:formula="of:=[.AE48]*5" office:value-type="float" office:value="63.9654710975983">
            <text:p>63.9654710976</text:p>
          </table:table-cell>
          <table:table-cell table:formula="of:=[.AE48]*6" office:value-type="float" office:value="76.7585653171179">
            <text:p>76.7585653171</text:p>
          </table:table-cell>
          <table:table-cell table:formula="of:=[.AE48]*7" office:value-type="float" office:value="89.5516595366376">
            <text:p>89.5516595366</text:p>
          </table:table-cell>
          <table:table-cell table:formula="of:=[.AE48]*8" office:value-type="float" office:value="102.344753756157">
            <text:p>102.3447537562</text:p>
          </table:table-cell>
          <table:table-cell table:formula="of:=[.AE48]*9" office:value-type="float" office:value="115.137847975677">
            <text:p>115.1378479757</text:p>
          </table:table-cell>
          <table:table-cell table:formula="of:=[.AE48]*10" office:value-type="float" office:value="127.930942195197">
            <text:p>127.9309421952</text:p>
          </table:table-cell>
          <table:table-cell table:formula="of:=[.AE48]*11" office:value-type="float" office:value="140.724036414716">
            <text:p>140.7240364147</text:p>
          </table:table-cell>
          <table:table-cell table:formula="of:=[.AE48]*12" office:value-type="float" office:value="153.517130634236">
            <text:p>153.5171306342</text:p>
          </table:table-cell>
          <table:table-cell table:formula="of:=[.AE48]*13" office:value-type="float" office:value="166.310224853756">
            <text:p>166.3102248538</text:p>
          </table:table-cell>
          <table:table-cell table:formula="of:=[.AE48]*14" office:value-type="float" office:value="179.103319073275">
            <text:p>179.1033190733</text:p>
          </table:table-cell>
          <table:table-cell table:formula="of:=[.AE48]*15" office:value-type="float" office:value="191.896413292795">
            <text:p>191.8964132928</text:p>
          </table:table-cell>
          <table:table-cell table:formula="of:=[.AE48]*16" office:value-type="float" office:value="204.689507512314">
            <text:p>204.6895075123</text:p>
          </table:table-cell>
          <table:table-cell table:formula="of:=[.AE48]*17" office:value-type="float" office:value="217.482601731834">
            <text:p>217.4826017318</text:p>
          </table:table-cell>
          <table:table-cell table:formula="of:=[.AE48]*18" office:value-type="float" office:value="230.275695951354">
            <text:p>230.2756959514</text:p>
          </table:table-cell>
          <table:table-cell table:formula="of:=[.AE48]*19" office:value-type="float" office:value="243.068790170873">
            <text:p>243.0687901709</text:p>
          </table:table-cell>
          <table:table-cell table:formula="of:=[.AE48]*20" office:value-type="float" office:value="255.861884390393">
            <text:p>255.8618843904</text:p>
          </table:table-cell>
          <table:table-cell table:formula="of:=[.AE48]*21" office:value-type="float" office:value="268.654978609913">
            <text:p>268.6549786099</text:p>
          </table:table-cell>
          <table:table-cell table:formula="of:=[.AE48]*22" office:value-type="float" office:value="281.448072829432">
            <text:p>281.4480728294</text:p>
          </table:table-cell>
        </table:table-row>
        <table:table-row table:style-name="ro2">
          <table:table-cell office:value-type="string">
            <text:p>H.Jupiter/H.Pluto</text:p>
          </table:table-cell>
          <table:table-cell office:value-type="float" office:value="328.398">
            <text:p>328.398</text:p>
          </table:table-cell>
          <table:table-cell office:value-type="float" office:value="2037.848">
            <text:p>2037.848</text:p>
          </table:table-cell>
          <table:table-cell/>
          <table:table-cell table:formula="of:=([.C49]-[.B49])/360" office:value-type="float" office:value="4.74847222222222">
            <text:p>4.7484722222</text:p>
          </table:table-cell>
          <table:table-cell office:value-type="float" office:value="22278">
            <text:p>22278</text:p>
          </table:table-cell>
          <table:table-cell/>
          <table:table-cell table:formula="of:=[.F49]/[.E49]" office:value-type="float" office:value="4691.6142618971">
            <text:p>4691.6142618971</text:p>
          </table:table-cell>
          <table:table-cell table:formula="of:=[.H49]*2" office:value-type="float" office:value="9383.2285237942">
            <text:p>9383.2285237942</text:p>
          </table:table-cell>
          <table:table-cell table:formula="of:=[.H49]*3" office:value-type="float" office:value="14074.8427856913">
            <text:p>14074.8427856913</text:p>
          </table:table-cell>
          <table:table-cell table:formula="of:=[.H49]*4" office:value-type="float" office:value="18766.4570475884">
            <text:p>18766.4570475884</text:p>
          </table:table-cell>
          <table:table-cell table:formula="of:=[.H49]*5" office:value-type="float" office:value="23458.0713094855">
            <text:p>23458.0713094855</text:p>
          </table:table-cell>
          <table:table-cell table:formula="of:=[.H49]*6" office:value-type="float" office:value="28149.6855713826">
            <text:p>28149.6855713826</text:p>
          </table:table-cell>
          <table:table-cell table:formula="of:=[.H49]*7" office:value-type="float" office:value="32841.2998332797">
            <text:p>32841.2998332797</text:p>
          </table:table-cell>
          <table:table-cell table:formula="of:=[.H49]*8" office:value-type="float" office:value="37532.9140951768">
            <text:p>37532.9140951768</text:p>
          </table:table-cell>
          <table:table-cell table:formula="of:=[.H49]*9" office:value-type="float" office:value="42224.5283570739">
            <text:p>42224.5283570739</text:p>
          </table:table-cell>
          <table:table-cell table:formula="of:=[.H49]*10" office:value-type="float" office:value="46916.142618971">
            <text:p>46916.142618971</text:p>
          </table:table-cell>
          <table:table-cell table:formula="of:=[.H49]*11" office:value-type="float" office:value="51607.7568808681">
            <text:p>51607.7568808681</text:p>
          </table:table-cell>
          <table:table-cell table:formula="of:=[.H49]*12" office:value-type="float" office:value="56299.3711427652">
            <text:p>56299.3711427652</text:p>
          </table:table-cell>
          <table:table-cell table:formula="of:=[.H49]*12" office:value-type="float" office:value="56299.3711427652">
            <text:p>56299.3711427652</text:p>
          </table:table-cell>
          <table:table-cell table:formula="of:=[.H49]*13" office:value-type="float" office:value="60990.9854046623">
            <text:p>60990.9854046623</text:p>
          </table:table-cell>
          <table:table-cell table:formula="of:=[.H49]*14" office:value-type="float" office:value="65682.5996665594">
            <text:p>65682.5996665594</text:p>
          </table:table-cell>
          <table:table-cell table:formula="of:=[.H49]*15" office:value-type="float" office:value="70374.2139284565">
            <text:p>70374.2139284565</text:p>
          </table:table-cell>
          <table:table-cell table:formula="of:=[.H49]*16" office:value-type="float" office:value="75065.8281903536">
            <text:p>75065.8281903536</text:p>
          </table:table-cell>
          <table:table-cell table:formula="of:=[.H49]*17" office:value-type="float" office:value="79757.4424522507">
            <text:p>79757.4424522507</text:p>
          </table:table-cell>
          <table:table-cell table:formula="of:=[.H49]*18" office:value-type="float" office:value="84449.0567141478">
            <text:p>84449.0567141478</text:p>
          </table:table-cell>
          <table:table-cell table:formula="of:=[.H49]*19" office:value-type="float" office:value="89140.6709760449">
            <text:p>89140.6709760449</text:p>
          </table:table-cell>
          <table:table-cell table:formula="of:=[.H49]*20" office:value-type="float" office:value="93832.285237942">
            <text:p>93832.285237942</text:p>
          </table:table-cell>
          <table:table-cell table:formula="of:=[.H49]*21" office:value-type="float" office:value="98523.8994998391">
            <text:p>98523.8994998391</text:p>
          </table:table-cell>
          <table:table-cell table:formula="of:=[.H49]*22" office:value-type="float" office:value="103215.513761736">
            <text:p>103215.513761736</text:p>
          </table:table-cell>
          <table:table-cell table:formula="of:=[.H49]/365.2425" office:value-type="float" office:value="12.8452035617353">
            <text:p>12.8452035617</text:p>
          </table:table-cell>
          <table:table-cell table:formula="of:=[.AE49]*2" office:value-type="float" office:value="25.6904071234706">
            <text:p>25.6904071235</text:p>
          </table:table-cell>
          <table:table-cell table:formula="of:=[.AE49]*3" office:value-type="float" office:value="38.5356106852059">
            <text:p>38.5356106852</text:p>
          </table:table-cell>
          <table:table-cell table:formula="of:=[.AE49]*4" office:value-type="float" office:value="51.3808142469412">
            <text:p>51.3808142469</text:p>
          </table:table-cell>
          <table:table-cell table:formula="of:=[.AE49]*5" office:value-type="float" office:value="64.2260178086764">
            <text:p>64.2260178087</text:p>
          </table:table-cell>
          <table:table-cell table:formula="of:=[.AE49]*6" office:value-type="float" office:value="77.0712213704117">
            <text:p>77.0712213704</text:p>
          </table:table-cell>
          <table:table-cell table:formula="of:=[.AE49]*7" office:value-type="float" office:value="89.916424932147">
            <text:p>89.9164249321</text:p>
          </table:table-cell>
          <table:table-cell table:formula="of:=[.AE49]*8" office:value-type="float" office:value="102.761628493882">
            <text:p>102.7616284939</text:p>
          </table:table-cell>
          <table:table-cell table:formula="of:=[.AE49]*9" office:value-type="float" office:value="115.606832055618">
            <text:p>115.6068320556</text:p>
          </table:table-cell>
          <table:table-cell table:formula="of:=[.AE49]*10" office:value-type="float" office:value="128.452035617353">
            <text:p>128.4520356174</text:p>
          </table:table-cell>
          <table:table-cell table:formula="of:=[.AE49]*11" office:value-type="float" office:value="141.297239179088">
            <text:p>141.2972391791</text:p>
          </table:table-cell>
          <table:table-cell table:formula="of:=[.AE49]*12" office:value-type="float" office:value="154.142442740823">
            <text:p>154.1424427408</text:p>
          </table:table-cell>
          <table:table-cell table:formula="of:=[.AE49]*13" office:value-type="float" office:value="166.987646302559">
            <text:p>166.9876463026</text:p>
          </table:table-cell>
          <table:table-cell table:formula="of:=[.AE49]*14" office:value-type="float" office:value="179.832849864294">
            <text:p>179.8328498643</text:p>
          </table:table-cell>
          <table:table-cell table:formula="of:=[.AE49]*15" office:value-type="float" office:value="192.678053426029">
            <text:p>192.678053426</text:p>
          </table:table-cell>
          <table:table-cell table:formula="of:=[.AE49]*16" office:value-type="float" office:value="205.523256987765">
            <text:p>205.5232569878</text:p>
          </table:table-cell>
          <table:table-cell table:formula="of:=[.AE49]*17" office:value-type="float" office:value="218.3684605495">
            <text:p>218.3684605495</text:p>
          </table:table-cell>
          <table:table-cell table:formula="of:=[.AE49]*18" office:value-type="float" office:value="231.213664111235">
            <text:p>231.2136641112</text:p>
          </table:table-cell>
          <table:table-cell table:formula="of:=[.AE49]*19" office:value-type="float" office:value="244.058867672971">
            <text:p>244.058867673</text:p>
          </table:table-cell>
          <table:table-cell table:formula="of:=[.AE49]*20" office:value-type="float" office:value="256.904071234706">
            <text:p>256.9040712347</text:p>
          </table:table-cell>
          <table:table-cell table:formula="of:=[.AE49]*21" office:value-type="float" office:value="269.749274796441">
            <text:p>269.7492747964</text:p>
          </table:table-cell>
          <table:table-cell table:formula="of:=[.AE49]*22" office:value-type="float" office:value="282.594478358176">
            <text:p>282.5944783582</text:p>
          </table:table-cell>
        </table:table-row>
        <table:table-row table:style-name="ro2">
          <table:table-cell office:value-type="string">
            <text:p>H.Chiron/H.Uranus</text:p>
          </table:table-cell>
          <table:table-cell office:value-type="float" office:value="543.541">
            <text:p>543.541</text:p>
          </table:table-cell>
          <table:table-cell office:value-type="float" office:value="690.956">
            <text:p>690.956</text:p>
          </table:table-cell>
          <table:table-cell/>
          <table:table-cell table:formula="of:=([.C50]-[.B50])/360" office:value-type="float" office:value="0.409486111111111">
            <text:p>0.4094861111</text:p>
          </table:table-cell>
          <table:table-cell office:value-type="float" office:value="22278">
            <text:p>22278</text:p>
          </table:table-cell>
          <table:table-cell/>
          <table:table-cell table:formula="of:=[.F50]/[.E50]" office:value-type="float" office:value="54404.7756334159">
            <text:p>54404.7756334159</text:p>
          </table:table-cell>
          <table:table-cell table:formula="of:=[.H50]*2" office:value-type="float" office:value="108809.551266832">
            <text:p>108809.551266832</text:p>
          </table:table-cell>
          <table:table-cell table:formula="of:=[.H50]*3" office:value-type="float" office:value="163214.326900248">
            <text:p>163214.326900248</text:p>
          </table:table-cell>
          <table:table-cell table:formula="of:=[.H50]*4" office:value-type="float" office:value="217619.102533664">
            <text:p>217619.102533664</text:p>
          </table:table-cell>
          <table:table-cell table:formula="of:=[.H50]*5" office:value-type="float" office:value="272023.878167079">
            <text:p>272023.878167079</text:p>
          </table:table-cell>
          <table:table-cell table:formula="of:=[.H50]*6" office:value-type="float" office:value="326428.653800495">
            <text:p>326428.653800495</text:p>
          </table:table-cell>
          <table:table-cell table:formula="of:=[.H50]*7" office:value-type="float" office:value="380833.429433911">
            <text:p>380833.429433911</text:p>
          </table:table-cell>
          <table:table-cell table:formula="of:=[.H50]*8" office:value-type="float" office:value="435238.205067327">
            <text:p>435238.205067327</text:p>
          </table:table-cell>
          <table:table-cell table:formula="of:=[.H50]*9" office:value-type="float" office:value="489642.980700743">
            <text:p>489642.980700743</text:p>
          </table:table-cell>
          <table:table-cell table:formula="of:=[.H50]*10" office:value-type="float" office:value="544047.756334159">
            <text:p>544047.756334159</text:p>
          </table:table-cell>
          <table:table-cell table:formula="of:=[.H50]*11" office:value-type="float" office:value="598452.531967575">
            <text:p>598452.531967575</text:p>
          </table:table-cell>
          <table:table-cell table:formula="of:=[.H50]*12" office:value-type="float" office:value="652857.307600991">
            <text:p>652857.307600991</text:p>
          </table:table-cell>
          <table:table-cell table:formula="of:=[.H50]*12" office:value-type="float" office:value="652857.307600991">
            <text:p>652857.307600991</text:p>
          </table:table-cell>
          <table:table-cell table:formula="of:=[.H50]*13" office:value-type="float" office:value="707262.083234407">
            <text:p>707262.083234407</text:p>
          </table:table-cell>
          <table:table-cell table:formula="of:=[.H50]*14" office:value-type="float" office:value="761666.858867822">
            <text:p>761666.858867822</text:p>
          </table:table-cell>
          <table:table-cell table:formula="of:=[.H50]*15" office:value-type="float" office:value="816071.634501238">
            <text:p>816071.634501238</text:p>
          </table:table-cell>
          <table:table-cell table:formula="of:=[.H50]*16" office:value-type="float" office:value="870476.410134654">
            <text:p>870476.410134654</text:p>
          </table:table-cell>
          <table:table-cell table:formula="of:=[.H50]*17" office:value-type="float" office:value="924881.18576807">
            <text:p>924881.18576807</text:p>
          </table:table-cell>
          <table:table-cell table:formula="of:=[.H50]*18" office:value-type="float" office:value="979285.961401486">
            <text:p>979285.961401486</text:p>
          </table:table-cell>
          <table:table-cell table:formula="of:=[.H50]*19" office:value-type="float" office:value="1033690.7370349">
            <text:p>1033690.7370349</text:p>
          </table:table-cell>
          <table:table-cell table:formula="of:=[.H50]*20" office:value-type="float" office:value="1088095.51266832">
            <text:p>1088095.51266832</text:p>
          </table:table-cell>
          <table:table-cell table:formula="of:=[.H50]*21" office:value-type="float" office:value="1142500.28830173">
            <text:p>1142500.28830173</text:p>
          </table:table-cell>
          <table:table-cell table:formula="of:=[.H50]*22" office:value-type="float" office:value="1196905.06393515">
            <text:p>1196905.06393515</text:p>
          </table:table-cell>
          <table:table-cell table:formula="of:=[.H50]/365.2425" office:value-type="float" office:value="148.955216420367">
            <text:p>148.9552164204</text:p>
          </table:table-cell>
          <table:table-cell table:formula="of:=[.AE50]*2" office:value-type="float" office:value="297.910432840734">
            <text:p>297.9104328407</text:p>
          </table:table-cell>
          <table:table-cell table:formula="of:=[.AE50]*3" office:value-type="float" office:value="446.865649261101">
            <text:p>446.8656492611</text:p>
          </table:table-cell>
          <table:table-cell table:formula="of:=[.AE50]*4" office:value-type="float" office:value="595.820865681468">
            <text:p>595.8208656815</text:p>
          </table:table-cell>
          <table:table-cell table:formula="of:=[.AE50]*5" office:value-type="float" office:value="744.776082101835">
            <text:p>744.7760821018</text:p>
          </table:table-cell>
          <table:table-cell table:formula="of:=[.AE50]*6" office:value-type="float" office:value="893.731298522202">
            <text:p>893.7312985222</text:p>
          </table:table-cell>
          <table:table-cell table:formula="of:=[.AE50]*7" office:value-type="float" office:value="1042.68651494257">
            <text:p>1042.6865149426</text:p>
          </table:table-cell>
          <table:table-cell table:formula="of:=[.AE50]*8" office:value-type="float" office:value="1191.64173136294">
            <text:p>1191.6417313629</text:p>
          </table:table-cell>
          <table:table-cell table:formula="of:=[.AE50]*9" office:value-type="float" office:value="1340.5969477833">
            <text:p>1340.5969477833</text:p>
          </table:table-cell>
          <table:table-cell table:formula="of:=[.AE50]*10" office:value-type="float" office:value="1489.55216420367">
            <text:p>1489.5521642037</text:p>
          </table:table-cell>
          <table:table-cell table:formula="of:=[.AE50]*11" office:value-type="float" office:value="1638.50738062404">
            <text:p>1638.507380624</text:p>
          </table:table-cell>
          <table:table-cell table:formula="of:=[.AE50]*12" office:value-type="float" office:value="1787.4625970444">
            <text:p>1787.4625970444</text:p>
          </table:table-cell>
          <table:table-cell table:formula="of:=[.AE50]*13" office:value-type="float" office:value="1936.41781346477">
            <text:p>1936.4178134648</text:p>
          </table:table-cell>
          <table:table-cell table:formula="of:=[.AE50]*14" office:value-type="float" office:value="2085.37302988514">
            <text:p>2085.3730298851</text:p>
          </table:table-cell>
          <table:table-cell table:formula="of:=[.AE50]*15" office:value-type="float" office:value="2234.3282463055">
            <text:p>2234.3282463055</text:p>
          </table:table-cell>
          <table:table-cell table:formula="of:=[.AE50]*16" office:value-type="float" office:value="2383.28346272587">
            <text:p>2383.2834627259</text:p>
          </table:table-cell>
          <table:table-cell table:formula="of:=[.AE50]*17" office:value-type="float" office:value="2532.23867914624">
            <text:p>2532.2386791462</text:p>
          </table:table-cell>
          <table:table-cell table:formula="of:=[.AE50]*18" office:value-type="float" office:value="2681.19389556661">
            <text:p>2681.1938955666</text:p>
          </table:table-cell>
          <table:table-cell table:formula="of:=[.AE50]*19" office:value-type="float" office:value="2830.14911198697">
            <text:p>2830.149111987</text:p>
          </table:table-cell>
          <table:table-cell table:formula="of:=[.AE50]*20" office:value-type="float" office:value="2979.10432840734">
            <text:p>2979.1043284073</text:p>
          </table:table-cell>
          <table:table-cell table:formula="of:=[.AE50]*21" office:value-type="float" office:value="3128.05954482771">
            <text:p>3128.0595448277</text:p>
          </table:table-cell>
          <table:table-cell table:formula="of:=[.AE50]*22" office:value-type="float" office:value="3277.01476124807">
            <text:p>3277.0147612481</text:p>
          </table:table-cell>
        </table:table-row>
        <table:table-row table:style-name="ro2">
          <table:table-cell office:value-type="string">
            <text:p>H.Chiron/H.Neptune</text:p>
          </table:table-cell>
          <table:table-cell office:value-type="float" office:value="452.77">
            <text:p>452.77</text:p>
          </table:table-cell>
          <table:table-cell office:value-type="float" office:value="731.189">
            <text:p>731.189</text:p>
          </table:table-cell>
          <table:table-cell/>
          <table:table-cell table:formula="of:=([.C51]-[.B51])/360" office:value-type="float" office:value="0.773386111111111">
            <text:p>0.7733861111</text:p>
          </table:table-cell>
          <table:table-cell office:value-type="float" office:value="22278">
            <text:p>22278</text:p>
          </table:table-cell>
          <table:table-cell/>
          <table:table-cell table:formula="of:=[.F51]/[.E51]" office:value-type="float" office:value="28805.7927081126">
            <text:p>28805.7927081126</text:p>
          </table:table-cell>
          <table:table-cell table:formula="of:=[.H51]*2" office:value-type="float" office:value="57611.5854162252">
            <text:p>57611.5854162252</text:p>
          </table:table-cell>
          <table:table-cell table:formula="of:=[.H51]*3" office:value-type="float" office:value="86417.3781243378">
            <text:p>86417.3781243378</text:p>
          </table:table-cell>
          <table:table-cell table:formula="of:=[.H51]*4" office:value-type="float" office:value="115223.17083245">
            <text:p>115223.17083245</text:p>
          </table:table-cell>
          <table:table-cell table:formula="of:=[.H51]*5" office:value-type="float" office:value="144028.963540563">
            <text:p>144028.963540563</text:p>
          </table:table-cell>
          <table:table-cell table:formula="of:=[.H51]*6" office:value-type="float" office:value="172834.756248676">
            <text:p>172834.756248676</text:p>
          </table:table-cell>
          <table:table-cell table:formula="of:=[.H51]*7" office:value-type="float" office:value="201640.548956788">
            <text:p>201640.548956788</text:p>
          </table:table-cell>
          <table:table-cell table:formula="of:=[.H51]*8" office:value-type="float" office:value="230446.341664901">
            <text:p>230446.341664901</text:p>
          </table:table-cell>
          <table:table-cell table:formula="of:=[.H51]*9" office:value-type="float" office:value="259252.134373013">
            <text:p>259252.134373013</text:p>
          </table:table-cell>
          <table:table-cell table:formula="of:=[.H51]*10" office:value-type="float" office:value="288057.927081126">
            <text:p>288057.927081126</text:p>
          </table:table-cell>
          <table:table-cell table:formula="of:=[.H51]*11" office:value-type="float" office:value="316863.719789239">
            <text:p>316863.719789239</text:p>
          </table:table-cell>
          <table:table-cell table:formula="of:=[.H51]*12" office:value-type="float" office:value="345669.512497351">
            <text:p>345669.512497351</text:p>
          </table:table-cell>
          <table:table-cell table:formula="of:=[.H51]*12" office:value-type="float" office:value="345669.512497351">
            <text:p>345669.512497351</text:p>
          </table:table-cell>
          <table:table-cell table:formula="of:=[.H51]*13" office:value-type="float" office:value="374475.305205464">
            <text:p>374475.305205464</text:p>
          </table:table-cell>
          <table:table-cell table:formula="of:=[.H51]*14" office:value-type="float" office:value="403281.097913576">
            <text:p>403281.097913576</text:p>
          </table:table-cell>
          <table:table-cell table:formula="of:=[.H51]*15" office:value-type="float" office:value="432086.890621689">
            <text:p>432086.890621689</text:p>
          </table:table-cell>
          <table:table-cell table:formula="of:=[.H51]*16" office:value-type="float" office:value="460892.683329802">
            <text:p>460892.683329802</text:p>
          </table:table-cell>
          <table:table-cell table:formula="of:=[.H51]*17" office:value-type="float" office:value="489698.476037914">
            <text:p>489698.476037914</text:p>
          </table:table-cell>
          <table:table-cell table:formula="of:=[.H51]*18" office:value-type="float" office:value="518504.268746027">
            <text:p>518504.268746027</text:p>
          </table:table-cell>
          <table:table-cell table:formula="of:=[.H51]*19" office:value-type="float" office:value="547310.061454139">
            <text:p>547310.061454139</text:p>
          </table:table-cell>
          <table:table-cell table:formula="of:=[.H51]*20" office:value-type="float" office:value="576115.854162252">
            <text:p>576115.854162252</text:p>
          </table:table-cell>
          <table:table-cell table:formula="of:=[.H51]*21" office:value-type="float" office:value="604921.646870364">
            <text:p>604921.646870364</text:p>
          </table:table-cell>
          <table:table-cell table:formula="of:=[.H51]*22" office:value-type="float" office:value="633727.439578477">
            <text:p>633727.439578477</text:p>
          </table:table-cell>
          <table:table-cell table:formula="of:=[.H51]/365.2425" office:value-type="float" office:value="78.8675816973999">
            <text:p>78.8675816974</text:p>
          </table:table-cell>
          <table:table-cell table:formula="of:=[.AE51]*2" office:value-type="float" office:value="157.7351633948">
            <text:p>157.7351633948</text:p>
          </table:table-cell>
          <table:table-cell table:formula="of:=[.AE51]*3" office:value-type="float" office:value="236.6027450922">
            <text:p>236.6027450922</text:p>
          </table:table-cell>
          <table:table-cell table:formula="of:=[.AE51]*4" office:value-type="float" office:value="315.4703267896">
            <text:p>315.4703267896</text:p>
          </table:table-cell>
          <table:table-cell table:formula="of:=[.AE51]*5" office:value-type="float" office:value="394.337908487">
            <text:p>394.337908487</text:p>
          </table:table-cell>
          <table:table-cell table:formula="of:=[.AE51]*6" office:value-type="float" office:value="473.2054901844">
            <text:p>473.2054901844</text:p>
          </table:table-cell>
          <table:table-cell table:formula="of:=[.AE51]*7" office:value-type="float" office:value="552.0730718818">
            <text:p>552.0730718818</text:p>
          </table:table-cell>
          <table:table-cell table:formula="of:=[.AE51]*8" office:value-type="float" office:value="630.940653579199">
            <text:p>630.9406535792</text:p>
          </table:table-cell>
          <table:table-cell table:formula="of:=[.AE51]*9" office:value-type="float" office:value="709.808235276599">
            <text:p>709.8082352766</text:p>
          </table:table-cell>
          <table:table-cell table:formula="of:=[.AE51]*10" office:value-type="float" office:value="788.675816973999">
            <text:p>788.675816974</text:p>
          </table:table-cell>
          <table:table-cell table:formula="of:=[.AE51]*11" office:value-type="float" office:value="867.543398671399">
            <text:p>867.5433986714</text:p>
          </table:table-cell>
          <table:table-cell table:formula="of:=[.AE51]*12" office:value-type="float" office:value="946.410980368799">
            <text:p>946.4109803688</text:p>
          </table:table-cell>
          <table:table-cell table:formula="of:=[.AE51]*13" office:value-type="float" office:value="1025.2785620662">
            <text:p>1025.2785620662</text:p>
          </table:table-cell>
          <table:table-cell table:formula="of:=[.AE51]*14" office:value-type="float" office:value="1104.1461437636">
            <text:p>1104.1461437636</text:p>
          </table:table-cell>
          <table:table-cell table:formula="of:=[.AE51]*15" office:value-type="float" office:value="1183.013725461">
            <text:p>1183.013725461</text:p>
          </table:table-cell>
          <table:table-cell table:formula="of:=[.AE51]*16" office:value-type="float" office:value="1261.8813071584">
            <text:p>1261.8813071584</text:p>
          </table:table-cell>
          <table:table-cell table:formula="of:=[.AE51]*17" office:value-type="float" office:value="1340.7488888558">
            <text:p>1340.7488888558</text:p>
          </table:table-cell>
          <table:table-cell table:formula="of:=[.AE51]*18" office:value-type="float" office:value="1419.6164705532">
            <text:p>1419.6164705532</text:p>
          </table:table-cell>
          <table:table-cell table:formula="of:=[.AE51]*19" office:value-type="float" office:value="1498.4840522506">
            <text:p>1498.4840522506</text:p>
          </table:table-cell>
          <table:table-cell table:formula="of:=[.AE51]*20" office:value-type="float" office:value="1577.351633948">
            <text:p>1577.351633948</text:p>
          </table:table-cell>
          <table:table-cell table:formula="of:=[.AE51]*21" office:value-type="float" office:value="1656.2192156454">
            <text:p>1656.2192156454</text:p>
          </table:table-cell>
          <table:table-cell table:formula="of:=[.AE51]*22" office:value-type="float" office:value="1735.0867973428">
            <text:p>1735.0867973428</text:p>
          </table:table-cell>
        </table:table-row>
        <table:table-row table:style-name="ro2">
          <table:table-cell office:value-type="string">
            <text:p>H.Chiron/H.Pluto</text:p>
          </table:table-cell>
          <table:table-cell office:value-type="float" office:value="513.664">
            <text:p>513.664</text:p>
          </table:table-cell>
          <table:table-cell office:value-type="float" office:value="785.12">
            <text:p>785.12</text:p>
          </table:table-cell>
          <table:table-cell/>
          <table:table-cell table:formula="of:=([.C52]-[.B52])/360" office:value-type="float" office:value="0.754044444444445">
            <text:p>0.7540444444</text:p>
          </table:table-cell>
          <table:table-cell office:value-type="float" office:value="22278">
            <text:p>22278</text:p>
          </table:table-cell>
          <table:table-cell/>
          <table:table-cell table:formula="of:=[.F52]/[.E52]" office:value-type="float" office:value="29544.6775904751">
            <text:p>29544.6775904751</text:p>
          </table:table-cell>
          <table:table-cell table:formula="of:=[.H52]*2" office:value-type="float" office:value="59089.3551809501">
            <text:p>59089.3551809501</text:p>
          </table:table-cell>
          <table:table-cell table:formula="of:=[.H52]*3" office:value-type="float" office:value="88634.0327714252">
            <text:p>88634.0327714252</text:p>
          </table:table-cell>
          <table:table-cell table:formula="of:=[.H52]*4" office:value-type="float" office:value="118178.7103619">
            <text:p>118178.7103619</text:p>
          </table:table-cell>
          <table:table-cell table:formula="of:=[.H52]*5" office:value-type="float" office:value="147723.387952375">
            <text:p>147723.387952375</text:p>
          </table:table-cell>
          <table:table-cell table:formula="of:=[.H52]*6" office:value-type="float" office:value="177268.06554285">
            <text:p>177268.06554285</text:p>
          </table:table-cell>
          <table:table-cell table:formula="of:=[.H52]*7" office:value-type="float" office:value="206812.743133325">
            <text:p>206812.743133325</text:p>
          </table:table-cell>
          <table:table-cell table:formula="of:=[.H52]*8" office:value-type="float" office:value="236357.420723801">
            <text:p>236357.420723801</text:p>
          </table:table-cell>
          <table:table-cell table:formula="of:=[.H52]*9" office:value-type="float" office:value="265902.098314276">
            <text:p>265902.098314276</text:p>
          </table:table-cell>
          <table:table-cell table:formula="of:=[.H52]*10" office:value-type="float" office:value="295446.775904751">
            <text:p>295446.775904751</text:p>
          </table:table-cell>
          <table:table-cell table:formula="of:=[.H52]*11" office:value-type="float" office:value="324991.453495226">
            <text:p>324991.453495226</text:p>
          </table:table-cell>
          <table:table-cell table:formula="of:=[.H52]*12" office:value-type="float" office:value="354536.131085701">
            <text:p>354536.131085701</text:p>
          </table:table-cell>
          <table:table-cell table:formula="of:=[.H52]*12" office:value-type="float" office:value="354536.131085701">
            <text:p>354536.131085701</text:p>
          </table:table-cell>
          <table:table-cell table:formula="of:=[.H52]*13" office:value-type="float" office:value="384080.808676176">
            <text:p>384080.808676176</text:p>
          </table:table-cell>
          <table:table-cell table:formula="of:=[.H52]*14" office:value-type="float" office:value="413625.486266651">
            <text:p>413625.486266651</text:p>
          </table:table-cell>
          <table:table-cell table:formula="of:=[.H52]*15" office:value-type="float" office:value="443170.163857126">
            <text:p>443170.163857126</text:p>
          </table:table-cell>
          <table:table-cell table:formula="of:=[.H52]*16" office:value-type="float" office:value="472714.841447601">
            <text:p>472714.841447601</text:p>
          </table:table-cell>
          <table:table-cell table:formula="of:=[.H52]*17" office:value-type="float" office:value="502259.519038076">
            <text:p>502259.519038076</text:p>
          </table:table-cell>
          <table:table-cell table:formula="of:=[.H52]*18" office:value-type="float" office:value="531804.196628551">
            <text:p>531804.196628551</text:p>
          </table:table-cell>
          <table:table-cell table:formula="of:=[.H52]*19" office:value-type="float" office:value="561348.874219026">
            <text:p>561348.874219026</text:p>
          </table:table-cell>
          <table:table-cell table:formula="of:=[.H52]*20" office:value-type="float" office:value="590893.551809501">
            <text:p>590893.551809501</text:p>
          </table:table-cell>
          <table:table-cell table:formula="of:=[.H52]*21" office:value-type="float" office:value="620438.229399976">
            <text:p>620438.229399976</text:p>
          </table:table-cell>
          <table:table-cell table:formula="of:=[.H52]*22" office:value-type="float" office:value="649982.906990451">
            <text:p>649982.906990451</text:p>
          </table:table-cell>
          <table:table-cell table:formula="of:=[.H52]/365.2425" office:value-type="float" office:value="80.890579794178">
            <text:p>80.8905797942</text:p>
          </table:table-cell>
          <table:table-cell table:formula="of:=[.AE52]*2" office:value-type="float" office:value="161.781159588356">
            <text:p>161.7811595884</text:p>
          </table:table-cell>
          <table:table-cell table:formula="of:=[.AE52]*3" office:value-type="float" office:value="242.671739382534">
            <text:p>242.6717393825</text:p>
          </table:table-cell>
          <table:table-cell table:formula="of:=[.AE52]*4" office:value-type="float" office:value="323.562319176712">
            <text:p>323.5623191767</text:p>
          </table:table-cell>
          <table:table-cell table:formula="of:=[.AE52]*5" office:value-type="float" office:value="404.45289897089">
            <text:p>404.4528989709</text:p>
          </table:table-cell>
          <table:table-cell table:formula="of:=[.AE52]*6" office:value-type="float" office:value="485.343478765068">
            <text:p>485.3434787651</text:p>
          </table:table-cell>
          <table:table-cell table:formula="of:=[.AE52]*7" office:value-type="float" office:value="566.234058559246">
            <text:p>566.2340585592</text:p>
          </table:table-cell>
          <table:table-cell table:formula="of:=[.AE52]*8" office:value-type="float" office:value="647.124638353424">
            <text:p>647.1246383534</text:p>
          </table:table-cell>
          <table:table-cell table:formula="of:=[.AE52]*9" office:value-type="float" office:value="728.015218147602">
            <text:p>728.0152181476</text:p>
          </table:table-cell>
          <table:table-cell table:formula="of:=[.AE52]*10" office:value-type="float" office:value="808.90579794178">
            <text:p>808.9057979418</text:p>
          </table:table-cell>
          <table:table-cell table:formula="of:=[.AE52]*11" office:value-type="float" office:value="889.796377735958">
            <text:p>889.796377736</text:p>
          </table:table-cell>
          <table:table-cell table:formula="of:=[.AE52]*12" office:value-type="float" office:value="970.686957530136">
            <text:p>970.6869575301</text:p>
          </table:table-cell>
          <table:table-cell table:formula="of:=[.AE52]*13" office:value-type="float" office:value="1051.57753732431">
            <text:p>1051.5775373243</text:p>
          </table:table-cell>
          <table:table-cell table:formula="of:=[.AE52]*14" office:value-type="float" office:value="1132.46811711849">
            <text:p>1132.4681171185</text:p>
          </table:table-cell>
          <table:table-cell table:formula="of:=[.AE52]*15" office:value-type="float" office:value="1213.35869691267">
            <text:p>1213.3586969127</text:p>
          </table:table-cell>
          <table:table-cell table:formula="of:=[.AE52]*16" office:value-type="float" office:value="1294.24927670685">
            <text:p>1294.2492767069</text:p>
          </table:table-cell>
          <table:table-cell table:formula="of:=[.AE52]*17" office:value-type="float" office:value="1375.13985650103">
            <text:p>1375.139856501</text:p>
          </table:table-cell>
          <table:table-cell table:formula="of:=[.AE52]*18" office:value-type="float" office:value="1456.0304362952">
            <text:p>1456.0304362952</text:p>
          </table:table-cell>
          <table:table-cell table:formula="of:=[.AE52]*19" office:value-type="float" office:value="1536.92101608938">
            <text:p>1536.9210160894</text:p>
          </table:table-cell>
          <table:table-cell table:formula="of:=[.AE52]*20" office:value-type="float" office:value="1617.81159588356">
            <text:p>1617.8115958836</text:p>
          </table:table-cell>
          <table:table-cell table:formula="of:=[.AE52]*21" office:value-type="float" office:value="1698.70217567774">
            <text:p>1698.7021756777</text:p>
          </table:table-cell>
          <table:table-cell table:formula="of:=[.AE52]*22" office:value-type="float" office:value="1779.59275547192">
            <text:p>1779.5927554719</text:p>
          </table:table-cell>
        </table:table-row>
        <table:table-row table:style-name="ro2">
          <table:table-cell office:value-type="string">
            <text:p>H.Saturn/H.Uranus</text:p>
          </table:table-cell>
          <table:table-cell office:value-type="float" office:value="468.422">
            <text:p>468.422</text:p>
          </table:table-cell>
          <table:table-cell office:value-type="float" office:value="949.03">
            <text:p>949.03</text:p>
          </table:table-cell>
          <table:table-cell/>
          <table:table-cell table:formula="of:=([.C53]-[.B53])/360" office:value-type="float" office:value="1.33502222222222">
            <text:p>1.3350222222</text:p>
          </table:table-cell>
          <table:table-cell office:value-type="float" office:value="22278">
            <text:p>22278</text:p>
          </table:table-cell>
          <table:table-cell/>
          <table:table-cell table:formula="of:=[.F53]/[.E53]" office:value-type="float" office:value="16687.3626739463">
            <text:p>16687.3626739463</text:p>
          </table:table-cell>
          <table:table-cell table:formula="of:=[.H53]*2" office:value-type="float" office:value="33374.7253478927">
            <text:p>33374.7253478927</text:p>
          </table:table-cell>
          <table:table-cell table:formula="of:=[.H53]*3" office:value-type="float" office:value="50062.088021839">
            <text:p>50062.088021839</text:p>
          </table:table-cell>
          <table:table-cell table:formula="of:=[.H53]*4" office:value-type="float" office:value="66749.4506957853">
            <text:p>66749.4506957853</text:p>
          </table:table-cell>
          <table:table-cell table:formula="of:=[.H53]*5" office:value-type="float" office:value="83436.8133697317">
            <text:p>83436.8133697317</text:p>
          </table:table-cell>
          <table:table-cell table:formula="of:=[.H53]*6" office:value-type="float" office:value="100124.176043678">
            <text:p>100124.176043678</text:p>
          </table:table-cell>
          <table:table-cell table:formula="of:=[.H53]*7" office:value-type="float" office:value="116811.538717624">
            <text:p>116811.538717624</text:p>
          </table:table-cell>
          <table:table-cell table:formula="of:=[.H53]*8" office:value-type="float" office:value="133498.901391571">
            <text:p>133498.901391571</text:p>
          </table:table-cell>
          <table:table-cell table:formula="of:=[.H53]*9" office:value-type="float" office:value="150186.264065517">
            <text:p>150186.264065517</text:p>
          </table:table-cell>
          <table:table-cell table:formula="of:=[.H53]*10" office:value-type="float" office:value="166873.626739463">
            <text:p>166873.626739463</text:p>
          </table:table-cell>
          <table:table-cell table:formula="of:=[.H53]*11" office:value-type="float" office:value="183560.98941341">
            <text:p>183560.98941341</text:p>
          </table:table-cell>
          <table:table-cell table:formula="of:=[.H53]*12" office:value-type="float" office:value="200248.352087356">
            <text:p>200248.352087356</text:p>
          </table:table-cell>
          <table:table-cell table:formula="of:=[.H53]*12" office:value-type="float" office:value="200248.352087356">
            <text:p>200248.352087356</text:p>
          </table:table-cell>
          <table:table-cell table:formula="of:=[.H53]*13" office:value-type="float" office:value="216935.714761302">
            <text:p>216935.714761302</text:p>
          </table:table-cell>
          <table:table-cell table:formula="of:=[.H53]*14" office:value-type="float" office:value="233623.077435249">
            <text:p>233623.077435249</text:p>
          </table:table-cell>
          <table:table-cell table:formula="of:=[.H53]*15" office:value-type="float" office:value="250310.440109195">
            <text:p>250310.440109195</text:p>
          </table:table-cell>
          <table:table-cell table:formula="of:=[.H53]*16" office:value-type="float" office:value="266997.802783141">
            <text:p>266997.802783141</text:p>
          </table:table-cell>
          <table:table-cell table:formula="of:=[.H53]*17" office:value-type="float" office:value="283685.165457088">
            <text:p>283685.165457088</text:p>
          </table:table-cell>
          <table:table-cell table:formula="of:=[.H53]*18" office:value-type="float" office:value="300372.528131034">
            <text:p>300372.528131034</text:p>
          </table:table-cell>
          <table:table-cell table:formula="of:=[.H53]*19" office:value-type="float" office:value="317059.89080498">
            <text:p>317059.89080498</text:p>
          </table:table-cell>
          <table:table-cell table:formula="of:=[.H53]*20" office:value-type="float" office:value="333747.253478927">
            <text:p>333747.253478927</text:p>
          </table:table-cell>
          <table:table-cell table:formula="of:=[.H53]*21" office:value-type="float" office:value="350434.616152873">
            <text:p>350434.616152873</text:p>
          </table:table-cell>
          <table:table-cell table:formula="of:=[.H53]*22" office:value-type="float" office:value="367121.978826819">
            <text:p>367121.978826819</text:p>
          </table:table-cell>
          <table:table-cell table:formula="of:=[.H53]/365.2425" office:value-type="float" office:value="45.6884471931562">
            <text:p>45.6884471932</text:p>
          </table:table-cell>
          <table:table-cell table:formula="of:=[.AE53]*2" office:value-type="float" office:value="91.3768943863123">
            <text:p>91.3768943863</text:p>
          </table:table-cell>
          <table:table-cell table:formula="of:=[.AE53]*3" office:value-type="float" office:value="137.065341579468">
            <text:p>137.0653415795</text:p>
          </table:table-cell>
          <table:table-cell table:formula="of:=[.AE53]*4" office:value-type="float" office:value="182.753788772625">
            <text:p>182.7537887726</text:p>
          </table:table-cell>
          <table:table-cell table:formula="of:=[.AE53]*5" office:value-type="float" office:value="228.442235965781">
            <text:p>228.4422359658</text:p>
          </table:table-cell>
          <table:table-cell table:formula="of:=[.AE53]*6" office:value-type="float" office:value="274.130683158937">
            <text:p>274.1306831589</text:p>
          </table:table-cell>
          <table:table-cell table:formula="of:=[.AE53]*7" office:value-type="float" office:value="319.819130352093">
            <text:p>319.8191303521</text:p>
          </table:table-cell>
          <table:table-cell table:formula="of:=[.AE53]*8" office:value-type="float" office:value="365.507577545249">
            <text:p>365.5075775453</text:p>
          </table:table-cell>
          <table:table-cell table:formula="of:=[.AE53]*9" office:value-type="float" office:value="411.196024738405">
            <text:p>411.1960247384</text:p>
          </table:table-cell>
          <table:table-cell table:formula="of:=[.AE53]*10" office:value-type="float" office:value="456.884471931562">
            <text:p>456.8844719316</text:p>
          </table:table-cell>
          <table:table-cell table:formula="of:=[.AE53]*11" office:value-type="float" office:value="502.572919124718">
            <text:p>502.5729191247</text:p>
          </table:table-cell>
          <table:table-cell table:formula="of:=[.AE53]*12" office:value-type="float" office:value="548.261366317874">
            <text:p>548.2613663179</text:p>
          </table:table-cell>
          <table:table-cell table:formula="of:=[.AE53]*13" office:value-type="float" office:value="593.94981351103">
            <text:p>593.949813511</text:p>
          </table:table-cell>
          <table:table-cell table:formula="of:=[.AE53]*14" office:value-type="float" office:value="639.638260704186">
            <text:p>639.6382607042</text:p>
          </table:table-cell>
          <table:table-cell table:formula="of:=[.AE53]*15" office:value-type="float" office:value="685.326707897342">
            <text:p>685.3267078973</text:p>
          </table:table-cell>
          <table:table-cell table:formula="of:=[.AE53]*16" office:value-type="float" office:value="731.015155090498">
            <text:p>731.0151550905</text:p>
          </table:table-cell>
          <table:table-cell table:formula="of:=[.AE53]*17" office:value-type="float" office:value="776.703602283655">
            <text:p>776.7036022837</text:p>
          </table:table-cell>
          <table:table-cell table:formula="of:=[.AE53]*18" office:value-type="float" office:value="822.392049476811">
            <text:p>822.3920494768</text:p>
          </table:table-cell>
          <table:table-cell table:formula="of:=[.AE53]*19" office:value-type="float" office:value="868.080496669967">
            <text:p>868.08049667</text:p>
          </table:table-cell>
          <table:table-cell table:formula="of:=[.AE53]*20" office:value-type="float" office:value="913.768943863123">
            <text:p>913.7689438631</text:p>
          </table:table-cell>
          <table:table-cell table:formula="of:=[.AE53]*21" office:value-type="float" office:value="959.457391056279">
            <text:p>959.4573910563</text:p>
          </table:table-cell>
          <table:table-cell table:formula="of:=[.AE53]*22" office:value-type="float" office:value="1005.14583824944">
            <text:p>1005.1458382494</text:p>
          </table:table-cell>
        </table:table-row>
        <table:table-row table:style-name="ro2">
          <table:table-cell office:value-type="string">
            <text:p>H.Saturn/H.Neptune</text:p>
          </table:table-cell>
          <table:table-cell office:value-type="float" office:value="377.651">
            <text:p>377.651</text:p>
          </table:table-cell>
          <table:table-cell office:value-type="float" office:value="989.263">
            <text:p>989.263</text:p>
          </table:table-cell>
          <table:table-cell/>
          <table:table-cell table:formula="of:=([.C54]-[.B54])/360" office:value-type="float" office:value="1.69892222222222">
            <text:p>1.6989222222</text:p>
          </table:table-cell>
          <table:table-cell office:value-type="float" office:value="22278">
            <text:p>22278</text:p>
          </table:table-cell>
          <table:table-cell/>
          <table:table-cell table:formula="of:=[.F54]/[.E54]" office:value-type="float" office:value="13113.0193652185">
            <text:p>13113.0193652185</text:p>
          </table:table-cell>
          <table:table-cell table:formula="of:=[.H54]*2" office:value-type="float" office:value="26226.0387304369">
            <text:p>26226.0387304369</text:p>
          </table:table-cell>
          <table:table-cell table:formula="of:=[.H54]*3" office:value-type="float" office:value="39339.0580956554">
            <text:p>39339.0580956554</text:p>
          </table:table-cell>
          <table:table-cell table:formula="of:=[.H54]*4" office:value-type="float" office:value="52452.0774608739">
            <text:p>52452.0774608739</text:p>
          </table:table-cell>
          <table:table-cell table:formula="of:=[.H54]*5" office:value-type="float" office:value="65565.0968260924">
            <text:p>65565.0968260924</text:p>
          </table:table-cell>
          <table:table-cell table:formula="of:=[.H54]*6" office:value-type="float" office:value="78678.1161913108">
            <text:p>78678.1161913108</text:p>
          </table:table-cell>
          <table:table-cell table:formula="of:=[.H54]*7" office:value-type="float" office:value="91791.1355565293">
            <text:p>91791.1355565293</text:p>
          </table:table-cell>
          <table:table-cell table:formula="of:=[.H54]*8" office:value-type="float" office:value="104904.154921748">
            <text:p>104904.154921748</text:p>
          </table:table-cell>
          <table:table-cell table:formula="of:=[.H54]*9" office:value-type="float" office:value="118017.174286966">
            <text:p>118017.174286966</text:p>
          </table:table-cell>
          <table:table-cell table:formula="of:=[.H54]*10" office:value-type="float" office:value="131130.193652185">
            <text:p>131130.193652185</text:p>
          </table:table-cell>
          <table:table-cell table:formula="of:=[.H54]*11" office:value-type="float" office:value="144243.213017403">
            <text:p>144243.213017403</text:p>
          </table:table-cell>
          <table:table-cell table:formula="of:=[.H54]*12" office:value-type="float" office:value="157356.232382622">
            <text:p>157356.232382622</text:p>
          </table:table-cell>
          <table:table-cell table:formula="of:=[.H54]*12" office:value-type="float" office:value="157356.232382622">
            <text:p>157356.232382622</text:p>
          </table:table-cell>
          <table:table-cell table:formula="of:=[.H54]*13" office:value-type="float" office:value="170469.25174784">
            <text:p>170469.25174784</text:p>
          </table:table-cell>
          <table:table-cell table:formula="of:=[.H54]*14" office:value-type="float" office:value="183582.271113059">
            <text:p>183582.271113059</text:p>
          </table:table-cell>
          <table:table-cell table:formula="of:=[.H54]*15" office:value-type="float" office:value="196695.290478277">
            <text:p>196695.290478277</text:p>
          </table:table-cell>
          <table:table-cell table:formula="of:=[.H54]*16" office:value-type="float" office:value="209808.309843496">
            <text:p>209808.309843496</text:p>
          </table:table-cell>
          <table:table-cell table:formula="of:=[.H54]*17" office:value-type="float" office:value="222921.329208714">
            <text:p>222921.329208714</text:p>
          </table:table-cell>
          <table:table-cell table:formula="of:=[.H54]*18" office:value-type="float" office:value="236034.348573932">
            <text:p>236034.348573932</text:p>
          </table:table-cell>
          <table:table-cell table:formula="of:=[.H54]*19" office:value-type="float" office:value="249147.367939151">
            <text:p>249147.367939151</text:p>
          </table:table-cell>
          <table:table-cell table:formula="of:=[.H54]*20" office:value-type="float" office:value="262260.387304369">
            <text:p>262260.387304369</text:p>
          </table:table-cell>
          <table:table-cell table:formula="of:=[.H54]*21" office:value-type="float" office:value="275373.406669588">
            <text:p>275373.406669588</text:p>
          </table:table-cell>
          <table:table-cell table:formula="of:=[.H54]*22" office:value-type="float" office:value="288486.426034806">
            <text:p>288486.426034806</text:p>
          </table:table-cell>
          <table:table-cell table:formula="of:=[.H54]/365.2425" office:value-type="float" office:value="35.9022276028076">
            <text:p>35.9022276028</text:p>
          </table:table-cell>
          <table:table-cell table:formula="of:=[.AE54]*2" office:value-type="float" office:value="71.8044552056153">
            <text:p>71.8044552056</text:p>
          </table:table-cell>
          <table:table-cell table:formula="of:=[.AE54]*3" office:value-type="float" office:value="107.706682808423">
            <text:p>107.7066828084</text:p>
          </table:table-cell>
          <table:table-cell table:formula="of:=[.AE54]*4" office:value-type="float" office:value="143.608910411231">
            <text:p>143.6089104112</text:p>
          </table:table-cell>
          <table:table-cell table:formula="of:=[.AE54]*5" office:value-type="float" office:value="179.511138014038">
            <text:p>179.511138014</text:p>
          </table:table-cell>
          <table:table-cell table:formula="of:=[.AE54]*6" office:value-type="float" office:value="215.413365616846">
            <text:p>215.4133656168</text:p>
          </table:table-cell>
          <table:table-cell table:formula="of:=[.AE54]*7" office:value-type="float" office:value="251.315593219653">
            <text:p>251.3155932197</text:p>
          </table:table-cell>
          <table:table-cell table:formula="of:=[.AE54]*8" office:value-type="float" office:value="287.217820822461">
            <text:p>287.2178208225</text:p>
          </table:table-cell>
          <table:table-cell table:formula="of:=[.AE54]*9" office:value-type="float" office:value="323.120048425269">
            <text:p>323.1200484253</text:p>
          </table:table-cell>
          <table:table-cell table:formula="of:=[.AE54]*10" office:value-type="float" office:value="359.022276028076">
            <text:p>359.0222760281</text:p>
          </table:table-cell>
          <table:table-cell table:formula="of:=[.AE54]*11" office:value-type="float" office:value="394.924503630884">
            <text:p>394.9245036309</text:p>
          </table:table-cell>
          <table:table-cell table:formula="of:=[.AE54]*12" office:value-type="float" office:value="430.826731233692">
            <text:p>430.8267312337</text:p>
          </table:table-cell>
          <table:table-cell table:formula="of:=[.AE54]*13" office:value-type="float" office:value="466.728958836499">
            <text:p>466.7289588365</text:p>
          </table:table-cell>
          <table:table-cell table:formula="of:=[.AE54]*14" office:value-type="float" office:value="502.631186439307">
            <text:p>502.6311864393</text:p>
          </table:table-cell>
          <table:table-cell table:formula="of:=[.AE54]*15" office:value-type="float" office:value="538.533414042115">
            <text:p>538.5334140421</text:p>
          </table:table-cell>
          <table:table-cell table:formula="of:=[.AE54]*16" office:value-type="float" office:value="574.435641644922">
            <text:p>574.4356416449</text:p>
          </table:table-cell>
          <table:table-cell table:formula="of:=[.AE54]*17" office:value-type="float" office:value="610.33786924773">
            <text:p>610.3378692477</text:p>
          </table:table-cell>
          <table:table-cell table:formula="of:=[.AE54]*18" office:value-type="float" office:value="646.240096850538">
            <text:p>646.2400968505</text:p>
          </table:table-cell>
          <table:table-cell table:formula="of:=[.AE54]*19" office:value-type="float" office:value="682.142324453345">
            <text:p>682.1423244533</text:p>
          </table:table-cell>
          <table:table-cell table:formula="of:=[.AE54]*20" office:value-type="float" office:value="718.044552056153">
            <text:p>718.0445520562</text:p>
          </table:table-cell>
          <table:table-cell table:formula="of:=[.AE54]*21" office:value-type="float" office:value="753.946779658961">
            <text:p>753.946779659</text:p>
          </table:table-cell>
          <table:table-cell table:formula="of:=[.AE54]*22" office:value-type="float" office:value="789.849007261768">
            <text:p>789.8490072618</text:p>
          </table:table-cell>
        </table:table-row>
        <table:table-row table:style-name="ro2">
          <table:table-cell office:value-type="string">
            <text:p>H.Saturn/H.Pluto</text:p>
          </table:table-cell>
          <table:table-cell office:value-type="float" office:value="438.545">
            <text:p>438.545</text:p>
          </table:table-cell>
          <table:table-cell office:value-type="float" office:value="1043.194">
            <text:p>1043.194</text:p>
          </table:table-cell>
          <table:table-cell/>
          <table:table-cell table:formula="of:=([.C55]-[.B55])/360" office:value-type="float" office:value="1.67958055555556">
            <text:p>1.6795805556</text:p>
          </table:table-cell>
          <table:table-cell office:value-type="float" office:value="22278">
            <text:p>22278</text:p>
          </table:table-cell>
          <table:table-cell/>
          <table:table-cell table:formula="of:=[.F55]/[.E55]" office:value-type="float" office:value="13264.0259059388">
            <text:p>13264.0259059388</text:p>
          </table:table-cell>
          <table:table-cell table:formula="of:=[.H55]*2" office:value-type="float" office:value="26528.0518118776">
            <text:p>26528.0518118776</text:p>
          </table:table-cell>
          <table:table-cell table:formula="of:=[.H55]*3" office:value-type="float" office:value="39792.0777178165">
            <text:p>39792.0777178165</text:p>
          </table:table-cell>
          <table:table-cell table:formula="of:=[.H55]*4" office:value-type="float" office:value="53056.1036237553">
            <text:p>53056.1036237553</text:p>
          </table:table-cell>
          <table:table-cell table:formula="of:=[.H55]*5" office:value-type="float" office:value="66320.1295296941">
            <text:p>66320.1295296941</text:p>
          </table:table-cell>
          <table:table-cell table:formula="of:=[.H55]*6" office:value-type="float" office:value="79584.1554356329">
            <text:p>79584.1554356329</text:p>
          </table:table-cell>
          <table:table-cell table:formula="of:=[.H55]*7" office:value-type="float" office:value="92848.1813415718">
            <text:p>92848.1813415718</text:p>
          </table:table-cell>
          <table:table-cell table:formula="of:=[.H55]*8" office:value-type="float" office:value="106112.207247511">
            <text:p>106112.207247511</text:p>
          </table:table-cell>
          <table:table-cell table:formula="of:=[.H55]*9" office:value-type="float" office:value="119376.233153449">
            <text:p>119376.233153449</text:p>
          </table:table-cell>
          <table:table-cell table:formula="of:=[.H55]*10" office:value-type="float" office:value="132640.259059388">
            <text:p>132640.259059388</text:p>
          </table:table-cell>
          <table:table-cell table:formula="of:=[.H55]*11" office:value-type="float" office:value="145904.284965327">
            <text:p>145904.284965327</text:p>
          </table:table-cell>
          <table:table-cell table:formula="of:=[.H55]*12" office:value-type="float" office:value="159168.310871266">
            <text:p>159168.310871266</text:p>
          </table:table-cell>
          <table:table-cell table:formula="of:=[.H55]*12" office:value-type="float" office:value="159168.310871266">
            <text:p>159168.310871266</text:p>
          </table:table-cell>
          <table:table-cell table:formula="of:=[.H55]*13" office:value-type="float" office:value="172432.336777205">
            <text:p>172432.336777205</text:p>
          </table:table-cell>
          <table:table-cell table:formula="of:=[.H55]*14" office:value-type="float" office:value="185696.362683144">
            <text:p>185696.362683144</text:p>
          </table:table-cell>
          <table:table-cell table:formula="of:=[.H55]*15" office:value-type="float" office:value="198960.388589082">
            <text:p>198960.388589082</text:p>
          </table:table-cell>
          <table:table-cell table:formula="of:=[.H55]*16" office:value-type="float" office:value="212224.414495021">
            <text:p>212224.414495021</text:p>
          </table:table-cell>
          <table:table-cell table:formula="of:=[.H55]*17" office:value-type="float" office:value="225488.44040096">
            <text:p>225488.44040096</text:p>
          </table:table-cell>
          <table:table-cell table:formula="of:=[.H55]*18" office:value-type="float" office:value="238752.466306899">
            <text:p>238752.466306899</text:p>
          </table:table-cell>
          <table:table-cell table:formula="of:=[.H55]*19" office:value-type="float" office:value="252016.492212838">
            <text:p>252016.492212838</text:p>
          </table:table-cell>
          <table:table-cell table:formula="of:=[.H55]*20" office:value-type="float" office:value="265280.518118776">
            <text:p>265280.518118776</text:p>
          </table:table-cell>
          <table:table-cell table:formula="of:=[.H55]*21" office:value-type="float" office:value="278544.544024715">
            <text:p>278544.544024715</text:p>
          </table:table-cell>
          <table:table-cell table:formula="of:=[.H55]*22" office:value-type="float" office:value="291808.569930654">
            <text:p>291808.569930654</text:p>
          </table:table-cell>
          <table:table-cell table:formula="of:=[.H55]/365.2425" office:value-type="float" office:value="36.315669468747">
            <text:p>36.3156694687</text:p>
          </table:table-cell>
          <table:table-cell table:formula="of:=[.AE55]*2" office:value-type="float" office:value="72.631338937494">
            <text:p>72.6313389375</text:p>
          </table:table-cell>
          <table:table-cell table:formula="of:=[.AE55]*3" office:value-type="float" office:value="108.947008406241">
            <text:p>108.9470084062</text:p>
          </table:table-cell>
          <table:table-cell table:formula="of:=[.AE55]*4" office:value-type="float" office:value="145.262677874988">
            <text:p>145.262677875</text:p>
          </table:table-cell>
          <table:table-cell table:formula="of:=[.AE55]*5" office:value-type="float" office:value="181.578347343735">
            <text:p>181.5783473437</text:p>
          </table:table-cell>
          <table:table-cell table:formula="of:=[.AE55]*6" office:value-type="float" office:value="217.894016812482">
            <text:p>217.8940168125</text:p>
          </table:table-cell>
          <table:table-cell table:formula="of:=[.AE55]*7" office:value-type="float" office:value="254.209686281229">
            <text:p>254.2096862812</text:p>
          </table:table-cell>
          <table:table-cell table:formula="of:=[.AE55]*8" office:value-type="float" office:value="290.525355749976">
            <text:p>290.52535575</text:p>
          </table:table-cell>
          <table:table-cell table:formula="of:=[.AE55]*9" office:value-type="float" office:value="326.841025218723">
            <text:p>326.8410252187</text:p>
          </table:table-cell>
          <table:table-cell table:formula="of:=[.AE55]*10" office:value-type="float" office:value="363.15669468747">
            <text:p>363.1566946875</text:p>
          </table:table-cell>
          <table:table-cell table:formula="of:=[.AE55]*11" office:value-type="float" office:value="399.472364156217">
            <text:p>399.4723641562</text:p>
          </table:table-cell>
          <table:table-cell table:formula="of:=[.AE55]*12" office:value-type="float" office:value="435.788033624964">
            <text:p>435.788033625</text:p>
          </table:table-cell>
          <table:table-cell table:formula="of:=[.AE55]*13" office:value-type="float" office:value="472.103703093711">
            <text:p>472.1037030937</text:p>
          </table:table-cell>
          <table:table-cell table:formula="of:=[.AE55]*14" office:value-type="float" office:value="508.419372562458">
            <text:p>508.4193725625</text:p>
          </table:table-cell>
          <table:table-cell table:formula="of:=[.AE55]*15" office:value-type="float" office:value="544.735042031205">
            <text:p>544.7350420312</text:p>
          </table:table-cell>
          <table:table-cell table:formula="of:=[.AE55]*16" office:value-type="float" office:value="581.050711499952">
            <text:p>581.0507115</text:p>
          </table:table-cell>
          <table:table-cell table:formula="of:=[.AE55]*17" office:value-type="float" office:value="617.366380968699">
            <text:p>617.3663809687</text:p>
          </table:table-cell>
          <table:table-cell table:formula="of:=[.AE55]*18" office:value-type="float" office:value="653.682050437446">
            <text:p>653.6820504374</text:p>
          </table:table-cell>
          <table:table-cell table:formula="of:=[.AE55]*19" office:value-type="float" office:value="689.997719906193">
            <text:p>689.9977199062</text:p>
          </table:table-cell>
          <table:table-cell table:formula="of:=[.AE55]*20" office:value-type="float" office:value="726.31338937494">
            <text:p>726.3133893749</text:p>
          </table:table-cell>
          <table:table-cell table:formula="of:=[.AE55]*21" office:value-type="float" office:value="762.629058843687">
            <text:p>762.6290588437</text:p>
          </table:table-cell>
          <table:table-cell table:formula="of:=[.AE55]*22" office:value-type="float" office:value="798.944728312434">
            <text:p>798.9447283124</text:p>
          </table:table-cell>
        </table:table-row>
        <table:table-row table:style-name="ro2">
          <table:table-cell office:value-type="string">
            <text:p>H.Uranus/H.Neptune</text:p>
          </table:table-cell>
          <table:table-cell office:value-type="float" office:value="269.229">
            <text:p>269.229</text:p>
          </table:table-cell>
          <table:table-cell office:value-type="float" office:value="400.233">
            <text:p>400.233</text:p>
          </table:table-cell>
          <table:table-cell/>
          <table:table-cell table:formula="of:=([.C56]-[.B56])/360" office:value-type="float" office:value="0.3639">
            <text:p>0.3639</text:p>
          </table:table-cell>
          <table:table-cell office:value-type="float" office:value="22278">
            <text:p>22278</text:p>
          </table:table-cell>
          <table:table-cell/>
          <table:table-cell table:formula="of:=[.F56]/[.E56]" office:value-type="float" office:value="61220.1154163232">
            <text:p>61220.1154163232</text:p>
          </table:table-cell>
          <table:table-cell table:formula="of:=[.H56]*2" office:value-type="float" office:value="122440.230832646">
            <text:p>122440.230832646</text:p>
          </table:table-cell>
          <table:table-cell table:formula="of:=[.H56]*3" office:value-type="float" office:value="183660.346248969">
            <text:p>183660.346248969</text:p>
          </table:table-cell>
          <table:table-cell table:formula="of:=[.H56]*4" office:value-type="float" office:value="244880.461665293">
            <text:p>244880.461665293</text:p>
          </table:table-cell>
          <table:table-cell table:formula="of:=[.H56]*5" office:value-type="float" office:value="306100.577081616">
            <text:p>306100.577081616</text:p>
          </table:table-cell>
          <table:table-cell table:formula="of:=[.H56]*6" office:value-type="float" office:value="367320.692497939">
            <text:p>367320.692497939</text:p>
          </table:table-cell>
          <table:table-cell table:formula="of:=[.H56]*7" office:value-type="float" office:value="428540.807914262">
            <text:p>428540.807914262</text:p>
          </table:table-cell>
          <table:table-cell table:formula="of:=[.H56]*8" office:value-type="float" office:value="489760.923330585">
            <text:p>489760.923330585</text:p>
          </table:table-cell>
          <table:table-cell table:formula="of:=[.H56]*9" office:value-type="float" office:value="550981.038746908">
            <text:p>550981.038746908</text:p>
          </table:table-cell>
          <table:table-cell table:formula="of:=[.H56]*10" office:value-type="float" office:value="612201.154163232">
            <text:p>612201.154163232</text:p>
          </table:table-cell>
          <table:table-cell table:formula="of:=[.H56]*11" office:value-type="float" office:value="673421.269579555">
            <text:p>673421.269579555</text:p>
          </table:table-cell>
          <table:table-cell table:formula="of:=[.H56]*12" office:value-type="float" office:value="734641.384995878">
            <text:p>734641.384995878</text:p>
          </table:table-cell>
          <table:table-cell table:formula="of:=[.H56]*12" office:value-type="float" office:value="734641.384995878">
            <text:p>734641.384995878</text:p>
          </table:table-cell>
          <table:table-cell table:formula="of:=[.H56]*13" office:value-type="float" office:value="795861.500412201">
            <text:p>795861.500412201</text:p>
          </table:table-cell>
          <table:table-cell table:formula="of:=[.H56]*14" office:value-type="float" office:value="857081.615828524">
            <text:p>857081.615828524</text:p>
          </table:table-cell>
          <table:table-cell table:formula="of:=[.H56]*15" office:value-type="float" office:value="918301.731244847">
            <text:p>918301.731244847</text:p>
          </table:table-cell>
          <table:table-cell table:formula="of:=[.H56]*16" office:value-type="float" office:value="979521.84666117">
            <text:p>979521.84666117</text:p>
          </table:table-cell>
          <table:table-cell table:formula="of:=[.H56]*17" office:value-type="float" office:value="1040741.96207749">
            <text:p>1040741.96207749</text:p>
          </table:table-cell>
          <table:table-cell table:formula="of:=[.H56]*18" office:value-type="float" office:value="1101962.07749382">
            <text:p>1101962.07749382</text:p>
          </table:table-cell>
          <table:table-cell table:formula="of:=[.H56]*19" office:value-type="float" office:value="1163182.19291014">
            <text:p>1163182.19291014</text:p>
          </table:table-cell>
          <table:table-cell table:formula="of:=[.H56]*20" office:value-type="float" office:value="1224402.30832646">
            <text:p>1224402.30832646</text:p>
          </table:table-cell>
          <table:table-cell table:formula="of:=[.H56]*21" office:value-type="float" office:value="1285622.42374279">
            <text:p>1285622.42374279</text:p>
          </table:table-cell>
          <table:table-cell table:formula="of:=[.H56]*22" office:value-type="float" office:value="1346842.53915911">
            <text:p>1346842.53915911</text:p>
          </table:table-cell>
          <table:table-cell table:formula="of:=[.H56]/365.2425" office:value-type="float" office:value="167.614982966996">
            <text:p>167.614982967</text:p>
          </table:table-cell>
          <table:table-cell table:formula="of:=[.AE56]*2" office:value-type="float" office:value="335.229965933993">
            <text:p>335.229965934</text:p>
          </table:table-cell>
          <table:table-cell table:formula="of:=[.AE56]*3" office:value-type="float" office:value="502.844948900989">
            <text:p>502.844948901</text:p>
          </table:table-cell>
          <table:table-cell table:formula="of:=[.AE56]*4" office:value-type="float" office:value="670.459931867985">
            <text:p>670.459931868</text:p>
          </table:table-cell>
          <table:table-cell table:formula="of:=[.AE56]*5" office:value-type="float" office:value="838.074914834982">
            <text:p>838.074914835</text:p>
          </table:table-cell>
          <table:table-cell table:formula="of:=[.AE56]*6" office:value-type="float" office:value="1005.68989780198">
            <text:p>1005.689897802</text:p>
          </table:table-cell>
          <table:table-cell table:formula="of:=[.AE56]*7" office:value-type="float" office:value="1173.30488076897">
            <text:p>1173.304880769</text:p>
          </table:table-cell>
          <table:table-cell table:formula="of:=[.AE56]*8" office:value-type="float" office:value="1340.91986373597">
            <text:p>1340.919863736</text:p>
          </table:table-cell>
          <table:table-cell table:formula="of:=[.AE56]*9" office:value-type="float" office:value="1508.53484670297">
            <text:p>1508.534846703</text:p>
          </table:table-cell>
          <table:table-cell table:formula="of:=[.AE56]*10" office:value-type="float" office:value="1676.14982966996">
            <text:p>1676.14982967</text:p>
          </table:table-cell>
          <table:table-cell table:formula="of:=[.AE56]*11" office:value-type="float" office:value="1843.76481263696">
            <text:p>1843.764812637</text:p>
          </table:table-cell>
          <table:table-cell table:formula="of:=[.AE56]*12" office:value-type="float" office:value="2011.37979560396">
            <text:p>2011.379795604</text:p>
          </table:table-cell>
          <table:table-cell table:formula="of:=[.AE56]*13" office:value-type="float" office:value="2178.99477857095">
            <text:p>2178.994778571</text:p>
          </table:table-cell>
          <table:table-cell table:formula="of:=[.AE56]*14" office:value-type="float" office:value="2346.60976153795">
            <text:p>2346.609761538</text:p>
          </table:table-cell>
          <table:table-cell table:formula="of:=[.AE56]*15" office:value-type="float" office:value="2514.22474450494">
            <text:p>2514.224744505</text:p>
          </table:table-cell>
          <table:table-cell table:formula="of:=[.AE56]*16" office:value-type="float" office:value="2681.83972747194">
            <text:p>2681.839727472</text:p>
          </table:table-cell>
          <table:table-cell table:formula="of:=[.AE56]*17" office:value-type="float" office:value="2849.45471043894">
            <text:p>2849.4547104389</text:p>
          </table:table-cell>
          <table:table-cell table:formula="of:=[.AE56]*18" office:value-type="float" office:value="3017.06969340593">
            <text:p>3017.0696934059</text:p>
          </table:table-cell>
          <table:table-cell table:formula="of:=[.AE56]*19" office:value-type="float" office:value="3184.68467637293">
            <text:p>3184.6846763729</text:p>
          </table:table-cell>
          <table:table-cell table:formula="of:=[.AE56]*20" office:value-type="float" office:value="3352.29965933993">
            <text:p>3352.2996593399</text:p>
          </table:table-cell>
          <table:table-cell table:formula="of:=[.AE56]*21" office:value-type="float" office:value="3519.91464230692">
            <text:p>3519.9146423069</text:p>
          </table:table-cell>
          <table:table-cell table:formula="of:=[.AE56]*22" office:value-type="float" office:value="3687.52962527392">
            <text:p>3687.5296252739</text:p>
          </table:table-cell>
        </table:table-row>
        <table:table-row table:style-name="ro2">
          <table:table-cell office:value-type="string">
            <text:p>H.Uranus/H.Pluto</text:p>
          </table:table-cell>
          <table:table-cell office:value-type="float" office:value="330.123">
            <text:p>330.123</text:p>
          </table:table-cell>
          <table:table-cell office:value-type="float" office:value="454.164">
            <text:p>454.164</text:p>
          </table:table-cell>
          <table:table-cell/>
          <table:table-cell table:formula="of:=([.C57]-[.B57])/360" office:value-type="float" office:value="0.344558333333333">
            <text:p>0.3445583333</text:p>
          </table:table-cell>
          <table:table-cell office:value-type="float" office:value="22278">
            <text:p>22278</text:p>
          </table:table-cell>
          <table:table-cell/>
          <table:table-cell table:formula="of:=[.F57]/[.E57]" office:value-type="float" office:value="64656.6860957264">
            <text:p>64656.6860957264</text:p>
          </table:table-cell>
          <table:table-cell table:formula="of:=[.H57]*2" office:value-type="float" office:value="129313.372191453">
            <text:p>129313.372191453</text:p>
          </table:table-cell>
          <table:table-cell table:formula="of:=[.H57]*3" office:value-type="float" office:value="193970.058287179">
            <text:p>193970.058287179</text:p>
          </table:table-cell>
          <table:table-cell table:formula="of:=[.H57]*4" office:value-type="float" office:value="258626.744382906">
            <text:p>258626.744382906</text:p>
          </table:table-cell>
          <table:table-cell table:formula="of:=[.H57]*5" office:value-type="float" office:value="323283.430478632">
            <text:p>323283.430478632</text:p>
          </table:table-cell>
          <table:table-cell table:formula="of:=[.H57]*6" office:value-type="float" office:value="387940.116574359">
            <text:p>387940.116574359</text:p>
          </table:table-cell>
          <table:table-cell table:formula="of:=[.H57]*7" office:value-type="float" office:value="452596.802670085">
            <text:p>452596.802670085</text:p>
          </table:table-cell>
          <table:table-cell table:formula="of:=[.H57]*8" office:value-type="float" office:value="517253.488765811">
            <text:p>517253.488765811</text:p>
          </table:table-cell>
          <table:table-cell table:formula="of:=[.H57]*9" office:value-type="float" office:value="581910.174861538">
            <text:p>581910.174861538</text:p>
          </table:table-cell>
          <table:table-cell table:formula="of:=[.H57]*10" office:value-type="float" office:value="646566.860957264">
            <text:p>646566.860957264</text:p>
          </table:table-cell>
          <table:table-cell table:formula="of:=[.H57]*11" office:value-type="float" office:value="711223.547052991">
            <text:p>711223.547052991</text:p>
          </table:table-cell>
          <table:table-cell table:formula="of:=[.H57]*12" office:value-type="float" office:value="775880.233148717">
            <text:p>775880.233148717</text:p>
          </table:table-cell>
          <table:table-cell table:formula="of:=[.H57]*12" office:value-type="float" office:value="775880.233148717">
            <text:p>775880.233148717</text:p>
          </table:table-cell>
          <table:table-cell table:formula="of:=[.H57]*13" office:value-type="float" office:value="840536.919244444">
            <text:p>840536.919244444</text:p>
          </table:table-cell>
          <table:table-cell table:formula="of:=[.H57]*14" office:value-type="float" office:value="905193.60534017">
            <text:p>905193.60534017</text:p>
          </table:table-cell>
          <table:table-cell table:formula="of:=[.H57]*15" office:value-type="float" office:value="969850.291435896">
            <text:p>969850.291435896</text:p>
          </table:table-cell>
          <table:table-cell table:formula="of:=[.H57]*16" office:value-type="float" office:value="1034506.97753162">
            <text:p>1034506.97753162</text:p>
          </table:table-cell>
          <table:table-cell table:formula="of:=[.H57]*17" office:value-type="float" office:value="1099163.66362735">
            <text:p>1099163.66362735</text:p>
          </table:table-cell>
          <table:table-cell table:formula="of:=[.H57]*18" office:value-type="float" office:value="1163820.34972308">
            <text:p>1163820.34972308</text:p>
          </table:table-cell>
          <table:table-cell table:formula="of:=[.H57]*19" office:value-type="float" office:value="1228477.0358188">
            <text:p>1228477.0358188</text:p>
          </table:table-cell>
          <table:table-cell table:formula="of:=[.H57]*20" office:value-type="float" office:value="1293133.72191453">
            <text:p>1293133.72191453</text:p>
          </table:table-cell>
          <table:table-cell table:formula="of:=[.H57]*21" office:value-type="float" office:value="1357790.40801025">
            <text:p>1357790.40801025</text:p>
          </table:table-cell>
          <table:table-cell table:formula="of:=[.H57]*22" office:value-type="float" office:value="1422447.09410598">
            <text:p>1422447.09410598</text:p>
          </table:table-cell>
          <table:table-cell table:formula="of:=[.H57]/365.2425" office:value-type="float" office:value="177.023993910146">
            <text:p>177.0239939101</text:p>
          </table:table-cell>
          <table:table-cell table:formula="of:=[.AE57]*2" office:value-type="float" office:value="354.047987820292">
            <text:p>354.0479878203</text:p>
          </table:table-cell>
          <table:table-cell table:formula="of:=[.AE57]*3" office:value-type="float" office:value="531.071981730437">
            <text:p>531.0719817304</text:p>
          </table:table-cell>
          <table:table-cell table:formula="of:=[.AE57]*4" office:value-type="float" office:value="708.095975640583">
            <text:p>708.0959756406</text:p>
          </table:table-cell>
          <table:table-cell table:formula="of:=[.AE57]*5" office:value-type="float" office:value="885.119969550729">
            <text:p>885.1199695507</text:p>
          </table:table-cell>
          <table:table-cell table:formula="of:=[.AE57]*6" office:value-type="float" office:value="1062.14396346087">
            <text:p>1062.1439634609</text:p>
          </table:table-cell>
          <table:table-cell table:formula="of:=[.AE57]*7" office:value-type="float" office:value="1239.16795737102">
            <text:p>1239.167957371</text:p>
          </table:table-cell>
          <table:table-cell table:formula="of:=[.AE57]*8" office:value-type="float" office:value="1416.19195128117">
            <text:p>1416.1919512812</text:p>
          </table:table-cell>
          <table:table-cell table:formula="of:=[.AE57]*9" office:value-type="float" office:value="1593.21594519131">
            <text:p>1593.2159451913</text:p>
          </table:table-cell>
          <table:table-cell table:formula="of:=[.AE57]*10" office:value-type="float" office:value="1770.23993910146">
            <text:p>1770.2399391015</text:p>
          </table:table-cell>
          <table:table-cell table:formula="of:=[.AE57]*11" office:value-type="float" office:value="1947.2639330116">
            <text:p>1947.2639330116</text:p>
          </table:table-cell>
          <table:table-cell table:formula="of:=[.AE57]*12" office:value-type="float" office:value="2124.28792692175">
            <text:p>2124.2879269218</text:p>
          </table:table-cell>
          <table:table-cell table:formula="of:=[.AE57]*13" office:value-type="float" office:value="2301.31192083189">
            <text:p>2301.3119208319</text:p>
          </table:table-cell>
          <table:table-cell table:formula="of:=[.AE57]*14" office:value-type="float" office:value="2478.33591474204">
            <text:p>2478.3359147421</text:p>
          </table:table-cell>
          <table:table-cell table:formula="of:=[.AE57]*15" office:value-type="float" office:value="2655.35990865219">
            <text:p>2655.3599086522</text:p>
          </table:table-cell>
          <table:table-cell table:formula="of:=[.AE57]*16" office:value-type="float" office:value="2832.38390256233">
            <text:p>2832.3839025623</text:p>
          </table:table-cell>
          <table:table-cell table:formula="of:=[.AE57]*17" office:value-type="float" office:value="3009.40789647248">
            <text:p>3009.4078964725</text:p>
          </table:table-cell>
          <table:table-cell table:formula="of:=[.AE57]*18" office:value-type="float" office:value="3186.43189038262">
            <text:p>3186.4318903826</text:p>
          </table:table-cell>
          <table:table-cell table:formula="of:=[.AE57]*19" office:value-type="float" office:value="3363.45588429277">
            <text:p>3363.4558842928</text:p>
          </table:table-cell>
          <table:table-cell table:formula="of:=[.AE57]*20" office:value-type="float" office:value="3540.47987820292">
            <text:p>3540.4798782029</text:p>
          </table:table-cell>
          <table:table-cell table:formula="of:=[.AE57]*21" office:value-type="float" office:value="3717.50387211306">
            <text:p>3717.5038721131</text:p>
          </table:table-cell>
          <table:table-cell table:formula="of:=[.AE57]*22" office:value-type="float" office:value="3894.52786602321">
            <text:p>3894.5278660232</text:p>
          </table:table-cell>
        </table:table-row>
        <table:table-row table:style-name="ro2">
          <table:table-cell office:value-type="string">
            <text:p>H.☿/H.♀ + H.ⴲ</text:p>
          </table:table-cell>
          <table:table-cell office:value-type="float" office:value="625.828">
            <text:p>625.828</text:p>
          </table:table-cell>
          <table:table-cell office:value-type="float" office:value="78059.317">
            <text:p>78059.317</text:p>
          </table:table-cell>
          <table:table-cell/>
          <table:table-cell table:formula="of:=([.C58]-[.B58])/360" office:value-type="float" office:value="215.093025">
            <text:p>215.093025</text:p>
          </table:table-cell>
          <table:table-cell office:value-type="float" office:value="22278">
            <text:p>22278</text:p>
          </table:table-cell>
          <table:table-cell/>
          <table:table-cell table:formula="of:=[.F58]/[.E58]" office:value-type="float" office:value="103.573790921393">
            <text:p>103.5737909214</text:p>
          </table:table-cell>
          <table:table-cell table:formula="of:=[.H58]*2" office:value-type="float" office:value="207.147581842786">
            <text:p>207.1475818428</text:p>
          </table:table-cell>
          <table:table-cell table:formula="of:=[.H58]*3" office:value-type="float" office:value="310.72137276418">
            <text:p>310.7213727642</text:p>
          </table:table-cell>
          <table:table-cell table:formula="of:=[.H58]*4" office:value-type="float" office:value="414.295163685573">
            <text:p>414.2951636856</text:p>
          </table:table-cell>
          <table:table-cell table:formula="of:=[.H58]*5" office:value-type="float" office:value="517.868954606966">
            <text:p>517.868954607</text:p>
          </table:table-cell>
          <table:table-cell table:formula="of:=[.H58]*6" office:value-type="float" office:value="621.442745528359">
            <text:p>621.4427455284</text:p>
          </table:table-cell>
          <table:table-cell table:formula="of:=[.H58]*7" office:value-type="float" office:value="725.016536449752">
            <text:p>725.0165364498</text:p>
          </table:table-cell>
          <table:table-cell table:formula="of:=[.H58]*8" office:value-type="float" office:value="828.590327371146">
            <text:p>828.5903273711</text:p>
          </table:table-cell>
          <table:table-cell table:formula="of:=[.H58]*9" office:value-type="float" office:value="932.164118292539">
            <text:p>932.1641182925</text:p>
          </table:table-cell>
          <table:table-cell table:formula="of:=[.H58]*10" office:value-type="float" office:value="1035.73790921393">
            <text:p>1035.7379092139</text:p>
          </table:table-cell>
          <table:table-cell table:formula="of:=[.H58]*11" office:value-type="float" office:value="1139.31170013533">
            <text:p>1139.3117001353</text:p>
          </table:table-cell>
          <table:table-cell table:formula="of:=[.H58]*12" office:value-type="float" office:value="1242.88549105672">
            <text:p>1242.8854910567</text:p>
          </table:table-cell>
          <table:table-cell table:formula="of:=[.H58]*12" office:value-type="float" office:value="1242.88549105672">
            <text:p>1242.8854910567</text:p>
          </table:table-cell>
          <table:table-cell table:formula="of:=[.H58]*13" office:value-type="float" office:value="1346.45928197811">
            <text:p>1346.4592819781</text:p>
          </table:table-cell>
          <table:table-cell table:formula="of:=[.H58]*14" office:value-type="float" office:value="1450.0330728995">
            <text:p>1450.0330728995</text:p>
          </table:table-cell>
          <table:table-cell table:formula="of:=[.H58]*15" office:value-type="float" office:value="1553.6068638209">
            <text:p>1553.6068638209</text:p>
          </table:table-cell>
          <table:table-cell table:formula="of:=[.H58]*16" office:value-type="float" office:value="1657.18065474229">
            <text:p>1657.1806547423</text:p>
          </table:table-cell>
          <table:table-cell table:formula="of:=[.H58]*17" office:value-type="float" office:value="1760.75444566368">
            <text:p>1760.7544456637</text:p>
          </table:table-cell>
          <table:table-cell table:formula="of:=[.H58]*18" office:value-type="float" office:value="1864.32823658508">
            <text:p>1864.3282365851</text:p>
          </table:table-cell>
          <table:table-cell table:formula="of:=[.H58]*19" office:value-type="float" office:value="1967.90202750647">
            <text:p>1967.9020275065</text:p>
          </table:table-cell>
          <table:table-cell table:formula="of:=[.H58]*20" office:value-type="float" office:value="2071.47581842786">
            <text:p>2071.4758184279</text:p>
          </table:table-cell>
          <table:table-cell table:formula="of:=[.H58]*21" office:value-type="float" office:value="2175.04960934926">
            <text:p>2175.0496093493</text:p>
          </table:table-cell>
          <table:table-cell table:formula="of:=[.H58]*22" office:value-type="float" office:value="2278.62340027065">
            <text:p>2278.6234002707</text:p>
          </table:table-cell>
          <table:table-cell table:formula="of:=[.H58]/365.2425" office:value-type="float" office:value="0.283575407904045">
            <text:p>0.2835754079</text:p>
          </table:table-cell>
          <table:table-cell table:formula="of:=[.AE58]*2" office:value-type="float" office:value="0.56715081580809">
            <text:p>0.5671508158</text:p>
          </table:table-cell>
          <table:table-cell table:formula="of:=[.AE58]*3" office:value-type="float" office:value="0.850726223712135">
            <text:p>0.8507262237</text:p>
          </table:table-cell>
          <table:table-cell table:formula="of:=[.AE58]*4" office:value-type="float" office:value="1.13430163161618">
            <text:p>1.1343016316</text:p>
          </table:table-cell>
          <table:table-cell table:formula="of:=[.AE58]*5" office:value-type="float" office:value="1.41787703952023">
            <text:p>1.4178770395</text:p>
          </table:table-cell>
          <table:table-cell table:formula="of:=[.AE58]*6" office:value-type="float" office:value="1.70145244742427">
            <text:p>1.7014524474</text:p>
          </table:table-cell>
          <table:table-cell table:formula="of:=[.AE58]*7" office:value-type="float" office:value="1.98502785532832">
            <text:p>1.9850278553</text:p>
          </table:table-cell>
          <table:table-cell table:formula="of:=[.AE58]*8" office:value-type="float" office:value="2.26860326323236">
            <text:p>2.2686032632</text:p>
          </table:table-cell>
          <table:table-cell table:formula="of:=[.AE58]*9" office:value-type="float" office:value="2.55217867113641">
            <text:p>2.5521786711</text:p>
          </table:table-cell>
          <table:table-cell table:formula="of:=[.AE58]*10" office:value-type="float" office:value="2.83575407904045">
            <text:p>2.835754079</text:p>
          </table:table-cell>
          <table:table-cell table:formula="of:=[.AE58]*11" office:value-type="float" office:value="3.1193294869445">
            <text:p>3.1193294869</text:p>
          </table:table-cell>
          <table:table-cell table:formula="of:=[.AE58]*12" office:value-type="float" office:value="3.40290489484854">
            <text:p>3.4029048948</text:p>
          </table:table-cell>
          <table:table-cell table:formula="of:=[.AE58]*13" office:value-type="float" office:value="3.68648030275259">
            <text:p>3.6864803028</text:p>
          </table:table-cell>
          <table:table-cell table:formula="of:=[.AE58]*14" office:value-type="float" office:value="3.97005571065663">
            <text:p>3.9700557107</text:p>
          </table:table-cell>
          <table:table-cell table:formula="of:=[.AE58]*15" office:value-type="float" office:value="4.25363111856068">
            <text:p>4.2536311186</text:p>
          </table:table-cell>
          <table:table-cell table:formula="of:=[.AE58]*16" office:value-type="float" office:value="4.53720652646472">
            <text:p>4.5372065265</text:p>
          </table:table-cell>
          <table:table-cell table:formula="of:=[.AE58]*17" office:value-type="float" office:value="4.82078193436877">
            <text:p>4.8207819344</text:p>
          </table:table-cell>
          <table:table-cell table:formula="of:=[.AE58]*18" office:value-type="float" office:value="5.10435734227281">
            <text:p>5.1043573423</text:p>
          </table:table-cell>
          <table:table-cell table:formula="of:=[.AE58]*19" office:value-type="float" office:value="5.38793275017686">
            <text:p>5.3879327502</text:p>
          </table:table-cell>
          <table:table-cell table:formula="of:=[.AE58]*20" office:value-type="float" office:value="5.6715081580809">
            <text:p>5.6715081581</text:p>
          </table:table-cell>
          <table:table-cell table:formula="of:=[.AE58]*21" office:value-type="float" office:value="5.95508356598495">
            <text:p>5.955083566</text:p>
          </table:table-cell>
          <table:table-cell table:formula="of:=[.AE58]*22" office:value-type="float" office:value="6.23865897388899">
            <text:p>6.2386589739</text:p>
          </table:table-cell>
        </table:table-row>
        <table:table-row table:style-name="ro2">
          <table:table-cell office:value-type="string">
            <text:p>H.☿/H.♀ + H.♂</text:p>
          </table:table-cell>
          <table:table-cell office:value-type="float" office:value="555.69">
            <text:p>555.69</text:p>
          </table:table-cell>
          <table:table-cell office:value-type="float" office:value="67694.411">
            <text:p>67694.411</text:p>
          </table:table-cell>
          <table:table-cell/>
          <table:table-cell table:formula="of:=([.C59]-[.B59])/360" office:value-type="float" office:value="186.496447222222">
            <text:p>186.4964472222</text:p>
          </table:table-cell>
          <table:table-cell office:value-type="float" office:value="22278">
            <text:p>22278</text:p>
          </table:table-cell>
          <table:table-cell/>
          <table:table-cell table:formula="of:=[.F59]/[.E59]" office:value-type="float" office:value="119.455358704257">
            <text:p>119.4553587043</text:p>
          </table:table-cell>
          <table:table-cell table:formula="of:=[.H59]*2" office:value-type="float" office:value="238.910717408513">
            <text:p>238.9107174085</text:p>
          </table:table-cell>
          <table:table-cell table:formula="of:=[.H59]*3" office:value-type="float" office:value="358.36607611277">
            <text:p>358.3660761128</text:p>
          </table:table-cell>
          <table:table-cell table:formula="of:=[.H59]*4" office:value-type="float" office:value="477.821434817026">
            <text:p>477.821434817</text:p>
          </table:table-cell>
          <table:table-cell table:formula="of:=[.H59]*5" office:value-type="float" office:value="597.276793521283">
            <text:p>597.2767935213</text:p>
          </table:table-cell>
          <table:table-cell table:formula="of:=[.H59]*6" office:value-type="float" office:value="716.732152225539">
            <text:p>716.7321522255</text:p>
          </table:table-cell>
          <table:table-cell table:formula="of:=[.H59]*7" office:value-type="float" office:value="836.187510929796">
            <text:p>836.1875109298</text:p>
          </table:table-cell>
          <table:table-cell table:formula="of:=[.H59]*8" office:value-type="float" office:value="955.642869634052">
            <text:p>955.6428696341</text:p>
          </table:table-cell>
          <table:table-cell table:formula="of:=[.H59]*9" office:value-type="float" office:value="1075.09822833831">
            <text:p>1075.0982283383</text:p>
          </table:table-cell>
          <table:table-cell table:formula="of:=[.H59]*10" office:value-type="float" office:value="1194.55358704257">
            <text:p>1194.5535870426</text:p>
          </table:table-cell>
          <table:table-cell table:formula="of:=[.H59]*11" office:value-type="float" office:value="1314.00894574682">
            <text:p>1314.0089457468</text:p>
          </table:table-cell>
          <table:table-cell table:formula="of:=[.H59]*12" office:value-type="float" office:value="1433.46430445108">
            <text:p>1433.4643044511</text:p>
          </table:table-cell>
          <table:table-cell table:formula="of:=[.H59]*12" office:value-type="float" office:value="1433.46430445108">
            <text:p>1433.4643044511</text:p>
          </table:table-cell>
          <table:table-cell table:formula="of:=[.H59]*13" office:value-type="float" office:value="1552.91966315534">
            <text:p>1552.9196631553</text:p>
          </table:table-cell>
          <table:table-cell table:formula="of:=[.H59]*14" office:value-type="float" office:value="1672.37502185959">
            <text:p>1672.3750218596</text:p>
          </table:table-cell>
          <table:table-cell table:formula="of:=[.H59]*15" office:value-type="float" office:value="1791.83038056385">
            <text:p>1791.8303805639</text:p>
          </table:table-cell>
          <table:table-cell table:formula="of:=[.H59]*16" office:value-type="float" office:value="1911.2857392681">
            <text:p>1911.2857392681</text:p>
          </table:table-cell>
          <table:table-cell table:formula="of:=[.H59]*17" office:value-type="float" office:value="2030.74109797236">
            <text:p>2030.7410979724</text:p>
          </table:table-cell>
          <table:table-cell table:formula="of:=[.H59]*18" office:value-type="float" office:value="2150.19645667662">
            <text:p>2150.1964566766</text:p>
          </table:table-cell>
          <table:table-cell table:formula="of:=[.H59]*19" office:value-type="float" office:value="2269.65181538087">
            <text:p>2269.6518153809</text:p>
          </table:table-cell>
          <table:table-cell table:formula="of:=[.H59]*20" office:value-type="float" office:value="2389.10717408513">
            <text:p>2389.1071740851</text:p>
          </table:table-cell>
          <table:table-cell table:formula="of:=[.H59]*21" office:value-type="float" office:value="2508.56253278939">
            <text:p>2508.5625327894</text:p>
          </table:table-cell>
          <table:table-cell table:formula="of:=[.H59]*22" office:value-type="float" office:value="2628.01789149364">
            <text:p>2628.0178914937</text:p>
          </table:table-cell>
          <table:table-cell table:formula="of:=[.H59]/365.2425" office:value-type="float" office:value="0.32705766361871">
            <text:p>0.3270576636</text:p>
          </table:table-cell>
          <table:table-cell table:formula="of:=[.AE59]*2" office:value-type="float" office:value="0.654115327237419">
            <text:p>0.6541153272</text:p>
          </table:table-cell>
          <table:table-cell table:formula="of:=[.AE59]*3" office:value-type="float" office:value="0.981172990856129">
            <text:p>0.9811729909</text:p>
          </table:table-cell>
          <table:table-cell table:formula="of:=[.AE59]*4" office:value-type="float" office:value="1.30823065447484">
            <text:p>1.3082306545</text:p>
          </table:table-cell>
          <table:table-cell table:formula="of:=[.AE59]*5" office:value-type="float" office:value="1.63528831809355">
            <text:p>1.6352883181</text:p>
          </table:table-cell>
          <table:table-cell table:formula="of:=[.AE59]*6" office:value-type="float" office:value="1.96234598171226">
            <text:p>1.9623459817</text:p>
          </table:table-cell>
          <table:table-cell table:formula="of:=[.AE59]*7" office:value-type="float" office:value="2.28940364533097">
            <text:p>2.2894036453</text:p>
          </table:table-cell>
          <table:table-cell table:formula="of:=[.AE59]*8" office:value-type="float" office:value="2.61646130894968">
            <text:p>2.6164613089</text:p>
          </table:table-cell>
          <table:table-cell table:formula="of:=[.AE59]*9" office:value-type="float" office:value="2.94351897256839">
            <text:p>2.9435189726</text:p>
          </table:table-cell>
          <table:table-cell table:formula="of:=[.AE59]*10" office:value-type="float" office:value="3.2705766361871">
            <text:p>3.2705766362</text:p>
          </table:table-cell>
          <table:table-cell table:formula="of:=[.AE59]*11" office:value-type="float" office:value="3.59763429980581">
            <text:p>3.5976342998</text:p>
          </table:table-cell>
          <table:table-cell table:formula="of:=[.AE59]*12" office:value-type="float" office:value="3.92469196342451">
            <text:p>3.9246919634</text:p>
          </table:table-cell>
          <table:table-cell table:formula="of:=[.AE59]*13" office:value-type="float" office:value="4.25174962704323">
            <text:p>4.251749627</text:p>
          </table:table-cell>
          <table:table-cell table:formula="of:=[.AE59]*14" office:value-type="float" office:value="4.57880729066193">
            <text:p>4.5788072907</text:p>
          </table:table-cell>
          <table:table-cell table:formula="of:=[.AE59]*15" office:value-type="float" office:value="4.90586495428064">
            <text:p>4.9058649543</text:p>
          </table:table-cell>
          <table:table-cell table:formula="of:=[.AE59]*16" office:value-type="float" office:value="5.23292261789935">
            <text:p>5.2329226179</text:p>
          </table:table-cell>
          <table:table-cell table:formula="of:=[.AE59]*17" office:value-type="float" office:value="5.55998028151806">
            <text:p>5.5599802815</text:p>
          </table:table-cell>
          <table:table-cell table:formula="of:=[.AE59]*18" office:value-type="float" office:value="5.88703794513677">
            <text:p>5.8870379451</text:p>
          </table:table-cell>
          <table:table-cell table:formula="of:=[.AE59]*19" office:value-type="float" office:value="6.21409560875548">
            <text:p>6.2140956088</text:p>
          </table:table-cell>
          <table:table-cell table:formula="of:=[.AE59]*20" office:value-type="float" office:value="6.54115327237419">
            <text:p>6.5411532724</text:p>
          </table:table-cell>
          <table:table-cell table:formula="of:=[.AE59]*21" office:value-type="float" office:value="6.8682109359929">
            <text:p>6.868210936</text:p>
          </table:table-cell>
          <table:table-cell table:formula="of:=[.AE59]*22" office:value-type="float" office:value="7.19526859961161">
            <text:p>7.1952685996</text:p>
          </table:table-cell>
        </table:table-row>
        <table:table-row table:style-name="ro2">
          <table:table-cell office:value-type="string">
            <text:p>H.♀/H.ⴲ + H.☿</text:p>
          </table:table-cell>
          <table:table-cell office:value-type="float" office:value="682.776">
            <text:p>682.776</text:p>
          </table:table-cell>
          <table:table-cell office:value-type="float" office:value="105587.589">
            <text:p>105587.589</text:p>
          </table:table-cell>
          <table:table-cell/>
          <table:table-cell table:formula="of:=([.C60]-[.B60])/360" office:value-type="float" office:value="291.402258333333">
            <text:p>291.4022583333</text:p>
          </table:table-cell>
          <table:table-cell office:value-type="float" office:value="22278">
            <text:p>22278</text:p>
          </table:table-cell>
          <table:table-cell/>
          <table:table-cell table:formula="of:=[.F60]/[.E60]" office:value-type="float" office:value="76.4510204121902">
            <text:p>76.4510204122</text:p>
          </table:table-cell>
          <table:table-cell table:formula="of:=[.H60]*2" office:value-type="float" office:value="152.90204082438">
            <text:p>152.9020408244</text:p>
          </table:table-cell>
          <table:table-cell table:formula="of:=[.H60]*3" office:value-type="float" office:value="229.353061236571">
            <text:p>229.3530612366</text:p>
          </table:table-cell>
          <table:table-cell table:formula="of:=[.H60]*4" office:value-type="float" office:value="305.804081648761">
            <text:p>305.8040816488</text:p>
          </table:table-cell>
          <table:table-cell table:formula="of:=[.H60]*5" office:value-type="float" office:value="382.255102060951">
            <text:p>382.255102061</text:p>
          </table:table-cell>
          <table:table-cell table:formula="of:=[.H60]*6" office:value-type="float" office:value="458.706122473141">
            <text:p>458.7061224731</text:p>
          </table:table-cell>
          <table:table-cell table:formula="of:=[.H60]*7" office:value-type="float" office:value="535.157142885332">
            <text:p>535.1571428853</text:p>
          </table:table-cell>
          <table:table-cell table:formula="of:=[.H60]*8" office:value-type="float" office:value="611.608163297522">
            <text:p>611.6081632975</text:p>
          </table:table-cell>
          <table:table-cell table:formula="of:=[.H60]*9" office:value-type="float" office:value="688.059183709712">
            <text:p>688.0591837097</text:p>
          </table:table-cell>
          <table:table-cell table:formula="of:=[.H60]*10" office:value-type="float" office:value="764.510204121902">
            <text:p>764.5102041219</text:p>
          </table:table-cell>
          <table:table-cell table:formula="of:=[.H60]*11" office:value-type="float" office:value="840.961224534093">
            <text:p>840.9612245341</text:p>
          </table:table-cell>
          <table:table-cell table:formula="of:=[.H60]*12" office:value-type="float" office:value="917.412244946283">
            <text:p>917.4122449463</text:p>
          </table:table-cell>
          <table:table-cell table:formula="of:=[.H60]*12" office:value-type="float" office:value="917.412244946283">
            <text:p>917.4122449463</text:p>
          </table:table-cell>
          <table:table-cell table:formula="of:=[.H60]*13" office:value-type="float" office:value="993.863265358473">
            <text:p>993.8632653585</text:p>
          </table:table-cell>
          <table:table-cell table:formula="of:=[.H60]*14" office:value-type="float" office:value="1070.31428577066">
            <text:p>1070.3142857707</text:p>
          </table:table-cell>
          <table:table-cell table:formula="of:=[.H60]*15" office:value-type="float" office:value="1146.76530618285">
            <text:p>1146.7653061829</text:p>
          </table:table-cell>
          <table:table-cell table:formula="of:=[.H60]*16" office:value-type="float" office:value="1223.21632659504">
            <text:p>1223.2163265951</text:p>
          </table:table-cell>
          <table:table-cell table:formula="of:=[.H60]*17" office:value-type="float" office:value="1299.66734700723">
            <text:p>1299.6673470072</text:p>
          </table:table-cell>
          <table:table-cell table:formula="of:=[.H60]*18" office:value-type="float" office:value="1376.11836741942">
            <text:p>1376.1183674194</text:p>
          </table:table-cell>
          <table:table-cell table:formula="of:=[.H60]*19" office:value-type="float" office:value="1452.56938783161">
            <text:p>1452.5693878316</text:p>
          </table:table-cell>
          <table:table-cell table:formula="of:=[.H60]*20" office:value-type="float" office:value="1529.0204082438">
            <text:p>1529.0204082438</text:p>
          </table:table-cell>
          <table:table-cell table:formula="of:=[.H60]*21" office:value-type="float" office:value="1605.471428656">
            <text:p>1605.471428656</text:p>
          </table:table-cell>
          <table:table-cell table:formula="of:=[.H60]*22" office:value-type="float" office:value="1681.92244906819">
            <text:p>1681.9224490682</text:p>
          </table:table-cell>
          <table:table-cell table:formula="of:=[.H60]/365.2425" office:value-type="float" office:value="0.209315784477957">
            <text:p>0.2093157845</text:p>
          </table:table-cell>
          <table:table-cell table:formula="of:=[.AE60]*2" office:value-type="float" office:value="0.418631568955914">
            <text:p>0.418631569</text:p>
          </table:table-cell>
          <table:table-cell table:formula="of:=[.AE60]*3" office:value-type="float" office:value="0.627947353433871">
            <text:p>0.6279473534</text:p>
          </table:table-cell>
          <table:table-cell table:formula="of:=[.AE60]*4" office:value-type="float" office:value="0.837263137911828">
            <text:p>0.8372631379</text:p>
          </table:table-cell>
          <table:table-cell table:formula="of:=[.AE60]*5" office:value-type="float" office:value="1.04657892238979">
            <text:p>1.0465789224</text:p>
          </table:table-cell>
          <table:table-cell table:formula="of:=[.AE60]*6" office:value-type="float" office:value="1.25589470686774">
            <text:p>1.2558947069</text:p>
          </table:table-cell>
          <table:table-cell table:formula="of:=[.AE60]*7" office:value-type="float" office:value="1.4652104913457">
            <text:p>1.4652104913</text:p>
          </table:table-cell>
          <table:table-cell table:formula="of:=[.AE60]*8" office:value-type="float" office:value="1.67452627582366">
            <text:p>1.6745262758</text:p>
          </table:table-cell>
          <table:table-cell table:formula="of:=[.AE60]*9" office:value-type="float" office:value="1.88384206030161">
            <text:p>1.8838420603</text:p>
          </table:table-cell>
          <table:table-cell table:formula="of:=[.AE60]*10" office:value-type="float" office:value="2.09315784477957">
            <text:p>2.0931578448</text:p>
          </table:table-cell>
          <table:table-cell table:formula="of:=[.AE60]*11" office:value-type="float" office:value="2.30247362925753">
            <text:p>2.3024736293</text:p>
          </table:table-cell>
          <table:table-cell table:formula="of:=[.AE60]*12" office:value-type="float" office:value="2.51178941373548">
            <text:p>2.5117894137</text:p>
          </table:table-cell>
          <table:table-cell table:formula="of:=[.AE60]*13" office:value-type="float" office:value="2.72110519821344">
            <text:p>2.7211051982</text:p>
          </table:table-cell>
          <table:table-cell table:formula="of:=[.AE60]*14" office:value-type="float" office:value="2.9304209826914">
            <text:p>2.9304209827</text:p>
          </table:table-cell>
          <table:table-cell table:formula="of:=[.AE60]*15" office:value-type="float" office:value="3.13973676716936">
            <text:p>3.1397367672</text:p>
          </table:table-cell>
          <table:table-cell table:formula="of:=[.AE60]*16" office:value-type="float" office:value="3.34905255164731">
            <text:p>3.3490525516</text:p>
          </table:table-cell>
          <table:table-cell table:formula="of:=[.AE60]*17" office:value-type="float" office:value="3.55836833612527">
            <text:p>3.5583683361</text:p>
          </table:table-cell>
          <table:table-cell table:formula="of:=[.AE60]*18" office:value-type="float" office:value="3.76768412060323">
            <text:p>3.7676841206</text:p>
          </table:table-cell>
          <table:table-cell table:formula="of:=[.AE60]*19" office:value-type="float" office:value="3.97699990508118">
            <text:p>3.9769999051</text:p>
          </table:table-cell>
          <table:table-cell table:formula="of:=[.AE60]*20" office:value-type="float" office:value="4.18631568955914">
            <text:p>4.1863156896</text:p>
          </table:table-cell>
          <table:table-cell table:formula="of:=[.AE60]*21" office:value-type="float" office:value="4.3956314740371">
            <text:p>4.395631474</text:p>
          </table:table-cell>
          <table:table-cell table:formula="of:=[.AE60]*22" office:value-type="float" office:value="4.60494725851506">
            <text:p>4.6049472585</text:p>
          </table:table-cell>
        </table:table-row>
        <table:table-row table:style-name="ro2">
          <table:table-cell office:value-type="string">
            <text:p>H.♀/H.ⴲ + H.♂</text:p>
          </table:table-cell>
          <table:table-cell office:value-type="float" office:value="418.858">
            <text:p>418.858</text:p>
          </table:table-cell>
          <table:table-cell office:value-type="float" office:value="25817.902">
            <text:p>25817.902</text:p>
          </table:table-cell>
          <table:table-cell/>
          <table:table-cell table:formula="of:=([.C61]-[.B61])/360" office:value-type="float" office:value="70.5529">
            <text:p>70.5529</text:p>
          </table:table-cell>
          <table:table-cell office:value-type="float" office:value="22278">
            <text:p>22278</text:p>
          </table:table-cell>
          <table:table-cell/>
          <table:table-cell table:formula="of:=[.F61]/[.E61]" office:value-type="float" office:value="315.763065727986">
            <text:p>315.763065728</text:p>
          </table:table-cell>
          <table:table-cell table:formula="of:=[.H61]*2" office:value-type="float" office:value="631.526131455971">
            <text:p>631.526131456</text:p>
          </table:table-cell>
          <table:table-cell table:formula="of:=[.H61]*3" office:value-type="float" office:value="947.289197183957">
            <text:p>947.289197184</text:p>
          </table:table-cell>
          <table:table-cell table:formula="of:=[.H61]*4" office:value-type="float" office:value="1263.05226291194">
            <text:p>1263.052262912</text:p>
          </table:table-cell>
          <table:table-cell table:formula="of:=[.H61]*5" office:value-type="float" office:value="1578.81532863993">
            <text:p>1578.8153286399</text:p>
          </table:table-cell>
          <table:table-cell table:formula="of:=[.H61]*6" office:value-type="float" office:value="1894.57839436791">
            <text:p>1894.5783943679</text:p>
          </table:table-cell>
          <table:table-cell table:formula="of:=[.H61]*7" office:value-type="float" office:value="2210.3414600959">
            <text:p>2210.3414600959</text:p>
          </table:table-cell>
          <table:table-cell table:formula="of:=[.H61]*8" office:value-type="float" office:value="2526.10452582389">
            <text:p>2526.1045258239</text:p>
          </table:table-cell>
          <table:table-cell table:formula="of:=[.H61]*9" office:value-type="float" office:value="2841.86759155187">
            <text:p>2841.8675915519</text:p>
          </table:table-cell>
          <table:table-cell table:formula="of:=[.H61]*10" office:value-type="float" office:value="3157.63065727986">
            <text:p>3157.6306572799</text:p>
          </table:table-cell>
          <table:table-cell table:formula="of:=[.H61]*11" office:value-type="float" office:value="3473.39372300784">
            <text:p>3473.3937230079</text:p>
          </table:table-cell>
          <table:table-cell table:formula="of:=[.H61]*12" office:value-type="float" office:value="3789.15678873583">
            <text:p>3789.1567887358</text:p>
          </table:table-cell>
          <table:table-cell table:formula="of:=[.H61]*12" office:value-type="float" office:value="3789.15678873583">
            <text:p>3789.1567887358</text:p>
          </table:table-cell>
          <table:table-cell table:formula="of:=[.H61]*13" office:value-type="float" office:value="4104.91985446381">
            <text:p>4104.9198544638</text:p>
          </table:table-cell>
          <table:table-cell table:formula="of:=[.H61]*14" office:value-type="float" office:value="4420.6829201918">
            <text:p>4420.6829201918</text:p>
          </table:table-cell>
          <table:table-cell table:formula="of:=[.H61]*15" office:value-type="float" office:value="4736.44598591979">
            <text:p>4736.4459859198</text:p>
          </table:table-cell>
          <table:table-cell table:formula="of:=[.H61]*16" office:value-type="float" office:value="5052.20905164777">
            <text:p>5052.2090516478</text:p>
          </table:table-cell>
          <table:table-cell table:formula="of:=[.H61]*17" office:value-type="float" office:value="5367.97211737576">
            <text:p>5367.9721173758</text:p>
          </table:table-cell>
          <table:table-cell table:formula="of:=[.H61]*18" office:value-type="float" office:value="5683.73518310374">
            <text:p>5683.7351831038</text:p>
          </table:table-cell>
          <table:table-cell table:formula="of:=[.H61]*19" office:value-type="float" office:value="5999.49824883173">
            <text:p>5999.4982488317</text:p>
          </table:table-cell>
          <table:table-cell table:formula="of:=[.H61]*20" office:value-type="float" office:value="6315.26131455971">
            <text:p>6315.2613145597</text:p>
          </table:table-cell>
          <table:table-cell table:formula="of:=[.H61]*21" office:value-type="float" office:value="6631.0243802877">
            <text:p>6631.0243802877</text:p>
          </table:table-cell>
          <table:table-cell table:formula="of:=[.H61]*22" office:value-type="float" office:value="6946.78744601569">
            <text:p>6946.7874460157</text:p>
          </table:table-cell>
          <table:table-cell table:formula="of:=[.H61]/365.2425" office:value-type="float" office:value="0.864529910204825">
            <text:p>0.8645299102</text:p>
          </table:table-cell>
          <table:table-cell table:formula="of:=[.AE61]*2" office:value-type="float" office:value="1.72905982040965">
            <text:p>1.7290598204</text:p>
          </table:table-cell>
          <table:table-cell table:formula="of:=[.AE61]*3" office:value-type="float" office:value="2.59358973061447">
            <text:p>2.5935897306</text:p>
          </table:table-cell>
          <table:table-cell table:formula="of:=[.AE61]*4" office:value-type="float" office:value="3.4581196408193">
            <text:p>3.4581196408</text:p>
          </table:table-cell>
          <table:table-cell table:formula="of:=[.AE61]*5" office:value-type="float" office:value="4.32264955102412">
            <text:p>4.322649551</text:p>
          </table:table-cell>
          <table:table-cell table:formula="of:=[.AE61]*6" office:value-type="float" office:value="5.18717946122895">
            <text:p>5.1871794612</text:p>
          </table:table-cell>
          <table:table-cell table:formula="of:=[.AE61]*7" office:value-type="float" office:value="6.05170937143377">
            <text:p>6.0517093714</text:p>
          </table:table-cell>
          <table:table-cell table:formula="of:=[.AE61]*8" office:value-type="float" office:value="6.9162392816386">
            <text:p>6.9162392816</text:p>
          </table:table-cell>
          <table:table-cell table:formula="of:=[.AE61]*9" office:value-type="float" office:value="7.78076919184342">
            <text:p>7.7807691918</text:p>
          </table:table-cell>
          <table:table-cell table:formula="of:=[.AE61]*10" office:value-type="float" office:value="8.64529910204825">
            <text:p>8.645299102</text:p>
          </table:table-cell>
          <table:table-cell table:formula="of:=[.AE61]*11" office:value-type="float" office:value="9.50982901225307">
            <text:p>9.5098290123</text:p>
          </table:table-cell>
          <table:table-cell table:formula="of:=[.AE61]*12" office:value-type="float" office:value="10.3743589224579">
            <text:p>10.3743589225</text:p>
          </table:table-cell>
          <table:table-cell table:formula="of:=[.AE61]*13" office:value-type="float" office:value="11.2388888326627">
            <text:p>11.2388888327</text:p>
          </table:table-cell>
          <table:table-cell table:formula="of:=[.AE61]*14" office:value-type="float" office:value="12.1034187428675">
            <text:p>12.1034187429</text:p>
          </table:table-cell>
          <table:table-cell table:formula="of:=[.AE61]*15" office:value-type="float" office:value="12.9679486530724">
            <text:p>12.9679486531</text:p>
          </table:table-cell>
          <table:table-cell table:formula="of:=[.AE61]*16" office:value-type="float" office:value="13.8324785632772">
            <text:p>13.8324785633</text:p>
          </table:table-cell>
          <table:table-cell table:formula="of:=[.AE61]*17" office:value-type="float" office:value="14.697008473482">
            <text:p>14.6970084735</text:p>
          </table:table-cell>
          <table:table-cell table:formula="of:=[.AE61]*18" office:value-type="float" office:value="15.5615383836868">
            <text:p>15.5615383837</text:p>
          </table:table-cell>
          <table:table-cell table:formula="of:=[.AE61]*19" office:value-type="float" office:value="16.4260682938917">
            <text:p>16.4260682939</text:p>
          </table:table-cell>
          <table:table-cell table:formula="of:=[.AE61]*20" office:value-type="float" office:value="17.2905982040965">
            <text:p>17.2905982041</text:p>
          </table:table-cell>
          <table:table-cell table:formula="of:=[.AE61]*21" office:value-type="float" office:value="18.1551281143013">
            <text:p>18.1551281143</text:p>
          </table:table-cell>
          <table:table-cell table:formula="of:=[.AE61]*22" office:value-type="float" office:value="19.0196580245061">
            <text:p>19.0196580245</text:p>
          </table:table-cell>
        </table:table-row>
        <table:table-row table:style-name="ro2">
          <table:table-cell office:value-type="string">
            <text:p>H.♀/H.♂ + H.☿</text:p>
          </table:table-cell>
          <table:table-cell office:value-type="float" office:value="752.914">
            <text:p>752.914</text:p>
          </table:table-cell>
          <table:table-cell office:value-type="float" office:value="115952.495">
            <text:p>115952.495</text:p>
          </table:table-cell>
          <table:table-cell/>
          <table:table-cell table:formula="of:=([.C62]-[.B62])/360" office:value-type="float" office:value="319.998836111111">
            <text:p>319.9988361111</text:p>
          </table:table-cell>
          <table:table-cell office:value-type="float" office:value="22278">
            <text:p>22278</text:p>
          </table:table-cell>
          <table:table-cell/>
          <table:table-cell table:formula="of:=[.F62]/[.E62]" office:value-type="float" office:value="69.6190032149509">
            <text:p>69.619003215</text:p>
          </table:table-cell>
          <table:table-cell table:formula="of:=[.H62]*2" office:value-type="float" office:value="139.238006429902">
            <text:p>139.2380064299</text:p>
          </table:table-cell>
          <table:table-cell table:formula="of:=[.H62]*3" office:value-type="float" office:value="208.857009644853">
            <text:p>208.8570096449</text:p>
          </table:table-cell>
          <table:table-cell table:formula="of:=[.H62]*4" office:value-type="float" office:value="278.476012859804">
            <text:p>278.4760128598</text:p>
          </table:table-cell>
          <table:table-cell table:formula="of:=[.H62]*5" office:value-type="float" office:value="348.095016074755">
            <text:p>348.0950160748</text:p>
          </table:table-cell>
          <table:table-cell table:formula="of:=[.H62]*6" office:value-type="float" office:value="417.714019289706">
            <text:p>417.7140192897</text:p>
          </table:table-cell>
          <table:table-cell table:formula="of:=[.H62]*7" office:value-type="float" office:value="487.333022504657">
            <text:p>487.3330225047</text:p>
          </table:table-cell>
          <table:table-cell table:formula="of:=[.H62]*8" office:value-type="float" office:value="556.952025719608">
            <text:p>556.9520257196</text:p>
          </table:table-cell>
          <table:table-cell table:formula="of:=[.H62]*9" office:value-type="float" office:value="626.571028934558">
            <text:p>626.5710289346</text:p>
          </table:table-cell>
          <table:table-cell table:formula="of:=[.H62]*10" office:value-type="float" office:value="696.190032149509">
            <text:p>696.1900321495</text:p>
          </table:table-cell>
          <table:table-cell table:formula="of:=[.H62]*11" office:value-type="float" office:value="765.80903536446">
            <text:p>765.8090353645</text:p>
          </table:table-cell>
          <table:table-cell table:formula="of:=[.H62]*12" office:value-type="float" office:value="835.428038579411">
            <text:p>835.4280385794</text:p>
          </table:table-cell>
          <table:table-cell table:formula="of:=[.H62]*12" office:value-type="float" office:value="835.428038579411">
            <text:p>835.4280385794</text:p>
          </table:table-cell>
          <table:table-cell table:formula="of:=[.H62]*13" office:value-type="float" office:value="905.047041794362">
            <text:p>905.0470417944</text:p>
          </table:table-cell>
          <table:table-cell table:formula="of:=[.H62]*14" office:value-type="float" office:value="974.666045009313">
            <text:p>974.6660450093</text:p>
          </table:table-cell>
          <table:table-cell table:formula="of:=[.H62]*15" office:value-type="float" office:value="1044.28504822426">
            <text:p>1044.2850482243</text:p>
          </table:table-cell>
          <table:table-cell table:formula="of:=[.H62]*16" office:value-type="float" office:value="1113.90405143921">
            <text:p>1113.9040514392</text:p>
          </table:table-cell>
          <table:table-cell table:formula="of:=[.H62]*17" office:value-type="float" office:value="1183.52305465417">
            <text:p>1183.5230546542</text:p>
          </table:table-cell>
          <table:table-cell table:formula="of:=[.H62]*18" office:value-type="float" office:value="1253.14205786912">
            <text:p>1253.1420578691</text:p>
          </table:table-cell>
          <table:table-cell table:formula="of:=[.H62]*19" office:value-type="float" office:value="1322.76106108407">
            <text:p>1322.7610610841</text:p>
          </table:table-cell>
          <table:table-cell table:formula="of:=[.H62]*20" office:value-type="float" office:value="1392.38006429902">
            <text:p>1392.380064299</text:p>
          </table:table-cell>
          <table:table-cell table:formula="of:=[.H62]*21" office:value-type="float" office:value="1461.99906751397">
            <text:p>1461.999067514</text:p>
          </table:table-cell>
          <table:table-cell table:formula="of:=[.H62]*22" office:value-type="float" office:value="1531.61807072892">
            <text:p>1531.6180707289</text:p>
          </table:table-cell>
          <table:table-cell table:formula="of:=[.H62]/365.2425" office:value-type="float" office:value="0.19061035672177">
            <text:p>0.1906103567</text:p>
          </table:table-cell>
          <table:table-cell table:formula="of:=[.AE62]*2" office:value-type="float" office:value="0.381220713443539">
            <text:p>0.3812207134</text:p>
          </table:table-cell>
          <table:table-cell table:formula="of:=[.AE62]*3" office:value-type="float" office:value="0.571831070165309">
            <text:p>0.5718310702</text:p>
          </table:table-cell>
          <table:table-cell table:formula="of:=[.AE62]*4" office:value-type="float" office:value="0.762441426887078">
            <text:p>0.7624414269</text:p>
          </table:table-cell>
          <table:table-cell table:formula="of:=[.AE62]*5" office:value-type="float" office:value="0.953051783608848">
            <text:p>0.9530517836</text:p>
          </table:table-cell>
          <table:table-cell table:formula="of:=[.AE62]*6" office:value-type="float" office:value="1.14366214033062">
            <text:p>1.1436621403</text:p>
          </table:table-cell>
          <table:table-cell table:formula="of:=[.AE62]*7" office:value-type="float" office:value="1.33427249705239">
            <text:p>1.3342724971</text:p>
          </table:table-cell>
          <table:table-cell table:formula="of:=[.AE62]*8" office:value-type="float" office:value="1.52488285377416">
            <text:p>1.5248828538</text:p>
          </table:table-cell>
          <table:table-cell table:formula="of:=[.AE62]*9" office:value-type="float" office:value="1.71549321049593">
            <text:p>1.7154932105</text:p>
          </table:table-cell>
          <table:table-cell table:formula="of:=[.AE62]*10" office:value-type="float" office:value="1.9061035672177">
            <text:p>1.9061035672</text:p>
          </table:table-cell>
          <table:table-cell table:formula="of:=[.AE62]*11" office:value-type="float" office:value="2.09671392393947">
            <text:p>2.0967139239</text:p>
          </table:table-cell>
          <table:table-cell table:formula="of:=[.AE62]*12" office:value-type="float" office:value="2.28732428066123">
            <text:p>2.2873242807</text:p>
          </table:table-cell>
          <table:table-cell table:formula="of:=[.AE62]*13" office:value-type="float" office:value="2.477934637383">
            <text:p>2.4779346374</text:p>
          </table:table-cell>
          <table:table-cell table:formula="of:=[.AE62]*14" office:value-type="float" office:value="2.66854499410477">
            <text:p>2.6685449941</text:p>
          </table:table-cell>
          <table:table-cell table:formula="of:=[.AE62]*15" office:value-type="float" office:value="2.85915535082654">
            <text:p>2.8591553508</text:p>
          </table:table-cell>
          <table:table-cell table:formula="of:=[.AE62]*16" office:value-type="float" office:value="3.04976570754831">
            <text:p>3.0497657075</text:p>
          </table:table-cell>
          <table:table-cell table:formula="of:=[.AE62]*17" office:value-type="float" office:value="3.24037606427008">
            <text:p>3.2403760643</text:p>
          </table:table-cell>
          <table:table-cell table:formula="of:=[.AE62]*18" office:value-type="float" office:value="3.43098642099185">
            <text:p>3.430986421</text:p>
          </table:table-cell>
          <table:table-cell table:formula="of:=[.AE62]*19" office:value-type="float" office:value="3.62159677771362">
            <text:p>3.6215967777</text:p>
          </table:table-cell>
          <table:table-cell table:formula="of:=[.AE62]*20" office:value-type="float" office:value="3.81220713443539">
            <text:p>3.8122071344</text:p>
          </table:table-cell>
          <table:table-cell table:formula="of:=[.AE62]*21" office:value-type="float" office:value="4.00281749115716">
            <text:p>4.0028174912</text:p>
          </table:table-cell>
          <table:table-cell table:formula="of:=[.AE62]*22" office:value-type="float" office:value="4.19342784787893">
            <text:p>4.1934278479</text:p>
          </table:table-cell>
        </table:table-row>
        <table:table-row table:style-name="ro2">
          <table:table-cell office:value-type="string">
            <text:p>H.♀/H.♂ + H.ⴲ</text:p>
          </table:table-cell>
          <table:table-cell office:value-type="float" office:value="559.134">
            <text:p>559.134</text:p>
          </table:table-cell>
          <table:table-cell office:value-type="float" office:value="46547.714">
            <text:p>46547.714</text:p>
          </table:table-cell>
          <table:table-cell/>
          <table:table-cell table:formula="of:=([.C63]-[.B63])/360" office:value-type="float" office:value="127.746055555556">
            <text:p>127.7460555556</text:p>
          </table:table-cell>
          <table:table-cell office:value-type="float" office:value="22278">
            <text:p>22278</text:p>
          </table:table-cell>
          <table:table-cell/>
          <table:table-cell table:formula="of:=[.F63]/[.E63]" office:value-type="float" office:value="174.392860140496">
            <text:p>174.3928601405</text:p>
          </table:table-cell>
          <table:table-cell table:formula="of:=[.H63]*2" office:value-type="float" office:value="348.785720280991">
            <text:p>348.785720281</text:p>
          </table:table-cell>
          <table:table-cell table:formula="of:=[.H63]*3" office:value-type="float" office:value="523.178580421487">
            <text:p>523.1785804215</text:p>
          </table:table-cell>
          <table:table-cell table:formula="of:=[.H63]*4" office:value-type="float" office:value="697.571440561983">
            <text:p>697.571440562</text:p>
          </table:table-cell>
          <table:table-cell table:formula="of:=[.H63]*5" office:value-type="float" office:value="871.964300702479">
            <text:p>871.9643007025</text:p>
          </table:table-cell>
          <table:table-cell table:formula="of:=[.H63]*6" office:value-type="float" office:value="1046.35716084297">
            <text:p>1046.357160843</text:p>
          </table:table-cell>
          <table:table-cell table:formula="of:=[.H63]*7" office:value-type="float" office:value="1220.75002098347">
            <text:p>1220.7500209835</text:p>
          </table:table-cell>
          <table:table-cell table:formula="of:=[.H63]*8" office:value-type="float" office:value="1395.14288112397">
            <text:p>1395.142881124</text:p>
          </table:table-cell>
          <table:table-cell table:formula="of:=[.H63]*9" office:value-type="float" office:value="1569.53574126446">
            <text:p>1569.5357412645</text:p>
          </table:table-cell>
          <table:table-cell table:formula="of:=[.H63]*10" office:value-type="float" office:value="1743.92860140496">
            <text:p>1743.928601405</text:p>
          </table:table-cell>
          <table:table-cell table:formula="of:=[.H63]*11" office:value-type="float" office:value="1918.32146154545">
            <text:p>1918.3214615455</text:p>
          </table:table-cell>
          <table:table-cell table:formula="of:=[.H63]*12" office:value-type="float" office:value="2092.71432168595">
            <text:p>2092.714321686</text:p>
          </table:table-cell>
          <table:table-cell table:formula="of:=[.H63]*12" office:value-type="float" office:value="2092.71432168595">
            <text:p>2092.714321686</text:p>
          </table:table-cell>
          <table:table-cell table:formula="of:=[.H63]*13" office:value-type="float" office:value="2267.10718182644">
            <text:p>2267.1071818265</text:p>
          </table:table-cell>
          <table:table-cell table:formula="of:=[.H63]*14" office:value-type="float" office:value="2441.50004196694">
            <text:p>2441.5000419669</text:p>
          </table:table-cell>
          <table:table-cell table:formula="of:=[.H63]*15" office:value-type="float" office:value="2615.89290210744">
            <text:p>2615.8929021074</text:p>
          </table:table-cell>
          <table:table-cell table:formula="of:=[.H63]*16" office:value-type="float" office:value="2790.28576224793">
            <text:p>2790.2857622479</text:p>
          </table:table-cell>
          <table:table-cell table:formula="of:=[.H63]*17" office:value-type="float" office:value="2964.67862238843">
            <text:p>2964.6786223884</text:p>
          </table:table-cell>
          <table:table-cell table:formula="of:=[.H63]*18" office:value-type="float" office:value="3139.07148252892">
            <text:p>3139.0714825289</text:p>
          </table:table-cell>
          <table:table-cell table:formula="of:=[.H63]*19" office:value-type="float" office:value="3313.46434266942">
            <text:p>3313.4643426694</text:p>
          </table:table-cell>
          <table:table-cell table:formula="of:=[.H63]*20" office:value-type="float" office:value="3487.85720280991">
            <text:p>3487.8572028099</text:p>
          </table:table-cell>
          <table:table-cell table:formula="of:=[.H63]*21" office:value-type="float" office:value="3662.25006295041">
            <text:p>3662.2500629504</text:p>
          </table:table-cell>
          <table:table-cell table:formula="of:=[.H63]*22" office:value-type="float" office:value="3836.64292309091">
            <text:p>3836.6429230909</text:p>
          </table:table-cell>
          <table:table-cell table:formula="of:=[.H63]/365.2425" office:value-type="float" office:value="0.47747143374743">
            <text:p>0.4774714337</text:p>
          </table:table-cell>
          <table:table-cell table:formula="of:=[.AE63]*2" office:value-type="float" office:value="0.95494286749486">
            <text:p>0.9549428675</text:p>
          </table:table-cell>
          <table:table-cell table:formula="of:=[.AE63]*3" office:value-type="float" office:value="1.43241430124229">
            <text:p>1.4324143012</text:p>
          </table:table-cell>
          <table:table-cell table:formula="of:=[.AE63]*4" office:value-type="float" office:value="1.90988573498972">
            <text:p>1.909885735</text:p>
          </table:table-cell>
          <table:table-cell table:formula="of:=[.AE63]*5" office:value-type="float" office:value="2.38735716873715">
            <text:p>2.3873571687</text:p>
          </table:table-cell>
          <table:table-cell table:formula="of:=[.AE63]*6" office:value-type="float" office:value="2.86482860248458">
            <text:p>2.8648286025</text:p>
          </table:table-cell>
          <table:table-cell table:formula="of:=[.AE63]*7" office:value-type="float" office:value="3.34230003623201">
            <text:p>3.3423000362</text:p>
          </table:table-cell>
          <table:table-cell table:formula="of:=[.AE63]*8" office:value-type="float" office:value="3.81977146997944">
            <text:p>3.81977147</text:p>
          </table:table-cell>
          <table:table-cell table:formula="of:=[.AE63]*9" office:value-type="float" office:value="4.29724290372687">
            <text:p>4.2972429037</text:p>
          </table:table-cell>
          <table:table-cell table:formula="of:=[.AE63]*10" office:value-type="float" office:value="4.7747143374743">
            <text:p>4.7747143375</text:p>
          </table:table-cell>
          <table:table-cell table:formula="of:=[.AE63]*11" office:value-type="float" office:value="5.25218577122173">
            <text:p>5.2521857712</text:p>
          </table:table-cell>
          <table:table-cell table:formula="of:=[.AE63]*12" office:value-type="float" office:value="5.72965720496916">
            <text:p>5.729657205</text:p>
          </table:table-cell>
          <table:table-cell table:formula="of:=[.AE63]*13" office:value-type="float" office:value="6.20712863871659">
            <text:p>6.2071286387</text:p>
          </table:table-cell>
          <table:table-cell table:formula="of:=[.AE63]*14" office:value-type="float" office:value="6.68460007246402">
            <text:p>6.6846000725</text:p>
          </table:table-cell>
          <table:table-cell table:formula="of:=[.AE63]*15" office:value-type="float" office:value="7.16207150621145">
            <text:p>7.1620715062</text:p>
          </table:table-cell>
          <table:table-cell table:formula="of:=[.AE63]*16" office:value-type="float" office:value="7.63954293995888">
            <text:p>7.63954294</text:p>
          </table:table-cell>
          <table:table-cell table:formula="of:=[.AE63]*17" office:value-type="float" office:value="8.11701437370631">
            <text:p>8.1170143737</text:p>
          </table:table-cell>
          <table:table-cell table:formula="of:=[.AE63]*18" office:value-type="float" office:value="8.59448580745374">
            <text:p>8.5944858075</text:p>
          </table:table-cell>
          <table:table-cell table:formula="of:=[.AE63]*19" office:value-type="float" office:value="9.07195724120117">
            <text:p>9.0719572412</text:p>
          </table:table-cell>
          <table:table-cell table:formula="of:=[.AE63]*20" office:value-type="float" office:value="9.5494286749486">
            <text:p>9.5494286749</text:p>
          </table:table-cell>
          <table:table-cell table:formula="of:=[.AE63]*21" office:value-type="float" office:value="10.026900108696">
            <text:p>10.0269001087</text:p>
          </table:table-cell>
          <table:table-cell table:formula="of:=[.AE63]*22" office:value-type="float" office:value="10.5043715424435">
            <text:p>10.5043715424</text:p>
          </table:table-cell>
        </table:table-row>
        <table:table-row table:style-name="ro2">
          <table:table-cell office:value-type="string">
            <text:p>H.ⴲ/H.♂ + H.☿</text:p>
          </table:table-cell>
          <table:table-cell office:value-type="float" office:value="724.44">
            <text:p>724.44</text:p>
          </table:table-cell>
          <table:table-cell office:value-type="float" office:value="102188.359">
            <text:p>102188.359</text:p>
          </table:table-cell>
          <table:table-cell/>
          <table:table-cell table:formula="of:=([.C64]-[.B64])/360" office:value-type="float" office:value="281.844219444444">
            <text:p>281.8442194444</text:p>
          </table:table-cell>
          <table:table-cell office:value-type="float" office:value="22278">
            <text:p>22278</text:p>
          </table:table-cell>
          <table:table-cell/>
          <table:table-cell table:formula="of:=[.F64]/[.E64]" office:value-type="float" office:value="79.0436647730904">
            <text:p>79.0436647731</text:p>
          </table:table-cell>
          <table:table-cell table:formula="of:=[.H64]*2" office:value-type="float" office:value="158.087329546181">
            <text:p>158.0873295462</text:p>
          </table:table-cell>
          <table:table-cell table:formula="of:=[.H64]*3" office:value-type="float" office:value="237.130994319271">
            <text:p>237.1309943193</text:p>
          </table:table-cell>
          <table:table-cell table:formula="of:=[.H64]*4" office:value-type="float" office:value="316.174659092362">
            <text:p>316.1746590924</text:p>
          </table:table-cell>
          <table:table-cell table:formula="of:=[.H64]*5" office:value-type="float" office:value="395.218323865452">
            <text:p>395.2183238655</text:p>
          </table:table-cell>
          <table:table-cell table:formula="of:=[.H64]*6" office:value-type="float" office:value="474.261988638543">
            <text:p>474.2619886385</text:p>
          </table:table-cell>
          <table:table-cell table:formula="of:=[.H64]*7" office:value-type="float" office:value="553.305653411633">
            <text:p>553.3056534116</text:p>
          </table:table-cell>
          <table:table-cell table:formula="of:=[.H64]*8" office:value-type="float" office:value="632.349318184723">
            <text:p>632.3493181847</text:p>
          </table:table-cell>
          <table:table-cell table:formula="of:=[.H64]*9" office:value-type="float" office:value="711.392982957814">
            <text:p>711.3929829578</text:p>
          </table:table-cell>
          <table:table-cell table:formula="of:=[.H64]*10" office:value-type="float" office:value="790.436647730904">
            <text:p>790.4366477309</text:p>
          </table:table-cell>
          <table:table-cell table:formula="of:=[.H64]*11" office:value-type="float" office:value="869.480312503995">
            <text:p>869.480312504</text:p>
          </table:table-cell>
          <table:table-cell table:formula="of:=[.H64]*12" office:value-type="float" office:value="948.523977277085">
            <text:p>948.5239772771</text:p>
          </table:table-cell>
          <table:table-cell table:formula="of:=[.H64]*12" office:value-type="float" office:value="948.523977277085">
            <text:p>948.5239772771</text:p>
          </table:table-cell>
          <table:table-cell table:formula="of:=[.H64]*13" office:value-type="float" office:value="1027.56764205018">
            <text:p>1027.5676420502</text:p>
          </table:table-cell>
          <table:table-cell table:formula="of:=[.H64]*14" office:value-type="float" office:value="1106.61130682327">
            <text:p>1106.6113068233</text:p>
          </table:table-cell>
          <table:table-cell table:formula="of:=[.H64]*15" office:value-type="float" office:value="1185.65497159636">
            <text:p>1185.6549715964</text:p>
          </table:table-cell>
          <table:table-cell table:formula="of:=[.H64]*16" office:value-type="float" office:value="1264.69863636945">
            <text:p>1264.6986363695</text:p>
          </table:table-cell>
          <table:table-cell table:formula="of:=[.H64]*17" office:value-type="float" office:value="1343.74230114254">
            <text:p>1343.7423011425</text:p>
          </table:table-cell>
          <table:table-cell table:formula="of:=[.H64]*18" office:value-type="float" office:value="1422.78596591563">
            <text:p>1422.7859659156</text:p>
          </table:table-cell>
          <table:table-cell table:formula="of:=[.H64]*19" office:value-type="float" office:value="1501.82963068872">
            <text:p>1501.8296306887</text:p>
          </table:table-cell>
          <table:table-cell table:formula="of:=[.H64]*20" office:value-type="float" office:value="1580.87329546181">
            <text:p>1580.8732954618</text:p>
          </table:table-cell>
          <table:table-cell table:formula="of:=[.H64]*21" office:value-type="float" office:value="1659.9169602349">
            <text:p>1659.9169602349</text:p>
          </table:table-cell>
          <table:table-cell table:formula="of:=[.H64]*22" office:value-type="float" office:value="1738.96062500799">
            <text:p>1738.960625008</text:p>
          </table:table-cell>
          <table:table-cell table:formula="of:=[.H64]/365.2425" office:value-type="float" office:value="0.216414203640295">
            <text:p>0.2164142036</text:p>
          </table:table-cell>
          <table:table-cell table:formula="of:=[.AE64]*2" office:value-type="float" office:value="0.43282840728059">
            <text:p>0.4328284073</text:p>
          </table:table-cell>
          <table:table-cell table:formula="of:=[.AE64]*3" office:value-type="float" office:value="0.649242610920885">
            <text:p>0.6492426109</text:p>
          </table:table-cell>
          <table:table-cell table:formula="of:=[.AE64]*4" office:value-type="float" office:value="0.86565681456118">
            <text:p>0.8656568146</text:p>
          </table:table-cell>
          <table:table-cell table:formula="of:=[.AE64]*5" office:value-type="float" office:value="1.08207101820147">
            <text:p>1.0820710182</text:p>
          </table:table-cell>
          <table:table-cell table:formula="of:=[.AE64]*6" office:value-type="float" office:value="1.29848522184177">
            <text:p>1.2984852218</text:p>
          </table:table-cell>
          <table:table-cell table:formula="of:=[.AE64]*7" office:value-type="float" office:value="1.51489942548206">
            <text:p>1.5148994255</text:p>
          </table:table-cell>
          <table:table-cell table:formula="of:=[.AE64]*8" office:value-type="float" office:value="1.73131362912236">
            <text:p>1.7313136291</text:p>
          </table:table-cell>
          <table:table-cell table:formula="of:=[.AE64]*9" office:value-type="float" office:value="1.94772783276265">
            <text:p>1.9477278328</text:p>
          </table:table-cell>
          <table:table-cell table:formula="of:=[.AE64]*10" office:value-type="float" office:value="2.16414203640295">
            <text:p>2.1641420364</text:p>
          </table:table-cell>
          <table:table-cell table:formula="of:=[.AE64]*11" office:value-type="float" office:value="2.38055624004324">
            <text:p>2.38055624</text:p>
          </table:table-cell>
          <table:table-cell table:formula="of:=[.AE64]*12" office:value-type="float" office:value="2.59697044368354">
            <text:p>2.5969704437</text:p>
          </table:table-cell>
          <table:table-cell table:formula="of:=[.AE64]*13" office:value-type="float" office:value="2.81338464732383">
            <text:p>2.8133846473</text:p>
          </table:table-cell>
          <table:table-cell table:formula="of:=[.AE64]*14" office:value-type="float" office:value="3.02979885096413">
            <text:p>3.029798851</text:p>
          </table:table-cell>
          <table:table-cell table:formula="of:=[.AE64]*15" office:value-type="float" office:value="3.24621305460442">
            <text:p>3.2462130546</text:p>
          </table:table-cell>
          <table:table-cell table:formula="of:=[.AE64]*16" office:value-type="float" office:value="3.46262725824472">
            <text:p>3.4626272582</text:p>
          </table:table-cell>
          <table:table-cell table:formula="of:=[.AE64]*17" office:value-type="float" office:value="3.67904146188501">
            <text:p>3.6790414619</text:p>
          </table:table-cell>
          <table:table-cell table:formula="of:=[.AE64]*18" office:value-type="float" office:value="3.89545566552531">
            <text:p>3.8954556655</text:p>
          </table:table-cell>
          <table:table-cell table:formula="of:=[.AE64]*19" office:value-type="float" office:value="4.1118698691656">
            <text:p>4.1118698692</text:p>
          </table:table-cell>
          <table:table-cell table:formula="of:=[.AE64]*20" office:value-type="float" office:value="4.3282840728059">
            <text:p>4.3282840728</text:p>
          </table:table-cell>
          <table:table-cell table:formula="of:=[.AE64]*21" office:value-type="float" office:value="4.54469827644619">
            <text:p>4.5446982764</text:p>
          </table:table-cell>
          <table:table-cell table:formula="of:=[.AE64]*22" office:value-type="float" office:value="4.76111248008649">
            <text:p>4.7611124801</text:p>
          </table:table-cell>
        </table:table-row>
        <table:table-row table:style-name="ro2">
          <table:table-cell office:value-type="string">
            <text:p>H.ⴲ/H.♂ + H.♀</text:p>
          </table:table-cell>
          <table:table-cell office:value-type="float" office:value="559.134">
            <text:p>559.134</text:p>
          </table:table-cell>
          <table:table-cell office:value-type="float" office:value="46547.714">
            <text:p>46547.714</text:p>
          </table:table-cell>
          <table:table-cell/>
          <table:table-cell table:formula="of:=([.C65]-[.B65])/360" office:value-type="float" office:value="127.746055555556">
            <text:p>127.7460555556</text:p>
          </table:table-cell>
          <table:table-cell office:value-type="float" office:value="22278">
            <text:p>22278</text:p>
          </table:table-cell>
          <table:table-cell/>
          <table:table-cell table:formula="of:=[.F65]/[.E65]" office:value-type="float" office:value="174.392860140496">
            <text:p>174.3928601405</text:p>
          </table:table-cell>
          <table:table-cell table:formula="of:=[.H65]*2" office:value-type="float" office:value="348.785720280991">
            <text:p>348.785720281</text:p>
          </table:table-cell>
          <table:table-cell table:formula="of:=[.H65]*3" office:value-type="float" office:value="523.178580421487">
            <text:p>523.1785804215</text:p>
          </table:table-cell>
          <table:table-cell table:formula="of:=[.H65]*4" office:value-type="float" office:value="697.571440561983">
            <text:p>697.571440562</text:p>
          </table:table-cell>
          <table:table-cell table:formula="of:=[.H65]*5" office:value-type="float" office:value="871.964300702479">
            <text:p>871.9643007025</text:p>
          </table:table-cell>
          <table:table-cell table:formula="of:=[.H65]*6" office:value-type="float" office:value="1046.35716084297">
            <text:p>1046.357160843</text:p>
          </table:table-cell>
          <table:table-cell table:formula="of:=[.H65]*7" office:value-type="float" office:value="1220.75002098347">
            <text:p>1220.7500209835</text:p>
          </table:table-cell>
          <table:table-cell table:formula="of:=[.H65]*8" office:value-type="float" office:value="1395.14288112397">
            <text:p>1395.142881124</text:p>
          </table:table-cell>
          <table:table-cell table:formula="of:=[.H65]*9" office:value-type="float" office:value="1569.53574126446">
            <text:p>1569.5357412645</text:p>
          </table:table-cell>
          <table:table-cell table:formula="of:=[.H65]*10" office:value-type="float" office:value="1743.92860140496">
            <text:p>1743.928601405</text:p>
          </table:table-cell>
          <table:table-cell table:formula="of:=[.H65]*11" office:value-type="float" office:value="1918.32146154545">
            <text:p>1918.3214615455</text:p>
          </table:table-cell>
          <table:table-cell table:formula="of:=[.H65]*12" office:value-type="float" office:value="2092.71432168595">
            <text:p>2092.714321686</text:p>
          </table:table-cell>
          <table:table-cell table:formula="of:=[.H65]*12" office:value-type="float" office:value="2092.71432168595">
            <text:p>2092.714321686</text:p>
          </table:table-cell>
          <table:table-cell table:formula="of:=[.H65]*13" office:value-type="float" office:value="2267.10718182644">
            <text:p>2267.1071818265</text:p>
          </table:table-cell>
          <table:table-cell table:formula="of:=[.H65]*14" office:value-type="float" office:value="2441.50004196694">
            <text:p>2441.5000419669</text:p>
          </table:table-cell>
          <table:table-cell table:formula="of:=[.H65]*15" office:value-type="float" office:value="2615.89290210744">
            <text:p>2615.8929021074</text:p>
          </table:table-cell>
          <table:table-cell table:formula="of:=[.H65]*16" office:value-type="float" office:value="2790.28576224793">
            <text:p>2790.2857622479</text:p>
          </table:table-cell>
          <table:table-cell table:formula="of:=[.H65]*17" office:value-type="float" office:value="2964.67862238843">
            <text:p>2964.6786223884</text:p>
          </table:table-cell>
          <table:table-cell table:formula="of:=[.H65]*18" office:value-type="float" office:value="3139.07148252892">
            <text:p>3139.0714825289</text:p>
          </table:table-cell>
          <table:table-cell table:formula="of:=[.H65]*19" office:value-type="float" office:value="3313.46434266942">
            <text:p>3313.4643426694</text:p>
          </table:table-cell>
          <table:table-cell table:formula="of:=[.H65]*20" office:value-type="float" office:value="3487.85720280991">
            <text:p>3487.8572028099</text:p>
          </table:table-cell>
          <table:table-cell table:formula="of:=[.H65]*21" office:value-type="float" office:value="3662.25006295041">
            <text:p>3662.2500629504</text:p>
          </table:table-cell>
          <table:table-cell table:formula="of:=[.H65]*22" office:value-type="float" office:value="3836.64292309091">
            <text:p>3836.6429230909</text:p>
          </table:table-cell>
          <table:table-cell table:formula="of:=[.H65]/365.2425" office:value-type="float" office:value="0.47747143374743">
            <text:p>0.4774714337</text:p>
          </table:table-cell>
          <table:table-cell table:formula="of:=[.AE65]*2" office:value-type="float" office:value="0.95494286749486">
            <text:p>0.9549428675</text:p>
          </table:table-cell>
          <table:table-cell table:formula="of:=[.AE65]*3" office:value-type="float" office:value="1.43241430124229">
            <text:p>1.4324143012</text:p>
          </table:table-cell>
          <table:table-cell table:formula="of:=[.AE65]*4" office:value-type="float" office:value="1.90988573498972">
            <text:p>1.909885735</text:p>
          </table:table-cell>
          <table:table-cell table:formula="of:=[.AE65]*5" office:value-type="float" office:value="2.38735716873715">
            <text:p>2.3873571687</text:p>
          </table:table-cell>
          <table:table-cell table:formula="of:=[.AE65]*6" office:value-type="float" office:value="2.86482860248458">
            <text:p>2.8648286025</text:p>
          </table:table-cell>
          <table:table-cell table:formula="of:=[.AE65]*7" office:value-type="float" office:value="3.34230003623201">
            <text:p>3.3423000362</text:p>
          </table:table-cell>
          <table:table-cell table:formula="of:=[.AE65]*8" office:value-type="float" office:value="3.81977146997944">
            <text:p>3.81977147</text:p>
          </table:table-cell>
          <table:table-cell table:formula="of:=[.AE65]*9" office:value-type="float" office:value="4.29724290372687">
            <text:p>4.2972429037</text:p>
          </table:table-cell>
          <table:table-cell table:formula="of:=[.AE65]*10" office:value-type="float" office:value="4.7747143374743">
            <text:p>4.7747143375</text:p>
          </table:table-cell>
          <table:table-cell table:formula="of:=[.AE65]*11" office:value-type="float" office:value="5.25218577122173">
            <text:p>5.2521857712</text:p>
          </table:table-cell>
          <table:table-cell table:formula="of:=[.AE65]*12" office:value-type="float" office:value="5.72965720496916">
            <text:p>5.729657205</text:p>
          </table:table-cell>
          <table:table-cell table:formula="of:=[.AE65]*13" office:value-type="float" office:value="6.20712863871659">
            <text:p>6.2071286387</text:p>
          </table:table-cell>
          <table:table-cell table:formula="of:=[.AE65]*14" office:value-type="float" office:value="6.68460007246402">
            <text:p>6.6846000725</text:p>
          </table:table-cell>
          <table:table-cell table:formula="of:=[.AE65]*15" office:value-type="float" office:value="7.16207150621145">
            <text:p>7.1620715062</text:p>
          </table:table-cell>
          <table:table-cell table:formula="of:=[.AE65]*16" office:value-type="float" office:value="7.63954293995888">
            <text:p>7.63954294</text:p>
          </table:table-cell>
          <table:table-cell table:formula="of:=[.AE65]*17" office:value-type="float" office:value="8.11701437370631">
            <text:p>8.1170143737</text:p>
          </table:table-cell>
          <table:table-cell table:formula="of:=[.AE65]*18" office:value-type="float" office:value="8.59448580745374">
            <text:p>8.5944858075</text:p>
          </table:table-cell>
          <table:table-cell table:formula="of:=[.AE65]*19" office:value-type="float" office:value="9.07195724120117">
            <text:p>9.0719572412</text:p>
          </table:table-cell>
          <table:table-cell table:formula="of:=[.AE65]*20" office:value-type="float" office:value="9.5494286749486">
            <text:p>9.5494286749</text:p>
          </table:table-cell>
          <table:table-cell table:formula="of:=[.AE65]*21" office:value-type="float" office:value="10.026900108696">
            <text:p>10.0269001087</text:p>
          </table:table-cell>
          <table:table-cell table:formula="of:=[.AE65]*22" office:value-type="float" office:value="10.5043715424435">
            <text:p>10.5043715424</text:p>
          </table:table-cell>
        </table:table-row>
        <table:table-row table:style-name="ro2">
          <table:table-cell office:value-type="string">
            <text:p>H.♂/H.♃ + H.☿</text:p>
          </table:table-cell>
          <table:table-cell office:value-type="float" office:value="570.937">
            <text:p>570.937</text:p>
          </table:table-cell>
          <table:table-cell office:value-type="float" office:value="101554.172">
            <text:p>101554.172</text:p>
          </table:table-cell>
          <table:table-cell/>
          <table:table-cell table:formula="of:=([.C66]-[.B66])/360" office:value-type="float" office:value="280.508986111111">
            <text:p>280.5089861111</text:p>
          </table:table-cell>
          <table:table-cell office:value-type="float" office:value="22278">
            <text:p>22278</text:p>
          </table:table-cell>
          <table:table-cell/>
          <table:table-cell table:formula="of:=[.F66]/[.E66]" office:value-type="float" office:value="79.41991559292">
            <text:p>79.4199155929</text:p>
          </table:table-cell>
          <table:table-cell table:formula="of:=[.H66]*2" office:value-type="float" office:value="158.83983118584">
            <text:p>158.8398311858</text:p>
          </table:table-cell>
          <table:table-cell table:formula="of:=[.H66]*3" office:value-type="float" office:value="238.25974677876">
            <text:p>238.2597467788</text:p>
          </table:table-cell>
          <table:table-cell table:formula="of:=[.H66]*4" office:value-type="float" office:value="317.67966237168">
            <text:p>317.6796623717</text:p>
          </table:table-cell>
          <table:table-cell table:formula="of:=[.H66]*5" office:value-type="float" office:value="397.0995779646">
            <text:p>397.0995779646</text:p>
          </table:table-cell>
          <table:table-cell table:formula="of:=[.H66]*6" office:value-type="float" office:value="476.51949355752">
            <text:p>476.5194935575</text:p>
          </table:table-cell>
          <table:table-cell table:formula="of:=[.H66]*7" office:value-type="float" office:value="555.93940915044">
            <text:p>555.9394091504</text:p>
          </table:table-cell>
          <table:table-cell table:formula="of:=[.H66]*8" office:value-type="float" office:value="635.35932474336">
            <text:p>635.3593247434</text:p>
          </table:table-cell>
          <table:table-cell table:formula="of:=[.H66]*9" office:value-type="float" office:value="714.77924033628">
            <text:p>714.7792403363</text:p>
          </table:table-cell>
          <table:table-cell table:formula="of:=[.H66]*10" office:value-type="float" office:value="794.1991559292">
            <text:p>794.1991559292</text:p>
          </table:table-cell>
          <table:table-cell table:formula="of:=[.H66]*11" office:value-type="float" office:value="873.61907152212">
            <text:p>873.6190715221</text:p>
          </table:table-cell>
          <table:table-cell table:formula="of:=[.H66]*12" office:value-type="float" office:value="953.03898711504">
            <text:p>953.038987115</text:p>
          </table:table-cell>
          <table:table-cell table:formula="of:=[.H66]*12" office:value-type="float" office:value="953.03898711504">
            <text:p>953.038987115</text:p>
          </table:table-cell>
          <table:table-cell table:formula="of:=[.H66]*13" office:value-type="float" office:value="1032.45890270796">
            <text:p>1032.458902708</text:p>
          </table:table-cell>
          <table:table-cell table:formula="of:=[.H66]*14" office:value-type="float" office:value="1111.87881830088">
            <text:p>1111.8788183009</text:p>
          </table:table-cell>
          <table:table-cell table:formula="of:=[.H66]*15" office:value-type="float" office:value="1191.2987338938">
            <text:p>1191.2987338938</text:p>
          </table:table-cell>
          <table:table-cell table:formula="of:=[.H66]*16" office:value-type="float" office:value="1270.71864948672">
            <text:p>1270.7186494867</text:p>
          </table:table-cell>
          <table:table-cell table:formula="of:=[.H66]*17" office:value-type="float" office:value="1350.13856507964">
            <text:p>1350.1385650796</text:p>
          </table:table-cell>
          <table:table-cell table:formula="of:=[.H66]*18" office:value-type="float" office:value="1429.55848067256">
            <text:p>1429.5584806726</text:p>
          </table:table-cell>
          <table:table-cell table:formula="of:=[.H66]*19" office:value-type="float" office:value="1508.97839626548">
            <text:p>1508.9783962655</text:p>
          </table:table-cell>
          <table:table-cell table:formula="of:=[.H66]*20" office:value-type="float" office:value="1588.3983118584">
            <text:p>1588.3983118584</text:p>
          </table:table-cell>
          <table:table-cell table:formula="of:=[.H66]*21" office:value-type="float" office:value="1667.81822745132">
            <text:p>1667.8182274513</text:p>
          </table:table-cell>
          <table:table-cell table:formula="of:=[.H66]*22" office:value-type="float" office:value="1747.23814304424">
            <text:p>1747.2381430442</text:p>
          </table:table-cell>
          <table:table-cell table:formula="of:=[.H66]/365.2425" office:value-type="float" office:value="0.217444343396291">
            <text:p>0.2174443434</text:p>
          </table:table-cell>
          <table:table-cell table:formula="of:=[.AE66]*2" office:value-type="float" office:value="0.434888686792583">
            <text:p>0.4348886868</text:p>
          </table:table-cell>
          <table:table-cell table:formula="of:=[.AE66]*3" office:value-type="float" office:value="0.652333030188874">
            <text:p>0.6523330302</text:p>
          </table:table-cell>
          <table:table-cell table:formula="of:=[.AE66]*4" office:value-type="float" office:value="0.869777373585166">
            <text:p>0.8697773736</text:p>
          </table:table-cell>
          <table:table-cell table:formula="of:=[.AE66]*5" office:value-type="float" office:value="1.08722171698146">
            <text:p>1.087221717</text:p>
          </table:table-cell>
          <table:table-cell table:formula="of:=[.AE66]*6" office:value-type="float" office:value="1.30466606037775">
            <text:p>1.3046660604</text:p>
          </table:table-cell>
          <table:table-cell table:formula="of:=[.AE66]*7" office:value-type="float" office:value="1.52211040377404">
            <text:p>1.5221104038</text:p>
          </table:table-cell>
          <table:table-cell table:formula="of:=[.AE66]*8" office:value-type="float" office:value="1.73955474717033">
            <text:p>1.7395547472</text:p>
          </table:table-cell>
          <table:table-cell table:formula="of:=[.AE66]*9" office:value-type="float" office:value="1.95699909056662">
            <text:p>1.9569990906</text:p>
          </table:table-cell>
          <table:table-cell table:formula="of:=[.AE66]*10" office:value-type="float" office:value="2.17444343396291">
            <text:p>2.174443434</text:p>
          </table:table-cell>
          <table:table-cell table:formula="of:=[.AE66]*11" office:value-type="float" office:value="2.39188777735921">
            <text:p>2.3918877774</text:p>
          </table:table-cell>
          <table:table-cell table:formula="of:=[.AE66]*12" office:value-type="float" office:value="2.6093321207555">
            <text:p>2.6093321208</text:p>
          </table:table-cell>
          <table:table-cell table:formula="of:=[.AE66]*13" office:value-type="float" office:value="2.82677646415179">
            <text:p>2.8267764642</text:p>
          </table:table-cell>
          <table:table-cell table:formula="of:=[.AE66]*14" office:value-type="float" office:value="3.04422080754808">
            <text:p>3.0442208075</text:p>
          </table:table-cell>
          <table:table-cell table:formula="of:=[.AE66]*15" office:value-type="float" office:value="3.26166515094437">
            <text:p>3.2616651509</text:p>
          </table:table-cell>
          <table:table-cell table:formula="of:=[.AE66]*16" office:value-type="float" office:value="3.47910949434066">
            <text:p>3.4791094943</text:p>
          </table:table-cell>
          <table:table-cell table:formula="of:=[.AE66]*17" office:value-type="float" office:value="3.69655383773695">
            <text:p>3.6965538377</text:p>
          </table:table-cell>
          <table:table-cell table:formula="of:=[.AE66]*18" office:value-type="float" office:value="3.91399818113325">
            <text:p>3.9139981811</text:p>
          </table:table-cell>
          <table:table-cell table:formula="of:=[.AE66]*19" office:value-type="float" office:value="4.13144252452954">
            <text:p>4.1314425245</text:p>
          </table:table-cell>
          <table:table-cell table:formula="of:=[.AE66]*20" office:value-type="float" office:value="4.34888686792583">
            <text:p>4.3488868679</text:p>
          </table:table-cell>
          <table:table-cell table:formula="of:=[.AE66]*21" office:value-type="float" office:value="4.56633121132212">
            <text:p>4.5663312113</text:p>
          </table:table-cell>
          <table:table-cell table:formula="of:=[.AE66]*22" office:value-type="float" office:value="4.78377555471841">
            <text:p>4.7837755547</text:p>
          </table:table-cell>
        </table:table-row>
        <table:table-row table:style-name="ro2">
          <table:table-cell office:value-type="string">
            <text:p>H.♂/H.♃ + H.♀</text:p>
          </table:table-cell>
          <table:table-cell office:value-type="float" office:value="405.631">
            <text:p>405.631</text:p>
          </table:table-cell>
          <table:table-cell office:value-type="float" office:value="45913.527">
            <text:p>45913.527</text:p>
          </table:table-cell>
          <table:table-cell/>
          <table:table-cell table:formula="of:=([.C67]-[.B67])/360" office:value-type="float" office:value="126.410822222222">
            <text:p>126.4108222222</text:p>
          </table:table-cell>
          <table:table-cell office:value-type="float" office:value="22278">
            <text:p>22278</text:p>
          </table:table-cell>
          <table:table-cell/>
          <table:table-cell table:formula="of:=[.F67]/[.E67]" office:value-type="float" office:value="176.234910970175">
            <text:p>176.2349109702</text:p>
          </table:table-cell>
          <table:table-cell table:formula="of:=[.H67]*2" office:value-type="float" office:value="352.469821940351">
            <text:p>352.4698219404</text:p>
          </table:table-cell>
          <table:table-cell table:formula="of:=[.H67]*3" office:value-type="float" office:value="528.704732910526">
            <text:p>528.7047329105</text:p>
          </table:table-cell>
          <table:table-cell table:formula="of:=[.H67]*4" office:value-type="float" office:value="704.939643880702">
            <text:p>704.9396438807</text:p>
          </table:table-cell>
          <table:table-cell table:formula="of:=[.H67]*5" office:value-type="float" office:value="881.174554850877">
            <text:p>881.1745548509</text:p>
          </table:table-cell>
          <table:table-cell table:formula="of:=[.H67]*6" office:value-type="float" office:value="1057.40946582105">
            <text:p>1057.4094658211</text:p>
          </table:table-cell>
          <table:table-cell table:formula="of:=[.H67]*7" office:value-type="float" office:value="1233.64437679123">
            <text:p>1233.6443767912</text:p>
          </table:table-cell>
          <table:table-cell table:formula="of:=[.H67]*8" office:value-type="float" office:value="1409.8792877614">
            <text:p>1409.8792877614</text:p>
          </table:table-cell>
          <table:table-cell table:formula="of:=[.H67]*9" office:value-type="float" office:value="1586.11419873158">
            <text:p>1586.1141987316</text:p>
          </table:table-cell>
          <table:table-cell table:formula="of:=[.H67]*10" office:value-type="float" office:value="1762.34910970175">
            <text:p>1762.3491097018</text:p>
          </table:table-cell>
          <table:table-cell table:formula="of:=[.H67]*11" office:value-type="float" office:value="1938.58402067193">
            <text:p>1938.5840206719</text:p>
          </table:table-cell>
          <table:table-cell table:formula="of:=[.H67]*12" office:value-type="float" office:value="2114.8189316421">
            <text:p>2114.8189316421</text:p>
          </table:table-cell>
          <table:table-cell table:formula="of:=[.H67]*12" office:value-type="float" office:value="2114.8189316421">
            <text:p>2114.8189316421</text:p>
          </table:table-cell>
          <table:table-cell table:formula="of:=[.H67]*13" office:value-type="float" office:value="2291.05384261228">
            <text:p>2291.0538426123</text:p>
          </table:table-cell>
          <table:table-cell table:formula="of:=[.H67]*14" office:value-type="float" office:value="2467.28875358245">
            <text:p>2467.2887535825</text:p>
          </table:table-cell>
          <table:table-cell table:formula="of:=[.H67]*15" office:value-type="float" office:value="2643.52366455263">
            <text:p>2643.5236645526</text:p>
          </table:table-cell>
          <table:table-cell table:formula="of:=[.H67]*16" office:value-type="float" office:value="2819.75857552281">
            <text:p>2819.7585755228</text:p>
          </table:table-cell>
          <table:table-cell table:formula="of:=[.H67]*17" office:value-type="float" office:value="2995.99348649298">
            <text:p>2995.993486493</text:p>
          </table:table-cell>
          <table:table-cell table:formula="of:=[.H67]*18" office:value-type="float" office:value="3172.22839746316">
            <text:p>3172.2283974632</text:p>
          </table:table-cell>
          <table:table-cell table:formula="of:=[.H67]*19" office:value-type="float" office:value="3348.46330843333">
            <text:p>3348.4633084333</text:p>
          </table:table-cell>
          <table:table-cell table:formula="of:=[.H67]*20" office:value-type="float" office:value="3524.69821940351">
            <text:p>3524.6982194035</text:p>
          </table:table-cell>
          <table:table-cell table:formula="of:=[.H67]*21" office:value-type="float" office:value="3700.93313037368">
            <text:p>3700.9331303737</text:p>
          </table:table-cell>
          <table:table-cell table:formula="of:=[.H67]*22" office:value-type="float" office:value="3877.16804134386">
            <text:p>3877.1680413439</text:p>
          </table:table-cell>
          <table:table-cell table:formula="of:=[.H67]/365.2425" office:value-type="float" office:value="0.482514797621239">
            <text:p>0.4825147976</text:p>
          </table:table-cell>
          <table:table-cell table:formula="of:=[.AE67]*2" office:value-type="float" office:value="0.965029595242478">
            <text:p>0.9650295952</text:p>
          </table:table-cell>
          <table:table-cell table:formula="of:=[.AE67]*3" office:value-type="float" office:value="1.44754439286372">
            <text:p>1.4475443929</text:p>
          </table:table-cell>
          <table:table-cell table:formula="of:=[.AE67]*4" office:value-type="float" office:value="1.93005919048496">
            <text:p>1.9300591905</text:p>
          </table:table-cell>
          <table:table-cell table:formula="of:=[.AE67]*5" office:value-type="float" office:value="2.41257398810619">
            <text:p>2.4125739881</text:p>
          </table:table-cell>
          <table:table-cell table:formula="of:=[.AE67]*6" office:value-type="float" office:value="2.89508878572743">
            <text:p>2.8950887857</text:p>
          </table:table-cell>
          <table:table-cell table:formula="of:=[.AE67]*7" office:value-type="float" office:value="3.37760358334867">
            <text:p>3.3776035833</text:p>
          </table:table-cell>
          <table:table-cell table:formula="of:=[.AE67]*8" office:value-type="float" office:value="3.86011838096991">
            <text:p>3.860118381</text:p>
          </table:table-cell>
          <table:table-cell table:formula="of:=[.AE67]*9" office:value-type="float" office:value="4.34263317859115">
            <text:p>4.3426331786</text:p>
          </table:table-cell>
          <table:table-cell table:formula="of:=[.AE67]*10" office:value-type="float" office:value="4.82514797621239">
            <text:p>4.8251479762</text:p>
          </table:table-cell>
          <table:table-cell table:formula="of:=[.AE67]*11" office:value-type="float" office:value="5.30766277383363">
            <text:p>5.3076627738</text:p>
          </table:table-cell>
          <table:table-cell table:formula="of:=[.AE67]*12" office:value-type="float" office:value="5.79017757145487">
            <text:p>5.7901775715</text:p>
          </table:table-cell>
          <table:table-cell table:formula="of:=[.AE67]*13" office:value-type="float" office:value="6.27269236907611">
            <text:p>6.2726923691</text:p>
          </table:table-cell>
          <table:table-cell table:formula="of:=[.AE67]*14" office:value-type="float" office:value="6.75520716669735">
            <text:p>6.7552071667</text:p>
          </table:table-cell>
          <table:table-cell table:formula="of:=[.AE67]*15" office:value-type="float" office:value="7.23772196431858">
            <text:p>7.2377219643</text:p>
          </table:table-cell>
          <table:table-cell table:formula="of:=[.AE67]*16" office:value-type="float" office:value="7.72023676193982">
            <text:p>7.7202367619</text:p>
          </table:table-cell>
          <table:table-cell table:formula="of:=[.AE67]*17" office:value-type="float" office:value="8.20275155956106">
            <text:p>8.2027515596</text:p>
          </table:table-cell>
          <table:table-cell table:formula="of:=[.AE67]*18" office:value-type="float" office:value="8.6852663571823">
            <text:p>8.6852663572</text:p>
          </table:table-cell>
          <table:table-cell table:formula="of:=[.AE67]*19" office:value-type="float" office:value="9.16778115480354">
            <text:p>9.1677811548</text:p>
          </table:table-cell>
          <table:table-cell table:formula="of:=[.AE67]*20" office:value-type="float" office:value="9.65029595242478">
            <text:p>9.6502959524</text:p>
          </table:table-cell>
          <table:table-cell table:formula="of:=[.AE67]*21" office:value-type="float" office:value="10.132810750046">
            <text:p>10.13281075</text:p>
          </table:table-cell>
          <table:table-cell table:formula="of:=[.AE67]*22" office:value-type="float" office:value="10.6153255476673">
            <text:p>10.6153255477</text:p>
          </table:table-cell>
        </table:table-row>
        <table:table-row table:style-name="ro2">
          <table:table-cell office:value-type="string">
            <text:p>H.♂/H.♃ + H.ⴲ</text:p>
          </table:table-cell>
          <table:table-cell office:value-type="float" office:value="377.157">
            <text:p>377.157</text:p>
          </table:table-cell>
          <table:table-cell office:value-type="float" office:value="32149.391">
            <text:p>32149.391</text:p>
          </table:table-cell>
          <table:table-cell/>
          <table:table-cell table:formula="of:=([.C68]-[.B68])/360" office:value-type="float" office:value="88.2562055555556">
            <text:p>88.2562055556</text:p>
          </table:table-cell>
          <table:table-cell office:value-type="float" office:value="22278">
            <text:p>22278</text:p>
          </table:table-cell>
          <table:table-cell/>
          <table:table-cell table:formula="of:=[.F68]/[.E68]" office:value-type="float" office:value="252.424176405096">
            <text:p>252.4241764051</text:p>
          </table:table-cell>
          <table:table-cell table:formula="of:=[.H68]*2" office:value-type="float" office:value="504.848352810193">
            <text:p>504.8483528102</text:p>
          </table:table-cell>
          <table:table-cell table:formula="of:=[.H68]*3" office:value-type="float" office:value="757.272529215289">
            <text:p>757.2725292153</text:p>
          </table:table-cell>
          <table:table-cell table:formula="of:=[.H68]*4" office:value-type="float" office:value="1009.69670562039">
            <text:p>1009.6967056204</text:p>
          </table:table-cell>
          <table:table-cell table:formula="of:=[.H68]*5" office:value-type="float" office:value="1262.12088202548">
            <text:p>1262.1208820255</text:p>
          </table:table-cell>
          <table:table-cell table:formula="of:=[.H68]*6" office:value-type="float" office:value="1514.54505843058">
            <text:p>1514.5450584306</text:p>
          </table:table-cell>
          <table:table-cell table:formula="of:=[.H68]*7" office:value-type="float" office:value="1766.96923483567">
            <text:p>1766.9692348357</text:p>
          </table:table-cell>
          <table:table-cell table:formula="of:=[.H68]*8" office:value-type="float" office:value="2019.39341124077">
            <text:p>2019.3934112408</text:p>
          </table:table-cell>
          <table:table-cell table:formula="of:=[.H68]*9" office:value-type="float" office:value="2271.81758764587">
            <text:p>2271.8175876459</text:p>
          </table:table-cell>
          <table:table-cell table:formula="of:=[.H68]*10" office:value-type="float" office:value="2524.24176405096">
            <text:p>2524.241764051</text:p>
          </table:table-cell>
          <table:table-cell table:formula="of:=[.H68]*11" office:value-type="float" office:value="2776.66594045606">
            <text:p>2776.6659404561</text:p>
          </table:table-cell>
          <table:table-cell table:formula="of:=[.H68]*12" office:value-type="float" office:value="3029.09011686116">
            <text:p>3029.0901168612</text:p>
          </table:table-cell>
          <table:table-cell table:formula="of:=[.H68]*12" office:value-type="float" office:value="3029.09011686116">
            <text:p>3029.0901168612</text:p>
          </table:table-cell>
          <table:table-cell table:formula="of:=[.H68]*13" office:value-type="float" office:value="3281.51429326625">
            <text:p>3281.5142932663</text:p>
          </table:table-cell>
          <table:table-cell table:formula="of:=[.H68]*14" office:value-type="float" office:value="3533.93846967135">
            <text:p>3533.9384696714</text:p>
          </table:table-cell>
          <table:table-cell table:formula="of:=[.H68]*15" office:value-type="float" office:value="3786.36264607645">
            <text:p>3786.3626460765</text:p>
          </table:table-cell>
          <table:table-cell table:formula="of:=[.H68]*16" office:value-type="float" office:value="4038.78682248154">
            <text:p>4038.7868224816</text:p>
          </table:table-cell>
          <table:table-cell table:formula="of:=[.H68]*17" office:value-type="float" office:value="4291.21099888664">
            <text:p>4291.2109988866</text:p>
          </table:table-cell>
          <table:table-cell table:formula="of:=[.H68]*18" office:value-type="float" office:value="4543.63517529173">
            <text:p>4543.6351752917</text:p>
          </table:table-cell>
          <table:table-cell table:formula="of:=[.H68]*19" office:value-type="float" office:value="4796.05935169683">
            <text:p>4796.0593516968</text:p>
          </table:table-cell>
          <table:table-cell table:formula="of:=[.H68]*20" office:value-type="float" office:value="5048.48352810193">
            <text:p>5048.4835281019</text:p>
          </table:table-cell>
          <table:table-cell table:formula="of:=[.H68]*21" office:value-type="float" office:value="5300.90770450702">
            <text:p>5300.907704507</text:p>
          </table:table-cell>
          <table:table-cell table:formula="of:=[.H68]*22" office:value-type="float" office:value="5553.33188091212">
            <text:p>5553.3318809121</text:p>
          </table:table-cell>
          <table:table-cell table:formula="of:=[.H68]/365.2425" office:value-type="float" office:value="0.691113921312816">
            <text:p>0.6911139213</text:p>
          </table:table-cell>
          <table:table-cell table:formula="of:=[.AE68]*2" office:value-type="float" office:value="1.38222784262563">
            <text:p>1.3822278426</text:p>
          </table:table-cell>
          <table:table-cell table:formula="of:=[.AE68]*3" office:value-type="float" office:value="2.07334176393845">
            <text:p>2.0733417639</text:p>
          </table:table-cell>
          <table:table-cell table:formula="of:=[.AE68]*4" office:value-type="float" office:value="2.76445568525127">
            <text:p>2.7644556853</text:p>
          </table:table-cell>
          <table:table-cell table:formula="of:=[.AE68]*5" office:value-type="float" office:value="3.45556960656408">
            <text:p>3.4555696066</text:p>
          </table:table-cell>
          <table:table-cell table:formula="of:=[.AE68]*6" office:value-type="float" office:value="4.1466835278769">
            <text:p>4.1466835279</text:p>
          </table:table-cell>
          <table:table-cell table:formula="of:=[.AE68]*7" office:value-type="float" office:value="4.83779744918972">
            <text:p>4.8377974492</text:p>
          </table:table-cell>
          <table:table-cell table:formula="of:=[.AE68]*8" office:value-type="float" office:value="5.52891137050253">
            <text:p>5.5289113705</text:p>
          </table:table-cell>
          <table:table-cell table:formula="of:=[.AE68]*9" office:value-type="float" office:value="6.22002529181535">
            <text:p>6.2200252918</text:p>
          </table:table-cell>
          <table:table-cell table:formula="of:=[.AE68]*10" office:value-type="float" office:value="6.91113921312816">
            <text:p>6.9111392131</text:p>
          </table:table-cell>
          <table:table-cell table:formula="of:=[.AE68]*11" office:value-type="float" office:value="7.60225313444098">
            <text:p>7.6022531344</text:p>
          </table:table-cell>
          <table:table-cell table:formula="of:=[.AE68]*12" office:value-type="float" office:value="8.2933670557538">
            <text:p>8.2933670558</text:p>
          </table:table-cell>
          <table:table-cell table:formula="of:=[.AE68]*13" office:value-type="float" office:value="8.98448097706661">
            <text:p>8.9844809771</text:p>
          </table:table-cell>
          <table:table-cell table:formula="of:=[.AE68]*14" office:value-type="float" office:value="9.67559489837943">
            <text:p>9.6755948984</text:p>
          </table:table-cell>
          <table:table-cell table:formula="of:=[.AE68]*15" office:value-type="float" office:value="10.3667088196922">
            <text:p>10.3667088197</text:p>
          </table:table-cell>
          <table:table-cell table:formula="of:=[.AE68]*16" office:value-type="float" office:value="11.0578227410051">
            <text:p>11.057822741</text:p>
          </table:table-cell>
          <table:table-cell table:formula="of:=[.AE68]*17" office:value-type="float" office:value="11.7489366623179">
            <text:p>11.7489366623</text:p>
          </table:table-cell>
          <table:table-cell table:formula="of:=[.AE68]*18" office:value-type="float" office:value="12.4400505836307">
            <text:p>12.4400505836</text:p>
          </table:table-cell>
          <table:table-cell table:formula="of:=[.AE68]*19" office:value-type="float" office:value="13.1311645049435">
            <text:p>13.1311645049</text:p>
          </table:table-cell>
          <table:table-cell table:formula="of:=[.AE68]*20" office:value-type="float" office:value="13.8222784262563">
            <text:p>13.8222784263</text:p>
          </table:table-cell>
          <table:table-cell table:formula="of:=[.AE68]*21" office:value-type="float" office:value="14.5133923475691">
            <text:p>14.5133923476</text:p>
          </table:table-cell>
          <table:table-cell table:formula="of:=[.AE68]*22" office:value-type="float" office:value="15.204506268882">
            <text:p>15.2045062689</text:p>
          </table:table-cell>
        </table:table-row>
        <table:table-row table:style-name="ro2">
          <table:table-cell office:value-type="string">
            <text:p>H.ⴲ/H.♃ + H.☿</text:p>
          </table:table-cell>
          <table:table-cell office:value-type="float" office:value="641.075">
            <text:p>641.075</text:p>
          </table:table-cell>
          <table:table-cell office:value-type="float" office:value="111919.078">
            <text:p>111919.078</text:p>
          </table:table-cell>
          <table:table-cell/>
          <table:table-cell table:formula="of:=([.C69]-[.B69])/360" office:value-type="float" office:value="309.105563888889">
            <text:p>309.1055638889</text:p>
          </table:table-cell>
          <table:table-cell office:value-type="float" office:value="22278">
            <text:p>22278</text:p>
          </table:table-cell>
          <table:table-cell/>
          <table:table-cell table:formula="of:=[.F69]/[.E69]" office:value-type="float" office:value="72.0724652112961">
            <text:p>72.0724652113</text:p>
          </table:table-cell>
          <table:table-cell table:formula="of:=[.H69]*2" office:value-type="float" office:value="144.144930422592">
            <text:p>144.1449304226</text:p>
          </table:table-cell>
          <table:table-cell table:formula="of:=[.H69]*3" office:value-type="float" office:value="216.217395633888">
            <text:p>216.2173956339</text:p>
          </table:table-cell>
          <table:table-cell table:formula="of:=[.H69]*4" office:value-type="float" office:value="288.289860845184">
            <text:p>288.2898608452</text:p>
          </table:table-cell>
          <table:table-cell table:formula="of:=[.H69]*5" office:value-type="float" office:value="360.36232605648">
            <text:p>360.3623260565</text:p>
          </table:table-cell>
          <table:table-cell table:formula="of:=[.H69]*6" office:value-type="float" office:value="432.434791267777">
            <text:p>432.4347912678</text:p>
          </table:table-cell>
          <table:table-cell table:formula="of:=[.H69]*7" office:value-type="float" office:value="504.507256479073">
            <text:p>504.5072564791</text:p>
          </table:table-cell>
          <table:table-cell table:formula="of:=[.H69]*8" office:value-type="float" office:value="576.579721690369">
            <text:p>576.5797216904</text:p>
          </table:table-cell>
          <table:table-cell table:formula="of:=[.H69]*9" office:value-type="float" office:value="648.652186901665">
            <text:p>648.6521869017</text:p>
          </table:table-cell>
          <table:table-cell table:formula="of:=[.H69]*10" office:value-type="float" office:value="720.724652112961">
            <text:p>720.724652113</text:p>
          </table:table-cell>
          <table:table-cell table:formula="of:=[.H69]*11" office:value-type="float" office:value="792.797117324257">
            <text:p>792.7971173243</text:p>
          </table:table-cell>
          <table:table-cell table:formula="of:=[.H69]*12" office:value-type="float" office:value="864.869582535553">
            <text:p>864.8695825356</text:p>
          </table:table-cell>
          <table:table-cell table:formula="of:=[.H69]*12" office:value-type="float" office:value="864.869582535553">
            <text:p>864.8695825356</text:p>
          </table:table-cell>
          <table:table-cell table:formula="of:=[.H69]*13" office:value-type="float" office:value="936.942047746849">
            <text:p>936.9420477468</text:p>
          </table:table-cell>
          <table:table-cell table:formula="of:=[.H69]*14" office:value-type="float" office:value="1009.01451295815">
            <text:p>1009.0145129582</text:p>
          </table:table-cell>
          <table:table-cell table:formula="of:=[.H69]*15" office:value-type="float" office:value="1081.08697816944">
            <text:p>1081.0869781695</text:p>
          </table:table-cell>
          <table:table-cell table:formula="of:=[.H69]*16" office:value-type="float" office:value="1153.15944338074">
            <text:p>1153.1594433807</text:p>
          </table:table-cell>
          <table:table-cell table:formula="of:=[.H69]*17" office:value-type="float" office:value="1225.23190859203">
            <text:p>1225.231908592</text:p>
          </table:table-cell>
          <table:table-cell table:formula="of:=[.H69]*18" office:value-type="float" office:value="1297.30437380333">
            <text:p>1297.3043738033</text:p>
          </table:table-cell>
          <table:table-cell table:formula="of:=[.H69]*19" office:value-type="float" office:value="1369.37683901463">
            <text:p>1369.3768390146</text:p>
          </table:table-cell>
          <table:table-cell table:formula="of:=[.H69]*20" office:value-type="float" office:value="1441.44930422592">
            <text:p>1441.4493042259</text:p>
          </table:table-cell>
          <table:table-cell table:formula="of:=[.H69]*21" office:value-type="float" office:value="1513.52176943722">
            <text:p>1513.5217694372</text:p>
          </table:table-cell>
          <table:table-cell table:formula="of:=[.H69]*22" office:value-type="float" office:value="1585.59423464851">
            <text:p>1585.5942346485</text:p>
          </table:table-cell>
          <table:table-cell table:formula="of:=[.H69]/365.2425" office:value-type="float" office:value="0.197327707512943">
            <text:p>0.1973277075</text:p>
          </table:table-cell>
          <table:table-cell table:formula="of:=[.AE69]*2" office:value-type="float" office:value="0.394655415025886">
            <text:p>0.394655415</text:p>
          </table:table-cell>
          <table:table-cell table:formula="of:=[.AE69]*3" office:value-type="float" office:value="0.591983122538829">
            <text:p>0.5919831225</text:p>
          </table:table-cell>
          <table:table-cell table:formula="of:=[.AE69]*4" office:value-type="float" office:value="0.789310830051772">
            <text:p>0.7893108301</text:p>
          </table:table-cell>
          <table:table-cell table:formula="of:=[.AE69]*5" office:value-type="float" office:value="0.986638537564715">
            <text:p>0.9866385376</text:p>
          </table:table-cell>
          <table:table-cell table:formula="of:=[.AE69]*6" office:value-type="float" office:value="1.18396624507766">
            <text:p>1.1839662451</text:p>
          </table:table-cell>
          <table:table-cell table:formula="of:=[.AE69]*7" office:value-type="float" office:value="1.3812939525906">
            <text:p>1.3812939526</text:p>
          </table:table-cell>
          <table:table-cell table:formula="of:=[.AE69]*8" office:value-type="float" office:value="1.57862166010354">
            <text:p>1.5786216601</text:p>
          </table:table-cell>
          <table:table-cell table:formula="of:=[.AE69]*9" office:value-type="float" office:value="1.77594936761649">
            <text:p>1.7759493676</text:p>
          </table:table-cell>
          <table:table-cell table:formula="of:=[.AE69]*10" office:value-type="float" office:value="1.97327707512943">
            <text:p>1.9732770751</text:p>
          </table:table-cell>
          <table:table-cell table:formula="of:=[.AE69]*11" office:value-type="float" office:value="2.17060478264237">
            <text:p>2.1706047826</text:p>
          </table:table-cell>
          <table:table-cell table:formula="of:=[.AE69]*12" office:value-type="float" office:value="2.36793249015532">
            <text:p>2.3679324902</text:p>
          </table:table-cell>
          <table:table-cell table:formula="of:=[.AE69]*13" office:value-type="float" office:value="2.56526019766826">
            <text:p>2.5652601977</text:p>
          </table:table-cell>
          <table:table-cell table:formula="of:=[.AE69]*14" office:value-type="float" office:value="2.7625879051812">
            <text:p>2.7625879052</text:p>
          </table:table-cell>
          <table:table-cell table:formula="of:=[.AE69]*15" office:value-type="float" office:value="2.95991561269414">
            <text:p>2.9599156127</text:p>
          </table:table-cell>
          <table:table-cell table:formula="of:=[.AE69]*16" office:value-type="float" office:value="3.15724332020709">
            <text:p>3.1572433202</text:p>
          </table:table-cell>
          <table:table-cell table:formula="of:=[.AE69]*17" office:value-type="float" office:value="3.35457102772003">
            <text:p>3.3545710277</text:p>
          </table:table-cell>
          <table:table-cell table:formula="of:=[.AE69]*18" office:value-type="float" office:value="3.55189873523297">
            <text:p>3.5518987352</text:p>
          </table:table-cell>
          <table:table-cell table:formula="of:=[.AE69]*19" office:value-type="float" office:value="3.74922644274592">
            <text:p>3.7492264427</text:p>
          </table:table-cell>
          <table:table-cell table:formula="of:=[.AE69]*20" office:value-type="float" office:value="3.94655415025886">
            <text:p>3.9465541503</text:p>
          </table:table-cell>
          <table:table-cell table:formula="of:=[.AE69]*21" office:value-type="float" office:value="4.1438818577718">
            <text:p>4.1438818578</text:p>
          </table:table-cell>
          <table:table-cell table:formula="of:=[.AE69]*22" office:value-type="float" office:value="4.34120956528475">
            <text:p>4.3412095653</text:p>
          </table:table-cell>
        </table:table-row>
        <table:table-row table:style-name="ro2">
          <table:table-cell office:value-type="string">
            <text:p>H.ⴲ/H.♃ + H.♀</text:p>
          </table:table-cell>
          <table:table-cell office:value-type="float" office:value="475.769">
            <text:p>475.769</text:p>
          </table:table-cell>
          <table:table-cell office:value-type="float" office:value="56278.433">
            <text:p>56278.433</text:p>
          </table:table-cell>
          <table:table-cell/>
          <table:table-cell table:formula="of:=([.C70]-[.B70])/360" office:value-type="float" office:value="155.0074">
            <text:p>155.0074</text:p>
          </table:table-cell>
          <table:table-cell office:value-type="float" office:value="22278">
            <text:p>22278</text:p>
          </table:table-cell>
          <table:table-cell/>
          <table:table-cell table:formula="of:=[.F70]/[.E70]" office:value-type="float" office:value="143.722170683464">
            <text:p>143.7221706835</text:p>
          </table:table-cell>
          <table:table-cell table:formula="of:=[.H70]*2" office:value-type="float" office:value="287.444341366928">
            <text:p>287.4443413669</text:p>
          </table:table-cell>
          <table:table-cell table:formula="of:=[.H70]*3" office:value-type="float" office:value="431.166512050393">
            <text:p>431.1665120504</text:p>
          </table:table-cell>
          <table:table-cell table:formula="of:=[.H70]*4" office:value-type="float" office:value="574.888682733857">
            <text:p>574.8886827339</text:p>
          </table:table-cell>
          <table:table-cell table:formula="of:=[.H70]*5" office:value-type="float" office:value="718.610853417321">
            <text:p>718.6108534173</text:p>
          </table:table-cell>
          <table:table-cell table:formula="of:=[.H70]*6" office:value-type="float" office:value="862.333024100785">
            <text:p>862.3330241008</text:p>
          </table:table-cell>
          <table:table-cell table:formula="of:=[.H70]*7" office:value-type="float" office:value="1006.05519478425">
            <text:p>1006.0551947843</text:p>
          </table:table-cell>
          <table:table-cell table:formula="of:=[.H70]*8" office:value-type="float" office:value="1149.77736546771">
            <text:p>1149.7773654677</text:p>
          </table:table-cell>
          <table:table-cell table:formula="of:=[.H70]*9" office:value-type="float" office:value="1293.49953615118">
            <text:p>1293.4995361512</text:p>
          </table:table-cell>
          <table:table-cell table:formula="of:=[.H70]*10" office:value-type="float" office:value="1437.22170683464">
            <text:p>1437.2217068347</text:p>
          </table:table-cell>
          <table:table-cell table:formula="of:=[.H70]*11" office:value-type="float" office:value="1580.94387751811">
            <text:p>1580.9438775181</text:p>
          </table:table-cell>
          <table:table-cell table:formula="of:=[.H70]*12" office:value-type="float" office:value="1724.66604820157">
            <text:p>1724.6660482016</text:p>
          </table:table-cell>
          <table:table-cell table:formula="of:=[.H70]*12" office:value-type="float" office:value="1724.66604820157">
            <text:p>1724.6660482016</text:p>
          </table:table-cell>
          <table:table-cell table:formula="of:=[.H70]*13" office:value-type="float" office:value="1868.38821888503">
            <text:p>1868.388218885</text:p>
          </table:table-cell>
          <table:table-cell table:formula="of:=[.H70]*14" office:value-type="float" office:value="2012.1103895685">
            <text:p>2012.1103895685</text:p>
          </table:table-cell>
          <table:table-cell table:formula="of:=[.H70]*15" office:value-type="float" office:value="2155.83256025196">
            <text:p>2155.832560252</text:p>
          </table:table-cell>
          <table:table-cell table:formula="of:=[.H70]*16" office:value-type="float" office:value="2299.55473093543">
            <text:p>2299.5547309354</text:p>
          </table:table-cell>
          <table:table-cell table:formula="of:=[.H70]*17" office:value-type="float" office:value="2443.27690161889">
            <text:p>2443.2769016189</text:p>
          </table:table-cell>
          <table:table-cell table:formula="of:=[.H70]*18" office:value-type="float" office:value="2586.99907230235">
            <text:p>2586.9990723024</text:p>
          </table:table-cell>
          <table:table-cell table:formula="of:=[.H70]*19" office:value-type="float" office:value="2730.72124298582">
            <text:p>2730.7212429858</text:p>
          </table:table-cell>
          <table:table-cell table:formula="of:=[.H70]*20" office:value-type="float" office:value="2874.44341366928">
            <text:p>2874.4434136693</text:p>
          </table:table-cell>
          <table:table-cell table:formula="of:=[.H70]*21" office:value-type="float" office:value="3018.16558435275">
            <text:p>3018.1655843528</text:p>
          </table:table-cell>
          <table:table-cell table:formula="of:=[.H70]*22" office:value-type="float" office:value="3161.88775503621">
            <text:p>3161.8877550362</text:p>
          </table:table-cell>
          <table:table-cell table:formula="of:=[.H70]/365.2425" office:value-type="float" office:value="0.393497938173855">
            <text:p>0.3934979382</text:p>
          </table:table-cell>
          <table:table-cell table:formula="of:=[.AE70]*2" office:value-type="float" office:value="0.786995876347709">
            <text:p>0.7869958763</text:p>
          </table:table-cell>
          <table:table-cell table:formula="of:=[.AE70]*3" office:value-type="float" office:value="1.18049381452156">
            <text:p>1.1804938145</text:p>
          </table:table-cell>
          <table:table-cell table:formula="of:=[.AE70]*4" office:value-type="float" office:value="1.57399175269542">
            <text:p>1.5739917527</text:p>
          </table:table-cell>
          <table:table-cell table:formula="of:=[.AE70]*5" office:value-type="float" office:value="1.96748969086927">
            <text:p>1.9674896909</text:p>
          </table:table-cell>
          <table:table-cell table:formula="of:=[.AE70]*6" office:value-type="float" office:value="2.36098762904313">
            <text:p>2.360987629</text:p>
          </table:table-cell>
          <table:table-cell table:formula="of:=[.AE70]*7" office:value-type="float" office:value="2.75448556721698">
            <text:p>2.7544855672</text:p>
          </table:table-cell>
          <table:table-cell table:formula="of:=[.AE70]*8" office:value-type="float" office:value="3.14798350539084">
            <text:p>3.1479835054</text:p>
          </table:table-cell>
          <table:table-cell table:formula="of:=[.AE70]*9" office:value-type="float" office:value="3.54148144356469">
            <text:p>3.5414814436</text:p>
          </table:table-cell>
          <table:table-cell table:formula="of:=[.AE70]*10" office:value-type="float" office:value="3.93497938173855">
            <text:p>3.9349793817</text:p>
          </table:table-cell>
          <table:table-cell table:formula="of:=[.AE70]*11" office:value-type="float" office:value="4.3284773199124">
            <text:p>4.3284773199</text:p>
          </table:table-cell>
          <table:table-cell table:formula="of:=[.AE70]*12" office:value-type="float" office:value="4.72197525808626">
            <text:p>4.7219752581</text:p>
          </table:table-cell>
          <table:table-cell table:formula="of:=[.AE70]*13" office:value-type="float" office:value="5.11547319626011">
            <text:p>5.1154731963</text:p>
          </table:table-cell>
          <table:table-cell table:formula="of:=[.AE70]*14" office:value-type="float" office:value="5.50897113443397">
            <text:p>5.5089711344</text:p>
          </table:table-cell>
          <table:table-cell table:formula="of:=[.AE70]*15" office:value-type="float" office:value="5.90246907260782">
            <text:p>5.9024690726</text:p>
          </table:table-cell>
          <table:table-cell table:formula="of:=[.AE70]*16" office:value-type="float" office:value="6.29596701078168">
            <text:p>6.2959670108</text:p>
          </table:table-cell>
          <table:table-cell table:formula="of:=[.AE70]*17" office:value-type="float" office:value="6.68946494895553">
            <text:p>6.689464949</text:p>
          </table:table-cell>
          <table:table-cell table:formula="of:=[.AE70]*18" office:value-type="float" office:value="7.08296288712939">
            <text:p>7.0829628871</text:p>
          </table:table-cell>
          <table:table-cell table:formula="of:=[.AE70]*19" office:value-type="float" office:value="7.47646082530324">
            <text:p>7.4764608253</text:p>
          </table:table-cell>
          <table:table-cell table:formula="of:=[.AE70]*20" office:value-type="float" office:value="7.8699587634771">
            <text:p>7.8699587635</text:p>
          </table:table-cell>
          <table:table-cell table:formula="of:=[.AE70]*21" office:value-type="float" office:value="8.26345670165095">
            <text:p>8.2634567017</text:p>
          </table:table-cell>
          <table:table-cell table:formula="of:=[.AE70]*22" office:value-type="float" office:value="8.65695463982481">
            <text:p>8.6569546398</text:p>
          </table:table-cell>
        </table:table-row>
        <table:table-row table:style-name="ro2">
          <table:table-cell office:value-type="string">
            <text:p>H.ⴲ/H.♄ + H.☿</text:p>
          </table:table-cell>
          <table:table-cell office:value-type="float" office:value="530.928">
            <text:p>530.928</text:p>
          </table:table-cell>
          <table:table-cell office:value-type="float" office:value="112913.732">
            <text:p>112913.732</text:p>
          </table:table-cell>
          <table:table-cell/>
          <table:table-cell table:formula="of:=([.C71]-[.B71])/360" office:value-type="float" office:value="312.174455555556">
            <text:p>312.1744555556</text:p>
          </table:table-cell>
          <table:table-cell office:value-type="float" office:value="22278">
            <text:p>22278</text:p>
          </table:table-cell>
          <table:table-cell/>
          <table:table-cell table:formula="of:=[.F71]/[.E71]" office:value-type="float" office:value="71.3639428323928">
            <text:p>71.3639428324</text:p>
          </table:table-cell>
          <table:table-cell table:formula="of:=[.H71]*2" office:value-type="float" office:value="142.727885664786">
            <text:p>142.7278856648</text:p>
          </table:table-cell>
          <table:table-cell table:formula="of:=[.H71]*3" office:value-type="float" office:value="214.091828497178">
            <text:p>214.0918284972</text:p>
          </table:table-cell>
          <table:table-cell table:formula="of:=[.H71]*4" office:value-type="float" office:value="285.455771329571">
            <text:p>285.4557713296</text:p>
          </table:table-cell>
          <table:table-cell table:formula="of:=[.H71]*5" office:value-type="float" office:value="356.819714161964">
            <text:p>356.819714162</text:p>
          </table:table-cell>
          <table:table-cell table:formula="of:=[.H71]*6" office:value-type="float" office:value="428.183656994357">
            <text:p>428.1836569944</text:p>
          </table:table-cell>
          <table:table-cell table:formula="of:=[.H71]*7" office:value-type="float" office:value="499.547599826749">
            <text:p>499.5475998268</text:p>
          </table:table-cell>
          <table:table-cell table:formula="of:=[.H71]*8" office:value-type="float" office:value="570.911542659142">
            <text:p>570.9115426591</text:p>
          </table:table-cell>
          <table:table-cell table:formula="of:=[.H71]*9" office:value-type="float" office:value="642.275485491535">
            <text:p>642.2754854915</text:p>
          </table:table-cell>
          <table:table-cell table:formula="of:=[.H71]*10" office:value-type="float" office:value="713.639428323928">
            <text:p>713.6394283239</text:p>
          </table:table-cell>
          <table:table-cell table:formula="of:=[.H71]*11" office:value-type="float" office:value="785.00337115632">
            <text:p>785.0033711563</text:p>
          </table:table-cell>
          <table:table-cell table:formula="of:=[.H71]*12" office:value-type="float" office:value="856.367313988713">
            <text:p>856.3673139887</text:p>
          </table:table-cell>
          <table:table-cell table:formula="of:=[.H71]*12" office:value-type="float" office:value="856.367313988713">
            <text:p>856.3673139887</text:p>
          </table:table-cell>
          <table:table-cell table:formula="of:=[.H71]*13" office:value-type="float" office:value="927.731256821106">
            <text:p>927.7312568211</text:p>
          </table:table-cell>
          <table:table-cell table:formula="of:=[.H71]*14" office:value-type="float" office:value="999.095199653499">
            <text:p>999.0951996535</text:p>
          </table:table-cell>
          <table:table-cell table:formula="of:=[.H71]*15" office:value-type="float" office:value="1070.45914248589">
            <text:p>1070.4591424859</text:p>
          </table:table-cell>
          <table:table-cell table:formula="of:=[.H71]*16" office:value-type="float" office:value="1141.82308531828">
            <text:p>1141.8230853183</text:p>
          </table:table-cell>
          <table:table-cell table:formula="of:=[.H71]*17" office:value-type="float" office:value="1213.18702815068">
            <text:p>1213.1870281507</text:p>
          </table:table-cell>
          <table:table-cell table:formula="of:=[.H71]*18" office:value-type="float" office:value="1284.55097098307">
            <text:p>1284.5509709831</text:p>
          </table:table-cell>
          <table:table-cell table:formula="of:=[.H71]*19" office:value-type="float" office:value="1355.91491381546">
            <text:p>1355.9149138155</text:p>
          </table:table-cell>
          <table:table-cell table:formula="of:=[.H71]*20" office:value-type="float" office:value="1427.27885664786">
            <text:p>1427.2788566479</text:p>
          </table:table-cell>
          <table:table-cell table:formula="of:=[.H71]*21" office:value-type="float" office:value="1498.64279948025">
            <text:p>1498.6427994803</text:p>
          </table:table-cell>
          <table:table-cell table:formula="of:=[.H71]*22" office:value-type="float" office:value="1570.00674231264">
            <text:p>1570.0067423126</text:p>
          </table:table-cell>
          <table:table-cell table:formula="of:=[.H71]/365.2425" office:value-type="float" office:value="0.195387839127135">
            <text:p>0.1953878391</text:p>
          </table:table-cell>
          <table:table-cell table:formula="of:=[.AE71]*2" office:value-type="float" office:value="0.390775678254271">
            <text:p>0.3907756783</text:p>
          </table:table-cell>
          <table:table-cell table:formula="of:=[.AE71]*3" office:value-type="float" office:value="0.586163517381406">
            <text:p>0.5861635174</text:p>
          </table:table-cell>
          <table:table-cell table:formula="of:=[.AE71]*4" office:value-type="float" office:value="0.781551356508542">
            <text:p>0.7815513565</text:p>
          </table:table-cell>
          <table:table-cell table:formula="of:=[.AE71]*5" office:value-type="float" office:value="0.976939195635677">
            <text:p>0.9769391956</text:p>
          </table:table-cell>
          <table:table-cell table:formula="of:=[.AE71]*6" office:value-type="float" office:value="1.17232703476281">
            <text:p>1.1723270348</text:p>
          </table:table-cell>
          <table:table-cell table:formula="of:=[.AE71]*7" office:value-type="float" office:value="1.36771487388995">
            <text:p>1.3677148739</text:p>
          </table:table-cell>
          <table:table-cell table:formula="of:=[.AE71]*8" office:value-type="float" office:value="1.56310271301708">
            <text:p>1.563102713</text:p>
          </table:table-cell>
          <table:table-cell table:formula="of:=[.AE71]*9" office:value-type="float" office:value="1.75849055214422">
            <text:p>1.7584905521</text:p>
          </table:table-cell>
          <table:table-cell table:formula="of:=[.AE71]*10" office:value-type="float" office:value="1.95387839127135">
            <text:p>1.9538783913</text:p>
          </table:table-cell>
          <table:table-cell table:formula="of:=[.AE71]*11" office:value-type="float" office:value="2.14926623039849">
            <text:p>2.1492662304</text:p>
          </table:table-cell>
          <table:table-cell table:formula="of:=[.AE71]*12" office:value-type="float" office:value="2.34465406952563">
            <text:p>2.3446540695</text:p>
          </table:table-cell>
          <table:table-cell table:formula="of:=[.AE71]*13" office:value-type="float" office:value="2.54004190865276">
            <text:p>2.5400419087</text:p>
          </table:table-cell>
          <table:table-cell table:formula="of:=[.AE71]*14" office:value-type="float" office:value="2.7354297477799">
            <text:p>2.7354297478</text:p>
          </table:table-cell>
          <table:table-cell table:formula="of:=[.AE71]*15" office:value-type="float" office:value="2.93081758690703">
            <text:p>2.9308175869</text:p>
          </table:table-cell>
          <table:table-cell table:formula="of:=[.AE71]*16" office:value-type="float" office:value="3.12620542603417">
            <text:p>3.126205426</text:p>
          </table:table-cell>
          <table:table-cell table:formula="of:=[.AE71]*17" office:value-type="float" office:value="3.3215932651613">
            <text:p>3.3215932652</text:p>
          </table:table-cell>
          <table:table-cell table:formula="of:=[.AE71]*18" office:value-type="float" office:value="3.51698110428844">
            <text:p>3.5169811043</text:p>
          </table:table-cell>
          <table:table-cell table:formula="of:=[.AE71]*19" office:value-type="float" office:value="3.71236894341557">
            <text:p>3.7123689434</text:p>
          </table:table-cell>
          <table:table-cell table:formula="of:=[.AE71]*20" office:value-type="float" office:value="3.90775678254271">
            <text:p>3.9077567825</text:p>
          </table:table-cell>
          <table:table-cell table:formula="of:=[.AE71]*21" office:value-type="float" office:value="4.10314462166985">
            <text:p>4.1031446217</text:p>
          </table:table-cell>
          <table:table-cell table:formula="of:=[.AE71]*22" office:value-type="float" office:value="4.29853246079698">
            <text:p>4.2985324608</text:p>
          </table:table-cell>
        </table:table-row>
        <table:table-row table:style-name="ro2">
          <table:table-cell office:value-type="string">
            <text:p>H.ⴲ/H.♄ + H.♀</text:p>
          </table:table-cell>
          <table:table-cell office:value-type="float" office:value="365.622">
            <text:p>365.622</text:p>
          </table:table-cell>
          <table:table-cell office:value-type="float" office:value="57273.087">
            <text:p>57273.087</text:p>
          </table:table-cell>
          <table:table-cell/>
          <table:table-cell table:formula="of:=([.C72]-[.B72])/360" office:value-type="float" office:value="158.076291666667">
            <text:p>158.0762916667</text:p>
          </table:table-cell>
          <table:table-cell office:value-type="float" office:value="22278">
            <text:p>22278</text:p>
          </table:table-cell>
          <table:table-cell/>
          <table:table-cell table:formula="of:=[.F72]/[.E72]" office:value-type="float" office:value="140.931949789013">
            <text:p>140.931949789</text:p>
          </table:table-cell>
          <table:table-cell table:formula="of:=[.H72]*2" office:value-type="float" office:value="281.863899578026">
            <text:p>281.863899578</text:p>
          </table:table-cell>
          <table:table-cell table:formula="of:=[.H72]*3" office:value-type="float" office:value="422.795849367038">
            <text:p>422.795849367</text:p>
          </table:table-cell>
          <table:table-cell table:formula="of:=[.H72]*4" office:value-type="float" office:value="563.727799156051">
            <text:p>563.7277991561</text:p>
          </table:table-cell>
          <table:table-cell table:formula="of:=[.H72]*5" office:value-type="float" office:value="704.659748945064">
            <text:p>704.6597489451</text:p>
          </table:table-cell>
          <table:table-cell table:formula="of:=[.H72]*6" office:value-type="float" office:value="845.591698734077">
            <text:p>845.5916987341</text:p>
          </table:table-cell>
          <table:table-cell table:formula="of:=[.H72]*7" office:value-type="float" office:value="986.523648523089">
            <text:p>986.5236485231</text:p>
          </table:table-cell>
          <table:table-cell table:formula="of:=[.H72]*8" office:value-type="float" office:value="1127.4555983121">
            <text:p>1127.4555983121</text:p>
          </table:table-cell>
          <table:table-cell table:formula="of:=[.H72]*9" office:value-type="float" office:value="1268.38754810111">
            <text:p>1268.3875481011</text:p>
          </table:table-cell>
          <table:table-cell table:formula="of:=[.H72]*10" office:value-type="float" office:value="1409.31949789013">
            <text:p>1409.3194978901</text:p>
          </table:table-cell>
          <table:table-cell table:formula="of:=[.H72]*11" office:value-type="float" office:value="1550.25144767914">
            <text:p>1550.2514476791</text:p>
          </table:table-cell>
          <table:table-cell table:formula="of:=[.H72]*12" office:value-type="float" office:value="1691.18339746815">
            <text:p>1691.1833974682</text:p>
          </table:table-cell>
          <table:table-cell table:formula="of:=[.H72]*12" office:value-type="float" office:value="1691.18339746815">
            <text:p>1691.1833974682</text:p>
          </table:table-cell>
          <table:table-cell table:formula="of:=[.H72]*13" office:value-type="float" office:value="1832.11534725717">
            <text:p>1832.1153472572</text:p>
          </table:table-cell>
          <table:table-cell table:formula="of:=[.H72]*14" office:value-type="float" office:value="1973.04729704618">
            <text:p>1973.0472970462</text:p>
          </table:table-cell>
          <table:table-cell table:formula="of:=[.H72]*15" office:value-type="float" office:value="2113.97924683519">
            <text:p>2113.9792468352</text:p>
          </table:table-cell>
          <table:table-cell table:formula="of:=[.H72]*16" office:value-type="float" office:value="2254.9111966242">
            <text:p>2254.9111966242</text:p>
          </table:table-cell>
          <table:table-cell table:formula="of:=[.H72]*17" office:value-type="float" office:value="2395.84314641322">
            <text:p>2395.8431464132</text:p>
          </table:table-cell>
          <table:table-cell table:formula="of:=[.H72]*18" office:value-type="float" office:value="2536.77509620223">
            <text:p>2536.7750962022</text:p>
          </table:table-cell>
          <table:table-cell table:formula="of:=[.H72]*19" office:value-type="float" office:value="2677.70704599124">
            <text:p>2677.7070459913</text:p>
          </table:table-cell>
          <table:table-cell table:formula="of:=[.H72]*20" office:value-type="float" office:value="2818.63899578025">
            <text:p>2818.6389957803</text:p>
          </table:table-cell>
          <table:table-cell table:formula="of:=[.H72]*21" office:value-type="float" office:value="2959.57094556927">
            <text:p>2959.5709455693</text:p>
          </table:table-cell>
          <table:table-cell table:formula="of:=[.H72]*22" office:value-type="float" office:value="3100.50289535828">
            <text:p>3100.5028953583</text:p>
          </table:table-cell>
          <table:table-cell table:formula="of:=[.H72]/365.2425" office:value-type="float" office:value="0.385858572835891">
            <text:p>0.3858585728</text:p>
          </table:table-cell>
          <table:table-cell table:formula="of:=[.AE72]*2" office:value-type="float" office:value="0.771717145671781">
            <text:p>0.7717171457</text:p>
          </table:table-cell>
          <table:table-cell table:formula="of:=[.AE72]*3" office:value-type="float" office:value="1.15757571850767">
            <text:p>1.1575757185</text:p>
          </table:table-cell>
          <table:table-cell table:formula="of:=[.AE72]*4" office:value-type="float" office:value="1.54343429134356">
            <text:p>1.5434342913</text:p>
          </table:table-cell>
          <table:table-cell table:formula="of:=[.AE72]*5" office:value-type="float" office:value="1.92929286417945">
            <text:p>1.9292928642</text:p>
          </table:table-cell>
          <table:table-cell table:formula="of:=[.AE72]*6" office:value-type="float" office:value="2.31515143701534">
            <text:p>2.315151437</text:p>
          </table:table-cell>
          <table:table-cell table:formula="of:=[.AE72]*7" office:value-type="float" office:value="2.70101000985123">
            <text:p>2.7010100099</text:p>
          </table:table-cell>
          <table:table-cell table:formula="of:=[.AE72]*8" office:value-type="float" office:value="3.08686858268712">
            <text:p>3.0868685827</text:p>
          </table:table-cell>
          <table:table-cell table:formula="of:=[.AE72]*9" office:value-type="float" office:value="3.47272715552301">
            <text:p>3.4727271555</text:p>
          </table:table-cell>
          <table:table-cell table:formula="of:=[.AE72]*10" office:value-type="float" office:value="3.85858572835891">
            <text:p>3.8585857284</text:p>
          </table:table-cell>
          <table:table-cell table:formula="of:=[.AE72]*11" office:value-type="float" office:value="4.2444443011948">
            <text:p>4.2444443012</text:p>
          </table:table-cell>
          <table:table-cell table:formula="of:=[.AE72]*12" office:value-type="float" office:value="4.63030287403069">
            <text:p>4.630302874</text:p>
          </table:table-cell>
          <table:table-cell table:formula="of:=[.AE72]*13" office:value-type="float" office:value="5.01616144686658">
            <text:p>5.0161614469</text:p>
          </table:table-cell>
          <table:table-cell table:formula="of:=[.AE72]*14" office:value-type="float" office:value="5.40202001970247">
            <text:p>5.4020200197</text:p>
          </table:table-cell>
          <table:table-cell table:formula="of:=[.AE72]*15" office:value-type="float" office:value="5.78787859253836">
            <text:p>5.7878785925</text:p>
          </table:table-cell>
          <table:table-cell table:formula="of:=[.AE72]*16" office:value-type="float" office:value="6.17373716537425">
            <text:p>6.1737371654</text:p>
          </table:table-cell>
          <table:table-cell table:formula="of:=[.AE72]*17" office:value-type="float" office:value="6.55959573821014">
            <text:p>6.5595957382</text:p>
          </table:table-cell>
          <table:table-cell table:formula="of:=[.AE72]*18" office:value-type="float" office:value="6.94545431104603">
            <text:p>6.945454311</text:p>
          </table:table-cell>
          <table:table-cell table:formula="of:=[.AE72]*19" office:value-type="float" office:value="7.33131288388192">
            <text:p>7.3313128839</text:p>
          </table:table-cell>
          <table:table-cell table:formula="of:=[.AE72]*20" office:value-type="float" office:value="7.71717145671781">
            <text:p>7.7171714567</text:p>
          </table:table-cell>
          <table:table-cell table:formula="of:=[.AE72]*21" office:value-type="float" office:value="8.1030300295537">
            <text:p>8.1030300296</text:p>
          </table:table-cell>
          <table:table-cell table:formula="of:=[.AE72]*22" office:value-type="float" office:value="8.48888860238959">
            <text:p>8.4888886024</text:p>
          </table:table-cell>
        </table:table-row>
        <table:table-row table:style-name="ro2">
          <table:table-cell office:value-type="string">
            <text:p>H.ⴲ/H.♄ + H.♂</text:p>
          </table:table-cell>
          <table:table-cell office:value-type="float" office:value="267.01">
            <text:p>267.01</text:p>
          </table:table-cell>
          <table:table-cell office:value-type="float" office:value="33144.045">
            <text:p>33144.045</text:p>
          </table:table-cell>
          <table:table-cell/>
          <table:table-cell table:formula="of:=([.C73]-[.B73])/360" office:value-type="float" office:value="91.3250972222222">
            <text:p>91.3250972222</text:p>
          </table:table-cell>
          <table:table-cell office:value-type="float" office:value="22278">
            <text:p>22278</text:p>
          </table:table-cell>
          <table:table-cell/>
          <table:table-cell table:formula="of:=[.F73]/[.E73]" office:value-type="float" office:value="243.9417058138">
            <text:p>243.9417058138</text:p>
          </table:table-cell>
          <table:table-cell table:formula="of:=[.H73]*2" office:value-type="float" office:value="487.8834116276">
            <text:p>487.8834116276</text:p>
          </table:table-cell>
          <table:table-cell table:formula="of:=[.H73]*3" office:value-type="float" office:value="731.825117441399">
            <text:p>731.8251174414</text:p>
          </table:table-cell>
          <table:table-cell table:formula="of:=[.H73]*4" office:value-type="float" office:value="975.766823255199">
            <text:p>975.7668232552</text:p>
          </table:table-cell>
          <table:table-cell table:formula="of:=[.H73]*5" office:value-type="float" office:value="1219.708529069">
            <text:p>1219.708529069</text:p>
          </table:table-cell>
          <table:table-cell table:formula="of:=[.H73]*6" office:value-type="float" office:value="1463.6502348828">
            <text:p>1463.6502348828</text:p>
          </table:table-cell>
          <table:table-cell table:formula="of:=[.H73]*7" office:value-type="float" office:value="1707.5919406966">
            <text:p>1707.5919406966</text:p>
          </table:table-cell>
          <table:table-cell table:formula="of:=[.H73]*8" office:value-type="float" office:value="1951.5336465104">
            <text:p>1951.5336465104</text:p>
          </table:table-cell>
          <table:table-cell table:formula="of:=[.H73]*9" office:value-type="float" office:value="2195.4753523242">
            <text:p>2195.4753523242</text:p>
          </table:table-cell>
          <table:table-cell table:formula="of:=[.H73]*10" office:value-type="float" office:value="2439.417058138">
            <text:p>2439.417058138</text:p>
          </table:table-cell>
          <table:table-cell table:formula="of:=[.H73]*11" office:value-type="float" office:value="2683.3587639518">
            <text:p>2683.3587639518</text:p>
          </table:table-cell>
          <table:table-cell table:formula="of:=[.H73]*12" office:value-type="float" office:value="2927.3004697656">
            <text:p>2927.3004697656</text:p>
          </table:table-cell>
          <table:table-cell table:formula="of:=[.H73]*12" office:value-type="float" office:value="2927.3004697656">
            <text:p>2927.3004697656</text:p>
          </table:table-cell>
          <table:table-cell table:formula="of:=[.H73]*13" office:value-type="float" office:value="3171.2421755794">
            <text:p>3171.2421755794</text:p>
          </table:table-cell>
          <table:table-cell table:formula="of:=[.H73]*14" office:value-type="float" office:value="3415.1838813932">
            <text:p>3415.1838813932</text:p>
          </table:table-cell>
          <table:table-cell table:formula="of:=[.H73]*15" office:value-type="float" office:value="3659.125587207">
            <text:p>3659.125587207</text:p>
          </table:table-cell>
          <table:table-cell table:formula="of:=[.H73]*16" office:value-type="float" office:value="3903.0672930208">
            <text:p>3903.0672930208</text:p>
          </table:table-cell>
          <table:table-cell table:formula="of:=[.H73]*17" office:value-type="float" office:value="4147.0089988346">
            <text:p>4147.0089988346</text:p>
          </table:table-cell>
          <table:table-cell table:formula="of:=[.H73]*18" office:value-type="float" office:value="4390.9507046484">
            <text:p>4390.9507046484</text:p>
          </table:table-cell>
          <table:table-cell table:formula="of:=[.H73]*19" office:value-type="float" office:value="4634.8924104622">
            <text:p>4634.8924104622</text:p>
          </table:table-cell>
          <table:table-cell table:formula="of:=[.H73]*20" office:value-type="float" office:value="4878.834116276">
            <text:p>4878.834116276</text:p>
          </table:table-cell>
          <table:table-cell table:formula="of:=[.H73]*21" office:value-type="float" office:value="5122.7758220898">
            <text:p>5122.7758220898</text:p>
          </table:table-cell>
          <table:table-cell table:formula="of:=[.H73]*22" office:value-type="float" office:value="5366.7175279036">
            <text:p>5366.7175279036</text:p>
          </table:table-cell>
          <table:table-cell table:formula="of:=[.H73]/365.2425" office:value-type="float" office:value="0.667889705644332">
            <text:p>0.6678897056</text:p>
          </table:table-cell>
          <table:table-cell table:formula="of:=[.AE73]*2" office:value-type="float" office:value="1.33577941128866">
            <text:p>1.3357794113</text:p>
          </table:table-cell>
          <table:table-cell table:formula="of:=[.AE73]*3" office:value-type="float" office:value="2.003669116933">
            <text:p>2.0036691169</text:p>
          </table:table-cell>
          <table:table-cell table:formula="of:=[.AE73]*4" office:value-type="float" office:value="2.67155882257733">
            <text:p>2.6715588226</text:p>
          </table:table-cell>
          <table:table-cell table:formula="of:=[.AE73]*5" office:value-type="float" office:value="3.33944852822166">
            <text:p>3.3394485282</text:p>
          </table:table-cell>
          <table:table-cell table:formula="of:=[.AE73]*6" office:value-type="float" office:value="4.00733823386599">
            <text:p>4.0073382339</text:p>
          </table:table-cell>
          <table:table-cell table:formula="of:=[.AE73]*7" office:value-type="float" office:value="4.67522793951032">
            <text:p>4.6752279395</text:p>
          </table:table-cell>
          <table:table-cell table:formula="of:=[.AE73]*8" office:value-type="float" office:value="5.34311764515465">
            <text:p>5.3431176452</text:p>
          </table:table-cell>
          <table:table-cell table:formula="of:=[.AE73]*9" office:value-type="float" office:value="6.01100735079899">
            <text:p>6.0110073508</text:p>
          </table:table-cell>
          <table:table-cell table:formula="of:=[.AE73]*10" office:value-type="float" office:value="6.67889705644332">
            <text:p>6.6788970564</text:p>
          </table:table-cell>
          <table:table-cell table:formula="of:=[.AE73]*11" office:value-type="float" office:value="7.34678676208765">
            <text:p>7.3467867621</text:p>
          </table:table-cell>
          <table:table-cell table:formula="of:=[.AE73]*12" office:value-type="float" office:value="8.01467646773198">
            <text:p>8.0146764677</text:p>
          </table:table-cell>
          <table:table-cell table:formula="of:=[.AE73]*13" office:value-type="float" office:value="8.68256617337631">
            <text:p>8.6825661734</text:p>
          </table:table-cell>
          <table:table-cell table:formula="of:=[.AE73]*14" office:value-type="float" office:value="9.35045587902064">
            <text:p>9.350455879</text:p>
          </table:table-cell>
          <table:table-cell table:formula="of:=[.AE73]*15" office:value-type="float" office:value="10.018345584665">
            <text:p>10.0183455847</text:p>
          </table:table-cell>
          <table:table-cell table:formula="of:=[.AE73]*16" office:value-type="float" office:value="10.6862352903093">
            <text:p>10.6862352903</text:p>
          </table:table-cell>
          <table:table-cell table:formula="of:=[.AE73]*17" office:value-type="float" office:value="11.3541249959536">
            <text:p>11.354124996</text:p>
          </table:table-cell>
          <table:table-cell table:formula="of:=[.AE73]*18" office:value-type="float" office:value="12.022014701598">
            <text:p>12.0220147016</text:p>
          </table:table-cell>
          <table:table-cell table:formula="of:=[.AE73]*19" office:value-type="float" office:value="12.6899044072423">
            <text:p>12.6899044072</text:p>
          </table:table-cell>
          <table:table-cell table:formula="of:=[.AE73]*20" office:value-type="float" office:value="13.3577941128866">
            <text:p>13.3577941129</text:p>
          </table:table-cell>
          <table:table-cell table:formula="of:=[.AE73]*21" office:value-type="float" office:value="14.025683818531">
            <text:p>14.0256838185</text:p>
          </table:table-cell>
          <table:table-cell table:formula="of:=[.AE73]*22" office:value-type="float" office:value="14.6935735241753">
            <text:p>14.69357352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2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3/08/2013</text:date>, <text:time>08:2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3-08T08:23:47</dc:date>
    <meta:generator>LibreOffice/3.3$Unix LibreOffice_project/330m18$Build-4</meta:generator>
    <meta:editing-duration>PT2H19M54S</meta:editing-duration>
    <meta:editing-cycles>13</meta:editing-cycles>
    <meta:printed-by>Ryan </meta:printed-by>
    <meta:print-date>2013-02-20T06:10:57</meta:print-date>
    <meta:document-statistic meta:table-count="3" meta:cell-count="4599" meta:object-count="0"/>
  </office:meta>
</office:document-meta>
</file>